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100006A2000001A8000001A8B3B6DC61F342ADE9.svg" manifest:media-type="image/svg+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7pt"/>
    </style:style>
    <style:style style:name="co2" style:family="table-column">
      <style:table-column-properties fo:break-before="auto" style:column-width="36.2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win_index_list" table:style-name="ta1">
        <table:shapes>
          <draw:frame draw:z-index="0" draw:style-name="gr1" draw:text-style-name="P1" svg:width="453.43pt" svg:height="255.23pt" svg:x="432.91pt" svg:y="64.01pt">
            <loext:p draw:notify-on-update-of-ranges="Twin_index_list.B1:Twin_index_list.B1290 Twin_index_list.D1:Twin_index_list.D129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A1]/[.B1])*100" office:value-type="float" office:value="33.3333333333333" calcext:value-type="float">
            <text:p>33.3333333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/>
          <table:table-cell table:formula="of:=([.A2]/[.B2])*100" office:value-type="float" office:value="13.3333333333333" calcext:value-type="float">
            <text:p>13.3333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/>
          <table:table-cell table:formula="of:=([.A3]/[.B3])*100" office:value-type="float" office:value="3.94736842105263" calcext:value-type="float">
            <text:p>3.94736842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/>
          <table:table-cell table:formula="of:=([.A4]/[.B4])*100" office:value-type="float" office:value="4.59770114942529" calcext:value-type="float">
            <text:p>4.59770114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6" calcext:value-type="float">
            <text:p>126</text:p>
          </table:table-cell>
          <table:table-cell/>
          <table:table-cell table:formula="of:=([.A5]/[.B5])*100" office:value-type="float" office:value="3.96825396825397" calcext:value-type="float">
            <text:p>3.96825396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([.A6]/[.B6])*100" office:value-type="float" office:value="2.85714285714286" calcext:value-type="float">
            <text:p>2.85714285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6" calcext:value-type="float">
            <text:p>286</text:p>
          </table:table-cell>
          <table:table-cell/>
          <table:table-cell table:formula="of:=([.A7]/[.B7])*100" office:value-type="float" office:value="2.44755244755245" calcext:value-type="float">
            <text:p>2.44755244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4" calcext:value-type="float">
            <text:p>304</text:p>
          </table:table-cell>
          <table:table-cell/>
          <table:table-cell table:formula="of:=([.A8]/[.B8])*100" office:value-type="float" office:value="2.63157894736842" calcext:value-type="float">
            <text:p>2.63157894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0" calcext:value-type="float">
            <text:p>310</text:p>
          </table:table-cell>
          <table:table-cell/>
          <table:table-cell table:formula="of:=([.A9]/[.B9])*100" office:value-type="float" office:value="2.90322580645161" calcext:value-type="float">
            <text:p>2.90322580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9" calcext:value-type="float">
            <text:p>359</text:p>
          </table:table-cell>
          <table:table-cell/>
          <table:table-cell table:formula="of:=([.A10]/[.B10])*100" office:value-type="float" office:value="2.78551532033426" calcext:value-type="float">
            <text:p>2.785515320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0" calcext:value-type="float">
            <text:p>370</text:p>
          </table:table-cell>
          <table:table-cell/>
          <table:table-cell table:formula="of:=([.A11]/[.B11])*100" office:value-type="float" office:value="2.97297297297297" calcext:value-type="float">
            <text:p>2.97297297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34" calcext:value-type="float">
            <text:p>434</text:p>
          </table:table-cell>
          <table:table-cell/>
          <table:table-cell table:formula="of:=([.A12]/[.B12])*100" office:value-type="float" office:value="2.76497695852535" calcext:value-type="float">
            <text:p>2.764976958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36" calcext:value-type="float">
            <text:p>436</text:p>
          </table:table-cell>
          <table:table-cell/>
          <table:table-cell table:formula="of:=([.A13]/[.B13])*100" office:value-type="float" office:value="2.98165137614679" calcext:value-type="float">
            <text:p>2.98165137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47" calcext:value-type="float">
            <text:p>447</text:p>
          </table:table-cell>
          <table:table-cell/>
          <table:table-cell table:formula="of:=([.A14]/[.B14])*100" office:value-type="float" office:value="3.13199105145414" calcext:value-type="float">
            <text:p>3.13199105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51" calcext:value-type="float">
            <text:p>451</text:p>
          </table:table-cell>
          <table:table-cell/>
          <table:table-cell table:formula="of:=([.A15]/[.B15])*100" office:value-type="float" office:value="3.32594235033259" calcext:value-type="float">
            <text:p>3.32594235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5" calcext:value-type="float">
            <text:p>605</text:p>
          </table:table-cell>
          <table:table-cell/>
          <table:table-cell table:formula="of:=([.A16]/[.B16])*100" office:value-type="float" office:value="2.64462809917355" calcext:value-type="float">
            <text:p>2.644628099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26" calcext:value-type="float">
            <text:p>726</text:p>
          </table:table-cell>
          <table:table-cell/>
          <table:table-cell table:formula="of:=([.A17]/[.B17])*100" office:value-type="float" office:value="2.34159779614325" calcext:value-type="float">
            <text:p>2.341597796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69" calcext:value-type="float">
            <text:p>869</text:p>
          </table:table-cell>
          <table:table-cell/>
          <table:table-cell table:formula="of:=([.A18]/[.B18])*100" office:value-type="float" office:value="2.07134637514384" calcext:value-type="float">
            <text:p>2.071346375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67" calcext:value-type="float">
            <text:p>967</text:p>
          </table:table-cell>
          <table:table-cell/>
          <table:table-cell table:formula="of:=([.A19]/[.B19])*100" office:value-type="float" office:value="1.96483971044467" calcext:value-type="float">
            <text:p>1.96483971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64" calcext:value-type="float">
            <text:p>1064</text:p>
          </table:table-cell>
          <table:table-cell/>
          <table:table-cell table:formula="of:=([.A20]/[.B20])*100" office:value-type="float" office:value="1.8796992481203" calcext:value-type="float">
            <text:p>1.879699248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32" calcext:value-type="float">
            <text:p>1132</text:p>
          </table:table-cell>
          <table:table-cell/>
          <table:table-cell table:formula="of:=([.A21]/[.B21])*100" office:value-type="float" office:value="1.85512367491166" calcext:value-type="float">
            <text:p>1.855123674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12" calcext:value-type="float">
            <text:p>1212</text:p>
          </table:table-cell>
          <table:table-cell/>
          <table:table-cell table:formula="of:=([.A22]/[.B22])*100" office:value-type="float" office:value="1.81518151815182" calcext:value-type="float">
            <text:p>1.815181518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66" calcext:value-type="float">
            <text:p>1266</text:p>
          </table:table-cell>
          <table:table-cell/>
          <table:table-cell table:formula="of:=([.A23]/[.B23])*100" office:value-type="float" office:value="1.81674565560821" calcext:value-type="float">
            <text:p>1.816745655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70" calcext:value-type="float">
            <text:p>1270</text:p>
          </table:table-cell>
          <table:table-cell/>
          <table:table-cell table:formula="of:=([.A24]/[.B24])*100" office:value-type="float" office:value="1.88976377952756" calcext:value-type="float">
            <text:p>1.889763779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00" calcext:value-type="float">
            <text:p>1300</text:p>
          </table:table-cell>
          <table:table-cell/>
          <table:table-cell table:formula="of:=([.A25]/[.B25])*100" office:value-type="float" office:value="1.92307692307692" calcext:value-type="float">
            <text:p>1.923076923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39" calcext:value-type="float">
            <text:p>1339</text:p>
          </table:table-cell>
          <table:table-cell/>
          <table:table-cell table:formula="of:=([.A26]/[.B26])*100" office:value-type="float" office:value="1.94174757281553" calcext:value-type="float">
            <text:p>1.94174757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37" calcext:value-type="float">
            <text:p>1437</text:p>
          </table:table-cell>
          <table:table-cell/>
          <table:table-cell table:formula="of:=([.A27]/[.B27])*100" office:value-type="float" office:value="1.87891440501044" calcext:value-type="float">
            <text:p>1.87891440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7" calcext:value-type="float">
            <text:p>1447</text:p>
          </table:table-cell>
          <table:table-cell/>
          <table:table-cell table:formula="of:=([.A28]/[.B28])*100" office:value-type="float" office:value="1.93503800967519" calcext:value-type="float">
            <text:p>1.935038009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2" calcext:value-type="float">
            <text:p>1452</text:p>
          </table:table-cell>
          <table:table-cell/>
          <table:table-cell table:formula="of:=([.A29]/[.B29])*100" office:value-type="float" office:value="1.99724517906336" calcext:value-type="float">
            <text:p>1.997245179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63" calcext:value-type="float">
            <text:p>1463</text:p>
          </table:table-cell>
          <table:table-cell/>
          <table:table-cell table:formula="of:=([.A30]/[.B30])*100" office:value-type="float" office:value="2.05058099794942" calcext:value-type="float">
            <text:p>2.050580997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77" calcext:value-type="float">
            <text:p>1477</text:p>
          </table:table-cell>
          <table:table-cell/>
          <table:table-cell table:formula="of:=([.A31]/[.B31])*100" office:value-type="float" office:value="2.0988490182803" calcext:value-type="float">
            <text:p>2.098849018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02" calcext:value-type="float">
            <text:p>1502</text:p>
          </table:table-cell>
          <table:table-cell/>
          <table:table-cell table:formula="of:=([.A32]/[.B32])*100" office:value-type="float" office:value="2.13049267643142" calcext:value-type="float">
            <text:p>2.130492676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37" calcext:value-type="float">
            <text:p>1537</text:p>
          </table:table-cell>
          <table:table-cell/>
          <table:table-cell table:formula="of:=([.A33]/[.B33])*100" office:value-type="float" office:value="2.14703968770332" calcext:value-type="float">
            <text:p>2.147039687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48" calcext:value-type="float">
            <text:p>1548</text:p>
          </table:table-cell>
          <table:table-cell/>
          <table:table-cell table:formula="of:=([.A34]/[.B34])*100" office:value-type="float" office:value="2.19638242894057" calcext:value-type="float">
            <text:p>2.196382428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623" calcext:value-type="float">
            <text:p>1623</text:p>
          </table:table-cell>
          <table:table-cell/>
          <table:table-cell table:formula="of:=([.A35]/[.B35])*100" office:value-type="float" office:value="2.15650030807147" calcext:value-type="float">
            <text:p>2.156500308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701" calcext:value-type="float">
            <text:p>1701</text:p>
          </table:table-cell>
          <table:table-cell/>
          <table:table-cell table:formula="of:=([.A36]/[.B36])*100" office:value-type="float" office:value="2.11640211640212" calcext:value-type="float">
            <text:p>2.116402116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37" calcext:value-type="float">
            <text:p>1737</text:p>
          </table:table-cell>
          <table:table-cell/>
          <table:table-cell table:formula="of:=([.A37]/[.B37])*100" office:value-type="float" office:value="2.13010938399539" calcext:value-type="float">
            <text:p>2.13010938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84" calcext:value-type="float">
            <text:p>1784</text:p>
          </table:table-cell>
          <table:table-cell/>
          <table:table-cell table:formula="of:=([.A38]/[.B38])*100" office:value-type="float" office:value="2.13004484304933" calcext:value-type="float">
            <text:p>2.13004484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954" calcext:value-type="float">
            <text:p>1954</text:p>
          </table:table-cell>
          <table:table-cell/>
          <table:table-cell table:formula="of:=([.A39]/[.B39])*100" office:value-type="float" office:value="1.99590583418628" calcext:value-type="float">
            <text:p>1.995905834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992" calcext:value-type="float">
            <text:p>1992</text:p>
          </table:table-cell>
          <table:table-cell/>
          <table:table-cell table:formula="of:=([.A40]/[.B40])*100" office:value-type="float" office:value="2.00803212851406" calcext:value-type="float">
            <text:p>2.008032128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72" calcext:value-type="float">
            <text:p>2072</text:p>
          </table:table-cell>
          <table:table-cell/>
          <table:table-cell table:formula="of:=([.A41]/[.B41])*100" office:value-type="float" office:value="1.97876447876448" calcext:value-type="float">
            <text:p>1.978764478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97" calcext:value-type="float">
            <text:p>2097</text:p>
          </table:table-cell>
          <table:table-cell/>
          <table:table-cell table:formula="of:=([.A42]/[.B42])*100" office:value-type="float" office:value="2.00286123032904" calcext:value-type="float">
            <text:p>2.002861230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160" calcext:value-type="float">
            <text:p>2160</text:p>
          </table:table-cell>
          <table:table-cell/>
          <table:table-cell table:formula="of:=([.A43]/[.B43])*100" office:value-type="float" office:value="1.99074074074074" calcext:value-type="float">
            <text:p>1.990740740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186" calcext:value-type="float">
            <text:p>2186</text:p>
          </table:table-cell>
          <table:table-cell/>
          <table:table-cell table:formula="of:=([.A44]/[.B44])*100" office:value-type="float" office:value="2.0128087831656" calcext:value-type="float">
            <text:p>2.012808783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195" calcext:value-type="float">
            <text:p>2195</text:p>
          </table:table-cell>
          <table:table-cell/>
          <table:table-cell table:formula="of:=([.A45]/[.B45])*100" office:value-type="float" office:value="2.0501138952164" calcext:value-type="float">
            <text:p>2.050113895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209" calcext:value-type="float">
            <text:p>2209</text:p>
          </table:table-cell>
          <table:table-cell/>
          <table:table-cell table:formula="of:=([.A46]/[.B46])*100" office:value-type="float" office:value="2.08239022181983" calcext:value-type="float">
            <text:p>2.082390221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230" calcext:value-type="float">
            <text:p>2230</text:p>
          </table:table-cell>
          <table:table-cell/>
          <table:table-cell table:formula="of:=([.A47]/[.B47])*100" office:value-type="float" office:value="2.10762331838565" calcext:value-type="float">
            <text:p>2.107623318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237" calcext:value-type="float">
            <text:p>2237</text:p>
          </table:table-cell>
          <table:table-cell/>
          <table:table-cell table:formula="of:=([.A48]/[.B48])*100" office:value-type="float" office:value="2.14573088958426" calcext:value-type="float">
            <text:p>2.145730889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392" calcext:value-type="float">
            <text:p>2392</text:p>
          </table:table-cell>
          <table:table-cell/>
          <table:table-cell table:formula="of:=([.A49]/[.B49])*100" office:value-type="float" office:value="2.04849498327759" calcext:value-type="float">
            <text:p>2.04849498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418" calcext:value-type="float">
            <text:p>2418</text:p>
          </table:table-cell>
          <table:table-cell/>
          <table:table-cell table:formula="of:=([.A50]/[.B50])*100" office:value-type="float" office:value="2.06782464846981" calcext:value-type="float">
            <text:p>2.067824648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44" calcext:value-type="float">
            <text:p>2544</text:p>
          </table:table-cell>
          <table:table-cell/>
          <table:table-cell table:formula="of:=([.A51]/[.B51])*100" office:value-type="float" office:value="2.00471698113208" calcext:value-type="float">
            <text:p>2.004716981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74" calcext:value-type="float">
            <text:p>2574</text:p>
          </table:table-cell>
          <table:table-cell/>
          <table:table-cell table:formula="of:=([.A52]/[.B52])*100" office:value-type="float" office:value="2.02020202020202" calcext:value-type="float">
            <text:p>2.020202020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75" calcext:value-type="float">
            <text:p>2575</text:p>
          </table:table-cell>
          <table:table-cell/>
          <table:table-cell table:formula="of:=([.A53]/[.B53])*100" office:value-type="float" office:value="2.05825242718447" calcext:value-type="float">
            <text:p>2.058252427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75" calcext:value-type="float">
            <text:p>2575</text:p>
          </table:table-cell>
          <table:table-cell/>
          <table:table-cell table:formula="of:=([.A54]/[.B54])*100" office:value-type="float" office:value="2.09708737864078" calcext:value-type="float">
            <text:p>2.097087378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606" calcext:value-type="float">
            <text:p>2606</text:p>
          </table:table-cell>
          <table:table-cell/>
          <table:table-cell table:formula="of:=([.A55]/[.B55])*100" office:value-type="float" office:value="2.1105141980046" calcext:value-type="float">
            <text:p>2.11051419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737" calcext:value-type="float">
            <text:p>2737</text:p>
          </table:table-cell>
          <table:table-cell/>
          <table:table-cell table:formula="of:=([.A56]/[.B56])*100" office:value-type="float" office:value="2.0460358056266" calcext:value-type="float">
            <text:p>2.04603580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814" calcext:value-type="float">
            <text:p>2814</text:p>
          </table:table-cell>
          <table:table-cell/>
          <table:table-cell table:formula="of:=([.A57]/[.B57])*100" office:value-type="float" office:value="2.02558635394456" calcext:value-type="float">
            <text:p>2.025586353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840" calcext:value-type="float">
            <text:p>2840</text:p>
          </table:table-cell>
          <table:table-cell/>
          <table:table-cell table:formula="of:=([.A58]/[.B58])*100" office:value-type="float" office:value="2.04225352112676" calcext:value-type="float">
            <text:p>2.042253521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98" calcext:value-type="float">
            <text:p>2898</text:p>
          </table:table-cell>
          <table:table-cell/>
          <table:table-cell table:formula="of:=([.A59]/[.B59])*100" office:value-type="float" office:value="2.03588681849551" calcext:value-type="float">
            <text:p>2.035886818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901" calcext:value-type="float">
            <text:p>2901</text:p>
          </table:table-cell>
          <table:table-cell/>
          <table:table-cell table:formula="of:=([.A60]/[.B60])*100" office:value-type="float" office:value="2.06825232678387" calcext:value-type="float">
            <text:p>2.068252326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123" calcext:value-type="float">
            <text:p>3123</text:p>
          </table:table-cell>
          <table:table-cell/>
          <table:table-cell table:formula="of:=([.A61]/[.B61])*100" office:value-type="float" office:value="1.95325008005123" calcext:value-type="float">
            <text:p>1.953250080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165" calcext:value-type="float">
            <text:p>3165</text:p>
          </table:table-cell>
          <table:table-cell/>
          <table:table-cell table:formula="of:=([.A62]/[.B62])*100" office:value-type="float" office:value="1.95892575039494" calcext:value-type="float">
            <text:p>1.958925750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202" calcext:value-type="float">
            <text:p>3202</text:p>
          </table:table-cell>
          <table:table-cell/>
          <table:table-cell table:formula="of:=([.A63]/[.B63])*100" office:value-type="float" office:value="1.96752029981262" calcext:value-type="float">
            <text:p>1.967520299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54" calcext:value-type="float">
            <text:p>3254</text:p>
          </table:table-cell>
          <table:table-cell/>
          <table:table-cell table:formula="of:=([.A64]/[.B64])*100" office:value-type="float" office:value="1.96681007990166" calcext:value-type="float">
            <text:p>1.966810079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264" calcext:value-type="float">
            <text:p>3264</text:p>
          </table:table-cell>
          <table:table-cell/>
          <table:table-cell table:formula="of:=([.A65]/[.B65])*100" office:value-type="float" office:value="1.99142156862745" calcext:value-type="float">
            <text:p>1.991421568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269" calcext:value-type="float">
            <text:p>3269</text:p>
          </table:table-cell>
          <table:table-cell/>
          <table:table-cell table:formula="of:=([.A66]/[.B66])*100" office:value-type="float" office:value="2.01896604466198" calcext:value-type="float">
            <text:p>2.018966044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298" calcext:value-type="float">
            <text:p>3298</text:p>
          </table:table-cell>
          <table:table-cell/>
          <table:table-cell table:formula="of:=([.A67]/[.B67])*100" office:value-type="float" office:value="2.03153426318981" calcext:value-type="float">
            <text:p>2.031534263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330" calcext:value-type="float">
            <text:p>3330</text:p>
          </table:table-cell>
          <table:table-cell/>
          <table:table-cell table:formula="of:=([.A68]/[.B68])*100" office:value-type="float" office:value="2.04204204204204" calcext:value-type="float">
            <text:p>2.04204204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363" calcext:value-type="float">
            <text:p>3363</text:p>
          </table:table-cell>
          <table:table-cell/>
          <table:table-cell table:formula="of:=([.A69]/[.B69])*100" office:value-type="float" office:value="2.05173951828724" calcext:value-type="float">
            <text:p>2.051739518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374" calcext:value-type="float">
            <text:p>3374</text:p>
          </table:table-cell>
          <table:table-cell/>
          <table:table-cell table:formula="of:=([.A70]/[.B70])*100" office:value-type="float" office:value="2.0746887966805" calcext:value-type="float">
            <text:p>2.074688796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460" calcext:value-type="float">
            <text:p>3460</text:p>
          </table:table-cell>
          <table:table-cell/>
          <table:table-cell table:formula="of:=([.A71]/[.B71])*100" office:value-type="float" office:value="2.05202312138728" calcext:value-type="float">
            <text:p>2.052023121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591" calcext:value-type="float">
            <text:p>3591</text:p>
          </table:table-cell>
          <table:table-cell/>
          <table:table-cell table:formula="of:=([.A72]/[.B72])*100" office:value-type="float" office:value="2.00501253132832" calcext:value-type="float">
            <text:p>2.005012531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608" calcext:value-type="float">
            <text:p>3608</text:p>
          </table:table-cell>
          <table:table-cell/>
          <table:table-cell table:formula="of:=([.A73]/[.B73])*100" office:value-type="float" office:value="2.02328159645233" calcext:value-type="float">
            <text:p>2.023281596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613" calcext:value-type="float">
            <text:p>3613</text:p>
          </table:table-cell>
          <table:table-cell/>
          <table:table-cell table:formula="of:=([.A74]/[.B74])*100" office:value-type="float" office:value="2.04815942430113" calcext:value-type="float">
            <text:p>2.048159424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628" calcext:value-type="float">
            <text:p>3628</text:p>
          </table:table-cell>
          <table:table-cell/>
          <table:table-cell table:formula="of:=([.A75]/[.B75])*100" office:value-type="float" office:value="2.06725468577729" calcext:value-type="float">
            <text:p>2.067254685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684" calcext:value-type="float">
            <text:p>3684</text:p>
          </table:table-cell>
          <table:table-cell/>
          <table:table-cell table:formula="of:=([.A76]/[.B76])*100" office:value-type="float" office:value="2.06297502714441" calcext:value-type="float">
            <text:p>2.062975027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685" calcext:value-type="float">
            <text:p>3685</text:p>
          </table:table-cell>
          <table:table-cell/>
          <table:table-cell table:formula="of:=([.A77]/[.B77])*100" office:value-type="float" office:value="2.08955223880597" calcext:value-type="float">
            <text:p>2.089552238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745" calcext:value-type="float">
            <text:p>3745</text:p>
          </table:table-cell>
          <table:table-cell/>
          <table:table-cell table:formula="of:=([.A78]/[.B78])*100" office:value-type="float" office:value="2.08277703604806" calcext:value-type="float">
            <text:p>2.08277703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766" calcext:value-type="float">
            <text:p>3766</text:p>
          </table:table-cell>
          <table:table-cell/>
          <table:table-cell table:formula="of:=([.A79]/[.B79])*100" office:value-type="float" office:value="2.09771640998407" calcext:value-type="float">
            <text:p>2.0977164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880" calcext:value-type="float">
            <text:p>3880</text:p>
          </table:table-cell>
          <table:table-cell/>
          <table:table-cell table:formula="of:=([.A80]/[.B80])*100" office:value-type="float" office:value="2.06185567010309" calcext:value-type="float">
            <text:p>2.061855670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901" calcext:value-type="float">
            <text:p>3901</text:p>
          </table:table-cell>
          <table:table-cell/>
          <table:table-cell table:formula="of:=([.A81]/[.B81])*100" office:value-type="float" office:value="2.07639066905922" calcext:value-type="float">
            <text:p>2.076390669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953" calcext:value-type="float">
            <text:p>3953</text:p>
          </table:table-cell>
          <table:table-cell/>
          <table:table-cell table:formula="of:=([.A82]/[.B82])*100" office:value-type="float" office:value="2.07437389324564" calcext:value-type="float">
            <text:p>2.074373893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997" calcext:value-type="float">
            <text:p>3997</text:p>
          </table:table-cell>
          <table:table-cell/>
          <table:table-cell table:formula="of:=([.A83]/[.B83])*100" office:value-type="float" office:value="2.07655741806355" calcext:value-type="float">
            <text:p>2.076557418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051" calcext:value-type="float">
            <text:p>4051</text:p>
          </table:table-cell>
          <table:table-cell/>
          <table:table-cell table:formula="of:=([.A84]/[.B84])*100" office:value-type="float" office:value="2.07356208343619" calcext:value-type="float">
            <text:p>2.073562083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103" calcext:value-type="float">
            <text:p>4103</text:p>
          </table:table-cell>
          <table:table-cell/>
          <table:table-cell table:formula="of:=([.A85]/[.B85])*100" office:value-type="float" office:value="2.07165488666829" calcext:value-type="float">
            <text:p>2.071654886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176" calcext:value-type="float">
            <text:p>4176</text:p>
          </table:table-cell>
          <table:table-cell/>
          <table:table-cell table:formula="of:=([.A86]/[.B86])*100" office:value-type="float" office:value="2.05938697318008" calcext:value-type="float">
            <text:p>2.059386973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186" calcext:value-type="float">
            <text:p>4186</text:p>
          </table:table-cell>
          <table:table-cell/>
          <table:table-cell table:formula="of:=([.A87]/[.B87])*100" office:value-type="float" office:value="2.07835642618251" calcext:value-type="float">
            <text:p>2.078356426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204" calcext:value-type="float">
            <text:p>4204</text:p>
          </table:table-cell>
          <table:table-cell/>
          <table:table-cell table:formula="of:=([.A88]/[.B88])*100" office:value-type="float" office:value="2.09324452901998" calcext:value-type="float">
            <text:p>2.09324452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210" calcext:value-type="float">
            <text:p>4210</text:p>
          </table:table-cell>
          <table:table-cell/>
          <table:table-cell table:formula="of:=([.A89]/[.B89])*100" office:value-type="float" office:value="2.11401425178147" calcext:value-type="float">
            <text:p>2.114014251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282" calcext:value-type="float">
            <text:p>4282</text:p>
          </table:table-cell>
          <table:table-cell/>
          <table:table-cell table:formula="of:=([.A90]/[.B90])*100" office:value-type="float" office:value="2.10182157870154" calcext:value-type="float">
            <text:p>2.101821578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453" calcext:value-type="float">
            <text:p>4453</text:p>
          </table:table-cell>
          <table:table-cell/>
          <table:table-cell table:formula="of:=([.A91]/[.B91])*100" office:value-type="float" office:value="2.04356613518976" calcext:value-type="float">
            <text:p>2.043566135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521" calcext:value-type="float">
            <text:p>4521</text:p>
          </table:table-cell>
          <table:table-cell/>
          <table:table-cell table:formula="of:=([.A92]/[.B92])*100" office:value-type="float" office:value="2.03494802034948" calcext:value-type="float">
            <text:p>2.034948020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539" calcext:value-type="float">
            <text:p>4539</text:p>
          </table:table-cell>
          <table:table-cell/>
          <table:table-cell table:formula="of:=([.A93]/[.B93])*100" office:value-type="float" office:value="2.04890945142102" calcext:value-type="float">
            <text:p>2.048909451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580" calcext:value-type="float">
            <text:p>4580</text:p>
          </table:table-cell>
          <table:table-cell/>
          <table:table-cell table:formula="of:=([.A94]/[.B94])*100" office:value-type="float" office:value="2.05240174672489" calcext:value-type="float">
            <text:p>2.052401746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616" calcext:value-type="float">
            <text:p>4616</text:p>
          </table:table-cell>
          <table:table-cell/>
          <table:table-cell table:formula="of:=([.A95]/[.B95])*100" office:value-type="float" office:value="2.0580589254766" calcext:value-type="float">
            <text:p>2.058058925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644" calcext:value-type="float">
            <text:p>4644</text:p>
          </table:table-cell>
          <table:table-cell/>
          <table:table-cell table:formula="of:=([.A96]/[.B96])*100" office:value-type="float" office:value="2.0671834625323" calcext:value-type="float">
            <text:p>2.067183462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657" calcext:value-type="float">
            <text:p>4657</text:p>
          </table:table-cell>
          <table:table-cell/>
          <table:table-cell table:formula="of:=([.A97]/[.B97])*100" office:value-type="float" office:value="2.08288597809749" calcext:value-type="float">
            <text:p>2.082885978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677" calcext:value-type="float">
            <text:p>4677</text:p>
          </table:table-cell>
          <table:table-cell/>
          <table:table-cell table:formula="of:=([.A98]/[.B98])*100" office:value-type="float" office:value="2.09536027367971" calcext:value-type="float">
            <text:p>2.095360273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697" calcext:value-type="float">
            <text:p>4697</text:p>
          </table:table-cell>
          <table:table-cell/>
          <table:table-cell table:formula="of:=([.A99]/[.B99])*100" office:value-type="float" office:value="2.10772833723653" calcext:value-type="float">
            <text:p>2.107728337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698" calcext:value-type="float">
            <text:p>4698</text:p>
          </table:table-cell>
          <table:table-cell/>
          <table:table-cell table:formula="of:=([.A100]/[.B100])*100" office:value-type="float" office:value="2.12856534695615" calcext:value-type="float">
            <text:p>2.12856534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727" calcext:value-type="float">
            <text:p>4727</text:p>
          </table:table-cell>
          <table:table-cell/>
          <table:table-cell table:formula="of:=([.A101]/[.B101])*100" office:value-type="float" office:value="2.13666173048445" calcext:value-type="float">
            <text:p>2.136661730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765" calcext:value-type="float">
            <text:p>4765</text:p>
          </table:table-cell>
          <table:table-cell/>
          <table:table-cell table:formula="of:=([.A102]/[.B102])*100" office:value-type="float" office:value="2.14060860440714" calcext:value-type="float">
            <text:p>2.140608604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773" calcext:value-type="float">
            <text:p>4773</text:p>
          </table:table-cell>
          <table:table-cell/>
          <table:table-cell table:formula="of:=([.A103]/[.B103])*100" office:value-type="float" office:value="2.15797192541379" calcext:value-type="float">
            <text:p>2.157971925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773" calcext:value-type="float">
            <text:p>4773</text:p>
          </table:table-cell>
          <table:table-cell/>
          <table:table-cell table:formula="of:=([.A104]/[.B104])*100" office:value-type="float" office:value="2.17892310915567" calcext:value-type="float">
            <text:p>2.178923109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836" calcext:value-type="float">
            <text:p>4836</text:p>
          </table:table-cell>
          <table:table-cell/>
          <table:table-cell table:formula="of:=([.A105]/[.B105])*100" office:value-type="float" office:value="2.1712158808933" calcext:value-type="float">
            <text:p>2.171215880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882" calcext:value-type="float">
            <text:p>4882</text:p>
          </table:table-cell>
          <table:table-cell/>
          <table:table-cell table:formula="of:=([.A106]/[.B106])*100" office:value-type="float" office:value="2.17124129455141" calcext:value-type="float">
            <text:p>2.171241294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908" calcext:value-type="float">
            <text:p>4908</text:p>
          </table:table-cell>
          <table:table-cell/>
          <table:table-cell table:formula="of:=([.A107]/[.B107])*100" office:value-type="float" office:value="2.1801140994295" calcext:value-type="float">
            <text:p>2.180114099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963" calcext:value-type="float">
            <text:p>4963</text:p>
          </table:table-cell>
          <table:table-cell/>
          <table:table-cell table:formula="of:=([.A108]/[.B108])*100" office:value-type="float" office:value="2.17610316340923" calcext:value-type="float">
            <text:p>2.176103163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068" calcext:value-type="float">
            <text:p>5068</text:p>
          </table:table-cell>
          <table:table-cell/>
          <table:table-cell table:formula="of:=([.A109]/[.B109])*100" office:value-type="float" office:value="2.1507498026835" calcext:value-type="float">
            <text:p>2.150749802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120" calcext:value-type="float">
            <text:p>5120</text:p>
          </table:table-cell>
          <table:table-cell/>
          <table:table-cell table:formula="of:=([.A110]/[.B110])*100" office:value-type="float" office:value="2.1484375" calcext:value-type="float">
            <text:p>2.148437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191" calcext:value-type="float">
            <text:p>5191</text:p>
          </table:table-cell>
          <table:table-cell/>
          <table:table-cell table:formula="of:=([.A111]/[.B111])*100" office:value-type="float" office:value="2.13831631670198" calcext:value-type="float">
            <text:p>2.138316316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206" calcext:value-type="float">
            <text:p>5206</text:p>
          </table:table-cell>
          <table:table-cell/>
          <table:table-cell table:formula="of:=([.A112]/[.B112])*100" office:value-type="float" office:value="2.15136381098732" calcext:value-type="float">
            <text:p>2.15136381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209" calcext:value-type="float">
            <text:p>5209</text:p>
          </table:table-cell>
          <table:table-cell/>
          <table:table-cell table:formula="of:=([.A113]/[.B113])*100" office:value-type="float" office:value="2.16932232674218" calcext:value-type="float">
            <text:p>2.169322326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231" calcext:value-type="float">
            <text:p>5231</text:p>
          </table:table-cell>
          <table:table-cell/>
          <table:table-cell table:formula="of:=([.A114]/[.B114])*100" office:value-type="float" office:value="2.1793156184286" calcext:value-type="float">
            <text:p>2.179315618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248" calcext:value-type="float">
            <text:p>5248</text:p>
          </table:table-cell>
          <table:table-cell/>
          <table:table-cell table:formula="of:=([.A115]/[.B115])*100" office:value-type="float" office:value="2.19131097560976" calcext:value-type="float">
            <text:p>2.191310975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277" calcext:value-type="float">
            <text:p>5277</text:p>
          </table:table-cell>
          <table:table-cell/>
          <table:table-cell table:formula="of:=([.A116]/[.B116])*100" office:value-type="float" office:value="2.19821868485882" calcext:value-type="float">
            <text:p>2.198218684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280" calcext:value-type="float">
            <text:p>5280</text:p>
          </table:table-cell>
          <table:table-cell/>
          <table:table-cell table:formula="of:=([.A117]/[.B117])*100" office:value-type="float" office:value="2.21590909090909" calcext:value-type="float">
            <text:p>2.215909090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286" calcext:value-type="float">
            <text:p>5286</text:p>
          </table:table-cell>
          <table:table-cell/>
          <table:table-cell table:formula="of:=([.A118]/[.B118])*100" office:value-type="float" office:value="2.23231176693152" calcext:value-type="float">
            <text:p>2.232311766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303" calcext:value-type="float">
            <text:p>5303</text:p>
          </table:table-cell>
          <table:table-cell/>
          <table:table-cell table:formula="of:=([.A119]/[.B119])*100" office:value-type="float" office:value="2.24401282293042" calcext:value-type="float">
            <text:p>2.244012822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448" calcext:value-type="float">
            <text:p>5448</text:p>
          </table:table-cell>
          <table:table-cell/>
          <table:table-cell table:formula="of:=([.A120]/[.B120])*100" office:value-type="float" office:value="2.20264317180617" calcext:value-type="float">
            <text:p>2.202643171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462" calcext:value-type="float">
            <text:p>5462</text:p>
          </table:table-cell>
          <table:table-cell/>
          <table:table-cell table:formula="of:=([.A121]/[.B121])*100" office:value-type="float" office:value="2.21530574880996" calcext:value-type="float">
            <text:p>2.215305748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465" calcext:value-type="float">
            <text:p>5465</text:p>
          </table:table-cell>
          <table:table-cell/>
          <table:table-cell table:formula="of:=([.A122]/[.B122])*100" office:value-type="float" office:value="2.2323879231473" calcext:value-type="float">
            <text:p>2.232387923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5510" calcext:value-type="float">
            <text:p>5510</text:p>
          </table:table-cell>
          <table:table-cell/>
          <table:table-cell table:formula="of:=([.A123]/[.B123])*100" office:value-type="float" office:value="2.23230490018149" calcext:value-type="float">
            <text:p>2.232304900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529" calcext:value-type="float">
            <text:p>5529</text:p>
          </table:table-cell>
          <table:table-cell/>
          <table:table-cell table:formula="of:=([.A124]/[.B124])*100" office:value-type="float" office:value="2.24272020256828" calcext:value-type="float">
            <text:p>2.242720202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551" calcext:value-type="float">
            <text:p>5551</text:p>
          </table:table-cell>
          <table:table-cell/>
          <table:table-cell table:formula="of:=([.A125]/[.B125])*100" office:value-type="float" office:value="2.2518465141416" calcext:value-type="float">
            <text:p>2.251846514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564" calcext:value-type="float">
            <text:p>5564</text:p>
          </table:table-cell>
          <table:table-cell/>
          <table:table-cell table:formula="of:=([.A126]/[.B126])*100" office:value-type="float" office:value="2.26455787203451" calcext:value-type="float">
            <text:p>2.26455787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567" calcext:value-type="float">
            <text:p>5567</text:p>
          </table:table-cell>
          <table:table-cell/>
          <table:table-cell table:formula="of:=([.A127]/[.B127])*100" office:value-type="float" office:value="2.28130052092689" calcext:value-type="float">
            <text:p>2.281300520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601" calcext:value-type="float">
            <text:p>5601</text:p>
          </table:table-cell>
          <table:table-cell/>
          <table:table-cell table:formula="of:=([.A128]/[.B128])*100" office:value-type="float" office:value="2.28530619532226" calcext:value-type="float">
            <text:p>2.285306195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667" calcext:value-type="float">
            <text:p>5667</text:p>
          </table:table-cell>
          <table:table-cell/>
          <table:table-cell table:formula="of:=([.A129]/[.B129])*100" office:value-type="float" office:value="2.27633668607729" calcext:value-type="float">
            <text:p>2.276336686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710" calcext:value-type="float">
            <text:p>5710</text:p>
          </table:table-cell>
          <table:table-cell/>
          <table:table-cell table:formula="of:=([.A130]/[.B130])*100" office:value-type="float" office:value="2.27670753064799" calcext:value-type="float">
            <text:p>2.276707530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712" calcext:value-type="float">
            <text:p>5712</text:p>
          </table:table-cell>
          <table:table-cell/>
          <table:table-cell table:formula="of:=([.A131]/[.B131])*100" office:value-type="float" office:value="2.29341736694678" calcext:value-type="float">
            <text:p>2.293417366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765" calcext:value-type="float">
            <text:p>5765</text:p>
          </table:table-cell>
          <table:table-cell/>
          <table:table-cell table:formula="of:=([.A132]/[.B132])*100" office:value-type="float" office:value="2.2896790980052" calcext:value-type="float">
            <text:p>2.28967909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935" calcext:value-type="float">
            <text:p>5935</text:p>
          </table:table-cell>
          <table:table-cell/>
          <table:table-cell table:formula="of:=([.A133]/[.B133])*100" office:value-type="float" office:value="2.24094355518113" calcext:value-type="float">
            <text:p>2.240943555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982" calcext:value-type="float">
            <text:p>5982</text:p>
          </table:table-cell>
          <table:table-cell/>
          <table:table-cell table:formula="of:=([.A134]/[.B134])*100" office:value-type="float" office:value="2.24005349381478" calcext:value-type="float">
            <text:p>2.240053493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996" calcext:value-type="float">
            <text:p>5996</text:p>
          </table:table-cell>
          <table:table-cell/>
          <table:table-cell table:formula="of:=([.A135]/[.B135])*100" office:value-type="float" office:value="2.25150100066711" calcext:value-type="float">
            <text:p>2.251501000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006" calcext:value-type="float">
            <text:p>6006</text:p>
          </table:table-cell>
          <table:table-cell/>
          <table:table-cell table:formula="of:=([.A136]/[.B136])*100" office:value-type="float" office:value="2.26440226440226" calcext:value-type="float">
            <text:p>2.264402264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054" calcext:value-type="float">
            <text:p>6054</text:p>
          </table:table-cell>
          <table:table-cell/>
          <table:table-cell table:formula="of:=([.A137]/[.B137])*100" office:value-type="float" office:value="2.26296663363066" calcext:value-type="float">
            <text:p>2.262966633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056" calcext:value-type="float">
            <text:p>6056</text:p>
          </table:table-cell>
          <table:table-cell/>
          <table:table-cell table:formula="of:=([.A138]/[.B138])*100" office:value-type="float" office:value="2.27873183619551" calcext:value-type="float">
            <text:p>2.278731836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137" calcext:value-type="float">
            <text:p>6137</text:p>
          </table:table-cell>
          <table:table-cell/>
          <table:table-cell table:formula="of:=([.A139]/[.B139])*100" office:value-type="float" office:value="2.26495030145022" calcext:value-type="float">
            <text:p>2.264950301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187" calcext:value-type="float">
            <text:p>6187</text:p>
          </table:table-cell>
          <table:table-cell/>
          <table:table-cell table:formula="of:=([.A140]/[.B140])*100" office:value-type="float" office:value="2.26280911588815" calcext:value-type="float">
            <text:p>2.262809115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240" calcext:value-type="float">
            <text:p>6240</text:p>
          </table:table-cell>
          <table:table-cell/>
          <table:table-cell table:formula="of:=([.A141]/[.B141])*100" office:value-type="float" office:value="2.25961538461538" calcext:value-type="float">
            <text:p>2.259615384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255" calcext:value-type="float">
            <text:p>6255</text:p>
          </table:table-cell>
          <table:table-cell/>
          <table:table-cell table:formula="of:=([.A142]/[.B142])*100" office:value-type="float" office:value="2.27018385291767" calcext:value-type="float">
            <text:p>2.270183852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6296" calcext:value-type="float">
            <text:p>6296</text:p>
          </table:table-cell>
          <table:table-cell/>
          <table:table-cell table:formula="of:=([.A143]/[.B143])*100" office:value-type="float" office:value="2.2712833545108" calcext:value-type="float">
            <text:p>2.271283354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324" calcext:value-type="float">
            <text:p>6324</text:p>
          </table:table-cell>
          <table:table-cell/>
          <table:table-cell table:formula="of:=([.A144]/[.B144])*100" office:value-type="float" office:value="2.27703984819734" calcext:value-type="float">
            <text:p>2.277039848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345" calcext:value-type="float">
            <text:p>6345</text:p>
          </table:table-cell>
          <table:table-cell/>
          <table:table-cell table:formula="of:=([.A145]/[.B145])*100" office:value-type="float" office:value="2.28526398739165" calcext:value-type="float">
            <text:p>2.285263987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401" calcext:value-type="float">
            <text:p>6401</text:p>
          </table:table-cell>
          <table:table-cell/>
          <table:table-cell table:formula="of:=([.A146]/[.B146])*100" office:value-type="float" office:value="2.28089361037338" calcext:value-type="float">
            <text:p>2.280893610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430" calcext:value-type="float">
            <text:p>6430</text:p>
          </table:table-cell>
          <table:table-cell/>
          <table:table-cell table:formula="of:=([.A147]/[.B147])*100" office:value-type="float" office:value="2.28615863141524" calcext:value-type="float">
            <text:p>2.286158631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522" calcext:value-type="float">
            <text:p>6522</text:p>
          </table:table-cell>
          <table:table-cell/>
          <table:table-cell table:formula="of:=([.A148]/[.B148])*100" office:value-type="float" office:value="2.26924256363079" calcext:value-type="float">
            <text:p>2.269242563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530" calcext:value-type="float">
            <text:p>6530</text:p>
          </table:table-cell>
          <table:table-cell/>
          <table:table-cell table:formula="of:=([.A149]/[.B149])*100" office:value-type="float" office:value="2.28177641653905" calcext:value-type="float">
            <text:p>2.281776416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533" calcext:value-type="float">
            <text:p>6533</text:p>
          </table:table-cell>
          <table:table-cell/>
          <table:table-cell table:formula="of:=([.A150]/[.B150])*100" office:value-type="float" office:value="2.29603551201592" calcext:value-type="float">
            <text:p>2.29603551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596" calcext:value-type="float">
            <text:p>6596</text:p>
          </table:table-cell>
          <table:table-cell/>
          <table:table-cell table:formula="of:=([.A151]/[.B151])*100" office:value-type="float" office:value="2.2892662219527" calcext:value-type="float">
            <text:p>2.28926622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606" calcext:value-type="float">
            <text:p>6606</text:p>
          </table:table-cell>
          <table:table-cell/>
          <table:table-cell table:formula="of:=([.A152]/[.B152])*100" office:value-type="float" office:value="2.30093854072056" calcext:value-type="float">
            <text:p>2.300938540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641" calcext:value-type="float">
            <text:p>6641</text:p>
          </table:table-cell>
          <table:table-cell/>
          <table:table-cell table:formula="of:=([.A153]/[.B153])*100" office:value-type="float" office:value="2.30386989911158" calcext:value-type="float">
            <text:p>2.303869899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698" calcext:value-type="float">
            <text:p>6698</text:p>
          </table:table-cell>
          <table:table-cell/>
          <table:table-cell table:formula="of:=([.A154]/[.B154])*100" office:value-type="float" office:value="2.2991937891908" calcext:value-type="float">
            <text:p>2.299193789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715" calcext:value-type="float">
            <text:p>6715</text:p>
          </table:table-cell>
          <table:table-cell/>
          <table:table-cell table:formula="of:=([.A155]/[.B155])*100" office:value-type="float" office:value="2.30826507818317" calcext:value-type="float">
            <text:p>2.308265078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776" calcext:value-type="float">
            <text:p>6776</text:p>
          </table:table-cell>
          <table:table-cell/>
          <table:table-cell table:formula="of:=([.A156]/[.B156])*100" office:value-type="float" office:value="2.30224321133412" calcext:value-type="float">
            <text:p>2.302243211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801" calcext:value-type="float">
            <text:p>6801</text:p>
          </table:table-cell>
          <table:table-cell/>
          <table:table-cell table:formula="of:=([.A157]/[.B157])*100" office:value-type="float" office:value="2.30848404646376" calcext:value-type="float">
            <text:p>2.308484046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816" calcext:value-type="float">
            <text:p>6816</text:p>
          </table:table-cell>
          <table:table-cell/>
          <table:table-cell table:formula="of:=([.A158]/[.B158])*100" office:value-type="float" office:value="2.31807511737089" calcext:value-type="float">
            <text:p>2.318075117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887" calcext:value-type="float">
            <text:p>6887</text:p>
          </table:table-cell>
          <table:table-cell/>
          <table:table-cell table:formula="of:=([.A159]/[.B159])*100" office:value-type="float" office:value="2.30869754610135" calcext:value-type="float">
            <text:p>2.308697546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890" calcext:value-type="float">
            <text:p>6890</text:p>
          </table:table-cell>
          <table:table-cell/>
          <table:table-cell table:formula="of:=([.A160]/[.B160])*100" office:value-type="float" office:value="2.322206095791" calcext:value-type="float">
            <text:p>2.322206095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926" calcext:value-type="float">
            <text:p>6926</text:p>
          </table:table-cell>
          <table:table-cell/>
          <table:table-cell table:formula="of:=([.A161]/[.B161])*100" office:value-type="float" office:value="2.32457406872654" calcext:value-type="float">
            <text:p>2.324574068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927" calcext:value-type="float">
            <text:p>6927</text:p>
          </table:table-cell>
          <table:table-cell/>
          <table:table-cell table:formula="of:=([.A162]/[.B162])*100" office:value-type="float" office:value="2.33867475097445" calcext:value-type="float">
            <text:p>2.33867475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984" calcext:value-type="float">
            <text:p>6984</text:p>
          </table:table-cell>
          <table:table-cell/>
          <table:table-cell table:formula="of:=([.A163]/[.B163])*100" office:value-type="float" office:value="2.33390607101947" calcext:value-type="float">
            <text:p>2.33390607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986" calcext:value-type="float">
            <text:p>6986</text:p>
          </table:table-cell>
          <table:table-cell/>
          <table:table-cell table:formula="of:=([.A164]/[.B164])*100" office:value-type="float" office:value="2.34755224735185" calcext:value-type="float">
            <text:p>2.347552247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987" calcext:value-type="float">
            <text:p>6987</text:p>
          </table:table-cell>
          <table:table-cell/>
          <table:table-cell table:formula="of:=([.A165]/[.B165])*100" office:value-type="float" office:value="2.36152855302705" calcext:value-type="float">
            <text:p>2.36152855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7037" calcext:value-type="float">
            <text:p>7037</text:p>
          </table:table-cell>
          <table:table-cell/>
          <table:table-cell table:formula="of:=([.A166]/[.B166])*100" office:value-type="float" office:value="2.35895978399886" calcext:value-type="float">
            <text:p>2.35895978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7106" calcext:value-type="float">
            <text:p>7106</text:p>
          </table:table-cell>
          <table:table-cell/>
          <table:table-cell table:formula="of:=([.A167]/[.B167])*100" office:value-type="float" office:value="2.35012665353223" calcext:value-type="float">
            <text:p>2.350126653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164" calcext:value-type="float">
            <text:p>7164</text:p>
          </table:table-cell>
          <table:table-cell/>
          <table:table-cell table:formula="of:=([.A168]/[.B168])*100" office:value-type="float" office:value="2.34505862646566" calcext:value-type="float">
            <text:p>2.345058626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177" calcext:value-type="float">
            <text:p>7177</text:p>
          </table:table-cell>
          <table:table-cell/>
          <table:table-cell table:formula="of:=([.A169]/[.B169])*100" office:value-type="float" office:value="2.35474432214017" calcext:value-type="float">
            <text:p>2.354744322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183" calcext:value-type="float">
            <text:p>7183</text:p>
          </table:table-cell>
          <table:table-cell/>
          <table:table-cell table:formula="of:=([.A170]/[.B170])*100" office:value-type="float" office:value="2.36669915077266" calcext:value-type="float">
            <text:p>2.366699150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7214" calcext:value-type="float">
            <text:p>7214</text:p>
          </table:table-cell>
          <table:table-cell/>
          <table:table-cell table:formula="of:=([.A171]/[.B171])*100" office:value-type="float" office:value="2.37039090657056" calcext:value-type="float">
            <text:p>2.370390906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7245" calcext:value-type="float">
            <text:p>7245</text:p>
          </table:table-cell>
          <table:table-cell/>
          <table:table-cell table:formula="of:=([.A172]/[.B172])*100" office:value-type="float" office:value="2.37405106970324" calcext:value-type="float">
            <text:p>2.374051069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262" calcext:value-type="float">
            <text:p>7262</text:p>
          </table:table-cell>
          <table:table-cell/>
          <table:table-cell table:formula="of:=([.A173]/[.B173])*100" office:value-type="float" office:value="2.38226383916276" calcext:value-type="float">
            <text:p>2.382263839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7365" calcext:value-type="float">
            <text:p>7365</text:p>
          </table:table-cell>
          <table:table-cell/>
          <table:table-cell table:formula="of:=([.A174]/[.B174])*100" office:value-type="float" office:value="2.36252545824847" calcext:value-type="float">
            <text:p>2.362525458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398" calcext:value-type="float">
            <text:p>7398</text:p>
          </table:table-cell>
          <table:table-cell/>
          <table:table-cell table:formula="of:=([.A175]/[.B175])*100" office:value-type="float" office:value="2.36550419032171" calcext:value-type="float">
            <text:p>2.365504190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7400" calcext:value-type="float">
            <text:p>7400</text:p>
          </table:table-cell>
          <table:table-cell/>
          <table:table-cell table:formula="of:=([.A176]/[.B176])*100" office:value-type="float" office:value="2.37837837837838" calcext:value-type="float">
            <text:p>2.378378378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7468" calcext:value-type="float">
            <text:p>7468</text:p>
          </table:table-cell>
          <table:table-cell/>
          <table:table-cell table:formula="of:=([.A177]/[.B177])*100" office:value-type="float" office:value="2.3701124799143" calcext:value-type="float">
            <text:p>2.370112479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7562" calcext:value-type="float">
            <text:p>7562</text:p>
          </table:table-cell>
          <table:table-cell/>
          <table:table-cell table:formula="of:=([.A178]/[.B178])*100" office:value-type="float" office:value="2.35387463633959" calcext:value-type="float">
            <text:p>2.353874636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7589" calcext:value-type="float">
            <text:p>7589</text:p>
          </table:table-cell>
          <table:table-cell/>
          <table:table-cell table:formula="of:=([.A179]/[.B179])*100" office:value-type="float" office:value="2.35867703254711" calcext:value-type="float">
            <text:p>2.358677032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605" calcext:value-type="float">
            <text:p>7605</text:p>
          </table:table-cell>
          <table:table-cell/>
          <table:table-cell table:formula="of:=([.A180]/[.B180])*100" office:value-type="float" office:value="2.36686390532544" calcext:value-type="float">
            <text:p>2.366863905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7620" calcext:value-type="float">
            <text:p>7620</text:p>
          </table:table-cell>
          <table:table-cell/>
          <table:table-cell table:formula="of:=([.A181]/[.B181])*100" office:value-type="float" office:value="2.3753280839895" calcext:value-type="float">
            <text:p>2.37532808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7693" calcext:value-type="float">
            <text:p>7693</text:p>
          </table:table-cell>
          <table:table-cell/>
          <table:table-cell table:formula="of:=([.A182]/[.B182])*100" office:value-type="float" office:value="2.36578707916288" calcext:value-type="float">
            <text:p>2.365787079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7725" calcext:value-type="float">
            <text:p>7725</text:p>
          </table:table-cell>
          <table:table-cell/>
          <table:table-cell table:formula="of:=([.A183]/[.B183])*100" office:value-type="float" office:value="2.36893203883495" calcext:value-type="float">
            <text:p>2.368932038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7810" calcext:value-type="float">
            <text:p>7810</text:p>
          </table:table-cell>
          <table:table-cell/>
          <table:table-cell table:formula="of:=([.A184]/[.B184])*100" office:value-type="float" office:value="2.35595390524968" calcext:value-type="float">
            <text:p>2.355953905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7821" calcext:value-type="float">
            <text:p>7821</text:p>
          </table:table-cell>
          <table:table-cell/>
          <table:table-cell table:formula="of:=([.A185]/[.B185])*100" office:value-type="float" office:value="2.36542641605933" calcext:value-type="float">
            <text:p>2.365426416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7842" calcext:value-type="float">
            <text:p>7842</text:p>
          </table:table-cell>
          <table:table-cell/>
          <table:table-cell table:formula="of:=([.A186]/[.B186])*100" office:value-type="float" office:value="2.37184391736802" calcext:value-type="float">
            <text:p>2.371843917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7881" calcext:value-type="float">
            <text:p>7881</text:p>
          </table:table-cell>
          <table:table-cell/>
          <table:table-cell table:formula="of:=([.A187]/[.B187])*100" office:value-type="float" office:value="2.37279533054181" calcext:value-type="float">
            <text:p>2.372795330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930" calcext:value-type="float">
            <text:p>7930</text:p>
          </table:table-cell>
          <table:table-cell/>
          <table:table-cell table:formula="of:=([.A188]/[.B188])*100" office:value-type="float" office:value="2.37074401008827" calcext:value-type="float">
            <text:p>2.370744010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7943" calcext:value-type="float">
            <text:p>7943</text:p>
          </table:table-cell>
          <table:table-cell/>
          <table:table-cell table:formula="of:=([.A189]/[.B189])*100" office:value-type="float" office:value="2.37945360694952" calcext:value-type="float">
            <text:p>2.379453606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7969" calcext:value-type="float">
            <text:p>7969</text:p>
          </table:table-cell>
          <table:table-cell/>
          <table:table-cell table:formula="of:=([.A190]/[.B190])*100" office:value-type="float" office:value="2.38423892583762" calcext:value-type="float">
            <text:p>2.384238925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7969" calcext:value-type="float">
            <text:p>7969</text:p>
          </table:table-cell>
          <table:table-cell/>
          <table:table-cell table:formula="of:=([.A191]/[.B191])*100" office:value-type="float" office:value="2.39678755176308" calcext:value-type="float">
            <text:p>2.396787551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7977" calcext:value-type="float">
            <text:p>7977</text:p>
          </table:table-cell>
          <table:table-cell/>
          <table:table-cell table:formula="of:=([.A192]/[.B192])*100" office:value-type="float" office:value="2.40691989469725" calcext:value-type="float">
            <text:p>2.406919894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8005" calcext:value-type="float">
            <text:p>8005</text:p>
          </table:table-cell>
          <table:table-cell/>
          <table:table-cell table:formula="of:=([.A193]/[.B193])*100" office:value-type="float" office:value="2.41099312929419" calcext:value-type="float">
            <text:p>2.410993129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8010" calcext:value-type="float">
            <text:p>8010</text:p>
          </table:table-cell>
          <table:table-cell/>
          <table:table-cell table:formula="of:=([.A194]/[.B194])*100" office:value-type="float" office:value="2.42197253433208" calcext:value-type="float">
            <text:p>2.421972534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8063" calcext:value-type="float">
            <text:p>8063</text:p>
          </table:table-cell>
          <table:table-cell/>
          <table:table-cell table:formula="of:=([.A195]/[.B195])*100" office:value-type="float" office:value="2.41845466947786" calcext:value-type="float">
            <text:p>2.418454669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8077" calcext:value-type="float">
            <text:p>8077</text:p>
          </table:table-cell>
          <table:table-cell/>
          <table:table-cell table:formula="of:=([.A196]/[.B196])*100" office:value-type="float" office:value="2.42664355577566" calcext:value-type="float">
            <text:p>2.426643555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8090" calcext:value-type="float">
            <text:p>8090</text:p>
          </table:table-cell>
          <table:table-cell/>
          <table:table-cell table:formula="of:=([.A197]/[.B197])*100" office:value-type="float" office:value="2.43510506798517" calcext:value-type="float">
            <text:p>2.43510506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8095" calcext:value-type="float">
            <text:p>8095</text:p>
          </table:table-cell>
          <table:table-cell/>
          <table:table-cell table:formula="of:=([.A198]/[.B198])*100" office:value-type="float" office:value="2.44595429277332" calcext:value-type="float">
            <text:p>2.445954292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8140" calcext:value-type="float">
            <text:p>8140</text:p>
          </table:table-cell>
          <table:table-cell/>
          <table:table-cell table:formula="of:=([.A199]/[.B199])*100" office:value-type="float" office:value="2.44471744471744" calcext:value-type="float">
            <text:p>2.444717444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141" calcext:value-type="float">
            <text:p>8141</text:p>
          </table:table-cell>
          <table:table-cell/>
          <table:table-cell table:formula="of:=([.A200]/[.B200])*100" office:value-type="float" office:value="2.45670065102567" calcext:value-type="float">
            <text:p>2.45670065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144" calcext:value-type="float">
            <text:p>8144</text:p>
          </table:table-cell>
          <table:table-cell/>
          <table:table-cell table:formula="of:=([.A201]/[.B201])*100" office:value-type="float" office:value="2.46807465618861" calcext:value-type="float">
            <text:p>2.468074656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8207" calcext:value-type="float">
            <text:p>8207</text:p>
          </table:table-cell>
          <table:table-cell/>
          <table:table-cell table:formula="of:=([.A202]/[.B202])*100" office:value-type="float" office:value="2.46131351285488" calcext:value-type="float">
            <text:p>2.461313512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8304" calcext:value-type="float">
            <text:p>8304</text:p>
          </table:table-cell>
          <table:table-cell/>
          <table:table-cell table:formula="of:=([.A203]/[.B203])*100" office:value-type="float" office:value="2.44460500963391" calcext:value-type="float">
            <text:p>2.444605009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8353" calcext:value-type="float">
            <text:p>8353</text:p>
          </table:table-cell>
          <table:table-cell/>
          <table:table-cell table:formula="of:=([.A204]/[.B204])*100" office:value-type="float" office:value="2.44223632227942" calcext:value-type="float">
            <text:p>2.442236322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8385" calcext:value-type="float">
            <text:p>8385</text:p>
          </table:table-cell>
          <table:table-cell/>
          <table:table-cell table:formula="of:=([.A205]/[.B205])*100" office:value-type="float" office:value="2.4448419797257" calcext:value-type="float">
            <text:p>2.444841979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8478" calcext:value-type="float">
            <text:p>8478</text:p>
          </table:table-cell>
          <table:table-cell/>
          <table:table-cell table:formula="of:=([.A206]/[.B206])*100" office:value-type="float" office:value="2.42981835338523" calcext:value-type="float">
            <text:p>2.429818353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8532" calcext:value-type="float">
            <text:p>8532</text:p>
          </table:table-cell>
          <table:table-cell/>
          <table:table-cell table:formula="of:=([.A207]/[.B207])*100" office:value-type="float" office:value="2.42616033755274" calcext:value-type="float">
            <text:p>2.426160337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8533" calcext:value-type="float">
            <text:p>8533</text:p>
          </table:table-cell>
          <table:table-cell/>
          <table:table-cell table:formula="of:=([.A208]/[.B208])*100" office:value-type="float" office:value="2.43759521856323" calcext:value-type="float">
            <text:p>2.437595218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8538" calcext:value-type="float">
            <text:p>8538</text:p>
          </table:table-cell>
          <table:table-cell/>
          <table:table-cell table:formula="of:=([.A209]/[.B209])*100" office:value-type="float" office:value="2.44788006558913" calcext:value-type="float">
            <text:p>2.447880065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8540" calcext:value-type="float">
            <text:p>8540</text:p>
          </table:table-cell>
          <table:table-cell/>
          <table:table-cell table:formula="of:=([.A210]/[.B210])*100" office:value-type="float" office:value="2.45901639344262" calcext:value-type="float">
            <text:p>2.459016393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8566" calcext:value-type="float">
            <text:p>8566</text:p>
          </table:table-cell>
          <table:table-cell/>
          <table:table-cell table:formula="of:=([.A211]/[.B211])*100" office:value-type="float" office:value="2.46322671024982" calcext:value-type="float">
            <text:p>2.463226710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8593" calcext:value-type="float">
            <text:p>8593</text:p>
          </table:table-cell>
          <table:table-cell/>
          <table:table-cell table:formula="of:=([.A212]/[.B212])*100" office:value-type="float" office:value="2.46712440358431" calcext:value-type="float">
            <text:p>2.467124403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8633" calcext:value-type="float">
            <text:p>8633</text:p>
          </table:table-cell>
          <table:table-cell/>
          <table:table-cell table:formula="of:=([.A213]/[.B213])*100" office:value-type="float" office:value="2.46727672883123" calcext:value-type="float">
            <text:p>2.467276728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8640" calcext:value-type="float">
            <text:p>8640</text:p>
          </table:table-cell>
          <table:table-cell/>
          <table:table-cell table:formula="of:=([.A214]/[.B214])*100" office:value-type="float" office:value="2.47685185185185" calcext:value-type="float">
            <text:p>2.476851851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8642" calcext:value-type="float">
            <text:p>8642</text:p>
          </table:table-cell>
          <table:table-cell/>
          <table:table-cell table:formula="of:=([.A215]/[.B215])*100" office:value-type="float" office:value="2.48785003471419" calcext:value-type="float">
            <text:p>2.487850034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8652" calcext:value-type="float">
            <text:p>8652</text:p>
          </table:table-cell>
          <table:table-cell/>
          <table:table-cell table:formula="of:=([.A216]/[.B216])*100" office:value-type="float" office:value="2.49653259361997" calcext:value-type="float">
            <text:p>2.496532593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8864" calcext:value-type="float">
            <text:p>8864</text:p>
          </table:table-cell>
          <table:table-cell/>
          <table:table-cell table:formula="of:=([.A217]/[.B217])*100" office:value-type="float" office:value="2.44810469314079" calcext:value-type="float">
            <text:p>2.448104693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8873" calcext:value-type="float">
            <text:p>8873</text:p>
          </table:table-cell>
          <table:table-cell/>
          <table:table-cell table:formula="of:=([.A218]/[.B218])*100" office:value-type="float" office:value="2.45689169390285" calcext:value-type="float">
            <text:p>2.4568916939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8884" calcext:value-type="float">
            <text:p>8884</text:p>
          </table:table-cell>
          <table:table-cell/>
          <table:table-cell table:formula="of:=([.A219]/[.B219])*100" office:value-type="float" office:value="2.46510580819451" calcext:value-type="float">
            <text:p>2.465105808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886" calcext:value-type="float">
            <text:p>8886</text:p>
          </table:table-cell>
          <table:table-cell/>
          <table:table-cell table:formula="of:=([.A220]/[.B220])*100" office:value-type="float" office:value="2.47580463650686" calcext:value-type="float">
            <text:p>2.475804636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8901" calcext:value-type="float">
            <text:p>8901</text:p>
          </table:table-cell>
          <table:table-cell/>
          <table:table-cell table:formula="of:=([.A221]/[.B221])*100" office:value-type="float" office:value="2.48286709358499" calcext:value-type="float">
            <text:p>2.482867093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8902" calcext:value-type="float">
            <text:p>8902</text:p>
          </table:table-cell>
          <table:table-cell/>
          <table:table-cell table:formula="of:=([.A222]/[.B222])*100" office:value-type="float" office:value="2.49382161312065" calcext:value-type="float">
            <text:p>2.493821613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8902" calcext:value-type="float">
            <text:p>8902</text:p>
          </table:table-cell>
          <table:table-cell/>
          <table:table-cell table:formula="of:=([.A223]/[.B223])*100" office:value-type="float" office:value="2.50505504381038" calcext:value-type="float">
            <text:p>2.505055043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8996" calcext:value-type="float">
            <text:p>8996</text:p>
          </table:table-cell>
          <table:table-cell/>
          <table:table-cell table:formula="of:=([.A224]/[.B224])*100" office:value-type="float" office:value="2.48999555357937" calcext:value-type="float">
            <text:p>2.489995553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9004" calcext:value-type="float">
            <text:p>9004</text:p>
          </table:table-cell>
          <table:table-cell/>
          <table:table-cell table:formula="of:=([.A225]/[.B225])*100" office:value-type="float" office:value="2.49888938249667" calcext:value-type="float">
            <text:p>2.498889382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9017" calcext:value-type="float">
            <text:p>9017</text:p>
          </table:table-cell>
          <table:table-cell/>
          <table:table-cell table:formula="of:=([.A226]/[.B226])*100" office:value-type="float" office:value="2.5063768437396" calcext:value-type="float">
            <text:p>2.506376843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9079" calcext:value-type="float">
            <text:p>9079</text:p>
          </table:table-cell>
          <table:table-cell/>
          <table:table-cell table:formula="of:=([.A227]/[.B227])*100" office:value-type="float" office:value="2.50027536072255" calcext:value-type="float">
            <text:p>2.500275360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9080" calcext:value-type="float">
            <text:p>9080</text:p>
          </table:table-cell>
          <table:table-cell/>
          <table:table-cell table:formula="of:=([.A228]/[.B228])*100" office:value-type="float" office:value="2.51101321585903" calcext:value-type="float">
            <text:p>2.5110132159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9082" calcext:value-type="float">
            <text:p>9082</text:p>
          </table:table-cell>
          <table:table-cell/>
          <table:table-cell table:formula="of:=([.A229]/[.B229])*100" office:value-type="float" office:value="2.52147104162079" calcext:value-type="float">
            <text:p>2.521471041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9156" calcext:value-type="float">
            <text:p>9156</text:p>
          </table:table-cell>
          <table:table-cell/>
          <table:table-cell table:formula="of:=([.A230]/[.B230])*100" office:value-type="float" office:value="2.51201397990389" calcext:value-type="float">
            <text:p>2.512013979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9194" calcext:value-type="float">
            <text:p>9194</text:p>
          </table:table-cell>
          <table:table-cell/>
          <table:table-cell table:formula="of:=([.A231]/[.B231])*100" office:value-type="float" office:value="2.51250815749402" calcext:value-type="float">
            <text:p>2.512508157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9195" calcext:value-type="float">
            <text:p>9195</text:p>
          </table:table-cell>
          <table:table-cell/>
          <table:table-cell table:formula="of:=([.A232]/[.B232])*100" office:value-type="float" office:value="2.52311038607939" calcext:value-type="float">
            <text:p>2.523110386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9245" calcext:value-type="float">
            <text:p>9245</text:p>
          </table:table-cell>
          <table:table-cell/>
          <table:table-cell table:formula="of:=([.A233]/[.B233])*100" office:value-type="float" office:value="2.52028123309897" calcext:value-type="float">
            <text:p>2.520281233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9279" calcext:value-type="float">
            <text:p>9279</text:p>
          </table:table-cell>
          <table:table-cell/>
          <table:table-cell table:formula="of:=([.A234]/[.B234])*100" office:value-type="float" office:value="2.52182347235693" calcext:value-type="float">
            <text:p>2.521823472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9320" calcext:value-type="float">
            <text:p>9320</text:p>
          </table:table-cell>
          <table:table-cell/>
          <table:table-cell table:formula="of:=([.A235]/[.B235])*100" office:value-type="float" office:value="2.52145922746781" calcext:value-type="float">
            <text:p>2.521459227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9332" calcext:value-type="float">
            <text:p>9332</text:p>
          </table:table-cell>
          <table:table-cell/>
          <table:table-cell table:formula="of:=([.A236]/[.B236])*100" office:value-type="float" office:value="2.5289327046721" calcext:value-type="float">
            <text:p>2.528932704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9347" calcext:value-type="float">
            <text:p>9347</text:p>
          </table:table-cell>
          <table:table-cell/>
          <table:table-cell table:formula="of:=([.A237]/[.B237])*100" office:value-type="float" office:value="2.53557291109447" calcext:value-type="float">
            <text:p>2.535572911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9413" calcext:value-type="float">
            <text:p>9413</text:p>
          </table:table-cell>
          <table:table-cell/>
          <table:table-cell table:formula="of:=([.A238]/[.B238])*100" office:value-type="float" office:value="2.52841814511845" calcext:value-type="float">
            <text:p>2.528418145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9474" calcext:value-type="float">
            <text:p>9474</text:p>
          </table:table-cell>
          <table:table-cell/>
          <table:table-cell table:formula="of:=([.A239]/[.B239])*100" office:value-type="float" office:value="2.52269368798818" calcext:value-type="float">
            <text:p>2.52269368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9569" calcext:value-type="float">
            <text:p>9569</text:p>
          </table:table-cell>
          <table:table-cell/>
          <table:table-cell table:formula="of:=([.A240]/[.B240])*100" office:value-type="float" office:value="2.50809906991326" calcext:value-type="float">
            <text:p>2.508099069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9670" calcext:value-type="float">
            <text:p>9670</text:p>
          </table:table-cell>
          <table:table-cell/>
          <table:table-cell table:formula="of:=([.A241]/[.B241])*100" office:value-type="float" office:value="2.49224405377456" calcext:value-type="float">
            <text:p>2.492244053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9682" calcext:value-type="float">
            <text:p>9682</text:p>
          </table:table-cell>
          <table:table-cell/>
          <table:table-cell table:formula="of:=([.A242]/[.B242])*100" office:value-type="float" office:value="2.49948357777319" calcext:value-type="float">
            <text:p>2.499483577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9720" calcext:value-type="float">
            <text:p>9720</text:p>
          </table:table-cell>
          <table:table-cell/>
          <table:table-cell table:formula="of:=([.A243]/[.B243])*100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048" calcext:value-type="float">
            <text:p>10048</text:p>
          </table:table-cell>
          <table:table-cell/>
          <table:table-cell table:formula="of:=([.A244]/[.B244])*100" office:value-type="float" office:value="2.42834394904459" calcext:value-type="float">
            <text:p>2.42834394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0071" calcext:value-type="float">
            <text:p>10071</text:p>
          </table:table-cell>
          <table:table-cell/>
          <table:table-cell table:formula="of:=([.A245]/[.B245])*100" office:value-type="float" office:value="2.43272763380002" calcext:value-type="float">
            <text:p>2.432727633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0080" calcext:value-type="float">
            <text:p>10080</text:p>
          </table:table-cell>
          <table:table-cell/>
          <table:table-cell table:formula="of:=([.A246]/[.B246])*100" office:value-type="float" office:value="2.44047619047619" calcext:value-type="float">
            <text:p>2.440476190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0090" calcext:value-type="float">
            <text:p>10090</text:p>
          </table:table-cell>
          <table:table-cell/>
          <table:table-cell table:formula="of:=([.A247]/[.B247])*100" office:value-type="float" office:value="2.44796828543112" calcext:value-type="float">
            <text:p>2.447968285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0137" calcext:value-type="float">
            <text:p>10137</text:p>
          </table:table-cell>
          <table:table-cell/>
          <table:table-cell table:formula="of:=([.A248]/[.B248])*100" office:value-type="float" office:value="2.44648318042813" calcext:value-type="float">
            <text:p>2.446483180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0142" calcext:value-type="float">
            <text:p>10142</text:p>
          </table:table-cell>
          <table:table-cell/>
          <table:table-cell table:formula="of:=([.A249]/[.B249])*100" office:value-type="float" office:value="2.45513705383554" calcext:value-type="float">
            <text:p>2.455137053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156" calcext:value-type="float">
            <text:p>10156</text:p>
          </table:table-cell>
          <table:table-cell/>
          <table:table-cell table:formula="of:=([.A250]/[.B250])*100" office:value-type="float" office:value="2.46159905474596" calcext:value-type="float">
            <text:p>2.461599054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0168" calcext:value-type="float">
            <text:p>10168</text:p>
          </table:table-cell>
          <table:table-cell/>
          <table:table-cell table:formula="of:=([.A251]/[.B251])*100" office:value-type="float" office:value="2.46852871754524" calcext:value-type="float">
            <text:p>2.468528717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0186" calcext:value-type="float">
            <text:p>10186</text:p>
          </table:table-cell>
          <table:table-cell/>
          <table:table-cell table:formula="of:=([.A252]/[.B252])*100" office:value-type="float" office:value="2.47398389946986" calcext:value-type="float">
            <text:p>2.473983899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200" calcext:value-type="float">
            <text:p>10200</text:p>
          </table:table-cell>
          <table:table-cell/>
          <table:table-cell table:formula="of:=([.A253]/[.B253])*100" office:value-type="float" office:value="2.48039215686275" calcext:value-type="float">
            <text:p>2.480392156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0278" calcext:value-type="float">
            <text:p>10278</text:p>
          </table:table-cell>
          <table:table-cell/>
          <table:table-cell table:formula="of:=([.A254]/[.B254])*100" office:value-type="float" office:value="2.47129791788286" calcext:value-type="float">
            <text:p>2.471297917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306" calcext:value-type="float">
            <text:p>10306</text:p>
          </table:table-cell>
          <table:table-cell/>
          <table:table-cell table:formula="of:=([.A255]/[.B255])*100" office:value-type="float" office:value="2.47428682320978" calcext:value-type="float">
            <text:p>2.474286823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384" calcext:value-type="float">
            <text:p>10384</text:p>
          </table:table-cell>
          <table:table-cell/>
          <table:table-cell table:formula="of:=([.A256]/[.B256])*100" office:value-type="float" office:value="2.4653312788906" calcext:value-type="float">
            <text:p>2.465331278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0412" calcext:value-type="float">
            <text:p>10412</text:p>
          </table:table-cell>
          <table:table-cell/>
          <table:table-cell table:formula="of:=([.A257]/[.B257])*100" office:value-type="float" office:value="2.46830580099885" calcext:value-type="float">
            <text:p>2.46830580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0437" calcext:value-type="float">
            <text:p>10437</text:p>
          </table:table-cell>
          <table:table-cell/>
          <table:table-cell table:formula="of:=([.A258]/[.B258])*100" office:value-type="float" office:value="2.47197470537511" calcext:value-type="float">
            <text:p>2.471974705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0439" calcext:value-type="float">
            <text:p>10439</text:p>
          </table:table-cell>
          <table:table-cell/>
          <table:table-cell table:formula="of:=([.A259]/[.B259])*100" office:value-type="float" office:value="2.48108056327234" calcext:value-type="float">
            <text:p>2.481080563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0448" calcext:value-type="float">
            <text:p>10448</text:p>
          </table:table-cell>
          <table:table-cell/>
          <table:table-cell table:formula="of:=([.A260]/[.B260])*100" office:value-type="float" office:value="2.4885145482389" calcext:value-type="float">
            <text:p>2.488514548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0502" calcext:value-type="float">
            <text:p>10502</text:p>
          </table:table-cell>
          <table:table-cell/>
          <table:table-cell table:formula="of:=([.A261]/[.B261])*100" office:value-type="float" office:value="2.485240906494" calcext:value-type="float">
            <text:p>2.4852409065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0554" calcext:value-type="float">
            <text:p>10554</text:p>
          </table:table-cell>
          <table:table-cell/>
          <table:table-cell table:formula="of:=([.A262]/[.B262])*100" office:value-type="float" office:value="2.48247110100436" calcext:value-type="float">
            <text:p>2.48247110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0569" calcext:value-type="float">
            <text:p>10569</text:p>
          </table:table-cell>
          <table:table-cell/>
          <table:table-cell table:formula="of:=([.A263]/[.B263])*100" office:value-type="float" office:value="2.48840949947961" calcext:value-type="float">
            <text:p>2.488409499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0594" calcext:value-type="float">
            <text:p>10594</text:p>
          </table:table-cell>
          <table:table-cell/>
          <table:table-cell table:formula="of:=([.A264]/[.B264])*100" office:value-type="float" office:value="2.49197659052294" calcext:value-type="float">
            <text:p>2.491976590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0604" calcext:value-type="float">
            <text:p>10604</text:p>
          </table:table-cell>
          <table:table-cell/>
          <table:table-cell table:formula="of:=([.A265]/[.B265])*100" office:value-type="float" office:value="2.49905695963787" calcext:value-type="float">
            <text:p>2.499056959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0649" calcext:value-type="float">
            <text:p>10649</text:p>
          </table:table-cell>
          <table:table-cell/>
          <table:table-cell table:formula="of:=([.A266]/[.B266])*100" office:value-type="float" office:value="2.4978871255517" calcext:value-type="float">
            <text:p>2.497887125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0650" calcext:value-type="float">
            <text:p>10650</text:p>
          </table:table-cell>
          <table:table-cell/>
          <table:table-cell table:formula="of:=([.A267]/[.B267])*100" office:value-type="float" office:value="2.50704225352113" calcext:value-type="float">
            <text:p>2.507042253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0700" calcext:value-type="float">
            <text:p>10700</text:p>
          </table:table-cell>
          <table:table-cell/>
          <table:table-cell table:formula="of:=([.A268]/[.B268])*100" office:value-type="float" office:value="2.50467289719626" calcext:value-type="float">
            <text:p>2.504672897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0740" calcext:value-type="float">
            <text:p>10740</text:p>
          </table:table-cell>
          <table:table-cell/>
          <table:table-cell table:formula="of:=([.A269]/[.B269])*100" office:value-type="float" office:value="2.50465549348231" calcext:value-type="float">
            <text:p>2.504655493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0770" calcext:value-type="float">
            <text:p>10770</text:p>
          </table:table-cell>
          <table:table-cell/>
          <table:table-cell table:formula="of:=([.A270]/[.B270])*100" office:value-type="float" office:value="2.50696378830084" calcext:value-type="float">
            <text:p>2.506963788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0778" calcext:value-type="float">
            <text:p>10778</text:p>
          </table:table-cell>
          <table:table-cell/>
          <table:table-cell table:formula="of:=([.A271]/[.B271])*100" office:value-type="float" office:value="2.51438114678048" calcext:value-type="float">
            <text:p>2.514381146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0791" calcext:value-type="float">
            <text:p>10791</text:p>
          </table:table-cell>
          <table:table-cell/>
          <table:table-cell table:formula="of:=([.A272]/[.B272])*100" office:value-type="float" office:value="2.5206190343805" calcext:value-type="float">
            <text:p>2.5206190344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0804" calcext:value-type="float">
            <text:p>10804</text:p>
          </table:table-cell>
          <table:table-cell/>
          <table:table-cell table:formula="of:=([.A273]/[.B273])*100" office:value-type="float" office:value="2.52684191040355" calcext:value-type="float">
            <text:p>2.526841910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0822" calcext:value-type="float">
            <text:p>10822</text:p>
          </table:table-cell>
          <table:table-cell/>
          <table:table-cell table:formula="of:=([.A274]/[.B274])*100" office:value-type="float" office:value="2.53187950471262" calcext:value-type="float">
            <text:p>2.531879504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0824" calcext:value-type="float">
            <text:p>10824</text:p>
          </table:table-cell>
          <table:table-cell/>
          <table:table-cell table:formula="of:=([.A275]/[.B275])*100" office:value-type="float" office:value="2.54065040650406" calcext:value-type="float">
            <text:p>2.540650406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0895" calcext:value-type="float">
            <text:p>10895</text:p>
          </table:table-cell>
          <table:table-cell/>
          <table:table-cell table:formula="of:=([.A276]/[.B276])*100" office:value-type="float" office:value="2.53327214318495" calcext:value-type="float">
            <text:p>2.533272143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0913" calcext:value-type="float">
            <text:p>10913</text:p>
          </table:table-cell>
          <table:table-cell/>
          <table:table-cell table:formula="of:=([.A277]/[.B277])*100" office:value-type="float" office:value="2.53825712453038" calcext:value-type="float">
            <text:p>2.538257124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0926" calcext:value-type="float">
            <text:p>10926</text:p>
          </table:table-cell>
          <table:table-cell/>
          <table:table-cell table:formula="of:=([.A278]/[.B278])*100" office:value-type="float" office:value="2.54438952956251" calcext:value-type="float">
            <text:p>2.5443895296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0942" calcext:value-type="float">
            <text:p>10942</text:p>
          </table:table-cell>
          <table:table-cell/>
          <table:table-cell table:formula="of:=([.A279]/[.B279])*100" office:value-type="float" office:value="2.5498080789618" calcext:value-type="float">
            <text:p>2.54980807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0997" calcext:value-type="float">
            <text:p>10997</text:p>
          </table:table-cell>
          <table:table-cell/>
          <table:table-cell table:formula="of:=([.A280]/[.B280])*100" office:value-type="float" office:value="2.54614894971356" calcext:value-type="float">
            <text:p>2.546148949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1009" calcext:value-type="float">
            <text:p>11009</text:p>
          </table:table-cell>
          <table:table-cell/>
          <table:table-cell table:formula="of:=([.A281]/[.B281])*100" office:value-type="float" office:value="2.55245708057044" calcext:value-type="float">
            <text:p>2.5524570806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1036" calcext:value-type="float">
            <text:p>11036</text:p>
          </table:table-cell>
          <table:table-cell/>
          <table:table-cell table:formula="of:=([.A282]/[.B282])*100" office:value-type="float" office:value="2.55527364987314" calcext:value-type="float">
            <text:p>2.5552736499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1038" calcext:value-type="float">
            <text:p>11038</text:p>
          </table:table-cell>
          <table:table-cell/>
          <table:table-cell table:formula="of:=([.A283]/[.B283])*100" office:value-type="float" office:value="2.5638702663526" calcext:value-type="float">
            <text:p>2.563870266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1067" calcext:value-type="float">
            <text:p>11067</text:p>
          </table:table-cell>
          <table:table-cell/>
          <table:table-cell table:formula="of:=([.A284]/[.B284])*100" office:value-type="float" office:value="2.56618776542875" calcext:value-type="float">
            <text:p>2.566187765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1113" calcext:value-type="float">
            <text:p>11113</text:p>
          </table:table-cell>
          <table:table-cell/>
          <table:table-cell table:formula="of:=([.A285]/[.B285])*100" office:value-type="float" office:value="2.5645640241159" calcext:value-type="float">
            <text:p>2.564564024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1148" calcext:value-type="float">
            <text:p>11148</text:p>
          </table:table-cell>
          <table:table-cell/>
          <table:table-cell table:formula="of:=([.A286]/[.B286])*100" office:value-type="float" office:value="2.56548259777539" calcext:value-type="float">
            <text:p>2.565482597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1150" calcext:value-type="float">
            <text:p>11150</text:p>
          </table:table-cell>
          <table:table-cell/>
          <table:table-cell table:formula="of:=([.A287]/[.B287])*100" office:value-type="float" office:value="2.57399103139013" calcext:value-type="float">
            <text:p>2.573991031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1176" calcext:value-type="float">
            <text:p>11176</text:p>
          </table:table-cell>
          <table:table-cell/>
          <table:table-cell table:formula="of:=([.A288]/[.B288])*100" office:value-type="float" office:value="2.57695060844667" calcext:value-type="float">
            <text:p>2.576950608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1210" calcext:value-type="float">
            <text:p>11210</text:p>
          </table:table-cell>
          <table:table-cell/>
          <table:table-cell table:formula="of:=([.A289]/[.B289])*100" office:value-type="float" office:value="2.57805530776093" calcext:value-type="float">
            <text:p>2.578055307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1229" calcext:value-type="float">
            <text:p>11229</text:p>
          </table:table-cell>
          <table:table-cell/>
          <table:table-cell table:formula="of:=([.A290]/[.B290])*100" office:value-type="float" office:value="2.58259862855107" calcext:value-type="float">
            <text:p>2.582598628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1270" calcext:value-type="float">
            <text:p>11270</text:p>
          </table:table-cell>
          <table:table-cell/>
          <table:table-cell table:formula="of:=([.A291]/[.B291])*100" office:value-type="float" office:value="2.58207630878438" calcext:value-type="float">
            <text:p>2.5820763088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1436" calcext:value-type="float">
            <text:p>11436</text:p>
          </table:table-cell>
          <table:table-cell/>
          <table:table-cell table:formula="of:=([.A292]/[.B292])*100" office:value-type="float" office:value="2.55334032878629" calcext:value-type="float">
            <text:p>2.553340328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1500" calcext:value-type="float">
            <text:p>11500</text:p>
          </table:table-cell>
          <table:table-cell/>
          <table:table-cell table:formula="of:=([.A293]/[.B293])*100" office:value-type="float" office:value="2.54782608695652" calcext:value-type="float">
            <text:p>2.547826087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1505" calcext:value-type="float">
            <text:p>11505</text:p>
          </table:table-cell>
          <table:table-cell/>
          <table:table-cell table:formula="of:=([.A294]/[.B294])*100" office:value-type="float" office:value="2.55541069100391" calcext:value-type="float">
            <text:p>2.55541069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1586" calcext:value-type="float">
            <text:p>11586</text:p>
          </table:table-cell>
          <table:table-cell/>
          <table:table-cell table:formula="of:=([.A295]/[.B295])*100" office:value-type="float" office:value="2.54617641981702" calcext:value-type="float">
            <text:p>2.5461764198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1647" calcext:value-type="float">
            <text:p>11647</text:p>
          </table:table-cell>
          <table:table-cell/>
          <table:table-cell table:formula="of:=([.A296]/[.B296])*100" office:value-type="float" office:value="2.54142697690392" calcext:value-type="float">
            <text:p>2.5414269769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1658" calcext:value-type="float">
            <text:p>11658</text:p>
          </table:table-cell>
          <table:table-cell/>
          <table:table-cell table:formula="of:=([.A297]/[.B297])*100" office:value-type="float" office:value="2.54760679361812" calcext:value-type="float">
            <text:p>2.5476067936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1704" calcext:value-type="float">
            <text:p>11704</text:p>
          </table:table-cell>
          <table:table-cell/>
          <table:table-cell table:formula="of:=([.A298]/[.B298])*100" office:value-type="float" office:value="2.54613807245386" calcext:value-type="float">
            <text:p>2.546138072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1735" calcext:value-type="float">
            <text:p>11735</text:p>
          </table:table-cell>
          <table:table-cell/>
          <table:table-cell table:formula="of:=([.A299]/[.B299])*100" office:value-type="float" office:value="2.54793353216873" calcext:value-type="float">
            <text:p>2.547933532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1736" calcext:value-type="float">
            <text:p>11736</text:p>
          </table:table-cell>
          <table:table-cell/>
          <table:table-cell table:formula="of:=([.A300]/[.B300])*100" office:value-type="float" office:value="2.55623721881391" calcext:value-type="float">
            <text:p>2.556237218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1743" calcext:value-type="float">
            <text:p>11743</text:p>
          </table:table-cell>
          <table:table-cell/>
          <table:table-cell table:formula="of:=([.A301]/[.B301])*100" office:value-type="float" office:value="2.56322915779613" calcext:value-type="float">
            <text:p>2.5632291578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1750" calcext:value-type="float">
            <text:p>11750</text:p>
          </table:table-cell>
          <table:table-cell/>
          <table:table-cell table:formula="of:=([.A302]/[.B302])*100" office:value-type="float" office:value="2.57021276595745" calcext:value-type="float">
            <text:p>2.570212766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1758" calcext:value-type="float">
            <text:p>11758</text:p>
          </table:table-cell>
          <table:table-cell/>
          <table:table-cell table:formula="of:=([.A303]/[.B303])*100" office:value-type="float" office:value="2.57696887225719" calcext:value-type="float">
            <text:p>2.576968872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1766" calcext:value-type="float">
            <text:p>11766</text:p>
          </table:table-cell>
          <table:table-cell/>
          <table:table-cell table:formula="of:=([.A304]/[.B304])*100" office:value-type="float" office:value="2.58371579126296" calcext:value-type="float">
            <text:p>2.583715791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1835" calcext:value-type="float">
            <text:p>11835</text:p>
          </table:table-cell>
          <table:table-cell/>
          <table:table-cell table:formula="of:=([.A305]/[.B305])*100" office:value-type="float" office:value="2.57710181664554" calcext:value-type="float">
            <text:p>2.5771018166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1837" calcext:value-type="float">
            <text:p>11837</text:p>
          </table:table-cell>
          <table:table-cell/>
          <table:table-cell table:formula="of:=([.A306]/[.B306])*100" office:value-type="float" office:value="2.58511447157219" calcext:value-type="float">
            <text:p>2.585114471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1842" calcext:value-type="float">
            <text:p>11842</text:p>
          </table:table-cell>
          <table:table-cell/>
          <table:table-cell table:formula="of:=([.A307]/[.B307])*100" office:value-type="float" office:value="2.5924674885999" calcext:value-type="float">
            <text:p>2.5924674886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1872" calcext:value-type="float">
            <text:p>11872</text:p>
          </table:table-cell>
          <table:table-cell/>
          <table:table-cell table:formula="of:=([.A308]/[.B308])*100" office:value-type="float" office:value="2.59433962264151" calcext:value-type="float">
            <text:p>2.594339622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1879" calcext:value-type="float">
            <text:p>11879</text:p>
          </table:table-cell>
          <table:table-cell/>
          <table:table-cell table:formula="of:=([.A309]/[.B309])*100" office:value-type="float" office:value="2.60122905968516" calcext:value-type="float">
            <text:p>2.6012290597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1901" calcext:value-type="float">
            <text:p>11901</text:p>
          </table:table-cell>
          <table:table-cell/>
          <table:table-cell table:formula="of:=([.A310]/[.B310])*100" office:value-type="float" office:value="2.60482312410722" calcext:value-type="float">
            <text:p>2.604823124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1941" calcext:value-type="float">
            <text:p>11941</text:p>
          </table:table-cell>
          <table:table-cell/>
          <table:table-cell table:formula="of:=([.A311]/[.B311])*100" office:value-type="float" office:value="2.60447198727075" calcext:value-type="float">
            <text:p>2.604471987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1975" calcext:value-type="float">
            <text:p>11975</text:p>
          </table:table-cell>
          <table:table-cell/>
          <table:table-cell table:formula="of:=([.A312]/[.B312])*100" office:value-type="float" office:value="2.60542797494781" calcext:value-type="float">
            <text:p>2.605427974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2118" calcext:value-type="float">
            <text:p>12118</text:p>
          </table:table-cell>
          <table:table-cell/>
          <table:table-cell table:formula="of:=([.A313]/[.B313])*100" office:value-type="float" office:value="2.58293447763657" calcext:value-type="float">
            <text:p>2.582934477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2142" calcext:value-type="float">
            <text:p>12142</text:p>
          </table:table-cell>
          <table:table-cell/>
          <table:table-cell table:formula="of:=([.A314]/[.B314])*100" office:value-type="float" office:value="2.58606489869873" calcext:value-type="float">
            <text:p>2.586064898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2168" calcext:value-type="float">
            <text:p>12168</text:p>
          </table:table-cell>
          <table:table-cell/>
          <table:table-cell table:formula="of:=([.A315]/[.B315])*100" office:value-type="float" office:value="2.5887573964497" calcext:value-type="float">
            <text:p>2.5887573964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2232" calcext:value-type="float">
            <text:p>12232</text:p>
          </table:table-cell>
          <table:table-cell/>
          <table:table-cell table:formula="of:=([.A316]/[.B316])*100" office:value-type="float" office:value="2.5833878351864" calcext:value-type="float">
            <text:p>2.5833878352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2237" calcext:value-type="float">
            <text:p>12237</text:p>
          </table:table-cell>
          <table:table-cell/>
          <table:table-cell table:formula="of:=([.A317]/[.B317])*100" office:value-type="float" office:value="2.59050420854785" calcext:value-type="float">
            <text:p>2.590504208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2273" calcext:value-type="float">
            <text:p>12273</text:p>
          </table:table-cell>
          <table:table-cell/>
          <table:table-cell table:formula="of:=([.A318]/[.B318])*100" office:value-type="float" office:value="2.59105353214373" calcext:value-type="float">
            <text:p>2.591053532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2303" calcext:value-type="float">
            <text:p>12303</text:p>
          </table:table-cell>
          <table:table-cell/>
          <table:table-cell table:formula="of:=([.A319]/[.B319])*100" office:value-type="float" office:value="2.59286352922052" calcext:value-type="float">
            <text:p>2.592863529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2313" calcext:value-type="float">
            <text:p>12313</text:p>
          </table:table-cell>
          <table:table-cell/>
          <table:table-cell table:formula="of:=([.A320]/[.B320])*100" office:value-type="float" office:value="2.59887923333063" calcext:value-type="float">
            <text:p>2.598879233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2324" calcext:value-type="float">
            <text:p>12324</text:p>
          </table:table-cell>
          <table:table-cell/>
          <table:table-cell table:formula="of:=([.A321]/[.B321])*100" office:value-type="float" office:value="2.60467380720545" calcext:value-type="float">
            <text:p>2.604673807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2391" calcext:value-type="float">
            <text:p>12391</text:p>
          </table:table-cell>
          <table:table-cell/>
          <table:table-cell table:formula="of:=([.A322]/[.B322])*100" office:value-type="float" office:value="2.59866031797272" calcext:value-type="float">
            <text:p>2.598660318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2422" calcext:value-type="float">
            <text:p>12422</text:p>
          </table:table-cell>
          <table:table-cell/>
          <table:table-cell table:formula="of:=([.A323]/[.B323])*100" office:value-type="float" office:value="2.60022540653679" calcext:value-type="float">
            <text:p>2.600225406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2425" calcext:value-type="float">
            <text:p>12425</text:p>
          </table:table-cell>
          <table:table-cell/>
          <table:table-cell table:formula="of:=([.A324]/[.B324])*100" office:value-type="float" office:value="2.60764587525151" calcext:value-type="float">
            <text:p>2.607645875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2450" calcext:value-type="float">
            <text:p>12450</text:p>
          </table:table-cell>
          <table:table-cell/>
          <table:table-cell table:formula="of:=([.A325]/[.B325])*100" office:value-type="float" office:value="2.61044176706827" calcext:value-type="float">
            <text:p>2.610441767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2450" calcext:value-type="float">
            <text:p>12450</text:p>
          </table:table-cell>
          <table:table-cell/>
          <table:table-cell table:formula="of:=([.A326]/[.B326])*100" office:value-type="float" office:value="2.61847389558233" calcext:value-type="float">
            <text:p>2.618473895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2482" calcext:value-type="float">
            <text:p>12482</text:p>
          </table:table-cell>
          <table:table-cell/>
          <table:table-cell table:formula="of:=([.A327]/[.B327])*100" office:value-type="float" office:value="2.6197724723602" calcext:value-type="float">
            <text:p>2.619772472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2488" calcext:value-type="float">
            <text:p>12488</text:p>
          </table:table-cell>
          <table:table-cell/>
          <table:table-cell table:formula="of:=([.A328]/[.B328])*100" office:value-type="float" office:value="2.62652146060218" calcext:value-type="float">
            <text:p>2.6265214606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2507" calcext:value-type="float">
            <text:p>12507</text:p>
          </table:table-cell>
          <table:table-cell/>
          <table:table-cell table:formula="of:=([.A329]/[.B329])*100" office:value-type="float" office:value="2.63052690493324" calcext:value-type="float">
            <text:p>2.630526904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2560" calcext:value-type="float">
            <text:p>12560</text:p>
          </table:table-cell>
          <table:table-cell/>
          <table:table-cell table:formula="of:=([.A330]/[.B330])*100" office:value-type="float" office:value="2.62738853503185" calcext:value-type="float">
            <text:p>2.62738853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2591" calcext:value-type="float">
            <text:p>12591</text:p>
          </table:table-cell>
          <table:table-cell/>
          <table:table-cell table:formula="of:=([.A331]/[.B331])*100" office:value-type="float" office:value="2.62886188547375" calcext:value-type="float">
            <text:p>2.6288618855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2617" calcext:value-type="float">
            <text:p>12617</text:p>
          </table:table-cell>
          <table:table-cell/>
          <table:table-cell table:formula="of:=([.A332]/[.B332])*100" office:value-type="float" office:value="2.63137037330586" calcext:value-type="float">
            <text:p>2.631370373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2637" calcext:value-type="float">
            <text:p>12637</text:p>
          </table:table-cell>
          <table:table-cell/>
          <table:table-cell table:formula="of:=([.A333]/[.B333])*100" office:value-type="float" office:value="2.63511909472185" calcext:value-type="float">
            <text:p>2.6351190947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2651" calcext:value-type="float">
            <text:p>12651</text:p>
          </table:table-cell>
          <table:table-cell/>
          <table:table-cell table:formula="of:=([.A334]/[.B334])*100" office:value-type="float" office:value="2.64010750138329" calcext:value-type="float">
            <text:p>2.6401075014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2704" calcext:value-type="float">
            <text:p>12704</text:p>
          </table:table-cell>
          <table:table-cell/>
          <table:table-cell table:formula="of:=([.A335]/[.B335])*100" office:value-type="float" office:value="2.63696473551637" calcext:value-type="float">
            <text:p>2.636964735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2724" calcext:value-type="float">
            <text:p>12724</text:p>
          </table:table-cell>
          <table:table-cell/>
          <table:table-cell table:formula="of:=([.A336]/[.B336])*100" office:value-type="float" office:value="2.64067903175102" calcext:value-type="float">
            <text:p>2.640679031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2759" calcext:value-type="float">
            <text:p>12759</text:p>
          </table:table-cell>
          <table:table-cell/>
          <table:table-cell table:formula="of:=([.A337]/[.B337])*100" office:value-type="float" office:value="2.64127282702406" calcext:value-type="float">
            <text:p>2.641272827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2778" calcext:value-type="float">
            <text:p>12778</text:p>
          </table:table-cell>
          <table:table-cell/>
          <table:table-cell table:formula="of:=([.A338]/[.B338])*100" office:value-type="float" office:value="2.64517138832368" calcext:value-type="float">
            <text:p>2.6451713883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2818" calcext:value-type="float">
            <text:p>12818</text:p>
          </table:table-cell>
          <table:table-cell/>
          <table:table-cell table:formula="of:=([.A339]/[.B339])*100" office:value-type="float" office:value="2.6447183647995" calcext:value-type="float">
            <text:p>2.644718364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2818" calcext:value-type="float">
            <text:p>12818</text:p>
          </table:table-cell>
          <table:table-cell/>
          <table:table-cell table:formula="of:=([.A340]/[.B340])*100" office:value-type="float" office:value="2.6525198938992" calcext:value-type="float">
            <text:p>2.6525198939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2829" calcext:value-type="float">
            <text:p>12829</text:p>
          </table:table-cell>
          <table:table-cell/>
          <table:table-cell table:formula="of:=([.A341]/[.B341])*100" office:value-type="float" office:value="2.65804037727025" calcext:value-type="float">
            <text:p>2.658040377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2851" calcext:value-type="float">
            <text:p>12851</text:p>
          </table:table-cell>
          <table:table-cell/>
          <table:table-cell table:formula="of:=([.A342]/[.B342])*100" office:value-type="float" office:value="2.6612714963816" calcext:value-type="float">
            <text:p>2.6612714964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2932" calcext:value-type="float">
            <text:p>12932</text:p>
          </table:table-cell>
          <table:table-cell/>
          <table:table-cell table:formula="of:=([.A343]/[.B343])*100" office:value-type="float" office:value="2.65233529229817" calcext:value-type="float">
            <text:p>2.652335292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2934" calcext:value-type="float">
            <text:p>12934</text:p>
          </table:table-cell>
          <table:table-cell/>
          <table:table-cell table:formula="of:=([.A344]/[.B344])*100" office:value-type="float" office:value="2.65965671872584" calcext:value-type="float">
            <text:p>2.6596567187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2987" calcext:value-type="float">
            <text:p>12987</text:p>
          </table:table-cell>
          <table:table-cell/>
          <table:table-cell table:formula="of:=([.A345]/[.B345])*100" office:value-type="float" office:value="2.65650265650266" calcext:value-type="float">
            <text:p>2.656502656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3163" calcext:value-type="float">
            <text:p>13163</text:p>
          </table:table-cell>
          <table:table-cell/>
          <table:table-cell table:formula="of:=([.A346]/[.B346])*100" office:value-type="float" office:value="2.62858011091696" calcext:value-type="float">
            <text:p>2.6285801109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3241" calcext:value-type="float">
            <text:p>13241</text:p>
          </table:table-cell>
          <table:table-cell/>
          <table:table-cell table:formula="of:=([.A347]/[.B347])*100" office:value-type="float" office:value="2.62064798731214" calcext:value-type="float">
            <text:p>2.6206479873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3244" calcext:value-type="float">
            <text:p>13244</text:p>
          </table:table-cell>
          <table:table-cell/>
          <table:table-cell table:formula="of:=([.A348]/[.B348])*100" office:value-type="float" office:value="2.62760495318635" calcext:value-type="float">
            <text:p>2.6276049532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3303" calcext:value-type="float">
            <text:p>13303</text:p>
          </table:table-cell>
          <table:table-cell/>
          <table:table-cell table:formula="of:=([.A349]/[.B349])*100" office:value-type="float" office:value="2.62346839058859" calcext:value-type="float">
            <text:p>2.623468390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3309" calcext:value-type="float">
            <text:p>13309</text:p>
          </table:table-cell>
          <table:table-cell/>
          <table:table-cell table:formula="of:=([.A350]/[.B350])*100" office:value-type="float" office:value="2.62979938387557" calcext:value-type="float">
            <text:p>2.629799383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3321" calcext:value-type="float">
            <text:p>13321</text:p>
          </table:table-cell>
          <table:table-cell/>
          <table:table-cell table:formula="of:=([.A351]/[.B351])*100" office:value-type="float" office:value="2.63493731701824" calcext:value-type="float">
            <text:p>2.63493731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3447" calcext:value-type="float">
            <text:p>13447</text:p>
          </table:table-cell>
          <table:table-cell/>
          <table:table-cell table:formula="of:=([.A352]/[.B352])*100" office:value-type="float" office:value="2.61768424183833" calcext:value-type="float">
            <text:p>2.617684241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3489" calcext:value-type="float">
            <text:p>13489</text:p>
          </table:table-cell>
          <table:table-cell/>
          <table:table-cell table:formula="of:=([.A353]/[.B353])*100" office:value-type="float" office:value="2.6169471421158" calcext:value-type="float">
            <text:p>2.616947142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3512" calcext:value-type="float">
            <text:p>13512</text:p>
          </table:table-cell>
          <table:table-cell/>
          <table:table-cell table:formula="of:=([.A354]/[.B354])*100" office:value-type="float" office:value="2.61989342806394" calcext:value-type="float">
            <text:p>2.619893428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3563" calcext:value-type="float">
            <text:p>13563</text:p>
          </table:table-cell>
          <table:table-cell/>
          <table:table-cell table:formula="of:=([.A355]/[.B355])*100" office:value-type="float" office:value="2.61741502617415" calcext:value-type="float">
            <text:p>2.6174150262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3625" calcext:value-type="float">
            <text:p>13625</text:p>
          </table:table-cell>
          <table:table-cell/>
          <table:table-cell table:formula="of:=([.A356]/[.B356])*100" office:value-type="float" office:value="2.61284403669725" calcext:value-type="float">
            <text:p>2.6128440367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3629" calcext:value-type="float">
            <text:p>13629</text:p>
          </table:table-cell>
          <table:table-cell/>
          <table:table-cell table:formula="of:=([.A357]/[.B357])*100" office:value-type="float" office:value="2.61941448382126" calcext:value-type="float">
            <text:p>2.6194144838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3646" calcext:value-type="float">
            <text:p>13646</text:p>
          </table:table-cell>
          <table:table-cell/>
          <table:table-cell table:formula="of:=([.A358]/[.B358])*100" office:value-type="float" office:value="2.62347940788509" calcext:value-type="float">
            <text:p>2.6234794079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3656" calcext:value-type="float">
            <text:p>13656</text:p>
          </table:table-cell>
          <table:table-cell/>
          <table:table-cell table:formula="of:=([.A359]/[.B359])*100" office:value-type="float" office:value="2.62888107791447" calcext:value-type="float">
            <text:p>2.628881077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3657" calcext:value-type="float">
            <text:p>13657</text:p>
          </table:table-cell>
          <table:table-cell/>
          <table:table-cell table:formula="of:=([.A360]/[.B360])*100" office:value-type="float" office:value="2.63601083693344" calcext:value-type="float">
            <text:p>2.6360108369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3714" calcext:value-type="float">
            <text:p>13714</text:p>
          </table:table-cell>
          <table:table-cell/>
          <table:table-cell table:formula="of:=([.A361]/[.B361])*100" office:value-type="float" office:value="2.6323465072189" calcext:value-type="float">
            <text:p>2.6323465072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3812" calcext:value-type="float">
            <text:p>13812</text:p>
          </table:table-cell>
          <table:table-cell/>
          <table:table-cell table:formula="of:=([.A362]/[.B362])*100" office:value-type="float" office:value="2.62090935418477" calcext:value-type="float">
            <text:p>2.6209093542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3819" calcext:value-type="float">
            <text:p>13819</text:p>
          </table:table-cell>
          <table:table-cell/>
          <table:table-cell table:formula="of:=([.A363]/[.B363])*100" office:value-type="float" office:value="2.62681814892539" calcext:value-type="float">
            <text:p>2.6268181489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3957" calcext:value-type="float">
            <text:p>13957</text:p>
          </table:table-cell>
          <table:table-cell/>
          <table:table-cell table:formula="of:=([.A364]/[.B364])*100" office:value-type="float" office:value="2.60801031740345" calcext:value-type="float">
            <text:p>2.6080103174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3961" calcext:value-type="float">
            <text:p>13961</text:p>
          </table:table-cell>
          <table:table-cell/>
          <table:table-cell table:formula="of:=([.A365]/[.B365])*100" office:value-type="float" office:value="2.61442590072344" calcext:value-type="float">
            <text:p>2.6144259007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4045" calcext:value-type="float">
            <text:p>14045</text:p>
          </table:table-cell>
          <table:table-cell/>
          <table:table-cell table:formula="of:=([.A366]/[.B366])*100" office:value-type="float" office:value="2.60590957636169" calcext:value-type="float">
            <text:p>2.6059095764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4079" calcext:value-type="float">
            <text:p>14079</text:p>
          </table:table-cell>
          <table:table-cell/>
          <table:table-cell table:formula="of:=([.A367]/[.B367])*100" office:value-type="float" office:value="2.60671922721784" calcext:value-type="float">
            <text:p>2.6067192272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4135" calcext:value-type="float">
            <text:p>14135</text:p>
          </table:table-cell>
          <table:table-cell/>
          <table:table-cell table:formula="of:=([.A368]/[.B368])*100" office:value-type="float" office:value="2.60346657233817" calcext:value-type="float">
            <text:p>2.6034665723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4137" calcext:value-type="float">
            <text:p>14137</text:p>
          </table:table-cell>
          <table:table-cell/>
          <table:table-cell table:formula="of:=([.A369]/[.B369])*100" office:value-type="float" office:value="2.61017188936832" calcext:value-type="float">
            <text:p>2.6101718894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4142" calcext:value-type="float">
            <text:p>14142</text:p>
          </table:table-cell>
          <table:table-cell/>
          <table:table-cell table:formula="of:=([.A370]/[.B370])*100" office:value-type="float" office:value="2.61632018102107" calcext:value-type="float">
            <text:p>2.61632018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4168" calcext:value-type="float">
            <text:p>14168</text:p>
          </table:table-cell>
          <table:table-cell/>
          <table:table-cell table:formula="of:=([.A371]/[.B371])*100" office:value-type="float" office:value="2.61857707509881" calcext:value-type="float">
            <text:p>2.618577075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4178" calcext:value-type="float">
            <text:p>14178</text:p>
          </table:table-cell>
          <table:table-cell/>
          <table:table-cell table:formula="of:=([.A372]/[.B372])*100" office:value-type="float" office:value="2.62378332628015" calcext:value-type="float">
            <text:p>2.6237833263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4202" calcext:value-type="float">
            <text:p>14202</text:p>
          </table:table-cell>
          <table:table-cell/>
          <table:table-cell table:formula="of:=([.A373]/[.B373])*100" office:value-type="float" office:value="2.62639064920434" calcext:value-type="float">
            <text:p>2.6263906492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4238" calcext:value-type="float">
            <text:p>14238</text:p>
          </table:table-cell>
          <table:table-cell/>
          <table:table-cell table:formula="of:=([.A374]/[.B374])*100" office:value-type="float" office:value="2.6267734232336" calcext:value-type="float">
            <text:p>2.626773423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4288" calcext:value-type="float">
            <text:p>14288</text:p>
          </table:table-cell>
          <table:table-cell/>
          <table:table-cell table:formula="of:=([.A375]/[.B375])*100" office:value-type="float" office:value="2.62458006718925" calcext:value-type="float">
            <text:p>2.6245800672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4306" calcext:value-type="float">
            <text:p>14306</text:p>
          </table:table-cell>
          <table:table-cell/>
          <table:table-cell table:formula="of:=([.A376]/[.B376])*100" office:value-type="float" office:value="2.62826785963931" calcext:value-type="float">
            <text:p>2.6282678596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4321" calcext:value-type="float">
            <text:p>14321</text:p>
          </table:table-cell>
          <table:table-cell/>
          <table:table-cell table:formula="of:=([.A377]/[.B377])*100" office:value-type="float" office:value="2.6324977306054" calcext:value-type="float">
            <text:p>2.6324977306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4373" calcext:value-type="float">
            <text:p>14373</text:p>
          </table:table-cell>
          <table:table-cell/>
          <table:table-cell table:formula="of:=([.A378]/[.B378])*100" office:value-type="float" office:value="2.6299311208516" calcext:value-type="float">
            <text:p>2.6299311209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4410" calcext:value-type="float">
            <text:p>14410</text:p>
          </table:table-cell>
          <table:table-cell/>
          <table:table-cell table:formula="of:=([.A379]/[.B379])*100" office:value-type="float" office:value="2.63011797362942" calcext:value-type="float">
            <text:p>2.630117973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4484" calcext:value-type="float">
            <text:p>14484</text:p>
          </table:table-cell>
          <table:table-cell/>
          <table:table-cell table:formula="of:=([.A380]/[.B380])*100" office:value-type="float" office:value="2.62358464512566" calcext:value-type="float">
            <text:p>2.623584645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4594" calcext:value-type="float">
            <text:p>14594</text:p>
          </table:table-cell>
          <table:table-cell/>
          <table:table-cell table:formula="of:=([.A381]/[.B381])*100" office:value-type="float" office:value="2.61066191585583" calcext:value-type="float">
            <text:p>2.6106619159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4608" calcext:value-type="float">
            <text:p>14608</text:p>
          </table:table-cell>
          <table:table-cell/>
          <table:table-cell table:formula="of:=([.A382]/[.B382])*100" office:value-type="float" office:value="2.61500547645126" calcext:value-type="float">
            <text:p>2.6150054765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4640" calcext:value-type="float">
            <text:p>14640</text:p>
          </table:table-cell>
          <table:table-cell/>
          <table:table-cell table:formula="of:=([.A383]/[.B383])*100" office:value-type="float" office:value="2.61612021857923" calcext:value-type="float">
            <text:p>2.6161202186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4660" calcext:value-type="float">
            <text:p>14660</text:p>
          </table:table-cell>
          <table:table-cell/>
          <table:table-cell table:formula="of:=([.A384]/[.B384])*100" office:value-type="float" office:value="2.6193724420191" calcext:value-type="float">
            <text:p>2.619372442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4706" calcext:value-type="float">
            <text:p>14706</text:p>
          </table:table-cell>
          <table:table-cell/>
          <table:table-cell table:formula="of:=([.A385]/[.B385])*100" office:value-type="float" office:value="2.61797905616755" calcext:value-type="float">
            <text:p>2.6179790562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4724" calcext:value-type="float">
            <text:p>14724</text:p>
          </table:table-cell>
          <table:table-cell/>
          <table:table-cell table:formula="of:=([.A386]/[.B386])*100" office:value-type="float" office:value="2.62157022548221" calcext:value-type="float">
            <text:p>2.6215702255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4727" calcext:value-type="float">
            <text:p>14727</text:p>
          </table:table-cell>
          <table:table-cell/>
          <table:table-cell table:formula="of:=([.A387]/[.B387])*100" office:value-type="float" office:value="2.62782644123039" calcext:value-type="float">
            <text:p>2.6278264412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4785" calcext:value-type="float">
            <text:p>14785</text:p>
          </table:table-cell>
          <table:table-cell/>
          <table:table-cell table:formula="of:=([.A388]/[.B388])*100" office:value-type="float" office:value="2.62428136624958" calcext:value-type="float">
            <text:p>2.6242813662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4787" calcext:value-type="float">
            <text:p>14787</text:p>
          </table:table-cell>
          <table:table-cell/>
          <table:table-cell table:formula="of:=([.A389]/[.B389])*100" office:value-type="float" office:value="2.63068911882059" calcext:value-type="float">
            <text:p>2.630689118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4788" calcext:value-type="float">
            <text:p>14788</text:p>
          </table:table-cell>
          <table:table-cell/>
          <table:table-cell table:formula="of:=([.A390]/[.B390])*100" office:value-type="float" office:value="2.6372734649716" calcext:value-type="float">
            <text:p>2.637273465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4788" calcext:value-type="float">
            <text:p>14788</text:p>
          </table:table-cell>
          <table:table-cell/>
          <table:table-cell table:formula="of:=([.A391]/[.B391])*100" office:value-type="float" office:value="2.64403570462537" calcext:value-type="float">
            <text:p>2.6440357046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4813" calcext:value-type="float">
            <text:p>14813</text:p>
          </table:table-cell>
          <table:table-cell/>
          <table:table-cell table:formula="of:=([.A392]/[.B392])*100" office:value-type="float" office:value="2.6463241747114" calcext:value-type="float">
            <text:p>2.6463241747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4869" calcext:value-type="float">
            <text:p>14869</text:p>
          </table:table-cell>
          <table:table-cell/>
          <table:table-cell table:formula="of:=([.A393]/[.B393])*100" office:value-type="float" office:value="2.64308292420472" calcext:value-type="float">
            <text:p>2.6430829242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4927" calcext:value-type="float">
            <text:p>14927</text:p>
          </table:table-cell>
          <table:table-cell/>
          <table:table-cell table:formula="of:=([.A394]/[.B394])*100" office:value-type="float" office:value="2.63951229316005" calcext:value-type="float">
            <text:p>2.6395122932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4959" calcext:value-type="float">
            <text:p>14959</text:p>
          </table:table-cell>
          <table:table-cell/>
          <table:table-cell table:formula="of:=([.A395]/[.B395])*100" office:value-type="float" office:value="2.64055083895982" calcext:value-type="float">
            <text:p>2.640550839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4974" calcext:value-type="float">
            <text:p>14974</text:p>
          </table:table-cell>
          <table:table-cell/>
          <table:table-cell table:formula="of:=([.A396]/[.B396])*100" office:value-type="float" office:value="2.64458394550554" calcext:value-type="float">
            <text:p>2.6445839455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5017" calcext:value-type="float">
            <text:p>15017</text:p>
          </table:table-cell>
          <table:table-cell/>
          <table:table-cell table:formula="of:=([.A397]/[.B397])*100" office:value-type="float" office:value="2.64367050675901" calcext:value-type="float">
            <text:p>2.6436705068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5050" calcext:value-type="float">
            <text:p>15050</text:p>
          </table:table-cell>
          <table:table-cell/>
          <table:table-cell table:formula="of:=([.A398]/[.B398])*100" office:value-type="float" office:value="2.64451827242525" calcext:value-type="float">
            <text:p>2.6445182724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5050" calcext:value-type="float">
            <text:p>15050</text:p>
          </table:table-cell>
          <table:table-cell/>
          <table:table-cell table:formula="of:=([.A399]/[.B399])*100" office:value-type="float" office:value="2.65116279069767" calcext:value-type="float">
            <text:p>2.651162790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5141" calcext:value-type="float">
            <text:p>15141</text:p>
          </table:table-cell>
          <table:table-cell/>
          <table:table-cell table:formula="of:=([.A400]/[.B400])*100" office:value-type="float" office:value="2.64183343240209" calcext:value-type="float">
            <text:p>2.6418334324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5143" calcext:value-type="float">
            <text:p>15143</text:p>
          </table:table-cell>
          <table:table-cell/>
          <table:table-cell table:formula="of:=([.A401]/[.B401])*100" office:value-type="float" office:value="2.64808822558278" calcext:value-type="float">
            <text:p>2.6480882256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5201" calcext:value-type="float">
            <text:p>15201</text:p>
          </table:table-cell>
          <table:table-cell/>
          <table:table-cell table:formula="of:=([.A402]/[.B402])*100" office:value-type="float" office:value="2.64456285770673" calcext:value-type="float">
            <text:p>2.6445628577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5232" calcext:value-type="float">
            <text:p>15232</text:p>
          </table:table-cell>
          <table:table-cell/>
          <table:table-cell table:formula="of:=([.A403]/[.B403])*100" office:value-type="float" office:value="2.64574579831933" calcext:value-type="float">
            <text:p>2.6457457983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5254" calcext:value-type="float">
            <text:p>15254</text:p>
          </table:table-cell>
          <table:table-cell/>
          <table:table-cell table:formula="of:=([.A404]/[.B404])*100" office:value-type="float" office:value="2.64848564311" calcext:value-type="float">
            <text:p>2.6484856431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5295" calcext:value-type="float">
            <text:p>15295</text:p>
          </table:table-cell>
          <table:table-cell/>
          <table:table-cell table:formula="of:=([.A405]/[.B405])*100" office:value-type="float" office:value="2.64792415822164" calcext:value-type="float">
            <text:p>2.6479241582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5350" calcext:value-type="float">
            <text:p>15350</text:p>
          </table:table-cell>
          <table:table-cell/>
          <table:table-cell table:formula="of:=([.A406]/[.B406])*100" office:value-type="float" office:value="2.64495114006515" calcext:value-type="float">
            <text:p>2.644951140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5374" calcext:value-type="float">
            <text:p>15374</text:p>
          </table:table-cell>
          <table:table-cell/>
          <table:table-cell table:formula="of:=([.A407]/[.B407])*100" office:value-type="float" office:value="2.64732665539222" calcext:value-type="float">
            <text:p>2.6473266554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5407" calcext:value-type="float">
            <text:p>15407</text:p>
          </table:table-cell>
          <table:table-cell/>
          <table:table-cell table:formula="of:=([.A408]/[.B408])*100" office:value-type="float" office:value="2.64814694619329" calcext:value-type="float">
            <text:p>2.6481469462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5435" calcext:value-type="float">
            <text:p>15435</text:p>
          </table:table-cell>
          <table:table-cell/>
          <table:table-cell table:formula="of:=([.A409]/[.B409])*100" office:value-type="float" office:value="2.6498218334953" calcext:value-type="float">
            <text:p>2.649821833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5437" calcext:value-type="float">
            <text:p>15437</text:p>
          </table:table-cell>
          <table:table-cell/>
          <table:table-cell table:formula="of:=([.A410]/[.B410])*100" office:value-type="float" office:value="2.65595646822569" calcext:value-type="float">
            <text:p>2.6559564682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5572" calcext:value-type="float">
            <text:p>15572</text:p>
          </table:table-cell>
          <table:table-cell/>
          <table:table-cell table:formula="of:=([.A411]/[.B411])*100" office:value-type="float" office:value="2.63935268430516" calcext:value-type="float">
            <text:p>2.6393526843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5575" calcext:value-type="float">
            <text:p>15575</text:p>
          </table:table-cell>
          <table:table-cell/>
          <table:table-cell table:formula="of:=([.A412]/[.B412])*100" office:value-type="float" office:value="2.64526484751204" calcext:value-type="float">
            <text:p>2.6452648475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5591" calcext:value-type="float">
            <text:p>15591</text:p>
          </table:table-cell>
          <table:table-cell/>
          <table:table-cell table:formula="of:=([.A413]/[.B413])*100" office:value-type="float" office:value="2.64896414598166" calcext:value-type="float">
            <text:p>2.648964146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5594" calcext:value-type="float">
            <text:p>15594</text:p>
          </table:table-cell>
          <table:table-cell/>
          <table:table-cell table:formula="of:=([.A414]/[.B414])*100" office:value-type="float" office:value="2.65486725663717" calcext:value-type="float">
            <text:p>2.6548672566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5596" calcext:value-type="float">
            <text:p>15596</text:p>
          </table:table-cell>
          <table:table-cell/>
          <table:table-cell table:formula="of:=([.A415]/[.B415])*100" office:value-type="float" office:value="2.66093870223134" calcext:value-type="float">
            <text:p>2.6609387022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5598" calcext:value-type="float">
            <text:p>15598</text:p>
          </table:table-cell>
          <table:table-cell/>
          <table:table-cell table:formula="of:=([.A416]/[.B416])*100" office:value-type="float" office:value="2.66700859084498" calcext:value-type="float">
            <text:p>2.6670085908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5615" calcext:value-type="float">
            <text:p>15615</text:p>
          </table:table-cell>
          <table:table-cell/>
          <table:table-cell table:formula="of:=([.A417]/[.B417])*100" office:value-type="float" office:value="2.67050912584054" calcext:value-type="float">
            <text:p>2.6705091258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5673" calcext:value-type="float">
            <text:p>15673</text:p>
          </table:table-cell>
          <table:table-cell/>
          <table:table-cell table:formula="of:=([.A418]/[.B418])*100" office:value-type="float" office:value="2.66700695463536" calcext:value-type="float">
            <text:p>2.6670069546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5716" calcext:value-type="float">
            <text:p>15716</text:p>
          </table:table-cell>
          <table:table-cell/>
          <table:table-cell table:formula="of:=([.A419]/[.B419])*100" office:value-type="float" office:value="2.66607279205905" calcext:value-type="float">
            <text:p>2.666072792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5719" calcext:value-type="float">
            <text:p>15719</text:p>
          </table:table-cell>
          <table:table-cell/>
          <table:table-cell table:formula="of:=([.A420]/[.B420])*100" office:value-type="float" office:value="2.67192569501877" calcext:value-type="float">
            <text:p>2.671925695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5721" calcext:value-type="float">
            <text:p>15721</text:p>
          </table:table-cell>
          <table:table-cell/>
          <table:table-cell table:formula="of:=([.A421]/[.B421])*100" office:value-type="float" office:value="2.67794669550283" calcext:value-type="float">
            <text:p>2.6779466955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5728" calcext:value-type="float">
            <text:p>15728</text:p>
          </table:table-cell>
          <table:table-cell/>
          <table:table-cell table:formula="of:=([.A422]/[.B422])*100" office:value-type="float" office:value="2.68311291963377" calcext:value-type="float">
            <text:p>2.6831129196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5780" calcext:value-type="float">
            <text:p>15780</text:p>
          </table:table-cell>
          <table:table-cell/>
          <table:table-cell table:formula="of:=([.A423]/[.B423])*100" office:value-type="float" office:value="2.68060836501901" calcext:value-type="float">
            <text:p>2.680608365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5781" calcext:value-type="float">
            <text:p>15781</text:p>
          </table:table-cell>
          <table:table-cell/>
          <table:table-cell table:formula="of:=([.A424]/[.B424])*100" office:value-type="float" office:value="2.68677523604334" calcext:value-type="float">
            <text:p>2.686775236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5786" calcext:value-type="float">
            <text:p>15786</text:p>
          </table:table-cell>
          <table:table-cell/>
          <table:table-cell table:formula="of:=([.A425]/[.B425])*100" office:value-type="float" office:value="2.69225896363867" calcext:value-type="float">
            <text:p>2.6922589636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5792" calcext:value-type="float">
            <text:p>15792</text:p>
          </table:table-cell>
          <table:table-cell/>
          <table:table-cell table:formula="of:=([.A426]/[.B426])*100" office:value-type="float" office:value="2.69756838905775" calcext:value-type="float">
            <text:p>2.6975683891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5873" calcext:value-type="float">
            <text:p>15873</text:p>
          </table:table-cell>
          <table:table-cell/>
          <table:table-cell table:formula="of:=([.A427]/[.B427])*100" office:value-type="float" office:value="2.69010269010269" calcext:value-type="float">
            <text:p>2.690102690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5874" calcext:value-type="float">
            <text:p>15874</text:p>
          </table:table-cell>
          <table:table-cell/>
          <table:table-cell table:formula="of:=([.A428]/[.B428])*100" office:value-type="float" office:value="2.69623283356432" calcext:value-type="float">
            <text:p>2.6962328336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5990" calcext:value-type="float">
            <text:p>15990</text:p>
          </table:table-cell>
          <table:table-cell/>
          <table:table-cell table:formula="of:=([.A429]/[.B429])*100" office:value-type="float" office:value="2.68292682926829" calcext:value-type="float">
            <text:p>2.6829268293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6107" calcext:value-type="float">
            <text:p>16107</text:p>
          </table:table-cell>
          <table:table-cell/>
          <table:table-cell table:formula="of:=([.A430]/[.B430])*100" office:value-type="float" office:value="2.66964673744335" calcext:value-type="float">
            <text:p>2.6696467374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6146" calcext:value-type="float">
            <text:p>16146</text:p>
          </table:table-cell>
          <table:table-cell/>
          <table:table-cell table:formula="of:=([.A431]/[.B431])*100" office:value-type="float" office:value="2.66939179982658" calcext:value-type="float">
            <text:p>2.6693917998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6199" calcext:value-type="float">
            <text:p>16199</text:p>
          </table:table-cell>
          <table:table-cell/>
          <table:table-cell table:formula="of:=([.A432]/[.B432])*100" office:value-type="float" office:value="2.66683128588184" calcext:value-type="float">
            <text:p>2.6668312859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6200" calcext:value-type="float">
            <text:p>16200</text:p>
          </table:table-cell>
          <table:table-cell/>
          <table:table-cell table:formula="of:=([.A433]/[.B433])*100" office:value-type="float" office:value="2.67283950617284" calcext:value-type="float">
            <text:p>2.6728395062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6263" calcext:value-type="float">
            <text:p>16263</text:p>
          </table:table-cell>
          <table:table-cell/>
          <table:table-cell table:formula="of:=([.A434]/[.B434])*100" office:value-type="float" office:value="2.66863432331058" calcext:value-type="float">
            <text:p>2.6686343233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6369" calcext:value-type="float">
            <text:p>16369</text:p>
          </table:table-cell>
          <table:table-cell/>
          <table:table-cell table:formula="of:=([.A435]/[.B435])*100" office:value-type="float" office:value="2.65746227625389" calcext:value-type="float">
            <text:p>2.6574622763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6388" calcext:value-type="float">
            <text:p>16388</text:p>
          </table:table-cell>
          <table:table-cell/>
          <table:table-cell table:formula="of:=([.A436]/[.B436])*100" office:value-type="float" office:value="2.66048328044911" calcext:value-type="float">
            <text:p>2.6604832804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6406" calcext:value-type="float">
            <text:p>16406</text:p>
          </table:table-cell>
          <table:table-cell/>
          <table:table-cell table:formula="of:=([.A437]/[.B437])*100" office:value-type="float" office:value="2.66365963671827" calcext:value-type="float">
            <text:p>2.6636596367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6484" calcext:value-type="float">
            <text:p>16484</text:p>
          </table:table-cell>
          <table:table-cell/>
          <table:table-cell table:formula="of:=([.A438]/[.B438])*100" office:value-type="float" office:value="2.65712205775297" calcext:value-type="float">
            <text:p>2.6571220578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6501" calcext:value-type="float">
            <text:p>16501</text:p>
          </table:table-cell>
          <table:table-cell/>
          <table:table-cell table:formula="of:=([.A439]/[.B439])*100" office:value-type="float" office:value="2.66044482152597" calcext:value-type="float">
            <text:p>2.660444821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6519" calcext:value-type="float">
            <text:p>16519</text:p>
          </table:table-cell>
          <table:table-cell/>
          <table:table-cell table:formula="of:=([.A440]/[.B440])*100" office:value-type="float" office:value="2.66359949149464" calcext:value-type="float">
            <text:p>2.6635994915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6597" calcext:value-type="float">
            <text:p>16597</text:p>
          </table:table-cell>
          <table:table-cell/>
          <table:table-cell table:formula="of:=([.A441]/[.B441])*100" office:value-type="float" office:value="2.65710670603121" calcext:value-type="float">
            <text:p>2.657106706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6602" calcext:value-type="float">
            <text:p>16602</text:p>
          </table:table-cell>
          <table:table-cell/>
          <table:table-cell table:formula="of:=([.A442]/[.B442])*100" office:value-type="float" office:value="2.66232983977834" calcext:value-type="float">
            <text:p>2.6623298398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6755" calcext:value-type="float">
            <text:p>16755</text:p>
          </table:table-cell>
          <table:table-cell/>
          <table:table-cell table:formula="of:=([.A443]/[.B443])*100" office:value-type="float" office:value="2.64398686959117" calcext:value-type="float">
            <text:p>2.6439868696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6768" calcext:value-type="float">
            <text:p>16768</text:p>
          </table:table-cell>
          <table:table-cell/>
          <table:table-cell table:formula="of:=([.A444]/[.B444])*100" office:value-type="float" office:value="2.64790076335878" calcext:value-type="float">
            <text:p>2.6479007634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6778" calcext:value-type="float">
            <text:p>16778</text:p>
          </table:table-cell>
          <table:table-cell/>
          <table:table-cell table:formula="of:=([.A445]/[.B445])*100" office:value-type="float" office:value="2.65228275122184" calcext:value-type="float">
            <text:p>2.6522827512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6784" calcext:value-type="float">
            <text:p>16784</text:p>
          </table:table-cell>
          <table:table-cell/>
          <table:table-cell table:formula="of:=([.A446]/[.B446])*100" office:value-type="float" office:value="2.65729265967588" calcext:value-type="float">
            <text:p>2.6572926597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6787" calcext:value-type="float">
            <text:p>16787</text:p>
          </table:table-cell>
          <table:table-cell/>
          <table:table-cell table:formula="of:=([.A447]/[.B447])*100" office:value-type="float" office:value="2.66277476618812" calcext:value-type="float">
            <text:p>2.6627747662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6806" calcext:value-type="float">
            <text:p>16806</text:p>
          </table:table-cell>
          <table:table-cell/>
          <table:table-cell table:formula="of:=([.A448]/[.B448])*100" office:value-type="float" office:value="2.66571462572891" calcext:value-type="float">
            <text:p>2.6657146257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6846" calcext:value-type="float">
            <text:p>16846</text:p>
          </table:table-cell>
          <table:table-cell/>
          <table:table-cell table:formula="of:=([.A449]/[.B449])*100" office:value-type="float" office:value="2.66532114448534" calcext:value-type="float">
            <text:p>2.665321144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6885" calcext:value-type="float">
            <text:p>16885</text:p>
          </table:table-cell>
          <table:table-cell/>
          <table:table-cell table:formula="of:=([.A450]/[.B450])*100" office:value-type="float" office:value="2.6650873556411" calcext:value-type="float">
            <text:p>2.6650873556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6924" calcext:value-type="float">
            <text:p>16924</text:p>
          </table:table-cell>
          <table:table-cell/>
          <table:table-cell table:formula="of:=([.A451]/[.B451])*100" office:value-type="float" office:value="2.66485464429213" calcext:value-type="float">
            <text:p>2.6648546443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6976" calcext:value-type="float">
            <text:p>16976</text:p>
          </table:table-cell>
          <table:table-cell/>
          <table:table-cell table:formula="of:=([.A452]/[.B452])*100" office:value-type="float" office:value="2.66258246936852" calcext:value-type="float">
            <text:p>2.6625824694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6977" calcext:value-type="float">
            <text:p>16977</text:p>
          </table:table-cell>
          <table:table-cell/>
          <table:table-cell table:formula="of:=([.A453]/[.B453])*100" office:value-type="float" office:value="2.66831595688284" calcext:value-type="float">
            <text:p>2.6683159569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6977" calcext:value-type="float">
            <text:p>16977</text:p>
          </table:table-cell>
          <table:table-cell/>
          <table:table-cell table:formula="of:=([.A454]/[.B454])*100" office:value-type="float" office:value="2.67420627908347" calcext:value-type="float">
            <text:p>2.6742062791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6995" calcext:value-type="float">
            <text:p>16995</text:p>
          </table:table-cell>
          <table:table-cell/>
          <table:table-cell table:formula="of:=([.A455]/[.B455])*100" office:value-type="float" office:value="2.67725801706384" calcext:value-type="float">
            <text:p>2.6772580171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7048" calcext:value-type="float">
            <text:p>17048</text:p>
          </table:table-cell>
          <table:table-cell/>
          <table:table-cell table:formula="of:=([.A456]/[.B456])*100" office:value-type="float" office:value="2.67480056311591" calcext:value-type="float">
            <text:p>2.6748005631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7057" calcext:value-type="float">
            <text:p>17057</text:p>
          </table:table-cell>
          <table:table-cell/>
          <table:table-cell table:formula="of:=([.A457]/[.B457])*100" office:value-type="float" office:value="2.67925192003283" calcext:value-type="float">
            <text:p>2.67925192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7073" calcext:value-type="float">
            <text:p>17073</text:p>
          </table:table-cell>
          <table:table-cell/>
          <table:table-cell table:formula="of:=([.A458]/[.B458])*100" office:value-type="float" office:value="2.68259825455397" calcext:value-type="float">
            <text:p>2.6825982546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7094" calcext:value-type="float">
            <text:p>17094</text:p>
          </table:table-cell>
          <table:table-cell/>
          <table:table-cell table:formula="of:=([.A459]/[.B459])*100" office:value-type="float" office:value="2.68515268515269" calcext:value-type="float">
            <text:p>2.685152685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7148" calcext:value-type="float">
            <text:p>17148</text:p>
          </table:table-cell>
          <table:table-cell/>
          <table:table-cell table:formula="of:=([.A460]/[.B460])*100" office:value-type="float" office:value="2.68252857476091" calcext:value-type="float">
            <text:p>2.6825285748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7148" calcext:value-type="float">
            <text:p>17148</text:p>
          </table:table-cell>
          <table:table-cell/>
          <table:table-cell table:formula="of:=([.A461]/[.B461])*100" office:value-type="float" office:value="2.68836015861908" calcext:value-type="float">
            <text:p>2.6883601586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7177" calcext:value-type="float">
            <text:p>17177</text:p>
          </table:table-cell>
          <table:table-cell/>
          <table:table-cell table:formula="of:=([.A462]/[.B462])*100" office:value-type="float" office:value="2.68964312743785" calcext:value-type="float">
            <text:p>2.6896431274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7192" calcext:value-type="float">
            <text:p>17192</text:p>
          </table:table-cell>
          <table:table-cell/>
          <table:table-cell table:formula="of:=([.A463]/[.B463])*100" office:value-type="float" office:value="2.69311307584923" calcext:value-type="float">
            <text:p>2.6931130758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7221" calcext:value-type="float">
            <text:p>17221</text:p>
          </table:table-cell>
          <table:table-cell/>
          <table:table-cell table:formula="of:=([.A464]/[.B464])*100" office:value-type="float" office:value="2.69438476278962" calcext:value-type="float">
            <text:p>2.6943847628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7235" calcext:value-type="float">
            <text:p>17235</text:p>
          </table:table-cell>
          <table:table-cell/>
          <table:table-cell table:formula="of:=([.A465]/[.B465])*100" office:value-type="float" office:value="2.69799825935596" calcext:value-type="float">
            <text:p>2.6979982594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7236" calcext:value-type="float">
            <text:p>17236</text:p>
          </table:table-cell>
          <table:table-cell/>
          <table:table-cell table:formula="of:=([.A466]/[.B466])*100" office:value-type="float" office:value="2.70364353678348" calcext:value-type="float">
            <text:p>2.7036435368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7237" calcext:value-type="float">
            <text:p>17237</text:p>
          </table:table-cell>
          <table:table-cell/>
          <table:table-cell table:formula="of:=([.A467]/[.B467])*100" office:value-type="float" office:value="2.70928815919243" calcext:value-type="float">
            <text:p>2.7092881592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7238" calcext:value-type="float">
            <text:p>17238</text:p>
          </table:table-cell>
          <table:table-cell/>
          <table:table-cell table:formula="of:=([.A468]/[.B468])*100" office:value-type="float" office:value="2.71493212669683" calcext:value-type="float">
            <text:p>2.7149321267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7239" calcext:value-type="float">
            <text:p>17239</text:p>
          </table:table-cell>
          <table:table-cell/>
          <table:table-cell table:formula="of:=([.A469]/[.B469])*100" office:value-type="float" office:value="2.72057543941064" calcext:value-type="float">
            <text:p>2.7205754394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7243" calcext:value-type="float">
            <text:p>17243</text:p>
          </table:table-cell>
          <table:table-cell/>
          <table:table-cell table:formula="of:=([.A470]/[.B470])*100" office:value-type="float" office:value="2.72574378008467" calcext:value-type="float">
            <text:p>2.7257437801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7269" calcext:value-type="float">
            <text:p>17269</text:p>
          </table:table-cell>
          <table:table-cell/>
          <table:table-cell table:formula="of:=([.A471]/[.B471])*100" office:value-type="float" office:value="2.72743065608895" calcext:value-type="float">
            <text:p>2.7274306561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7409" calcext:value-type="float">
            <text:p>17409</text:p>
          </table:table-cell>
          <table:table-cell/>
          <table:table-cell table:formula="of:=([.A472]/[.B472])*100" office:value-type="float" office:value="2.71124131196508" calcext:value-type="float">
            <text:p>2.711241312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7419" calcext:value-type="float">
            <text:p>17419</text:p>
          </table:table-cell>
          <table:table-cell/>
          <table:table-cell table:formula="of:=([.A473]/[.B473])*100" office:value-type="float" office:value="2.71542568459728" calcext:value-type="float">
            <text:p>2.7154256846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7437" calcext:value-type="float">
            <text:p>17437</text:p>
          </table:table-cell>
          <table:table-cell/>
          <table:table-cell table:formula="of:=([.A474]/[.B474])*100" office:value-type="float" office:value="2.71835751562769" calcext:value-type="float">
            <text:p>2.7183575156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7438" calcext:value-type="float">
            <text:p>17438</text:p>
          </table:table-cell>
          <table:table-cell/>
          <table:table-cell table:formula="of:=([.A475]/[.B475])*100" office:value-type="float" office:value="2.72393623121918" calcext:value-type="float">
            <text:p>2.7239362312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7454" calcext:value-type="float">
            <text:p>17454</text:p>
          </table:table-cell>
          <table:table-cell/>
          <table:table-cell table:formula="of:=([.A476]/[.B476])*100" office:value-type="float" office:value="2.72716855735075" calcext:value-type="float">
            <text:p>2.7271685574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7458" calcext:value-type="float">
            <text:p>17458</text:p>
          </table:table-cell>
          <table:table-cell/>
          <table:table-cell table:formula="of:=([.A477]/[.B477])*100" office:value-type="float" office:value="2.73227173788521" calcext:value-type="float">
            <text:p>2.7322717379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7474" calcext:value-type="float">
            <text:p>17474</text:p>
          </table:table-cell>
          <table:table-cell/>
          <table:table-cell table:formula="of:=([.A478]/[.B478])*100" office:value-type="float" office:value="2.73549273205906" calcext:value-type="float">
            <text:p>2.7354927321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7508" calcext:value-type="float">
            <text:p>17508</text:p>
          </table:table-cell>
          <table:table-cell/>
          <table:table-cell table:formula="of:=([.A479]/[.B479])*100" office:value-type="float" office:value="2.73589216358236" calcext:value-type="float">
            <text:p>2.735892163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7512" calcext:value-type="float">
            <text:p>17512</text:p>
          </table:table-cell>
          <table:table-cell/>
          <table:table-cell table:formula="of:=([.A480]/[.B480])*100" office:value-type="float" office:value="2.74097761534947" calcext:value-type="float">
            <text:p>2.7409776153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7542" calcext:value-type="float">
            <text:p>17542</text:p>
          </table:table-cell>
          <table:table-cell/>
          <table:table-cell table:formula="of:=([.A481]/[.B481])*100" office:value-type="float" office:value="2.74199065100901" calcext:value-type="float">
            <text:p>2.741990651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7581" calcext:value-type="float">
            <text:p>17581</text:p>
          </table:table-cell>
          <table:table-cell/>
          <table:table-cell table:formula="of:=([.A482]/[.B482])*100" office:value-type="float" office:value="2.74159604118082" calcext:value-type="float">
            <text:p>2.7415960412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7599" calcext:value-type="float">
            <text:p>17599</text:p>
          </table:table-cell>
          <table:table-cell/>
          <table:table-cell table:formula="of:=([.A483]/[.B483])*100" office:value-type="float" office:value="2.7444741178476" calcext:value-type="float">
            <text:p>2.7444741178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7639" calcext:value-type="float">
            <text:p>17639</text:p>
          </table:table-cell>
          <table:table-cell/>
          <table:table-cell table:formula="of:=([.A484]/[.B484])*100" office:value-type="float" office:value="2.74391972334033" calcext:value-type="float">
            <text:p>2.7439197233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7675" calcext:value-type="float">
            <text:p>17675</text:p>
          </table:table-cell>
          <table:table-cell/>
          <table:table-cell table:formula="of:=([.A485]/[.B485])*100" office:value-type="float" office:value="2.74398868458274" calcext:value-type="float">
            <text:p>2.7439886846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7683" calcext:value-type="float">
            <text:p>17683</text:p>
          </table:table-cell>
          <table:table-cell/>
          <table:table-cell table:formula="of:=([.A486]/[.B486])*100" office:value-type="float" office:value="2.74840242040378" calcext:value-type="float">
            <text:p>2.7484024204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7747" calcext:value-type="float">
            <text:p>17747</text:p>
          </table:table-cell>
          <table:table-cell/>
          <table:table-cell table:formula="of:=([.A487]/[.B487])*100" office:value-type="float" office:value="2.74412576773539" calcext:value-type="float">
            <text:p>2.7441257677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7785" calcext:value-type="float">
            <text:p>17785</text:p>
          </table:table-cell>
          <table:table-cell/>
          <table:table-cell table:formula="of:=([.A488]/[.B488])*100" office:value-type="float" office:value="2.74388529659826" calcext:value-type="float">
            <text:p>2.7438852966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7787" calcext:value-type="float">
            <text:p>17787</text:p>
          </table:table-cell>
          <table:table-cell/>
          <table:table-cell table:formula="of:=([.A489]/[.B489])*100" office:value-type="float" office:value="2.74919885309496" calcext:value-type="float">
            <text:p>2.749198853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7793" calcext:value-type="float">
            <text:p>17793</text:p>
          </table:table-cell>
          <table:table-cell/>
          <table:table-cell table:formula="of:=([.A490]/[.B490])*100" office:value-type="float" office:value="2.75389197999213" calcext:value-type="float">
            <text:p>2.7538919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7811" calcext:value-type="float">
            <text:p>17811</text:p>
          </table:table-cell>
          <table:table-cell/>
          <table:table-cell table:formula="of:=([.A491]/[.B491])*100" office:value-type="float" office:value="2.75672337319634" calcext:value-type="float">
            <text:p>2.7567233732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7819" calcext:value-type="float">
            <text:p>17819</text:p>
          </table:table-cell>
          <table:table-cell/>
          <table:table-cell table:formula="of:=([.A492]/[.B492])*100" office:value-type="float" office:value="2.76109770469723" calcext:value-type="float">
            <text:p>2.7610977047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7828" calcext:value-type="float">
            <text:p>17828</text:p>
          </table:table-cell>
          <table:table-cell/>
          <table:table-cell table:formula="of:=([.A493]/[.B493])*100" office:value-type="float" office:value="2.76531299080099" calcext:value-type="float">
            <text:p>2.7653129908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7847" calcext:value-type="float">
            <text:p>17847</text:p>
          </table:table-cell>
          <table:table-cell/>
          <table:table-cell table:formula="of:=([.A494]/[.B494])*100" office:value-type="float" office:value="2.76797220821427" calcext:value-type="float">
            <text:p>2.7679722082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7900" calcext:value-type="float">
            <text:p>17900</text:p>
          </table:table-cell>
          <table:table-cell/>
          <table:table-cell table:formula="of:=([.A495]/[.B495])*100" office:value-type="float" office:value="2.76536312849162" calcext:value-type="float">
            <text:p>2.765363128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7902" calcext:value-type="float">
            <text:p>17902</text:p>
          </table:table-cell>
          <table:table-cell/>
          <table:table-cell table:formula="of:=([.A496]/[.B496])*100" office:value-type="float" office:value="2.77064015193833" calcext:value-type="float">
            <text:p>2.7706401519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7903" calcext:value-type="float">
            <text:p>17903</text:p>
          </table:table-cell>
          <table:table-cell/>
          <table:table-cell table:formula="of:=([.A497]/[.B497])*100" office:value-type="float" office:value="2.77607104954477" calcext:value-type="float">
            <text:p>2.7760710495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7912" calcext:value-type="float">
            <text:p>17912</text:p>
          </table:table-cell>
          <table:table-cell/>
          <table:table-cell table:formula="of:=([.A498]/[.B498])*100" office:value-type="float" office:value="2.78025904421617" calcext:value-type="float">
            <text:p>2.7802590442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7960" calcext:value-type="float">
            <text:p>17960</text:p>
          </table:table-cell>
          <table:table-cell/>
          <table:table-cell table:formula="of:=([.A499]/[.B499])*100" office:value-type="float" office:value="2.77839643652561" calcext:value-type="float">
            <text:p>2.778396436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8024" calcext:value-type="float">
            <text:p>18024</text:p>
          </table:table-cell>
          <table:table-cell/>
          <table:table-cell table:formula="of:=([.A500]/[.B500])*100" office:value-type="float" office:value="2.77407900577008" calcext:value-type="float">
            <text:p>2.7740790058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8043" calcext:value-type="float">
            <text:p>18043</text:p>
          </table:table-cell>
          <table:table-cell/>
          <table:table-cell table:formula="of:=([.A501]/[.B501])*100" office:value-type="float" office:value="2.776700105304" calcext:value-type="float">
            <text:p>2.7767001053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8070" calcext:value-type="float">
            <text:p>18070</text:p>
          </table:table-cell>
          <table:table-cell/>
          <table:table-cell table:formula="of:=([.A502]/[.B502])*100" office:value-type="float" office:value="2.77808522412839" calcext:value-type="float">
            <text:p>2.7780852241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8108" calcext:value-type="float">
            <text:p>18108</text:p>
          </table:table-cell>
          <table:table-cell/>
          <table:table-cell table:formula="of:=([.A503]/[.B503])*100" office:value-type="float" office:value="2.77777777777778" calcext:value-type="float">
            <text:p>2.7777777778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8121" calcext:value-type="float">
            <text:p>18121</text:p>
          </table:table-cell>
          <table:table-cell/>
          <table:table-cell table:formula="of:=([.A504]/[.B504])*100" office:value-type="float" office:value="2.78130346007395" calcext:value-type="float">
            <text:p>2.7813034601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8124" calcext:value-type="float">
            <text:p>18124</text:p>
          </table:table-cell>
          <table:table-cell/>
          <table:table-cell table:formula="of:=([.A505]/[.B505])*100" office:value-type="float" office:value="2.7863606267932" calcext:value-type="float">
            <text:p>2.7863606268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8147" calcext:value-type="float">
            <text:p>18147</text:p>
          </table:table-cell>
          <table:table-cell/>
          <table:table-cell table:formula="of:=([.A506]/[.B506])*100" office:value-type="float" office:value="2.78833967046895" calcext:value-type="float">
            <text:p>2.7883396705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8215" calcext:value-type="float">
            <text:p>18215</text:p>
          </table:table-cell>
          <table:table-cell/>
          <table:table-cell table:formula="of:=([.A507]/[.B507])*100" office:value-type="float" office:value="2.7834202580291" calcext:value-type="float">
            <text:p>2.783420258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8247" calcext:value-type="float">
            <text:p>18247</text:p>
          </table:table-cell>
          <table:table-cell/>
          <table:table-cell table:formula="of:=([.A508]/[.B508])*100" office:value-type="float" office:value="2.78401929084233" calcext:value-type="float">
            <text:p>2.7840192908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8248" calcext:value-type="float">
            <text:p>18248</text:p>
          </table:table-cell>
          <table:table-cell/>
          <table:table-cell table:formula="of:=([.A509]/[.B509])*100" office:value-type="float" office:value="2.78934677772907" calcext:value-type="float">
            <text:p>2.7893467777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8261" calcext:value-type="float">
            <text:p>18261</text:p>
          </table:table-cell>
          <table:table-cell/>
          <table:table-cell table:formula="of:=([.A510]/[.B510])*100" office:value-type="float" office:value="2.79283719402004" calcext:value-type="float">
            <text:p>2.792837194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8393" calcext:value-type="float">
            <text:p>18393</text:p>
          </table:table-cell>
          <table:table-cell/>
          <table:table-cell table:formula="of:=([.A511]/[.B511])*100" office:value-type="float" office:value="2.77823084869244" calcext:value-type="float">
            <text:p>2.778230848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8427" calcext:value-type="float">
            <text:p>18427</text:p>
          </table:table-cell>
          <table:table-cell/>
          <table:table-cell table:formula="of:=([.A512]/[.B512])*100" office:value-type="float" office:value="2.77853150268628" calcext:value-type="float">
            <text:p>2.7785315027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8442" calcext:value-type="float">
            <text:p>18442</text:p>
          </table:table-cell>
          <table:table-cell/>
          <table:table-cell table:formula="of:=([.A513]/[.B513])*100" office:value-type="float" office:value="2.78169395944041" calcext:value-type="float">
            <text:p>2.7816939594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8517" calcext:value-type="float">
            <text:p>18517</text:p>
          </table:table-cell>
          <table:table-cell/>
          <table:table-cell table:formula="of:=([.A514]/[.B514])*100" office:value-type="float" office:value="2.77582761786466" calcext:value-type="float">
            <text:p>2.7758276179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8624" calcext:value-type="float">
            <text:p>18624</text:p>
          </table:table-cell>
          <table:table-cell/>
          <table:table-cell table:formula="of:=([.A515]/[.B515])*100" office:value-type="float" office:value="2.76524914089347" calcext:value-type="float">
            <text:p>2.7652491409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8711" calcext:value-type="float">
            <text:p>18711</text:p>
          </table:table-cell>
          <table:table-cell/>
          <table:table-cell table:formula="of:=([.A516]/[.B516])*100" office:value-type="float" office:value="2.75773609106942" calcext:value-type="float">
            <text:p>2.7577360911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8718" calcext:value-type="float">
            <text:p>18718</text:p>
          </table:table-cell>
          <table:table-cell/>
          <table:table-cell table:formula="of:=([.A517]/[.B517])*100" office:value-type="float" office:value="2.76204722726787" calcext:value-type="float">
            <text:p>2.7620472273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8734" calcext:value-type="float">
            <text:p>18734</text:p>
          </table:table-cell>
          <table:table-cell/>
          <table:table-cell table:formula="of:=([.A518]/[.B518])*100" office:value-type="float" office:value="2.76502615565282" calcext:value-type="float">
            <text:p>2.7650261557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8749" calcext:value-type="float">
            <text:p>18749</text:p>
          </table:table-cell>
          <table:table-cell/>
          <table:table-cell table:formula="of:=([.A519]/[.B519])*100" office:value-type="float" office:value="2.76814763454051" calcext:value-type="float">
            <text:p>2.768147634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8822" calcext:value-type="float">
            <text:p>18822</text:p>
          </table:table-cell>
          <table:table-cell/>
          <table:table-cell table:formula="of:=([.A520]/[.B520])*100" office:value-type="float" office:value="2.7627244713633" calcext:value-type="float">
            <text:p>2.7627244714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8833" calcext:value-type="float">
            <text:p>18833</text:p>
          </table:table-cell>
          <table:table-cell/>
          <table:table-cell table:formula="of:=([.A521]/[.B521])*100" office:value-type="float" office:value="2.76642064461318" calcext:value-type="float">
            <text:p>2.7664206446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8852" calcext:value-type="float">
            <text:p>18852</text:p>
          </table:table-cell>
          <table:table-cell/>
          <table:table-cell table:formula="of:=([.A522]/[.B522])*100" office:value-type="float" office:value="2.76893698281349" calcext:value-type="float">
            <text:p>2.7689369828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8859" calcext:value-type="float">
            <text:p>18859</text:p>
          </table:table-cell>
          <table:table-cell/>
          <table:table-cell table:formula="of:=([.A523]/[.B523])*100" office:value-type="float" office:value="2.77321172914789" calcext:value-type="float">
            <text:p>2.7732117291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8880" calcext:value-type="float">
            <text:p>18880</text:p>
          </table:table-cell>
          <table:table-cell/>
          <table:table-cell table:formula="of:=([.A524]/[.B524])*100" office:value-type="float" office:value="2.77542372881356" calcext:value-type="float">
            <text:p>2.775423728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8979" calcext:value-type="float">
            <text:p>18979</text:p>
          </table:table-cell>
          <table:table-cell/>
          <table:table-cell table:formula="of:=([.A525]/[.B525])*100" office:value-type="float" office:value="2.76621529058433" calcext:value-type="float">
            <text:p>2.766215290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8993" calcext:value-type="float">
            <text:p>18993</text:p>
          </table:table-cell>
          <table:table-cell/>
          <table:table-cell table:formula="of:=([.A526]/[.B526])*100" office:value-type="float" office:value="2.76944137313747" calcext:value-type="float">
            <text:p>2.7694413731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9046" calcext:value-type="float">
            <text:p>19046</text:p>
          </table:table-cell>
          <table:table-cell/>
          <table:table-cell table:formula="of:=([.A527]/[.B527])*100" office:value-type="float" office:value="2.76698519374147" calcext:value-type="float">
            <text:p>2.7669851937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9056" calcext:value-type="float">
            <text:p>19056</text:p>
          </table:table-cell>
          <table:table-cell/>
          <table:table-cell table:formula="of:=([.A528]/[.B528])*100" office:value-type="float" office:value="2.77078085642317" calcext:value-type="float">
            <text:p>2.7707808564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9057" calcext:value-type="float">
            <text:p>19057</text:p>
          </table:table-cell>
          <table:table-cell/>
          <table:table-cell table:formula="of:=([.A529]/[.B529])*100" office:value-type="float" office:value="2.77588287768274" calcext:value-type="float">
            <text:p>2.7758828777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9071" calcext:value-type="float">
            <text:p>19071</text:p>
          </table:table-cell>
          <table:table-cell/>
          <table:table-cell table:formula="of:=([.A530]/[.B530])*100" office:value-type="float" office:value="2.77908866865922" calcext:value-type="float">
            <text:p>2.7790886687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9094" calcext:value-type="float">
            <text:p>19094</text:p>
          </table:table-cell>
          <table:table-cell/>
          <table:table-cell table:formula="of:=([.A531]/[.B531])*100" office:value-type="float" office:value="2.78097831779617" calcext:value-type="float">
            <text:p>2.7809783178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9159" calcext:value-type="float">
            <text:p>19159</text:p>
          </table:table-cell>
          <table:table-cell/>
          <table:table-cell table:formula="of:=([.A532]/[.B532])*100" office:value-type="float" office:value="2.77676287906467" calcext:value-type="float">
            <text:p>2.7767628791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9177" calcext:value-type="float">
            <text:p>19177</text:p>
          </table:table-cell>
          <table:table-cell/>
          <table:table-cell table:formula="of:=([.A533]/[.B533])*100" office:value-type="float" office:value="2.77937112165615" calcext:value-type="float">
            <text:p>2.7793711217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9200" calcext:value-type="float">
            <text:p>19200</text:p>
          </table:table-cell>
          <table:table-cell/>
          <table:table-cell table:formula="of:=([.A534]/[.B534])*100" office:value-type="float" office:value="2.78125" calcext:value-type="float">
            <text:p>2.78125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9236" calcext:value-type="float">
            <text:p>19236</text:p>
          </table:table-cell>
          <table:table-cell/>
          <table:table-cell table:formula="of:=([.A535]/[.B535])*100" office:value-type="float" office:value="2.78124350176752" calcext:value-type="float">
            <text:p>2.7812435018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9256" calcext:value-type="float">
            <text:p>19256</text:p>
          </table:table-cell>
          <table:table-cell/>
          <table:table-cell table:formula="of:=([.A536]/[.B536])*100" office:value-type="float" office:value="2.78354798504362" calcext:value-type="float">
            <text:p>2.78354798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9301" calcext:value-type="float">
            <text:p>19301</text:p>
          </table:table-cell>
          <table:table-cell/>
          <table:table-cell table:formula="of:=([.A537]/[.B537])*100" office:value-type="float" office:value="2.78223926221439" calcext:value-type="float">
            <text:p>2.7822392622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9327" calcext:value-type="float">
            <text:p>19327</text:p>
          </table:table-cell>
          <table:table-cell/>
          <table:table-cell table:formula="of:=([.A538]/[.B538])*100" office:value-type="float" office:value="2.78367051275418" calcext:value-type="float">
            <text:p>2.7836705128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9341" calcext:value-type="float">
            <text:p>19341</text:p>
          </table:table-cell>
          <table:table-cell/>
          <table:table-cell table:formula="of:=([.A539]/[.B539])*100" office:value-type="float" office:value="2.78682591386174" calcext:value-type="float">
            <text:p>2.7868259139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9369" calcext:value-type="float">
            <text:p>19369</text:p>
          </table:table-cell>
          <table:table-cell/>
          <table:table-cell table:formula="of:=([.A540]/[.B540])*100" office:value-type="float" office:value="2.78796014249574" calcext:value-type="float">
            <text:p>2.7879601425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9394" calcext:value-type="float">
            <text:p>19394</text:p>
          </table:table-cell>
          <table:table-cell/>
          <table:table-cell table:formula="of:=([.A541]/[.B541])*100" office:value-type="float" office:value="2.78952253274209" calcext:value-type="float">
            <text:p>2.7895225327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9415" calcext:value-type="float">
            <text:p>19415</text:p>
          </table:table-cell>
          <table:table-cell/>
          <table:table-cell table:formula="of:=([.A542]/[.B542])*100" office:value-type="float" office:value="2.79165593613186" calcext:value-type="float">
            <text:p>2.7916559361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9426" calcext:value-type="float">
            <text:p>19426</text:p>
          </table:table-cell>
          <table:table-cell/>
          <table:table-cell table:formula="of:=([.A543]/[.B543])*100" office:value-type="float" office:value="2.79522289714815" calcext:value-type="float">
            <text:p>2.7952228971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9486" calcext:value-type="float">
            <text:p>19486</text:p>
          </table:table-cell>
          <table:table-cell/>
          <table:table-cell table:formula="of:=([.A544]/[.B544])*100" office:value-type="float" office:value="2.79174792158473" calcext:value-type="float">
            <text:p>2.7917479216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9491" calcext:value-type="float">
            <text:p>19491</text:p>
          </table:table-cell>
          <table:table-cell/>
          <table:table-cell table:formula="of:=([.A545]/[.B545])*100" office:value-type="float" office:value="2.79616233133241" calcext:value-type="float">
            <text:p>2.7961623313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9497" calcext:value-type="float">
            <text:p>19497</text:p>
          </table:table-cell>
          <table:table-cell/>
          <table:table-cell table:formula="of:=([.A546]/[.B546])*100" office:value-type="float" office:value="2.80043083551316" calcext:value-type="float">
            <text:p>2.8004308355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9537" calcext:value-type="float">
            <text:p>19537</text:p>
          </table:table-cell>
          <table:table-cell/>
          <table:table-cell table:formula="of:=([.A547]/[.B547])*100" office:value-type="float" office:value="2.79981573424784" calcext:value-type="float">
            <text:p>2.7998157342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9573" calcext:value-type="float">
            <text:p>19573</text:p>
          </table:table-cell>
          <table:table-cell/>
          <table:table-cell table:formula="of:=([.A548]/[.B548])*100" office:value-type="float" office:value="2.79977520053134" calcext:value-type="float">
            <text:p>2.7997752005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9607" calcext:value-type="float">
            <text:p>19607</text:p>
          </table:table-cell>
          <table:table-cell/>
          <table:table-cell table:formula="of:=([.A549]/[.B549])*100" office:value-type="float" office:value="2.80002040087724" calcext:value-type="float">
            <text:p>2.8000204009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9693" calcext:value-type="float">
            <text:p>19693</text:p>
          </table:table-cell>
          <table:table-cell/>
          <table:table-cell table:formula="of:=([.A550]/[.B550])*100" office:value-type="float" office:value="2.79287056314426" calcext:value-type="float">
            <text:p>2.7928705631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9698" calcext:value-type="float">
            <text:p>19698</text:p>
          </table:table-cell>
          <table:table-cell/>
          <table:table-cell table:formula="of:=([.A551]/[.B551])*100" office:value-type="float" office:value="2.7972382983044" calcext:value-type="float">
            <text:p>2.7972382983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9702" calcext:value-type="float">
            <text:p>19702</text:p>
          </table:table-cell>
          <table:table-cell/>
          <table:table-cell table:formula="of:=([.A552]/[.B552])*100" office:value-type="float" office:value="2.80174601563293" calcext:value-type="float">
            <text:p>2.8017460156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9730" calcext:value-type="float">
            <text:p>19730</text:p>
          </table:table-cell>
          <table:table-cell/>
          <table:table-cell table:formula="of:=([.A553]/[.B553])*100" office:value-type="float" office:value="2.80283831728332" calcext:value-type="float">
            <text:p>2.8028383173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9762" calcext:value-type="float">
            <text:p>19762</text:p>
          </table:table-cell>
          <table:table-cell/>
          <table:table-cell table:formula="of:=([.A554]/[.B554])*100" office:value-type="float" office:value="2.80335998380731" calcext:value-type="float">
            <text:p>2.8033599838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9764" calcext:value-type="float">
            <text:p>19764</text:p>
          </table:table-cell>
          <table:table-cell/>
          <table:table-cell table:formula="of:=([.A555]/[.B555])*100" office:value-type="float" office:value="2.80813600485732" calcext:value-type="float">
            <text:p>2.8081360049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9791" calcext:value-type="float">
            <text:p>19791</text:p>
          </table:table-cell>
          <table:table-cell/>
          <table:table-cell table:formula="of:=([.A556]/[.B556])*100" office:value-type="float" office:value="2.80935778889394" calcext:value-type="float">
            <text:p>2.8093577889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9849" calcext:value-type="float">
            <text:p>19849</text:p>
          </table:table-cell>
          <table:table-cell/>
          <table:table-cell table:formula="of:=([.A557]/[.B557])*100" office:value-type="float" office:value="2.80618670965792" calcext:value-type="float">
            <text:p>2.8061867097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9850" calcext:value-type="float">
            <text:p>19850</text:p>
          </table:table-cell>
          <table:table-cell/>
          <table:table-cell table:formula="of:=([.A558]/[.B558])*100" office:value-type="float" office:value="2.81108312342569" calcext:value-type="float">
            <text:p>2.8110831234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9927" calcext:value-type="float">
            <text:p>19927</text:p>
          </table:table-cell>
          <table:table-cell/>
          <table:table-cell table:formula="of:=([.A559]/[.B559])*100" office:value-type="float" office:value="2.80523912279821" calcext:value-type="float">
            <text:p>2.8052391228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9943" calcext:value-type="float">
            <text:p>19943</text:p>
          </table:table-cell>
          <table:table-cell/>
          <table:table-cell table:formula="of:=([.A560]/[.B560])*100" office:value-type="float" office:value="2.80800280800281" calcext:value-type="float">
            <text:p>2.808002808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9980" calcext:value-type="float">
            <text:p>19980</text:p>
          </table:table-cell>
          <table:table-cell/>
          <table:table-cell table:formula="of:=([.A561]/[.B561])*100" office:value-type="float" office:value="2.80780780780781" calcext:value-type="float">
            <text:p>2.8078078078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0051" calcext:value-type="float">
            <text:p>20051</text:p>
          </table:table-cell>
          <table:table-cell/>
          <table:table-cell table:formula="of:=([.A562]/[.B562])*100" office:value-type="float" office:value="2.80285272554985" calcext:value-type="float">
            <text:p>2.8028527255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0199" calcext:value-type="float">
            <text:p>20199</text:p>
          </table:table-cell>
          <table:table-cell/>
          <table:table-cell table:formula="of:=([.A563]/[.B563])*100" office:value-type="float" office:value="2.78726669637111" calcext:value-type="float">
            <text:p>2.7872666964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20228" calcext:value-type="float">
            <text:p>20228</text:p>
          </table:table-cell>
          <table:table-cell/>
          <table:table-cell table:formula="of:=([.A564]/[.B564])*100" office:value-type="float" office:value="2.78821435633775" calcext:value-type="float">
            <text:p>2.7882143563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0230" calcext:value-type="float">
            <text:p>20230</text:p>
          </table:table-cell>
          <table:table-cell/>
          <table:table-cell table:formula="of:=([.A565]/[.B565])*100" office:value-type="float" office:value="2.7928818586258" calcext:value-type="float">
            <text:p>2.7928818586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0231" calcext:value-type="float">
            <text:p>20231</text:p>
          </table:table-cell>
          <table:table-cell/>
          <table:table-cell table:formula="of:=([.A566]/[.B566])*100" office:value-type="float" office:value="2.79768671840245" calcext:value-type="float">
            <text:p>2.7976867184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0249" calcext:value-type="float">
            <text:p>20249</text:p>
          </table:table-cell>
          <table:table-cell/>
          <table:table-cell table:formula="of:=([.A567]/[.B567])*100" office:value-type="float" office:value="2.8001382784335" calcext:value-type="float">
            <text:p>2.8001382784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20254" calcext:value-type="float">
            <text:p>20254</text:p>
          </table:table-cell>
          <table:table-cell/>
          <table:table-cell table:formula="of:=([.A568]/[.B568])*100" office:value-type="float" office:value="2.80438431914683" calcext:value-type="float">
            <text:p>2.8043843191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20297" calcext:value-type="float">
            <text:p>20297</text:p>
          </table:table-cell>
          <table:table-cell/>
          <table:table-cell table:formula="of:=([.A569]/[.B569])*100" office:value-type="float" office:value="2.80336995615116" calcext:value-type="float">
            <text:p>2.8033699562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0304" calcext:value-type="float">
            <text:p>20304</text:p>
          </table:table-cell>
          <table:table-cell/>
          <table:table-cell table:formula="of:=([.A570]/[.B570])*100" office:value-type="float" office:value="2.80732860520095" calcext:value-type="float">
            <text:p>2.8073286052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0327" calcext:value-type="float">
            <text:p>20327</text:p>
          </table:table-cell>
          <table:table-cell/>
          <table:table-cell table:formula="of:=([.A571]/[.B571])*100" office:value-type="float" office:value="2.80907167806366" calcext:value-type="float">
            <text:p>2.8090716781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20340" calcext:value-type="float">
            <text:p>20340</text:p>
          </table:table-cell>
          <table:table-cell/>
          <table:table-cell table:formula="of:=([.A572]/[.B572])*100" office:value-type="float" office:value="2.81219272369715" calcext:value-type="float">
            <text:p>2.8121927237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20360" calcext:value-type="float">
            <text:p>20360</text:p>
          </table:table-cell>
          <table:table-cell/>
          <table:table-cell table:formula="of:=([.A573]/[.B573])*100" office:value-type="float" office:value="2.81434184675835" calcext:value-type="float">
            <text:p>2.8143418468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0365" calcext:value-type="float">
            <text:p>20365</text:p>
          </table:table-cell>
          <table:table-cell/>
          <table:table-cell table:formula="of:=([.A574]/[.B574])*100" office:value-type="float" office:value="2.81856125705868" calcext:value-type="float">
            <text:p>2.818561257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0373" calcext:value-type="float">
            <text:p>20373</text:p>
          </table:table-cell>
          <table:table-cell/>
          <table:table-cell table:formula="of:=([.A575]/[.B575])*100" office:value-type="float" office:value="2.82236293133068" calcext:value-type="float">
            <text:p>2.8223629313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0488" calcext:value-type="float">
            <text:p>20488</text:p>
          </table:table-cell>
          <table:table-cell/>
          <table:table-cell table:formula="of:=([.A576]/[.B576])*100" office:value-type="float" office:value="2.81140179617337" calcext:value-type="float">
            <text:p>2.8114017962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0524" calcext:value-type="float">
            <text:p>20524</text:p>
          </table:table-cell>
          <table:table-cell/>
          <table:table-cell table:formula="of:=([.A577]/[.B577])*100" office:value-type="float" office:value="2.8113428181641" calcext:value-type="float">
            <text:p>2.8113428182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20570" calcext:value-type="float">
            <text:p>20570</text:p>
          </table:table-cell>
          <table:table-cell/>
          <table:table-cell table:formula="of:=([.A578]/[.B578])*100" office:value-type="float" office:value="2.8099173553719" calcext:value-type="float">
            <text:p>2.8099173554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20572" calcext:value-type="float">
            <text:p>20572</text:p>
          </table:table-cell>
          <table:table-cell/>
          <table:table-cell table:formula="of:=([.A579]/[.B579])*100" office:value-type="float" office:value="2.81450515263465" calcext:value-type="float">
            <text:p>2.8145051526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0578" calcext:value-type="float">
            <text:p>20578</text:p>
          </table:table-cell>
          <table:table-cell/>
          <table:table-cell table:formula="of:=([.A580]/[.B580])*100" office:value-type="float" office:value="2.81854407619788" calcext:value-type="float">
            <text:p>2.8185440762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20597" calcext:value-type="float">
            <text:p>20597</text:p>
          </table:table-cell>
          <table:table-cell/>
          <table:table-cell table:formula="of:=([.A581]/[.B581])*100" office:value-type="float" office:value="2.82079914550663" calcext:value-type="float">
            <text:p>2.8207991455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0598" calcext:value-type="float">
            <text:p>20598</text:p>
          </table:table-cell>
          <table:table-cell/>
          <table:table-cell table:formula="of:=([.A582]/[.B582])*100" office:value-type="float" office:value="2.82551704048937" calcext:value-type="float">
            <text:p>2.8255170405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20599" calcext:value-type="float">
            <text:p>20599</text:p>
          </table:table-cell>
          <table:table-cell/>
          <table:table-cell table:formula="of:=([.A583]/[.B583])*100" office:value-type="float" office:value="2.83023447740182" calcext:value-type="float">
            <text:p>2.8302344774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20609" calcext:value-type="float">
            <text:p>20609</text:p>
          </table:table-cell>
          <table:table-cell/>
          <table:table-cell table:formula="of:=([.A584]/[.B584])*100" office:value-type="float" office:value="2.83371342617303" calcext:value-type="float">
            <text:p>2.8337134262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20616" calcext:value-type="float">
            <text:p>20616</text:p>
          </table:table-cell>
          <table:table-cell/>
          <table:table-cell table:formula="of:=([.A585]/[.B585])*100" office:value-type="float" office:value="2.83760186263097" calcext:value-type="float">
            <text:p>2.8376018626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20634" calcext:value-type="float">
            <text:p>20634</text:p>
          </table:table-cell>
          <table:table-cell/>
          <table:table-cell table:formula="of:=([.A586]/[.B586])*100" office:value-type="float" office:value="2.83997286032761" calcext:value-type="float">
            <text:p>2.8399728603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20636" calcext:value-type="float">
            <text:p>20636</text:p>
          </table:table-cell>
          <table:table-cell/>
          <table:table-cell table:formula="of:=([.A587]/[.B587])*100" office:value-type="float" office:value="2.84454351618531" calcext:value-type="float">
            <text:p>2.8445435162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0673" calcext:value-type="float">
            <text:p>20673</text:p>
          </table:table-cell>
          <table:table-cell/>
          <table:table-cell table:formula="of:=([.A588]/[.B588])*100" office:value-type="float" office:value="2.8442896531708" calcext:value-type="float">
            <text:p>2.8442896532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0744" calcext:value-type="float">
            <text:p>20744</text:p>
          </table:table-cell>
          <table:table-cell/>
          <table:table-cell table:formula="of:=([.A589]/[.B589])*100" office:value-type="float" office:value="2.83937524103355" calcext:value-type="float">
            <text:p>2.839375241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0775" calcext:value-type="float">
            <text:p>20775</text:p>
          </table:table-cell>
          <table:table-cell/>
          <table:table-cell table:formula="of:=([.A590]/[.B590])*100" office:value-type="float" office:value="2.83995186522262" calcext:value-type="float">
            <text:p>2.8399518652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0777" calcext:value-type="float">
            <text:p>20777</text:p>
          </table:table-cell>
          <table:table-cell/>
          <table:table-cell table:formula="of:=([.A591]/[.B591])*100" office:value-type="float" office:value="2.8444915050296" calcext:value-type="float">
            <text:p>2.844491505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0835" calcext:value-type="float">
            <text:p>20835</text:p>
          </table:table-cell>
          <table:table-cell/>
          <table:table-cell table:formula="of:=([.A592]/[.B592])*100" office:value-type="float" office:value="2.84137269018479" calcext:value-type="float">
            <text:p>2.8413726902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20859" calcext:value-type="float">
            <text:p>20859</text:p>
          </table:table-cell>
          <table:table-cell/>
          <table:table-cell table:formula="of:=([.A593]/[.B593])*100" office:value-type="float" office:value="2.84289755021813" calcext:value-type="float">
            <text:p>2.8428975502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20890" calcext:value-type="float">
            <text:p>20890</text:p>
          </table:table-cell>
          <table:table-cell/>
          <table:table-cell table:formula="of:=([.A594]/[.B594])*100" office:value-type="float" office:value="2.84346577309718" calcext:value-type="float">
            <text:p>2.8434657731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20895" calcext:value-type="float">
            <text:p>20895</text:p>
          </table:table-cell>
          <table:table-cell/>
          <table:table-cell table:formula="of:=([.A595]/[.B595])*100" office:value-type="float" office:value="2.84757118927973" calcext:value-type="float">
            <text:p>2.8475711893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21067" calcext:value-type="float">
            <text:p>21067</text:p>
          </table:table-cell>
          <table:table-cell/>
          <table:table-cell table:formula="of:=([.A596]/[.B596])*100" office:value-type="float" office:value="2.8290691602981" calcext:value-type="float">
            <text:p>2.8290691603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21128" calcext:value-type="float">
            <text:p>21128</text:p>
          </table:table-cell>
          <table:table-cell/>
          <table:table-cell table:formula="of:=([.A597]/[.B597])*100" office:value-type="float" office:value="2.82563422945854" calcext:value-type="float">
            <text:p>2.8256342295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21146" calcext:value-type="float">
            <text:p>21146</text:p>
          </table:table-cell>
          <table:table-cell/>
          <table:table-cell table:formula="of:=([.A598]/[.B598])*100" office:value-type="float" office:value="2.82795800624232" calcext:value-type="float">
            <text:p>2.8279580062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21164" calcext:value-type="float">
            <text:p>21164</text:p>
          </table:table-cell>
          <table:table-cell/>
          <table:table-cell table:formula="of:=([.A599]/[.B599])*100" office:value-type="float" office:value="2.83027783027783" calcext:value-type="float">
            <text:p>2.830277830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1219" calcext:value-type="float">
            <text:p>21219</text:p>
          </table:table-cell>
          <table:table-cell/>
          <table:table-cell table:formula="of:=([.A600]/[.B600])*100" office:value-type="float" office:value="2.82765446062491" calcext:value-type="float">
            <text:p>2.8276544606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21221" calcext:value-type="float">
            <text:p>21221</text:p>
          </table:table-cell>
          <table:table-cell/>
          <table:table-cell table:formula="of:=([.A601]/[.B601])*100" office:value-type="float" office:value="2.83210027802648" calcext:value-type="float">
            <text:p>2.832100278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21248" calcext:value-type="float">
            <text:p>21248</text:p>
          </table:table-cell>
          <table:table-cell/>
          <table:table-cell table:formula="of:=([.A602]/[.B602])*100" office:value-type="float" office:value="2.8332078313253" calcext:value-type="float">
            <text:p>2.8332078313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21302" calcext:value-type="float">
            <text:p>21302</text:p>
          </table:table-cell>
          <table:table-cell/>
          <table:table-cell table:formula="of:=([.A603]/[.B603])*100" office:value-type="float" office:value="2.83072012017651" calcext:value-type="float">
            <text:p>2.8307201202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21313" calcext:value-type="float">
            <text:p>21313</text:p>
          </table:table-cell>
          <table:table-cell/>
          <table:table-cell table:formula="of:=([.A604]/[.B604])*100" office:value-type="float" office:value="2.83395110965139" calcext:value-type="float">
            <text:p>2.8339511097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21333" calcext:value-type="float">
            <text:p>21333</text:p>
          </table:table-cell>
          <table:table-cell/>
          <table:table-cell table:formula="of:=([.A605]/[.B605])*100" office:value-type="float" office:value="2.83598181221582" calcext:value-type="float">
            <text:p>2.8359818122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21334" calcext:value-type="float">
            <text:p>21334</text:p>
          </table:table-cell>
          <table:table-cell/>
          <table:table-cell table:formula="of:=([.A606]/[.B606])*100" office:value-type="float" office:value="2.84053623324271" calcext:value-type="float">
            <text:p>2.8405362332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21376" calcext:value-type="float">
            <text:p>21376</text:p>
          </table:table-cell>
          <table:table-cell/>
          <table:table-cell table:formula="of:=([.A607]/[.B607])*100" office:value-type="float" office:value="2.83963323353293" calcext:value-type="float">
            <text:p>2.8396332335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21391" calcext:value-type="float">
            <text:p>21391</text:p>
          </table:table-cell>
          <table:table-cell/>
          <table:table-cell table:formula="of:=([.A608]/[.B608])*100" office:value-type="float" office:value="2.84231686223178" calcext:value-type="float">
            <text:p>2.8423168622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21412" calcext:value-type="float">
            <text:p>21412</text:p>
          </table:table-cell>
          <table:table-cell/>
          <table:table-cell table:formula="of:=([.A609]/[.B609])*100" office:value-type="float" office:value="2.84419951429105" calcext:value-type="float">
            <text:p>2.8441995143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21534" calcext:value-type="float">
            <text:p>21534</text:p>
          </table:table-cell>
          <table:table-cell/>
          <table:table-cell table:formula="of:=([.A610]/[.B610])*100" office:value-type="float" office:value="2.83272963685335" calcext:value-type="float">
            <text:p>2.8327296369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21558" calcext:value-type="float">
            <text:p>21558</text:p>
          </table:table-cell>
          <table:table-cell/>
          <table:table-cell table:formula="of:=([.A611]/[.B611])*100" office:value-type="float" office:value="2.83421467668615" calcext:value-type="float">
            <text:p>2.8342146767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21585" calcext:value-type="float">
            <text:p>21585</text:p>
          </table:table-cell>
          <table:table-cell/>
          <table:table-cell table:formula="of:=([.A612]/[.B612])*100" office:value-type="float" office:value="2.83530229325921" calcext:value-type="float">
            <text:p>2.8353022933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21598" calcext:value-type="float">
            <text:p>21598</text:p>
          </table:table-cell>
          <table:table-cell/>
          <table:table-cell table:formula="of:=([.A613]/[.B613])*100" office:value-type="float" office:value="2.8382257616446" calcext:value-type="float">
            <text:p>2.8382257616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21610" calcext:value-type="float">
            <text:p>21610</text:p>
          </table:table-cell>
          <table:table-cell/>
          <table:table-cell table:formula="of:=([.A614]/[.B614])*100" office:value-type="float" office:value="2.84127718648774" calcext:value-type="float">
            <text:p>2.8412771865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21630" calcext:value-type="float">
            <text:p>21630</text:p>
          </table:table-cell>
          <table:table-cell/>
          <table:table-cell table:formula="of:=([.A615]/[.B615])*100" office:value-type="float" office:value="2.84327323162275" calcext:value-type="float">
            <text:p>2.8432732316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21697" calcext:value-type="float">
            <text:p>21697</text:p>
          </table:table-cell>
          <table:table-cell/>
          <table:table-cell table:formula="of:=([.A616]/[.B616])*100" office:value-type="float" office:value="2.83910218002489" calcext:value-type="float">
            <text:p>2.83910218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21700" calcext:value-type="float">
            <text:p>21700</text:p>
          </table:table-cell>
          <table:table-cell/>
          <table:table-cell table:formula="of:=([.A617]/[.B617])*100" office:value-type="float" office:value="2.84331797235023" calcext:value-type="float">
            <text:p>2.8433179724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21713" calcext:value-type="float">
            <text:p>21713</text:p>
          </table:table-cell>
          <table:table-cell/>
          <table:table-cell table:formula="of:=([.A618]/[.B618])*100" office:value-type="float" office:value="2.84622115783171" calcext:value-type="float">
            <text:p>2.8462211578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21717" calcext:value-type="float">
            <text:p>21717</text:p>
          </table:table-cell>
          <table:table-cell/>
          <table:table-cell table:formula="of:=([.A619]/[.B619])*100" office:value-type="float" office:value="2.85030160703596" calcext:value-type="float">
            <text:p>2.850301607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1769" calcext:value-type="float">
            <text:p>21769</text:p>
          </table:table-cell>
          <table:table-cell/>
          <table:table-cell table:formula="of:=([.A620]/[.B620])*100" office:value-type="float" office:value="2.84808672883458" calcext:value-type="float">
            <text:p>2.8480867288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21782" calcext:value-type="float">
            <text:p>21782</text:p>
          </table:table-cell>
          <table:table-cell/>
          <table:table-cell table:formula="of:=([.A621]/[.B621])*100" office:value-type="float" office:value="2.85097787163713" calcext:value-type="float">
            <text:p>2.8509778716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21804" calcext:value-type="float">
            <text:p>21804</text:p>
          </table:table-cell>
          <table:table-cell/>
          <table:table-cell table:formula="of:=([.A622]/[.B622])*100" office:value-type="float" office:value="2.8526875802605" calcext:value-type="float">
            <text:p>2.8526875803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21811" calcext:value-type="float">
            <text:p>21811</text:p>
          </table:table-cell>
          <table:table-cell/>
          <table:table-cell table:formula="of:=([.A623]/[.B623])*100" office:value-type="float" office:value="2.85635688414103" calcext:value-type="float">
            <text:p>2.8563568841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21815" calcext:value-type="float">
            <text:p>21815</text:p>
          </table:table-cell>
          <table:table-cell/>
          <table:table-cell table:formula="of:=([.A624]/[.B624])*100" office:value-type="float" office:value="2.86041714416686" calcext:value-type="float">
            <text:p>2.8604171442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21886" calcext:value-type="float">
            <text:p>21886</text:p>
          </table:table-cell>
          <table:table-cell/>
          <table:table-cell table:formula="of:=([.A625]/[.B625])*100" office:value-type="float" office:value="2.85570684455816" calcext:value-type="float">
            <text:p>2.8557068446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21901" calcext:value-type="float">
            <text:p>21901</text:p>
          </table:table-cell>
          <table:table-cell/>
          <table:table-cell table:formula="of:=([.A626]/[.B626])*100" office:value-type="float" office:value="2.85831697182777" calcext:value-type="float">
            <text:p>2.8583169718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21924" calcext:value-type="float">
            <text:p>21924</text:p>
          </table:table-cell>
          <table:table-cell/>
          <table:table-cell table:formula="of:=([.A627]/[.B627])*100" office:value-type="float" office:value="2.85987958401751" calcext:value-type="float">
            <text:p>2.859879584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21938" calcext:value-type="float">
            <text:p>21938</text:p>
          </table:table-cell>
          <table:table-cell/>
          <table:table-cell table:formula="of:=([.A628]/[.B628])*100" office:value-type="float" office:value="2.86261281794147" calcext:value-type="float">
            <text:p>2.8626128179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21953" calcext:value-type="float">
            <text:p>21953</text:p>
          </table:table-cell>
          <table:table-cell/>
          <table:table-cell table:formula="of:=([.A629]/[.B629])*100" office:value-type="float" office:value="2.86521204391199" calcext:value-type="float">
            <text:p>2.8652120439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1993" calcext:value-type="float">
            <text:p>21993</text:p>
          </table:table-cell>
          <table:table-cell/>
          <table:table-cell table:formula="of:=([.A630]/[.B630])*100" office:value-type="float" office:value="2.86454781066703" calcext:value-type="float">
            <text:p>2.8645478107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22048" calcext:value-type="float">
            <text:p>22048</text:p>
          </table:table-cell>
          <table:table-cell/>
          <table:table-cell table:formula="of:=([.A631]/[.B631])*100" office:value-type="float" office:value="2.86193759071118" calcext:value-type="float">
            <text:p>2.8619375907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22127" calcext:value-type="float">
            <text:p>22127</text:p>
          </table:table-cell>
          <table:table-cell/>
          <table:table-cell table:formula="of:=([.A632]/[.B632])*100" office:value-type="float" office:value="2.85623898404664" calcext:value-type="float">
            <text:p>2.856238984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22173" calcext:value-type="float">
            <text:p>22173</text:p>
          </table:table-cell>
          <table:table-cell/>
          <table:table-cell table:formula="of:=([.A633]/[.B633])*100" office:value-type="float" office:value="2.8548234339061" calcext:value-type="float">
            <text:p>2.8548234339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22200" calcext:value-type="float">
            <text:p>22200</text:p>
          </table:table-cell>
          <table:table-cell/>
          <table:table-cell table:formula="of:=([.A634]/[.B634])*100" office:value-type="float" office:value="2.85585585585586" calcext:value-type="float">
            <text:p>2.8558558559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22212" calcext:value-type="float">
            <text:p>22212</text:p>
          </table:table-cell>
          <table:table-cell/>
          <table:table-cell table:formula="of:=([.A635]/[.B635])*100" office:value-type="float" office:value="2.85881505492527" calcext:value-type="float">
            <text:p>2.8588150549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22217" calcext:value-type="float">
            <text:p>22217</text:p>
          </table:table-cell>
          <table:table-cell/>
          <table:table-cell table:formula="of:=([.A636]/[.B636])*100" office:value-type="float" office:value="2.8626727280911" calcext:value-type="float">
            <text:p>2.8626727281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22307" calcext:value-type="float">
            <text:p>22307</text:p>
          </table:table-cell>
          <table:table-cell/>
          <table:table-cell table:formula="of:=([.A637]/[.B637])*100" office:value-type="float" office:value="2.85560586363025" calcext:value-type="float">
            <text:p>2.8556058636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22325" calcext:value-type="float">
            <text:p>22325</text:p>
          </table:table-cell>
          <table:table-cell/>
          <table:table-cell table:formula="of:=([.A638]/[.B638])*100" office:value-type="float" office:value="2.85778275475924" calcext:value-type="float">
            <text:p>2.8577827548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22334" calcext:value-type="float">
            <text:p>22334</text:p>
          </table:table-cell>
          <table:table-cell/>
          <table:table-cell table:formula="of:=([.A639]/[.B639])*100" office:value-type="float" office:value="2.86110862362318" calcext:value-type="float">
            <text:p>2.8611086236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2347" calcext:value-type="float">
            <text:p>22347</text:p>
          </table:table-cell>
          <table:table-cell/>
          <table:table-cell table:formula="of:=([.A640]/[.B640])*100" office:value-type="float" office:value="2.86391909428559" calcext:value-type="float">
            <text:p>2.8639190943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22354" calcext:value-type="float">
            <text:p>22354</text:p>
          </table:table-cell>
          <table:table-cell/>
          <table:table-cell table:formula="of:=([.A641]/[.B641])*100" office:value-type="float" office:value="2.86749575020131" calcext:value-type="float">
            <text:p>2.8674957502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22387" calcext:value-type="float">
            <text:p>22387</text:p>
          </table:table-cell>
          <table:table-cell/>
          <table:table-cell table:formula="of:=([.A642]/[.B642])*100" office:value-type="float" office:value="2.86773573949167" calcext:value-type="float">
            <text:p>2.8677357395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22415" calcext:value-type="float">
            <text:p>22415</text:p>
          </table:table-cell>
          <table:table-cell/>
          <table:table-cell table:formula="of:=([.A643]/[.B643])*100" office:value-type="float" office:value="2.86861476689717" calcext:value-type="float">
            <text:p>2.8686147669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2455" calcext:value-type="float">
            <text:p>22455</text:p>
          </table:table-cell>
          <table:table-cell/>
          <table:table-cell table:formula="of:=([.A644]/[.B644])*100" office:value-type="float" office:value="2.86795813849922" calcext:value-type="float">
            <text:p>2.8679581385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22457" calcext:value-type="float">
            <text:p>22457</text:p>
          </table:table-cell>
          <table:table-cell/>
          <table:table-cell table:formula="of:=([.A645]/[.B645])*100" office:value-type="float" office:value="2.87215567529056" calcext:value-type="float">
            <text:p>2.8721556753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22502" calcext:value-type="float">
            <text:p>22502</text:p>
          </table:table-cell>
          <table:table-cell/>
          <table:table-cell table:formula="of:=([.A646]/[.B646])*100" office:value-type="float" office:value="2.87085592391787" calcext:value-type="float">
            <text:p>2.8708559239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22551" calcext:value-type="float">
            <text:p>22551</text:p>
          </table:table-cell>
          <table:table-cell/>
          <table:table-cell table:formula="of:=([.A647]/[.B647])*100" office:value-type="float" office:value="2.86905237018314" calcext:value-type="float">
            <text:p>2.8690523702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22562" calcext:value-type="float">
            <text:p>22562</text:p>
          </table:table-cell>
          <table:table-cell/>
          <table:table-cell table:formula="of:=([.A648]/[.B648])*100" office:value-type="float" office:value="2.87208580799575" calcext:value-type="float">
            <text:p>2.872085808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22593" calcext:value-type="float">
            <text:p>22593</text:p>
          </table:table-cell>
          <table:table-cell/>
          <table:table-cell table:formula="of:=([.A649]/[.B649])*100" office:value-type="float" office:value="2.8725711503563" calcext:value-type="float">
            <text:p>2.8725711504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2624" calcext:value-type="float">
            <text:p>22624</text:p>
          </table:table-cell>
          <table:table-cell/>
          <table:table-cell table:formula="of:=([.A650]/[.B650])*100" office:value-type="float" office:value="2.87305516265912" calcext:value-type="float">
            <text:p>2.8730551627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22625" calcext:value-type="float">
            <text:p>22625</text:p>
          </table:table-cell>
          <table:table-cell/>
          <table:table-cell table:formula="of:=([.A651]/[.B651])*100" office:value-type="float" office:value="2.87734806629834" calcext:value-type="float">
            <text:p>2.8773480663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22645" calcext:value-type="float">
            <text:p>22645</text:p>
          </table:table-cell>
          <table:table-cell/>
          <table:table-cell table:formula="of:=([.A652]/[.B652])*100" office:value-type="float" office:value="2.87922278648708" calcext:value-type="float">
            <text:p>2.8792227865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22661" calcext:value-type="float">
            <text:p>22661</text:p>
          </table:table-cell>
          <table:table-cell/>
          <table:table-cell table:formula="of:=([.A653]/[.B653])*100" office:value-type="float" office:value="2.88160275362958" calcext:value-type="float">
            <text:p>2.8816027536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22748" calcext:value-type="float">
            <text:p>22748</text:p>
          </table:table-cell>
          <table:table-cell/>
          <table:table-cell table:formula="of:=([.A654]/[.B654])*100" office:value-type="float" office:value="2.87497802004572" calcext:value-type="float">
            <text:p>2.87497802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22748" calcext:value-type="float">
            <text:p>22748</text:p>
          </table:table-cell>
          <table:table-cell/>
          <table:table-cell table:formula="of:=([.A655]/[.B655])*100" office:value-type="float" office:value="2.87937401090206" calcext:value-type="float">
            <text:p>2.8793740109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2759" calcext:value-type="float">
            <text:p>22759</text:p>
          </table:table-cell>
          <table:table-cell/>
          <table:table-cell table:formula="of:=([.A656]/[.B656])*100" office:value-type="float" office:value="2.88237620282086" calcext:value-type="float">
            <text:p>2.8823762028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22760" calcext:value-type="float">
            <text:p>22760</text:p>
          </table:table-cell>
          <table:table-cell/>
          <table:table-cell table:formula="of:=([.A657]/[.B657])*100" office:value-type="float" office:value="2.88664323374341" calcext:value-type="float">
            <text:p>2.8866432337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22868" calcext:value-type="float">
            <text:p>22868</text:p>
          </table:table-cell>
          <table:table-cell/>
          <table:table-cell table:formula="of:=([.A658]/[.B658])*100" office:value-type="float" office:value="2.87738324295959" calcext:value-type="float">
            <text:p>2.877383243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22888" calcext:value-type="float">
            <text:p>22888</text:p>
          </table:table-cell>
          <table:table-cell/>
          <table:table-cell table:formula="of:=([.A659]/[.B659])*100" office:value-type="float" office:value="2.87923802866131" calcext:value-type="float">
            <text:p>2.8792380287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2889" calcext:value-type="float">
            <text:p>22889</text:p>
          </table:table-cell>
          <table:table-cell/>
          <table:table-cell table:formula="of:=([.A660]/[.B660])*100" office:value-type="float" office:value="2.88348114814977" calcext:value-type="float">
            <text:p>2.8834811481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22898" calcext:value-type="float">
            <text:p>22898</text:p>
          </table:table-cell>
          <table:table-cell/>
          <table:table-cell table:formula="of:=([.A661]/[.B661])*100" office:value-type="float" office:value="2.88671499694296" calcext:value-type="float">
            <text:p>2.8867149969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22900" calcext:value-type="float">
            <text:p>22900</text:p>
          </table:table-cell>
          <table:table-cell/>
          <table:table-cell table:formula="of:=([.A662]/[.B662])*100" office:value-type="float" office:value="2.89082969432314" calcext:value-type="float">
            <text:p>2.8908296943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22901" calcext:value-type="float">
            <text:p>22901</text:p>
          </table:table-cell>
          <table:table-cell/>
          <table:table-cell table:formula="of:=([.A663]/[.B663])*100" office:value-type="float" office:value="2.8950700842758" calcext:value-type="float">
            <text:p>2.8950700843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22928" calcext:value-type="float">
            <text:p>22928</text:p>
          </table:table-cell>
          <table:table-cell/>
          <table:table-cell table:formula="of:=([.A664]/[.B664])*100" office:value-type="float" office:value="2.8960223307746" calcext:value-type="float">
            <text:p>2.8960223308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22956" calcext:value-type="float">
            <text:p>22956</text:p>
          </table:table-cell>
          <table:table-cell/>
          <table:table-cell table:formula="of:=([.A665]/[.B665])*100" office:value-type="float" office:value="2.89684614044259" calcext:value-type="float">
            <text:p>2.8968461404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22964" calcext:value-type="float">
            <text:p>22964</text:p>
          </table:table-cell>
          <table:table-cell/>
          <table:table-cell table:formula="of:=([.A666]/[.B666])*100" office:value-type="float" office:value="2.90019160425013" calcext:value-type="float">
            <text:p>2.9001916043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22965" calcext:value-type="float">
            <text:p>22965</text:p>
          </table:table-cell>
          <table:table-cell/>
          <table:table-cell table:formula="of:=([.A667]/[.B667])*100" office:value-type="float" office:value="2.90441976921402" calcext:value-type="float">
            <text:p>2.9044197692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22987" calcext:value-type="float">
            <text:p>22987</text:p>
          </table:table-cell>
          <table:table-cell/>
          <table:table-cell table:formula="of:=([.A668]/[.B668])*100" office:value-type="float" office:value="2.90599034236742" calcext:value-type="float">
            <text:p>2.9059903424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22995" calcext:value-type="float">
            <text:p>22995</text:p>
          </table:table-cell>
          <table:table-cell/>
          <table:table-cell table:formula="of:=([.A669]/[.B669])*100" office:value-type="float" office:value="2.90932811480757" calcext:value-type="float">
            <text:p>2.9093281148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2997" calcext:value-type="float">
            <text:p>22997</text:p>
          </table:table-cell>
          <table:table-cell/>
          <table:table-cell table:formula="of:=([.A670]/[.B670])*100" office:value-type="float" office:value="2.91342349002044" calcext:value-type="float">
            <text:p>2.91342349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23011" calcext:value-type="float">
            <text:p>23011</text:p>
          </table:table-cell>
          <table:table-cell/>
          <table:table-cell table:formula="of:=([.A671]/[.B671])*100" office:value-type="float" office:value="2.91599669723176" calcext:value-type="float">
            <text:p>2.9159966972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23057" calcext:value-type="float">
            <text:p>23057</text:p>
          </table:table-cell>
          <table:table-cell/>
          <table:table-cell table:formula="of:=([.A672]/[.B672])*100" office:value-type="float" office:value="2.91451619898512" calcext:value-type="float">
            <text:p>2.914516199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23078" calcext:value-type="float">
            <text:p>23078</text:p>
          </table:table-cell>
          <table:table-cell/>
          <table:table-cell table:formula="of:=([.A673]/[.B673])*100" office:value-type="float" office:value="2.91619724412861" calcext:value-type="float">
            <text:p>2.9161972441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23140" calcext:value-type="float">
            <text:p>23140</text:p>
          </table:table-cell>
          <table:table-cell/>
          <table:table-cell table:formula="of:=([.A674]/[.B674])*100" office:value-type="float" office:value="2.91270527225583" calcext:value-type="float">
            <text:p>2.9127052723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23158" calcext:value-type="float">
            <text:p>23158</text:p>
          </table:table-cell>
          <table:table-cell/>
          <table:table-cell table:formula="of:=([.A675]/[.B675])*100" office:value-type="float" office:value="2.91475947836601" calcext:value-type="float">
            <text:p>2.9147594784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23213" calcext:value-type="float">
            <text:p>23213</text:p>
          </table:table-cell>
          <table:table-cell/>
          <table:table-cell table:formula="of:=([.A676]/[.B676])*100" office:value-type="float" office:value="2.91216128893293" calcext:value-type="float">
            <text:p>2.9121612889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23216" calcext:value-type="float">
            <text:p>23216</text:p>
          </table:table-cell>
          <table:table-cell/>
          <table:table-cell table:formula="of:=([.A677]/[.B677])*100" office:value-type="float" office:value="2.91609235010338" calcext:value-type="float">
            <text:p>2.9160923501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23266" calcext:value-type="float">
            <text:p>23266</text:p>
          </table:table-cell>
          <table:table-cell/>
          <table:table-cell table:formula="of:=([.A678]/[.B678])*100" office:value-type="float" office:value="2.91412361385713" calcext:value-type="float">
            <text:p>2.9141236139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23272" calcext:value-type="float">
            <text:p>23272</text:p>
          </table:table-cell>
          <table:table-cell/>
          <table:table-cell table:formula="of:=([.A679]/[.B679])*100" office:value-type="float" office:value="2.91766930216569" calcext:value-type="float">
            <text:p>2.9176693022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3280" calcext:value-type="float">
            <text:p>23280</text:p>
          </table:table-cell>
          <table:table-cell/>
          <table:table-cell table:formula="of:=([.A680]/[.B680])*100" office:value-type="float" office:value="2.92096219931271" calcext:value-type="float">
            <text:p>2.9209621993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23345" calcext:value-type="float">
            <text:p>23345</text:p>
          </table:table-cell>
          <table:table-cell/>
          <table:table-cell table:formula="of:=([.A681]/[.B681])*100" office:value-type="float" office:value="2.91711287213536" calcext:value-type="float">
            <text:p>2.9171128721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23434" calcext:value-type="float">
            <text:p>23434</text:p>
          </table:table-cell>
          <table:table-cell/>
          <table:table-cell table:formula="of:=([.A682]/[.B682])*100" office:value-type="float" office:value="2.91030127165657" calcext:value-type="float">
            <text:p>2.9103012717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23470" calcext:value-type="float">
            <text:p>23470</text:p>
          </table:table-cell>
          <table:table-cell/>
          <table:table-cell table:formula="of:=([.A683]/[.B683])*100" office:value-type="float" office:value="2.91009799744354" calcext:value-type="float">
            <text:p>2.9100979974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23475" calcext:value-type="float">
            <text:p>23475</text:p>
          </table:table-cell>
          <table:table-cell/>
          <table:table-cell table:formula="of:=([.A684]/[.B684])*100" office:value-type="float" office:value="2.91373801916933" calcext:value-type="float">
            <text:p>2.9137380192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23590" calcext:value-type="float">
            <text:p>23590</text:p>
          </table:table-cell>
          <table:table-cell/>
          <table:table-cell table:formula="of:=([.A685]/[.B685])*100" office:value-type="float" office:value="2.90377278507842" calcext:value-type="float">
            <text:p>2.9037727851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23623" calcext:value-type="float">
            <text:p>23623</text:p>
          </table:table-cell>
          <table:table-cell/>
          <table:table-cell table:formula="of:=([.A686]/[.B686])*100" office:value-type="float" office:value="2.90394954070186" calcext:value-type="float">
            <text:p>2.9039495407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23628" calcext:value-type="float">
            <text:p>23628</text:p>
          </table:table-cell>
          <table:table-cell/>
          <table:table-cell table:formula="of:=([.A687]/[.B687])*100" office:value-type="float" office:value="2.90756729304215" calcext:value-type="float">
            <text:p>2.907567293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23673" calcext:value-type="float">
            <text:p>23673</text:p>
          </table:table-cell>
          <table:table-cell/>
          <table:table-cell table:formula="of:=([.A688]/[.B688])*100" office:value-type="float" office:value="2.90626452076205" calcext:value-type="float">
            <text:p>2.9062645208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23731" calcext:value-type="float">
            <text:p>23731</text:p>
          </table:table-cell>
          <table:table-cell/>
          <table:table-cell table:formula="of:=([.A689]/[.B689])*100" office:value-type="float" office:value="2.90337533184442" calcext:value-type="float">
            <text:p>2.9033753318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3755" calcext:value-type="float">
            <text:p>23755</text:p>
          </table:table-cell>
          <table:table-cell/>
          <table:table-cell table:formula="of:=([.A690]/[.B690])*100" office:value-type="float" office:value="2.90465165228373" calcext:value-type="float">
            <text:p>2.9046516523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23756" calcext:value-type="float">
            <text:p>23756</text:p>
          </table:table-cell>
          <table:table-cell/>
          <table:table-cell table:formula="of:=([.A691]/[.B691])*100" office:value-type="float" office:value="2.90873884492339" calcext:value-type="float">
            <text:p>2.9087388449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23786" calcext:value-type="float">
            <text:p>23786</text:p>
          </table:table-cell>
          <table:table-cell/>
          <table:table-cell table:formula="of:=([.A692]/[.B692])*100" office:value-type="float" office:value="2.90927436307071" calcext:value-type="float">
            <text:p>2.9092743631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23831" calcext:value-type="float">
            <text:p>23831</text:p>
          </table:table-cell>
          <table:table-cell/>
          <table:table-cell table:formula="of:=([.A693]/[.B693])*100" office:value-type="float" office:value="2.90797700474172" calcext:value-type="float">
            <text:p>2.9079770047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23904" calcext:value-type="float">
            <text:p>23904</text:p>
          </table:table-cell>
          <table:table-cell/>
          <table:table-cell table:formula="of:=([.A694]/[.B694])*100" office:value-type="float" office:value="2.90327978580991" calcext:value-type="float">
            <text:p>2.9032797858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24018" calcext:value-type="float">
            <text:p>24018</text:p>
          </table:table-cell>
          <table:table-cell/>
          <table:table-cell table:formula="of:=([.A695]/[.B695])*100" office:value-type="float" office:value="2.89366308601882" calcext:value-type="float">
            <text:p>2.893663086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24069" calcext:value-type="float">
            <text:p>24069</text:p>
          </table:table-cell>
          <table:table-cell/>
          <table:table-cell table:formula="of:=([.A696]/[.B696])*100" office:value-type="float" office:value="2.89168640159541" calcext:value-type="float">
            <text:p>2.8916864016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24081" calcext:value-type="float">
            <text:p>24081</text:p>
          </table:table-cell>
          <table:table-cell/>
          <table:table-cell table:formula="of:=([.A697]/[.B697])*100" office:value-type="float" office:value="2.89439807316972" calcext:value-type="float">
            <text:p>2.8943980732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24100" calcext:value-type="float">
            <text:p>24100</text:p>
          </table:table-cell>
          <table:table-cell/>
          <table:table-cell table:formula="of:=([.A698]/[.B698])*100" office:value-type="float" office:value="2.89626556016597" calcext:value-type="float">
            <text:p>2.8962655602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24149" calcext:value-type="float">
            <text:p>24149</text:p>
          </table:table-cell>
          <table:table-cell/>
          <table:table-cell table:formula="of:=([.A699]/[.B699])*100" office:value-type="float" office:value="2.89452979419438" calcext:value-type="float">
            <text:p>2.894529794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4154" calcext:value-type="float">
            <text:p>24154</text:p>
          </table:table-cell>
          <table:table-cell/>
          <table:table-cell table:formula="of:=([.A700]/[.B700])*100" office:value-type="float" office:value="2.8980707129254" calcext:value-type="float">
            <text:p>2.8980707129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24205" calcext:value-type="float">
            <text:p>24205</text:p>
          </table:table-cell>
          <table:table-cell/>
          <table:table-cell table:formula="of:=([.A701]/[.B701])*100" office:value-type="float" office:value="2.8960958479653" calcext:value-type="float">
            <text:p>2.896095848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24212" calcext:value-type="float">
            <text:p>24212</text:p>
          </table:table-cell>
          <table:table-cell/>
          <table:table-cell table:formula="of:=([.A702]/[.B702])*100" office:value-type="float" office:value="2.89938873285974" calcext:value-type="float">
            <text:p>2.8993887329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24224" calcext:value-type="float">
            <text:p>24224</text:p>
          </table:table-cell>
          <table:table-cell/>
          <table:table-cell table:formula="of:=([.A703]/[.B703])*100" office:value-type="float" office:value="2.90208058124174" calcext:value-type="float">
            <text:p>2.9020805812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24238" calcext:value-type="float">
            <text:p>24238</text:p>
          </table:table-cell>
          <table:table-cell/>
          <table:table-cell table:formula="of:=([.A704]/[.B704])*100" office:value-type="float" office:value="2.90453007673901" calcext:value-type="float">
            <text:p>2.9045300767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24282" calcext:value-type="float">
            <text:p>24282</text:p>
          </table:table-cell>
          <table:table-cell/>
          <table:table-cell table:formula="of:=([.A705]/[.B705])*100" office:value-type="float" office:value="2.90338522362244" calcext:value-type="float">
            <text:p>2.9033852236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24307" calcext:value-type="float">
            <text:p>24307</text:p>
          </table:table-cell>
          <table:table-cell/>
          <table:table-cell table:formula="of:=([.A706]/[.B706])*100" office:value-type="float" office:value="2.90451310322129" calcext:value-type="float">
            <text:p>2.9045131032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24338" calcext:value-type="float">
            <text:p>24338</text:p>
          </table:table-cell>
          <table:table-cell/>
          <table:table-cell table:formula="of:=([.A707]/[.B707])*100" office:value-type="float" office:value="2.90492234366012" calcext:value-type="float">
            <text:p>2.9049223437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24345" calcext:value-type="float">
            <text:p>24345</text:p>
          </table:table-cell>
          <table:table-cell/>
          <table:table-cell table:formula="of:=([.A708]/[.B708])*100" office:value-type="float" office:value="2.90819470117067" calcext:value-type="float">
            <text:p>2.9081947012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24408" calcext:value-type="float">
            <text:p>24408</text:p>
          </table:table-cell>
          <table:table-cell/>
          <table:table-cell table:formula="of:=([.A709]/[.B709])*100" office:value-type="float" office:value="2.90478531628974" calcext:value-type="float">
            <text:p>2.9047853163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4435" calcext:value-type="float">
            <text:p>24435</text:p>
          </table:table-cell>
          <table:table-cell/>
          <table:table-cell table:formula="of:=([.A710]/[.B710])*100" office:value-type="float" office:value="2.90566809903826" calcext:value-type="float">
            <text:p>2.905668099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24505" calcext:value-type="float">
            <text:p>24505</text:p>
          </table:table-cell>
          <table:table-cell/>
          <table:table-cell table:formula="of:=([.A711]/[.B711])*100" office:value-type="float" office:value="2.90144868394205" calcext:value-type="float">
            <text:p>2.9014486839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24537" calcext:value-type="float">
            <text:p>24537</text:p>
          </table:table-cell>
          <table:table-cell/>
          <table:table-cell table:formula="of:=([.A712]/[.B712])*100" office:value-type="float" office:value="2.90174022904185" calcext:value-type="float">
            <text:p>2.901740229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24553" calcext:value-type="float">
            <text:p>24553</text:p>
          </table:table-cell>
          <table:table-cell/>
          <table:table-cell table:formula="of:=([.A713]/[.B713])*100" office:value-type="float" office:value="2.90392212764224" calcext:value-type="float">
            <text:p>2.9039221276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24621" calcext:value-type="float">
            <text:p>24621</text:p>
          </table:table-cell>
          <table:table-cell/>
          <table:table-cell table:formula="of:=([.A714]/[.B714])*100" office:value-type="float" office:value="2.89996344583892" calcext:value-type="float">
            <text:p>2.8999634458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24659" calcext:value-type="float">
            <text:p>24659</text:p>
          </table:table-cell>
          <table:table-cell/>
          <table:table-cell table:formula="of:=([.A715]/[.B715])*100" office:value-type="float" office:value="2.89954986009165" calcext:value-type="float">
            <text:p>2.8995498601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24671" calcext:value-type="float">
            <text:p>24671</text:p>
          </table:table-cell>
          <table:table-cell/>
          <table:table-cell table:formula="of:=([.A716]/[.B716])*100" office:value-type="float" office:value="2.90219285801143" calcext:value-type="float">
            <text:p>2.902192858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24711" calcext:value-type="float">
            <text:p>24711</text:p>
          </table:table-cell>
          <table:table-cell/>
          <table:table-cell table:formula="of:=([.A717]/[.B717])*100" office:value-type="float" office:value="2.90154182347942" calcext:value-type="float">
            <text:p>2.9015418235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24793" calcext:value-type="float">
            <text:p>24793</text:p>
          </table:table-cell>
          <table:table-cell/>
          <table:table-cell table:formula="of:=([.A718]/[.B718])*100" office:value-type="float" office:value="2.89597870366636" calcext:value-type="float">
            <text:p>2.8959787037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24811" calcext:value-type="float">
            <text:p>24811</text:p>
          </table:table-cell>
          <table:table-cell/>
          <table:table-cell table:formula="of:=([.A719]/[.B719])*100" office:value-type="float" office:value="2.89790818588529" calcext:value-type="float">
            <text:p>2.8979081859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4821" calcext:value-type="float">
            <text:p>24821</text:p>
          </table:table-cell>
          <table:table-cell/>
          <table:table-cell table:formula="of:=([.A720]/[.B720])*100" office:value-type="float" office:value="2.90076950968938" calcext:value-type="float">
            <text:p>2.9007695097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24831" calcext:value-type="float">
            <text:p>24831</text:p>
          </table:table-cell>
          <table:table-cell/>
          <table:table-cell table:formula="of:=([.A721]/[.B721])*100" office:value-type="float" office:value="2.90362852885506" calcext:value-type="float">
            <text:p>2.9036285289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24852" calcext:value-type="float">
            <text:p>24852</text:p>
          </table:table-cell>
          <table:table-cell/>
          <table:table-cell table:formula="of:=([.A722]/[.B722])*100" office:value-type="float" office:value="2.90519877675841" calcext:value-type="float">
            <text:p>2.9051987768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24858" calcext:value-type="float">
            <text:p>24858</text:p>
          </table:table-cell>
          <table:table-cell/>
          <table:table-cell table:formula="of:=([.A723]/[.B723])*100" office:value-type="float" office:value="2.90852039584842" calcext:value-type="float">
            <text:p>2.9085203958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4860" calcext:value-type="float">
            <text:p>24860</text:p>
          </table:table-cell>
          <table:table-cell/>
          <table:table-cell table:formula="of:=([.A724]/[.B724])*100" office:value-type="float" office:value="2.91230893000805" calcext:value-type="float">
            <text:p>2.91230893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24866" calcext:value-type="float">
            <text:p>24866</text:p>
          </table:table-cell>
          <table:table-cell/>
          <table:table-cell table:formula="of:=([.A725]/[.B725])*100" office:value-type="float" office:value="2.91562776481943" calcext:value-type="float">
            <text:p>2.9156277648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24873" calcext:value-type="float">
            <text:p>24873</text:p>
          </table:table-cell>
          <table:table-cell/>
          <table:table-cell table:formula="of:=([.A726]/[.B726])*100" office:value-type="float" office:value="2.91882764443372" calcext:value-type="float">
            <text:p>2.9188276444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24876" calcext:value-type="float">
            <text:p>24876</text:p>
          </table:table-cell>
          <table:table-cell/>
          <table:table-cell table:formula="of:=([.A727]/[.B727])*100" office:value-type="float" office:value="2.92249557806721" calcext:value-type="float">
            <text:p>2.9224955781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24878" calcext:value-type="float">
            <text:p>24878</text:p>
          </table:table-cell>
          <table:table-cell/>
          <table:table-cell table:formula="of:=([.A728]/[.B728])*100" office:value-type="float" office:value="2.92628024760833" calcext:value-type="float">
            <text:p>2.9262802476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24921" calcext:value-type="float">
            <text:p>24921</text:p>
          </table:table-cell>
          <table:table-cell/>
          <table:table-cell table:formula="of:=([.A729]/[.B729])*100" office:value-type="float" office:value="2.92524377031419" calcext:value-type="float">
            <text:p>2.9252437703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4942" calcext:value-type="float">
            <text:p>24942</text:p>
          </table:table-cell>
          <table:table-cell/>
          <table:table-cell table:formula="of:=([.A730]/[.B730])*100" office:value-type="float" office:value="2.92679015315532" calcext:value-type="float">
            <text:p>2.9267901532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24998" calcext:value-type="float">
            <text:p>24998</text:p>
          </table:table-cell>
          <table:table-cell/>
          <table:table-cell table:formula="of:=([.A731]/[.B731])*100" office:value-type="float" office:value="2.9242339387151" calcext:value-type="float">
            <text:p>2.9242339387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25002" calcext:value-type="float">
            <text:p>25002</text:p>
          </table:table-cell>
          <table:table-cell/>
          <table:table-cell table:formula="of:=([.A732]/[.B732])*100" office:value-type="float" office:value="2.9277657787377" calcext:value-type="float">
            <text:p>2.9277657787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25018" calcext:value-type="float">
            <text:p>25018</text:p>
          </table:table-cell>
          <table:table-cell/>
          <table:table-cell table:formula="of:=([.A733]/[.B733])*100" office:value-type="float" office:value="2.92989047885522" calcext:value-type="float">
            <text:p>2.9298904789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25058" calcext:value-type="float">
            <text:p>25058</text:p>
          </table:table-cell>
          <table:table-cell/>
          <table:table-cell table:formula="of:=([.A734]/[.B734])*100" office:value-type="float" office:value="2.92920424614893" calcext:value-type="float">
            <text:p>2.9292042461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25130" calcext:value-type="float">
            <text:p>25130</text:p>
          </table:table-cell>
          <table:table-cell/>
          <table:table-cell table:formula="of:=([.A735]/[.B735])*100" office:value-type="float" office:value="2.92479108635097" calcext:value-type="float">
            <text:p>2.9247910864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25152" calcext:value-type="float">
            <text:p>25152</text:p>
          </table:table-cell>
          <table:table-cell/>
          <table:table-cell table:formula="of:=([.A736]/[.B736])*100" office:value-type="float" office:value="2.92620865139949" calcext:value-type="float">
            <text:p>2.9262086514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25166" calcext:value-type="float">
            <text:p>25166</text:p>
          </table:table-cell>
          <table:table-cell/>
          <table:table-cell table:formula="of:=([.A737]/[.B737])*100" office:value-type="float" office:value="2.92855439879202" calcext:value-type="float">
            <text:p>2.9285543988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25205" calcext:value-type="float">
            <text:p>25205</text:p>
          </table:table-cell>
          <table:table-cell/>
          <table:table-cell table:formula="of:=([.A738]/[.B738])*100" office:value-type="float" office:value="2.92799047807975" calcext:value-type="float">
            <text:p>2.9279904781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25237" calcext:value-type="float">
            <text:p>25237</text:p>
          </table:table-cell>
          <table:table-cell/>
          <table:table-cell table:formula="of:=([.A739]/[.B739])*100" office:value-type="float" office:value="2.92824028212545" calcext:value-type="float">
            <text:p>2.928240282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5269" calcext:value-type="float">
            <text:p>25269</text:p>
          </table:table-cell>
          <table:table-cell/>
          <table:table-cell table:formula="of:=([.A740]/[.B740])*100" office:value-type="float" office:value="2.92848945348055" calcext:value-type="float">
            <text:p>2.9284894535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25308" calcext:value-type="float">
            <text:p>25308</text:p>
          </table:table-cell>
          <table:table-cell/>
          <table:table-cell table:formula="of:=([.A741]/[.B741])*100" office:value-type="float" office:value="2.92792792792793" calcext:value-type="float">
            <text:p>2.9279279279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25316" calcext:value-type="float">
            <text:p>25316</text:p>
          </table:table-cell>
          <table:table-cell/>
          <table:table-cell table:formula="of:=([.A742]/[.B742])*100" office:value-type="float" office:value="2.93095275714963" calcext:value-type="float">
            <text:p>2.9309527571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25340" calcext:value-type="float">
            <text:p>25340</text:p>
          </table:table-cell>
          <table:table-cell/>
          <table:table-cell table:formula="of:=([.A743]/[.B743])*100" office:value-type="float" office:value="2.93212312549329" calcext:value-type="float">
            <text:p>2.9321231255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25349" calcext:value-type="float">
            <text:p>25349</text:p>
          </table:table-cell>
          <table:table-cell/>
          <table:table-cell table:formula="of:=([.A744]/[.B744])*100" office:value-type="float" office:value="2.93502702276224" calcext:value-type="float">
            <text:p>2.9350270228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25442" calcext:value-type="float">
            <text:p>25442</text:p>
          </table:table-cell>
          <table:table-cell/>
          <table:table-cell table:formula="of:=([.A745]/[.B745])*100" office:value-type="float" office:value="2.92822891282132" calcext:value-type="float">
            <text:p>2.9282289128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25443" calcext:value-type="float">
            <text:p>25443</text:p>
          </table:table-cell>
          <table:table-cell/>
          <table:table-cell table:formula="of:=([.A746]/[.B746])*100" office:value-type="float" office:value="2.93204417718036" calcext:value-type="float">
            <text:p>2.9320441772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25461" calcext:value-type="float">
            <text:p>25461</text:p>
          </table:table-cell>
          <table:table-cell/>
          <table:table-cell table:formula="of:=([.A747]/[.B747])*100" office:value-type="float" office:value="2.93389890420643" calcext:value-type="float">
            <text:p>2.9338989042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25473" calcext:value-type="float">
            <text:p>25473</text:p>
          </table:table-cell>
          <table:table-cell/>
          <table:table-cell table:formula="of:=([.A748]/[.B748])*100" office:value-type="float" office:value="2.93644250775331" calcext:value-type="float">
            <text:p>2.9364425078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25476" calcext:value-type="float">
            <text:p>25476</text:p>
          </table:table-cell>
          <table:table-cell/>
          <table:table-cell table:formula="of:=([.A749]/[.B749])*100" office:value-type="float" office:value="2.94002198147276" calcext:value-type="float">
            <text:p>2.940021981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5480" calcext:value-type="float">
            <text:p>25480</text:p>
          </table:table-cell>
          <table:table-cell/>
          <table:table-cell table:formula="of:=([.A750]/[.B750])*100" office:value-type="float" office:value="2.94348508634223" calcext:value-type="float">
            <text:p>2.9434850863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25489" calcext:value-type="float">
            <text:p>25489</text:p>
          </table:table-cell>
          <table:table-cell/>
          <table:table-cell table:formula="of:=([.A751]/[.B751])*100" office:value-type="float" office:value="2.94636902193103" calcext:value-type="float">
            <text:p>2.9463690219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25506" calcext:value-type="float">
            <text:p>25506</text:p>
          </table:table-cell>
          <table:table-cell/>
          <table:table-cell table:formula="of:=([.A752]/[.B752])*100" office:value-type="float" office:value="2.9483258841057" calcext:value-type="float">
            <text:p>2.9483258841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25541" calcext:value-type="float">
            <text:p>25541</text:p>
          </table:table-cell>
          <table:table-cell/>
          <table:table-cell table:formula="of:=([.A753]/[.B753])*100" office:value-type="float" office:value="2.94820093183509" calcext:value-type="float">
            <text:p>2.9482009318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25587" calcext:value-type="float">
            <text:p>25587</text:p>
          </table:table-cell>
          <table:table-cell/>
          <table:table-cell table:formula="of:=([.A754]/[.B754])*100" office:value-type="float" office:value="2.94680892640794" calcext:value-type="float">
            <text:p>2.9468089264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25600" calcext:value-type="float">
            <text:p>25600</text:p>
          </table:table-cell>
          <table:table-cell/>
          <table:table-cell table:formula="of:=([.A755]/[.B755])*100" office:value-type="float" office:value="2.94921875" calcext:value-type="float">
            <text:p>2.94921875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25606" calcext:value-type="float">
            <text:p>25606</text:p>
          </table:table-cell>
          <table:table-cell/>
          <table:table-cell table:formula="of:=([.A756]/[.B756])*100" office:value-type="float" office:value="2.95243302351011" calcext:value-type="float">
            <text:p>2.9524330235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25629" calcext:value-type="float">
            <text:p>25629</text:p>
          </table:table-cell>
          <table:table-cell/>
          <table:table-cell table:formula="of:=([.A757]/[.B757])*100" office:value-type="float" office:value="2.95368527839557" calcext:value-type="float">
            <text:p>2.9536852784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25634" calcext:value-type="float">
            <text:p>25634</text:p>
          </table:table-cell>
          <table:table-cell/>
          <table:table-cell table:formula="of:=([.A758]/[.B758])*100" office:value-type="float" office:value="2.9570102208005" calcext:value-type="float">
            <text:p>2.9570102208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25652" calcext:value-type="float">
            <text:p>25652</text:p>
          </table:table-cell>
          <table:table-cell/>
          <table:table-cell table:formula="of:=([.A759]/[.B759])*100" office:value-type="float" office:value="2.95883361921098" calcext:value-type="float">
            <text:p>2.9588336192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5666" calcext:value-type="float">
            <text:p>25666</text:p>
          </table:table-cell>
          <table:table-cell/>
          <table:table-cell table:formula="of:=([.A760]/[.B760])*100" office:value-type="float" office:value="2.96111587313956" calcext:value-type="float">
            <text:p>2.9611158731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25682" calcext:value-type="float">
            <text:p>25682</text:p>
          </table:table-cell>
          <table:table-cell/>
          <table:table-cell table:formula="of:=([.A761]/[.B761])*100" office:value-type="float" office:value="2.96316486254965" calcext:value-type="float">
            <text:p>2.9631648625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25699" calcext:value-type="float">
            <text:p>25699</text:p>
          </table:table-cell>
          <table:table-cell/>
          <table:table-cell table:formula="of:=([.A762]/[.B762])*100" office:value-type="float" office:value="2.96509591812911" calcext:value-type="float">
            <text:p>2.9650959181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25722" calcext:value-type="float">
            <text:p>25722</text:p>
          </table:table-cell>
          <table:table-cell/>
          <table:table-cell table:formula="of:=([.A763]/[.B763])*100" office:value-type="float" office:value="2.96633232252546" calcext:value-type="float">
            <text:p>2.9663323225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25753" calcext:value-type="float">
            <text:p>25753</text:p>
          </table:table-cell>
          <table:table-cell/>
          <table:table-cell table:formula="of:=([.A764]/[.B764])*100" office:value-type="float" office:value="2.96664466275774" calcext:value-type="float">
            <text:p>2.9666446628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25767" calcext:value-type="float">
            <text:p>25767</text:p>
          </table:table-cell>
          <table:table-cell/>
          <table:table-cell table:formula="of:=([.A765]/[.B765])*100" office:value-type="float" office:value="2.96891372685994" calcext:value-type="float">
            <text:p>2.9689137269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25838" calcext:value-type="float">
            <text:p>25838</text:p>
          </table:table-cell>
          <table:table-cell/>
          <table:table-cell table:formula="of:=([.A766]/[.B766])*100" office:value-type="float" office:value="2.9646257450267" calcext:value-type="float">
            <text:p>2.964625745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5881" calcext:value-type="float">
            <text:p>25881</text:p>
          </table:table-cell>
          <table:table-cell/>
          <table:table-cell table:formula="of:=([.A767]/[.B767])*100" office:value-type="float" office:value="2.96356400448205" calcext:value-type="float">
            <text:p>2.9635640045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5884" calcext:value-type="float">
            <text:p>25884</text:p>
          </table:table-cell>
          <table:table-cell/>
          <table:table-cell table:formula="of:=([.A768]/[.B768])*100" office:value-type="float" office:value="2.96708391284191" calcext:value-type="float">
            <text:p>2.9670839128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25904" calcext:value-type="float">
            <text:p>25904</text:p>
          </table:table-cell>
          <table:table-cell/>
          <table:table-cell table:formula="of:=([.A769]/[.B769])*100" office:value-type="float" office:value="2.96865348980852" calcext:value-type="float">
            <text:p>2.9686534898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5944" calcext:value-type="float">
            <text:p>25944</text:p>
          </table:table-cell>
          <table:table-cell/>
          <table:table-cell table:formula="of:=([.A770]/[.B770])*100" office:value-type="float" office:value="2.96793092815294" calcext:value-type="float">
            <text:p>2.9679309282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25995" calcext:value-type="float">
            <text:p>25995</text:p>
          </table:table-cell>
          <table:table-cell/>
          <table:table-cell table:formula="of:=([.A771]/[.B771])*100" office:value-type="float" office:value="2.96595499134449" calcext:value-type="float">
            <text:p>2.9659549913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26054" calcext:value-type="float">
            <text:p>26054</text:p>
          </table:table-cell>
          <table:table-cell/>
          <table:table-cell table:formula="of:=([.A772]/[.B772])*100" office:value-type="float" office:value="2.96307668688109" calcext:value-type="float">
            <text:p>2.9630766869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26158" calcext:value-type="float">
            <text:p>26158</text:p>
          </table:table-cell>
          <table:table-cell/>
          <table:table-cell table:formula="of:=([.A773]/[.B773])*100" office:value-type="float" office:value="2.95511889288172" calcext:value-type="float">
            <text:p>2.9551188929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26178" calcext:value-type="float">
            <text:p>26178</text:p>
          </table:table-cell>
          <table:table-cell/>
          <table:table-cell table:formula="of:=([.A774]/[.B774])*100" office:value-type="float" office:value="2.95668118267247" calcext:value-type="float">
            <text:p>2.9566811827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26197" calcext:value-type="float">
            <text:p>26197</text:p>
          </table:table-cell>
          <table:table-cell/>
          <table:table-cell table:formula="of:=([.A775]/[.B775])*100" office:value-type="float" office:value="2.95835401000115" calcext:value-type="float">
            <text:p>2.95835401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6220" calcext:value-type="float">
            <text:p>26220</text:p>
          </table:table-cell>
          <table:table-cell/>
          <table:table-cell table:formula="of:=([.A776]/[.B776])*100" office:value-type="float" office:value="2.95957284515637" calcext:value-type="float">
            <text:p>2.9595728452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26225" calcext:value-type="float">
            <text:p>26225</text:p>
          </table:table-cell>
          <table:table-cell/>
          <table:table-cell table:formula="of:=([.A777]/[.B777])*100" office:value-type="float" office:value="2.9628217349857" calcext:value-type="float">
            <text:p>2.962821735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26237" calcext:value-type="float">
            <text:p>26237</text:p>
          </table:table-cell>
          <table:table-cell/>
          <table:table-cell table:formula="of:=([.A778]/[.B778])*100" office:value-type="float" office:value="2.96527804245912" calcext:value-type="float">
            <text:p>2.9652780425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26253" calcext:value-type="float">
            <text:p>26253</text:p>
          </table:table-cell>
          <table:table-cell/>
          <table:table-cell table:formula="of:=([.A779]/[.B779])*100" office:value-type="float" office:value="2.96727992991277" calcext:value-type="float">
            <text:p>2.9672799299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6256" calcext:value-type="float">
            <text:p>26256</text:p>
          </table:table-cell>
          <table:table-cell/>
          <table:table-cell table:formula="of:=([.A780]/[.B780])*100" office:value-type="float" office:value="2.97074954296161" calcext:value-type="float">
            <text:p>2.970749543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26282" calcext:value-type="float">
            <text:p>26282</text:p>
          </table:table-cell>
          <table:table-cell/>
          <table:table-cell table:formula="of:=([.A781]/[.B781])*100" office:value-type="float" office:value="2.97161555437181" calcext:value-type="float">
            <text:p>2.9716155544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26289" calcext:value-type="float">
            <text:p>26289</text:p>
          </table:table-cell>
          <table:table-cell/>
          <table:table-cell table:formula="of:=([.A782]/[.B782])*100" office:value-type="float" office:value="2.97462817147857" calcext:value-type="float">
            <text:p>2.9746281715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26295" calcext:value-type="float">
            <text:p>26295</text:p>
          </table:table-cell>
          <table:table-cell/>
          <table:table-cell table:formula="of:=([.A783]/[.B783])*100" office:value-type="float" office:value="2.97775242441529" calcext:value-type="float">
            <text:p>2.9777524244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26320" calcext:value-type="float">
            <text:p>26320</text:p>
          </table:table-cell>
          <table:table-cell/>
          <table:table-cell table:formula="of:=([.A784]/[.B784])*100" office:value-type="float" office:value="2.97872340425532" calcext:value-type="float">
            <text:p>2.9787234043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26368" calcext:value-type="float">
            <text:p>26368</text:p>
          </table:table-cell>
          <table:table-cell/>
          <table:table-cell table:formula="of:=([.A785]/[.B785])*100" office:value-type="float" office:value="2.97709344660194" calcext:value-type="float">
            <text:p>2.9770934466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26392" calcext:value-type="float">
            <text:p>26392</text:p>
          </table:table-cell>
          <table:table-cell/>
          <table:table-cell table:formula="of:=([.A786]/[.B786])*100" office:value-type="float" office:value="2.97817520460746" calcext:value-type="float">
            <text:p>2.9781752046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26404" calcext:value-type="float">
            <text:p>26404</text:p>
          </table:table-cell>
          <table:table-cell/>
          <table:table-cell table:formula="of:=([.A787]/[.B787])*100" office:value-type="float" office:value="2.98060899863657" calcext:value-type="float">
            <text:p>2.9806089986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26413" calcext:value-type="float">
            <text:p>26413</text:p>
          </table:table-cell>
          <table:table-cell/>
          <table:table-cell table:formula="of:=([.A788]/[.B788])*100" office:value-type="float" office:value="2.98337939650929" calcext:value-type="float">
            <text:p>2.9833793965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26435" calcext:value-type="float">
            <text:p>26435</text:p>
          </table:table-cell>
          <table:table-cell/>
          <table:table-cell table:formula="of:=([.A789]/[.B789])*100" office:value-type="float" office:value="2.98467940230755" calcext:value-type="float">
            <text:p>2.9846794023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26472" calcext:value-type="float">
            <text:p>26472</text:p>
          </table:table-cell>
          <table:table-cell/>
          <table:table-cell table:formula="of:=([.A790]/[.B790])*100" office:value-type="float" office:value="2.98428528256271" calcext:value-type="float">
            <text:p>2.9842852826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26510" calcext:value-type="float">
            <text:p>26510</text:p>
          </table:table-cell>
          <table:table-cell/>
          <table:table-cell table:formula="of:=([.A791]/[.B791])*100" office:value-type="float" office:value="2.98377970577141" calcext:value-type="float">
            <text:p>2.9837797058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26512" calcext:value-type="float">
            <text:p>26512</text:p>
          </table:table-cell>
          <table:table-cell/>
          <table:table-cell table:formula="of:=([.A792]/[.B792])*100" office:value-type="float" office:value="2.98732649366325" calcext:value-type="float">
            <text:p>2.9873264937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26530" calcext:value-type="float">
            <text:p>26530</text:p>
          </table:table-cell>
          <table:table-cell/>
          <table:table-cell table:formula="of:=([.A793]/[.B793])*100" office:value-type="float" office:value="2.98906897851489" calcext:value-type="float">
            <text:p>2.9890689785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26567" calcext:value-type="float">
            <text:p>26567</text:p>
          </table:table-cell>
          <table:table-cell/>
          <table:table-cell table:formula="of:=([.A794]/[.B794])*100" office:value-type="float" office:value="2.9886701547032" calcext:value-type="float">
            <text:p>2.9886701547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26597" calcext:value-type="float">
            <text:p>26597</text:p>
          </table:table-cell>
          <table:table-cell/>
          <table:table-cell table:formula="of:=([.A795]/[.B795])*100" office:value-type="float" office:value="2.98905891641914" calcext:value-type="float">
            <text:p>2.9890589164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26631" calcext:value-type="float">
            <text:p>26631</text:p>
          </table:table-cell>
          <table:table-cell/>
          <table:table-cell table:formula="of:=([.A796]/[.B796])*100" office:value-type="float" office:value="2.98899778453682" calcext:value-type="float">
            <text:p>2.9889977845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26644" calcext:value-type="float">
            <text:p>26644</text:p>
          </table:table-cell>
          <table:table-cell/>
          <table:table-cell table:formula="of:=([.A797]/[.B797])*100" office:value-type="float" office:value="2.9912925987089" calcext:value-type="float">
            <text:p>2.9912925987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26678" calcext:value-type="float">
            <text:p>26678</text:p>
          </table:table-cell>
          <table:table-cell/>
          <table:table-cell table:formula="of:=([.A798]/[.B798])*100" office:value-type="float" office:value="2.99122872779069" calcext:value-type="float">
            <text:p>2.9912287278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26680" calcext:value-type="float">
            <text:p>26680</text:p>
          </table:table-cell>
          <table:table-cell/>
          <table:table-cell table:formula="of:=([.A799]/[.B799])*100" office:value-type="float" office:value="2.99475262368816" calcext:value-type="float">
            <text:p>2.994752623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6690" calcext:value-type="float">
            <text:p>26690</text:p>
          </table:table-cell>
          <table:table-cell/>
          <table:table-cell table:formula="of:=([.A800]/[.B800])*100" office:value-type="float" office:value="2.99737729486699" calcext:value-type="float">
            <text:p>2.9973772949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26837" calcext:value-type="float">
            <text:p>26837</text:p>
          </table:table-cell>
          <table:table-cell/>
          <table:table-cell table:formula="of:=([.A801]/[.B801])*100" office:value-type="float" office:value="2.98468532250251" calcext:value-type="float">
            <text:p>2.9846853225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26931" calcext:value-type="float">
            <text:p>26931</text:p>
          </table:table-cell>
          <table:table-cell/>
          <table:table-cell table:formula="of:=([.A802]/[.B802])*100" office:value-type="float" office:value="2.97798076566039" calcext:value-type="float">
            <text:p>2.9779807657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26956" calcext:value-type="float">
            <text:p>26956</text:p>
          </table:table-cell>
          <table:table-cell/>
          <table:table-cell table:formula="of:=([.A803]/[.B803])*100" office:value-type="float" office:value="2.97892862442499" calcext:value-type="float">
            <text:p>2.9789286244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26963" calcext:value-type="float">
            <text:p>26963</text:p>
          </table:table-cell>
          <table:table-cell/>
          <table:table-cell table:formula="of:=([.A804]/[.B804])*100" office:value-type="float" office:value="2.98186403590105" calcext:value-type="float">
            <text:p>2.9818640359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27005" calcext:value-type="float">
            <text:p>27005</text:p>
          </table:table-cell>
          <table:table-cell/>
          <table:table-cell table:formula="of:=([.A805]/[.B805])*100" office:value-type="float" office:value="2.98092945750787" calcext:value-type="float">
            <text:p>2.9809294575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27032" calcext:value-type="float">
            <text:p>27032</text:p>
          </table:table-cell>
          <table:table-cell/>
          <table:table-cell table:formula="of:=([.A806]/[.B806])*100" office:value-type="float" office:value="2.98165137614679" calcext:value-type="float">
            <text:p>2.9816513761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27062" calcext:value-type="float">
            <text:p>27062</text:p>
          </table:table-cell>
          <table:table-cell/>
          <table:table-cell table:formula="of:=([.A807]/[.B807])*100" office:value-type="float" office:value="2.9820412386372" calcext:value-type="float">
            <text:p>2.9820412386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27067" calcext:value-type="float">
            <text:p>27067</text:p>
          </table:table-cell>
          <table:table-cell/>
          <table:table-cell table:formula="of:=([.A808]/[.B808])*100" office:value-type="float" office:value="2.98518491151587" calcext:value-type="float">
            <text:p>2.9851849115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27069" calcext:value-type="float">
            <text:p>27069</text:p>
          </table:table-cell>
          <table:table-cell/>
          <table:table-cell table:formula="of:=([.A809]/[.B809])*100" office:value-type="float" office:value="2.98865861317374" calcext:value-type="float">
            <text:p>2.9886586132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27101" calcext:value-type="float">
            <text:p>27101</text:p>
          </table:table-cell>
          <table:table-cell/>
          <table:table-cell table:formula="of:=([.A810]/[.B810])*100" office:value-type="float" office:value="2.98881960075274" calcext:value-type="float">
            <text:p>2.9888196008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27121" calcext:value-type="float">
            <text:p>27121</text:p>
          </table:table-cell>
          <table:table-cell/>
          <table:table-cell table:formula="of:=([.A811]/[.B811])*100" office:value-type="float" office:value="2.99030271745142" calcext:value-type="float">
            <text:p>2.9903027175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27186" calcext:value-type="float">
            <text:p>27186</text:p>
          </table:table-cell>
          <table:table-cell/>
          <table:table-cell table:formula="of:=([.A812]/[.B812])*100" office:value-type="float" office:value="2.98683145736776" calcext:value-type="float">
            <text:p>2.9868314574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27188" calcext:value-type="float">
            <text:p>27188</text:p>
          </table:table-cell>
          <table:table-cell/>
          <table:table-cell table:formula="of:=([.A813]/[.B813])*100" office:value-type="float" office:value="2.99028983375018" calcext:value-type="float">
            <text:p>2.9902898338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27191" calcext:value-type="float">
            <text:p>27191</text:p>
          </table:table-cell>
          <table:table-cell/>
          <table:table-cell table:formula="of:=([.A814]/[.B814])*100" office:value-type="float" office:value="2.99363760067669" calcext:value-type="float">
            <text:p>2.9936376007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27210" calcext:value-type="float">
            <text:p>27210</text:p>
          </table:table-cell>
          <table:table-cell/>
          <table:table-cell table:formula="of:=([.A815]/[.B815])*100" office:value-type="float" office:value="2.9952223447262" calcext:value-type="float">
            <text:p>2.9952223447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27212" calcext:value-type="float">
            <text:p>27212</text:p>
          </table:table-cell>
          <table:table-cell/>
          <table:table-cell table:formula="of:=([.A816]/[.B816])*100" office:value-type="float" office:value="2.99867705424078" calcext:value-type="float">
            <text:p>2.9986770542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27282" calcext:value-type="float">
            <text:p>27282</text:p>
          </table:table-cell>
          <table:table-cell/>
          <table:table-cell table:formula="of:=([.A817]/[.B817])*100" office:value-type="float" office:value="2.99464848618137" calcext:value-type="float">
            <text:p>2.9946484862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27339" calcext:value-type="float">
            <text:p>27339</text:p>
          </table:table-cell>
          <table:table-cell/>
          <table:table-cell table:formula="of:=([.A818]/[.B818])*100" office:value-type="float" office:value="2.9920626211639" calcext:value-type="float">
            <text:p>2.9920626212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27395" calcext:value-type="float">
            <text:p>27395</text:p>
          </table:table-cell>
          <table:table-cell/>
          <table:table-cell table:formula="of:=([.A819]/[.B819])*100" office:value-type="float" office:value="2.98959664172294" calcext:value-type="float">
            <text:p>2.9895966417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27399" calcext:value-type="float">
            <text:p>27399</text:p>
          </table:table-cell>
          <table:table-cell/>
          <table:table-cell table:formula="of:=([.A820]/[.B820])*100" office:value-type="float" office:value="2.99280995656776" calcext:value-type="float">
            <text:p>2.9928099566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27402" calcext:value-type="float">
            <text:p>27402</text:p>
          </table:table-cell>
          <table:table-cell/>
          <table:table-cell table:formula="of:=([.A821]/[.B821])*100" office:value-type="float" office:value="2.99613166922122" calcext:value-type="float">
            <text:p>2.9961316692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27421" calcext:value-type="float">
            <text:p>27421</text:p>
          </table:table-cell>
          <table:table-cell/>
          <table:table-cell table:formula="of:=([.A822]/[.B822])*100" office:value-type="float" office:value="2.99770249079173" calcext:value-type="float">
            <text:p>2.9977024908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7434" calcext:value-type="float">
            <text:p>27434</text:p>
          </table:table-cell>
          <table:table-cell/>
          <table:table-cell table:formula="of:=([.A823]/[.B823])*100" office:value-type="float" office:value="2.9999270977619" calcext:value-type="float">
            <text:p>2.9999270978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27511" calcext:value-type="float">
            <text:p>27511</text:p>
          </table:table-cell>
          <table:table-cell/>
          <table:table-cell table:formula="of:=([.A824]/[.B824])*100" office:value-type="float" office:value="2.99516557013558" calcext:value-type="float">
            <text:p>2.9951655701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27524" calcext:value-type="float">
            <text:p>27524</text:p>
          </table:table-cell>
          <table:table-cell/>
          <table:table-cell table:formula="of:=([.A825]/[.B825])*100" office:value-type="float" office:value="2.99738410114809" calcext:value-type="float">
            <text:p>2.9973841011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27544" calcext:value-type="float">
            <text:p>27544</text:p>
          </table:table-cell>
          <table:table-cell/>
          <table:table-cell table:formula="of:=([.A826]/[.B826])*100" office:value-type="float" office:value="2.99883822248039" calcext:value-type="float">
            <text:p>2.9988382225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27749" calcext:value-type="float">
            <text:p>27749</text:p>
          </table:table-cell>
          <table:table-cell/>
          <table:table-cell table:formula="of:=([.A827]/[.B827])*100" office:value-type="float" office:value="2.98028757793074" calcext:value-type="float">
            <text:p>2.9802875779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27750" calcext:value-type="float">
            <text:p>27750</text:p>
          </table:table-cell>
          <table:table-cell/>
          <table:table-cell table:formula="of:=([.A828]/[.B828])*100" office:value-type="float" office:value="2.98378378378378" calcext:value-type="float">
            <text:p>2.9837837838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27757" calcext:value-type="float">
            <text:p>27757</text:p>
          </table:table-cell>
          <table:table-cell/>
          <table:table-cell table:formula="of:=([.A829]/[.B829])*100" office:value-type="float" office:value="2.98663400223367" calcext:value-type="float">
            <text:p>2.9866340022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27770" calcext:value-type="float">
            <text:p>27770</text:p>
          </table:table-cell>
          <table:table-cell/>
          <table:table-cell table:formula="of:=([.A830]/[.B830])*100" office:value-type="float" office:value="2.98883687432481" calcext:value-type="float">
            <text:p>2.9888368743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27773" calcext:value-type="float">
            <text:p>27773</text:p>
          </table:table-cell>
          <table:table-cell/>
          <table:table-cell table:formula="of:=([.A831]/[.B831])*100" office:value-type="float" office:value="2.99211464371872" calcext:value-type="float">
            <text:p>2.9921146437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27843" calcext:value-type="float">
            <text:p>27843</text:p>
          </table:table-cell>
          <table:table-cell/>
          <table:table-cell table:formula="of:=([.A832]/[.B832])*100" office:value-type="float" office:value="2.98818374456775" calcext:value-type="float">
            <text:p>2.9881837446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27871" calcext:value-type="float">
            <text:p>27871</text:p>
          </table:table-cell>
          <table:table-cell/>
          <table:table-cell table:formula="of:=([.A833]/[.B833])*100" office:value-type="float" office:value="2.98876968892397" calcext:value-type="float">
            <text:p>2.9887696889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27882" calcext:value-type="float">
            <text:p>27882</text:p>
          </table:table-cell>
          <table:table-cell/>
          <table:table-cell table:formula="of:=([.A834]/[.B834])*100" office:value-type="float" office:value="2.99117710350764" calcext:value-type="float">
            <text:p>2.9911771035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27887" calcext:value-type="float">
            <text:p>27887</text:p>
          </table:table-cell>
          <table:table-cell/>
          <table:table-cell table:formula="of:=([.A835]/[.B835])*100" office:value-type="float" office:value="2.99422670061319" calcext:value-type="float">
            <text:p>2.9942267006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27910" calcext:value-type="float">
            <text:p>27910</text:p>
          </table:table-cell>
          <table:table-cell/>
          <table:table-cell table:formula="of:=([.A836]/[.B836])*100" office:value-type="float" office:value="2.99534217126478" calcext:value-type="float">
            <text:p>2.9953421713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27936" calcext:value-type="float">
            <text:p>27936</text:p>
          </table:table-cell>
          <table:table-cell/>
          <table:table-cell table:formula="of:=([.A837]/[.B837])*100" office:value-type="float" office:value="2.99613402061856" calcext:value-type="float">
            <text:p>2.9961340206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27948" calcext:value-type="float">
            <text:p>27948</text:p>
          </table:table-cell>
          <table:table-cell/>
          <table:table-cell table:formula="of:=([.A838]/[.B838])*100" office:value-type="float" office:value="2.99842564763132" calcext:value-type="float">
            <text:p>2.9984256476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28019" calcext:value-type="float">
            <text:p>28019</text:p>
          </table:table-cell>
          <table:table-cell/>
          <table:table-cell table:formula="of:=([.A839]/[.B839])*100" office:value-type="float" office:value="2.99439665940969" calcext:value-type="float">
            <text:p>2.9943966594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28057" calcext:value-type="float">
            <text:p>28057</text:p>
          </table:table-cell>
          <table:table-cell/>
          <table:table-cell table:formula="of:=([.A840]/[.B840])*100" office:value-type="float" office:value="2.99390526428342" calcext:value-type="float">
            <text:p>2.9939052643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28117" calcext:value-type="float">
            <text:p>28117</text:p>
          </table:table-cell>
          <table:table-cell/>
          <table:table-cell table:formula="of:=([.A841]/[.B841])*100" office:value-type="float" office:value="2.99107301632464" calcext:value-type="float">
            <text:p>2.9910730163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28144" calcext:value-type="float">
            <text:p>28144</text:p>
          </table:table-cell>
          <table:table-cell/>
          <table:table-cell table:formula="of:=([.A842]/[.B842])*100" office:value-type="float" office:value="2.99175667993178" calcext:value-type="float">
            <text:p>2.9917566799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28183" calcext:value-type="float">
            <text:p>28183</text:p>
          </table:table-cell>
          <table:table-cell/>
          <table:table-cell table:formula="of:=([.A843]/[.B843])*100" office:value-type="float" office:value="2.99116488663379" calcext:value-type="float">
            <text:p>2.9911648866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28200" calcext:value-type="float">
            <text:p>28200</text:p>
          </table:table-cell>
          <table:table-cell/>
          <table:table-cell table:formula="of:=([.A844]/[.B844])*100" office:value-type="float" office:value="2.99290780141844" calcext:value-type="float">
            <text:p>2.9929078014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28223" calcext:value-type="float">
            <text:p>28223</text:p>
          </table:table-cell>
          <table:table-cell/>
          <table:table-cell table:formula="of:=([.A845]/[.B845])*100" office:value-type="float" office:value="2.9940119760479" calcext:value-type="float">
            <text:p>2.994011976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28262" calcext:value-type="float">
            <text:p>28262</text:p>
          </table:table-cell>
          <table:table-cell/>
          <table:table-cell table:formula="of:=([.A846]/[.B846])*100" office:value-type="float" office:value="2.99341872478947" calcext:value-type="float">
            <text:p>2.9934187248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28267" calcext:value-type="float">
            <text:p>28267</text:p>
          </table:table-cell>
          <table:table-cell/>
          <table:table-cell table:formula="of:=([.A847]/[.B847])*100" office:value-type="float" office:value="2.99642692892772" calcext:value-type="float">
            <text:p>2.9964269289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8283" calcext:value-type="float">
            <text:p>28283</text:p>
          </table:table-cell>
          <table:table-cell/>
          <table:table-cell table:formula="of:=([.A848]/[.B848])*100" office:value-type="float" office:value="2.99826751051869" calcext:value-type="float">
            <text:p>2.9982675105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28306" calcext:value-type="float">
            <text:p>28306</text:p>
          </table:table-cell>
          <table:table-cell/>
          <table:table-cell table:formula="of:=([.A849]/[.B849])*100" office:value-type="float" office:value="2.99936409241857" calcext:value-type="float">
            <text:p>2.9993640924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8311" calcext:value-type="float">
            <text:p>28311</text:p>
          </table:table-cell>
          <table:table-cell/>
          <table:table-cell table:formula="of:=([.A850]/[.B850])*100" office:value-type="float" office:value="3.00236657129738" calcext:value-type="float">
            <text:p>3.0023665713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28320" calcext:value-type="float">
            <text:p>28320</text:p>
          </table:table-cell>
          <table:table-cell/>
          <table:table-cell table:formula="of:=([.A851]/[.B851])*100" office:value-type="float" office:value="3.00494350282486" calcext:value-type="float">
            <text:p>3.0049435028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28335" calcext:value-type="float">
            <text:p>28335</text:p>
          </table:table-cell>
          <table:table-cell/>
          <table:table-cell table:formula="of:=([.A852]/[.B852])*100" office:value-type="float" office:value="3.0068819481207" calcext:value-type="float">
            <text:p>3.0068819481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28385" calcext:value-type="float">
            <text:p>28385</text:p>
          </table:table-cell>
          <table:table-cell/>
          <table:table-cell table:formula="of:=([.A853]/[.B853])*100" office:value-type="float" office:value="3.00510833186542" calcext:value-type="float">
            <text:p>3.0051083319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28394" calcext:value-type="float">
            <text:p>28394</text:p>
          </table:table-cell>
          <table:table-cell/>
          <table:table-cell table:formula="of:=([.A854]/[.B854])*100" office:value-type="float" office:value="3.00767767838276" calcext:value-type="float">
            <text:p>3.0076776784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28435" calcext:value-type="float">
            <text:p>28435</text:p>
          </table:table-cell>
          <table:table-cell/>
          <table:table-cell table:formula="of:=([.A855]/[.B855])*100" office:value-type="float" office:value="3.00685774573589" calcext:value-type="float">
            <text:p>3.0068577457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28476" calcext:value-type="float">
            <text:p>28476</text:p>
          </table:table-cell>
          <table:table-cell/>
          <table:table-cell table:formula="of:=([.A856]/[.B856])*100" office:value-type="float" office:value="3.00604017418177" calcext:value-type="float">
            <text:p>3.0060401742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28489" calcext:value-type="float">
            <text:p>28489</text:p>
          </table:table-cell>
          <table:table-cell/>
          <table:table-cell table:formula="of:=([.A857]/[.B857])*100" office:value-type="float" office:value="3.00817859524729" calcext:value-type="float">
            <text:p>3.0081785952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28492" calcext:value-type="float">
            <text:p>28492</text:p>
          </table:table-cell>
          <table:table-cell/>
          <table:table-cell table:formula="of:=([.A858]/[.B858])*100" office:value-type="float" office:value="3.01137161308437" calcext:value-type="float">
            <text:p>3.0113716131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28503" calcext:value-type="float">
            <text:p>28503</text:p>
          </table:table-cell>
          <table:table-cell/>
          <table:table-cell table:formula="of:=([.A859]/[.B859])*100" office:value-type="float" office:value="3.01371785426095" calcext:value-type="float">
            <text:p>3.0137178543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8523" calcext:value-type="float">
            <text:p>28523</text:p>
          </table:table-cell>
          <table:table-cell/>
          <table:table-cell table:formula="of:=([.A860]/[.B860])*100" office:value-type="float" office:value="3.01511061248817" calcext:value-type="float">
            <text:p>3.0151106125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28532" calcext:value-type="float">
            <text:p>28532</text:p>
          </table:table-cell>
          <table:table-cell/>
          <table:table-cell table:formula="of:=([.A861]/[.B861])*100" office:value-type="float" office:value="3.01766437684004" calcext:value-type="float">
            <text:p>3.0176643768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28540" calcext:value-type="float">
            <text:p>28540</text:p>
          </table:table-cell>
          <table:table-cell/>
          <table:table-cell table:formula="of:=([.A862]/[.B862])*100" office:value-type="float" office:value="3.02032235459005" calcext:value-type="float">
            <text:p>3.0203223546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28612" calcext:value-type="float">
            <text:p>28612</text:p>
          </table:table-cell>
          <table:table-cell/>
          <table:table-cell table:formula="of:=([.A863]/[.B863])*100" office:value-type="float" office:value="3.0162169718999" calcext:value-type="float">
            <text:p>3.0162169719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28642" calcext:value-type="float">
            <text:p>28642</text:p>
          </table:table-cell>
          <table:table-cell/>
          <table:table-cell table:formula="of:=([.A864]/[.B864])*100" office:value-type="float" office:value="3.01654912366455" calcext:value-type="float">
            <text:p>3.0165491237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28668" calcext:value-type="float">
            <text:p>28668</text:p>
          </table:table-cell>
          <table:table-cell/>
          <table:table-cell table:formula="of:=([.A865]/[.B865])*100" office:value-type="float" office:value="3.01730152085949" calcext:value-type="float">
            <text:p>3.0173015209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28669" calcext:value-type="float">
            <text:p>28669</text:p>
          </table:table-cell>
          <table:table-cell/>
          <table:table-cell table:formula="of:=([.A866]/[.B866])*100" office:value-type="float" office:value="3.02068436290069" calcext:value-type="float">
            <text:p>3.0206843629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28672" calcext:value-type="float">
            <text:p>28672</text:p>
          </table:table-cell>
          <table:table-cell/>
          <table:table-cell table:formula="of:=([.A867]/[.B867])*100" office:value-type="float" office:value="3.02385602678571" calcext:value-type="float">
            <text:p>3.0238560268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28709" calcext:value-type="float">
            <text:p>28709</text:p>
          </table:table-cell>
          <table:table-cell/>
          <table:table-cell table:formula="of:=([.A868]/[.B868])*100" office:value-type="float" office:value="3.02344212616253" calcext:value-type="float">
            <text:p>3.0234421262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28710" calcext:value-type="float">
            <text:p>28710</text:p>
          </table:table-cell>
          <table:table-cell/>
          <table:table-cell table:formula="of:=([.A869]/[.B869])*100" office:value-type="float" office:value="3.02681992337165" calcext:value-type="float">
            <text:p>3.0268199234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28836" calcext:value-type="float">
            <text:p>28836</text:p>
          </table:table-cell>
          <table:table-cell/>
          <table:table-cell table:formula="of:=([.A870]/[.B870])*100" office:value-type="float" office:value="3.01706200582605" calcext:value-type="float">
            <text:p>3.0170620058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28874" calcext:value-type="float">
            <text:p>28874</text:p>
          </table:table-cell>
          <table:table-cell/>
          <table:table-cell table:formula="of:=([.A871]/[.B871])*100" office:value-type="float" office:value="3.01655468587657" calcext:value-type="float">
            <text:p>3.0165546859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28905" calcext:value-type="float">
            <text:p>28905</text:p>
          </table:table-cell>
          <table:table-cell/>
          <table:table-cell table:formula="of:=([.A872]/[.B872])*100" office:value-type="float" office:value="3.01677910396125" calcext:value-type="float">
            <text:p>3.016779104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28918" calcext:value-type="float">
            <text:p>28918</text:p>
          </table:table-cell>
          <table:table-cell/>
          <table:table-cell table:formula="of:=([.A873]/[.B873])*100" office:value-type="float" office:value="3.01888097378795" calcext:value-type="float">
            <text:p>3.0188809738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28927" calcext:value-type="float">
            <text:p>28927</text:p>
          </table:table-cell>
          <table:table-cell/>
          <table:table-cell table:formula="of:=([.A874]/[.B874])*100" office:value-type="float" office:value="3.02139869326235" calcext:value-type="float">
            <text:p>3.0213986933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28935" calcext:value-type="float">
            <text:p>28935</text:p>
          </table:table-cell>
          <table:table-cell/>
          <table:table-cell table:formula="of:=([.A875]/[.B875])*100" office:value-type="float" office:value="3.02401935372386" calcext:value-type="float">
            <text:p>3.0240193537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29048" calcext:value-type="float">
            <text:p>29048</text:p>
          </table:table-cell>
          <table:table-cell/>
          <table:table-cell table:formula="of:=([.A876]/[.B876])*100" office:value-type="float" office:value="3.0156981547783" calcext:value-type="float">
            <text:p>3.0156981548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29096" calcext:value-type="float">
            <text:p>29096</text:p>
          </table:table-cell>
          <table:table-cell/>
          <table:table-cell table:formula="of:=([.A877]/[.B877])*100" office:value-type="float" office:value="3.01416002199615" calcext:value-type="float">
            <text:p>3.014160022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29121" calcext:value-type="float">
            <text:p>29121</text:p>
          </table:table-cell>
          <table:table-cell/>
          <table:table-cell table:formula="of:=([.A878]/[.B878])*100" office:value-type="float" office:value="3.01500635280382" calcext:value-type="float">
            <text:p>3.0150063528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29128" calcext:value-type="float">
            <text:p>29128</text:p>
          </table:table-cell>
          <table:table-cell/>
          <table:table-cell table:formula="of:=([.A879]/[.B879])*100" office:value-type="float" office:value="3.01771491348531" calcext:value-type="float">
            <text:p>3.0177149135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29145" calcext:value-type="float">
            <text:p>29145</text:p>
          </table:table-cell>
          <table:table-cell/>
          <table:table-cell table:formula="of:=([.A880]/[.B880])*100" office:value-type="float" office:value="3.01938582947332" calcext:value-type="float">
            <text:p>3.0193858295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29167" calcext:value-type="float">
            <text:p>29167</text:p>
          </table:table-cell>
          <table:table-cell/>
          <table:table-cell table:formula="of:=([.A881]/[.B881])*100" office:value-type="float" office:value="3.02053690814962" calcext:value-type="float">
            <text:p>3.0205369081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29172" calcext:value-type="float">
            <text:p>29172</text:p>
          </table:table-cell>
          <table:table-cell/>
          <table:table-cell table:formula="of:=([.A882]/[.B882])*100" office:value-type="float" office:value="3.0234471410942" calcext:value-type="float">
            <text:p>3.0234471411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29182" calcext:value-type="float">
            <text:p>29182</text:p>
          </table:table-cell>
          <table:table-cell/>
          <table:table-cell table:formula="of:=([.A883]/[.B883])*100" office:value-type="float" office:value="3.02583784524707" calcext:value-type="float">
            <text:p>3.0258378452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29187" calcext:value-type="float">
            <text:p>29187</text:p>
          </table:table-cell>
          <table:table-cell/>
          <table:table-cell table:formula="of:=([.A884]/[.B884])*100" office:value-type="float" office:value="3.0287456744441" calcext:value-type="float">
            <text:p>3.0287456744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29205" calcext:value-type="float">
            <text:p>29205</text:p>
          </table:table-cell>
          <table:table-cell/>
          <table:table-cell table:formula="of:=([.A885]/[.B885])*100" office:value-type="float" office:value="3.03030303030303" calcext:value-type="float">
            <text:p>3.0303030303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29225" calcext:value-type="float">
            <text:p>29225</text:p>
          </table:table-cell>
          <table:table-cell/>
          <table:table-cell table:formula="of:=([.A886]/[.B886])*100" office:value-type="float" office:value="3.03165098374679" calcext:value-type="float">
            <text:p>3.0316509837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29246" calcext:value-type="float">
            <text:p>29246</text:p>
          </table:table-cell>
          <table:table-cell/>
          <table:table-cell table:formula="of:=([.A887]/[.B887])*100" office:value-type="float" office:value="3.03289338712986" calcext:value-type="float">
            <text:p>3.0328933871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29249" calcext:value-type="float">
            <text:p>29249</text:p>
          </table:table-cell>
          <table:table-cell/>
          <table:table-cell table:formula="of:=([.A888]/[.B888])*100" office:value-type="float" office:value="3.03600123081131" calcext:value-type="float">
            <text:p>3.0360012308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29292" calcext:value-type="float">
            <text:p>29292</text:p>
          </table:table-cell>
          <table:table-cell/>
          <table:table-cell table:formula="of:=([.A889]/[.B889])*100" office:value-type="float" office:value="3.03495835040284" calcext:value-type="float">
            <text:p>3.0349583504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29299" calcext:value-type="float">
            <text:p>29299</text:p>
          </table:table-cell>
          <table:table-cell/>
          <table:table-cell table:formula="of:=([.A890]/[.B890])*100" office:value-type="float" office:value="3.03764633605242" calcext:value-type="float">
            <text:p>3.0376463361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29305" calcext:value-type="float">
            <text:p>29305</text:p>
          </table:table-cell>
          <table:table-cell/>
          <table:table-cell table:formula="of:=([.A891]/[.B891])*100" office:value-type="float" office:value="3.04043678553148" calcext:value-type="float">
            <text:p>3.0404367855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29313" calcext:value-type="float">
            <text:p>29313</text:p>
          </table:table-cell>
          <table:table-cell/>
          <table:table-cell table:formula="of:=([.A892]/[.B892])*100" office:value-type="float" office:value="3.04301845597516" calcext:value-type="float">
            <text:p>3.043018456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29328" calcext:value-type="float">
            <text:p>29328</text:p>
          </table:table-cell>
          <table:table-cell/>
          <table:table-cell table:formula="of:=([.A893]/[.B893])*100" office:value-type="float" office:value="3.04487179487179" calcext:value-type="float">
            <text:p>3.0448717949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29348" calcext:value-type="float">
            <text:p>29348</text:p>
          </table:table-cell>
          <table:table-cell/>
          <table:table-cell table:formula="of:=([.A894]/[.B894])*100" office:value-type="float" office:value="3.04620417064195" calcext:value-type="float">
            <text:p>3.0462041706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29355" calcext:value-type="float">
            <text:p>29355</text:p>
          </table:table-cell>
          <table:table-cell/>
          <table:table-cell table:formula="of:=([.A895]/[.B895])*100" office:value-type="float" office:value="3.0488843467893" calcext:value-type="float">
            <text:p>3.0488843468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29368" calcext:value-type="float">
            <text:p>29368</text:p>
          </table:table-cell>
          <table:table-cell/>
          <table:table-cell table:formula="of:=([.A896]/[.B896])*100" office:value-type="float" office:value="3.05093979842005" calcext:value-type="float">
            <text:p>3.0509397984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29468" calcext:value-type="float">
            <text:p>29468</text:p>
          </table:table-cell>
          <table:table-cell/>
          <table:table-cell table:formula="of:=([.A897]/[.B897])*100" office:value-type="float" office:value="3.04397991041129" calcext:value-type="float">
            <text:p>3.0439799104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29472" calcext:value-type="float">
            <text:p>29472</text:p>
          </table:table-cell>
          <table:table-cell/>
          <table:table-cell table:formula="of:=([.A898]/[.B898])*100" office:value-type="float" office:value="3.04695982627579" calcext:value-type="float">
            <text:p>3.0469598263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29495" calcext:value-type="float">
            <text:p>29495</text:p>
          </table:table-cell>
          <table:table-cell/>
          <table:table-cell table:formula="of:=([.A899]/[.B899])*100" office:value-type="float" office:value="3.04797423292083" calcext:value-type="float">
            <text:p>3.047974232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9510" calcext:value-type="float">
            <text:p>29510</text:p>
          </table:table-cell>
          <table:table-cell/>
          <table:table-cell table:formula="of:=([.A900]/[.B900])*100" office:value-type="float" office:value="3.04981362250085" calcext:value-type="float">
            <text:p>3.0498136225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29565" calcext:value-type="float">
            <text:p>29565</text:p>
          </table:table-cell>
          <table:table-cell/>
          <table:table-cell table:formula="of:=([.A901]/[.B901])*100" office:value-type="float" office:value="3.047522408253" calcext:value-type="float">
            <text:p>3.0475224083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29607" calcext:value-type="float">
            <text:p>29607</text:p>
          </table:table-cell>
          <table:table-cell/>
          <table:table-cell table:formula="of:=([.A902]/[.B902])*100" office:value-type="float" office:value="3.0465768230486" calcext:value-type="float">
            <text:p>3.046576823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29708" calcext:value-type="float">
            <text:p>29708</text:p>
          </table:table-cell>
          <table:table-cell/>
          <table:table-cell table:formula="of:=([.A903]/[.B903])*100" office:value-type="float" office:value="3.03958529688973" calcext:value-type="float">
            <text:p>3.0395852969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29740" calcext:value-type="float">
            <text:p>29740</text:p>
          </table:table-cell>
          <table:table-cell/>
          <table:table-cell table:formula="of:=([.A904]/[.B904])*100" office:value-type="float" office:value="3.03967720242098" calcext:value-type="float">
            <text:p>3.0396772024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29755" calcext:value-type="float">
            <text:p>29755</text:p>
          </table:table-cell>
          <table:table-cell/>
          <table:table-cell table:formula="of:=([.A905]/[.B905])*100" office:value-type="float" office:value="3.041505629306" calcext:value-type="float">
            <text:p>3.0415056293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29776" calcext:value-type="float">
            <text:p>29776</text:p>
          </table:table-cell>
          <table:table-cell/>
          <table:table-cell table:formula="of:=([.A906]/[.B906])*100" office:value-type="float" office:value="3.04271896829661" calcext:value-type="float">
            <text:p>3.0427189683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29791" calcext:value-type="float">
            <text:p>29791</text:p>
          </table:table-cell>
          <table:table-cell/>
          <table:table-cell table:formula="of:=([.A907]/[.B907])*100" office:value-type="float" office:value="3.04454365412373" calcext:value-type="float">
            <text:p>3.0445436541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29815" calcext:value-type="float">
            <text:p>29815</text:p>
          </table:table-cell>
          <table:table-cell/>
          <table:table-cell table:formula="of:=([.A908]/[.B908])*100" office:value-type="float" office:value="3.04544692268992" calcext:value-type="float">
            <text:p>3.0454469227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29816" calcext:value-type="float">
            <text:p>29816</text:p>
          </table:table-cell>
          <table:table-cell/>
          <table:table-cell table:formula="of:=([.A909]/[.B909])*100" office:value-type="float" office:value="3.04869868526965" calcext:value-type="float">
            <text:p>3.0486986853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29845" calcext:value-type="float">
            <text:p>29845</text:p>
          </table:table-cell>
          <table:table-cell/>
          <table:table-cell table:formula="of:=([.A910]/[.B910])*100" office:value-type="float" office:value="3.04908694923773" calcext:value-type="float">
            <text:p>3.0490869492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29855" calcext:value-type="float">
            <text:p>29855</text:p>
          </table:table-cell>
          <table:table-cell/>
          <table:table-cell table:formula="of:=([.A911]/[.B911])*100" office:value-type="float" office:value="3.0514151733378" calcext:value-type="float">
            <text:p>3.0514151733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29936" calcext:value-type="float">
            <text:p>29936</text:p>
          </table:table-cell>
          <table:table-cell/>
          <table:table-cell table:formula="of:=([.A912]/[.B912])*100" office:value-type="float" office:value="3.04649919828968" calcext:value-type="float">
            <text:p>3.0464991983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29967" calcext:value-type="float">
            <text:p>29967</text:p>
          </table:table-cell>
          <table:table-cell/>
          <table:table-cell table:formula="of:=([.A913]/[.B913])*100" office:value-type="float" office:value="3.04668468648847" calcext:value-type="float">
            <text:p>3.0466846865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29996" calcext:value-type="float">
            <text:p>29996</text:p>
          </table:table-cell>
          <table:table-cell/>
          <table:table-cell table:formula="of:=([.A914]/[.B914])*100" office:value-type="float" office:value="3.04707294305907" calcext:value-type="float">
            <text:p>3.0470729431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30009" calcext:value-type="float">
            <text:p>30009</text:p>
          </table:table-cell>
          <table:table-cell/>
          <table:table-cell table:formula="of:=([.A915]/[.B915])*100" office:value-type="float" office:value="3.04908527441767" calcext:value-type="float">
            <text:p>3.0490852744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30014" calcext:value-type="float">
            <text:p>30014</text:p>
          </table:table-cell>
          <table:table-cell/>
          <table:table-cell table:formula="of:=([.A916]/[.B916])*100" office:value-type="float" office:value="3.05190910908243" calcext:value-type="float">
            <text:p>3.0519091091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30116" calcext:value-type="float">
            <text:p>30116</text:p>
          </table:table-cell>
          <table:table-cell/>
          <table:table-cell table:formula="of:=([.A917]/[.B917])*100" office:value-type="float" office:value="3.04489308009032" calcext:value-type="float">
            <text:p>3.0448930801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30175" calcext:value-type="float">
            <text:p>30175</text:p>
          </table:table-cell>
          <table:table-cell/>
          <table:table-cell table:formula="of:=([.A918]/[.B918])*100" office:value-type="float" office:value="3.04225352112676" calcext:value-type="float">
            <text:p>3.0422535211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30183" calcext:value-type="float">
            <text:p>30183</text:p>
          </table:table-cell>
          <table:table-cell/>
          <table:table-cell table:formula="of:=([.A919]/[.B919])*100" office:value-type="float" office:value="3.0447602955306" calcext:value-type="float">
            <text:p>3.0447602955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30258" calcext:value-type="float">
            <text:p>30258</text:p>
          </table:table-cell>
          <table:table-cell/>
          <table:table-cell table:formula="of:=([.A920]/[.B920])*100" office:value-type="float" office:value="3.04051821006015" calcext:value-type="float">
            <text:p>3.0405182101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30259" calcext:value-type="float">
            <text:p>30259</text:p>
          </table:table-cell>
          <table:table-cell/>
          <table:table-cell table:formula="of:=([.A921]/[.B921])*100" office:value-type="float" office:value="3.0437225288344" calcext:value-type="float">
            <text:p>3.0437225288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30308" calcext:value-type="float">
            <text:p>30308</text:p>
          </table:table-cell>
          <table:table-cell/>
          <table:table-cell table:formula="of:=([.A922]/[.B922])*100" office:value-type="float" office:value="3.04210109542035" calcext:value-type="float">
            <text:p>3.0421010954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30316" calcext:value-type="float">
            <text:p>30316</text:p>
          </table:table-cell>
          <table:table-cell/>
          <table:table-cell table:formula="of:=([.A923]/[.B923])*100" office:value-type="float" office:value="3.04459691252144" calcext:value-type="float">
            <text:p>3.0445969125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30431" calcext:value-type="float">
            <text:p>30431</text:p>
          </table:table-cell>
          <table:table-cell/>
          <table:table-cell table:formula="of:=([.A924]/[.B924])*100" office:value-type="float" office:value="3.03637737833131" calcext:value-type="float">
            <text:p>3.0363773783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30483" calcext:value-type="float">
            <text:p>30483</text:p>
          </table:table-cell>
          <table:table-cell/>
          <table:table-cell table:formula="of:=([.A925]/[.B925])*100" office:value-type="float" office:value="3.03447823376964" calcext:value-type="float">
            <text:p>3.0344782338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30508" calcext:value-type="float">
            <text:p>30508</text:p>
          </table:table-cell>
          <table:table-cell/>
          <table:table-cell table:formula="of:=([.A926]/[.B926])*100" office:value-type="float" office:value="3.03526943752458" calcext:value-type="float">
            <text:p>3.0352694375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30531" calcext:value-type="float">
            <text:p>30531</text:p>
          </table:table-cell>
          <table:table-cell/>
          <table:table-cell table:formula="of:=([.A927]/[.B927])*100" office:value-type="float" office:value="3.03625822934067" calcext:value-type="float">
            <text:p>3.0362582293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30542" calcext:value-type="float">
            <text:p>30542</text:p>
          </table:table-cell>
          <table:table-cell/>
          <table:table-cell table:formula="of:=([.A928]/[.B928])*100" office:value-type="float" office:value="3.0384388710628" calcext:value-type="float">
            <text:p>3.0384388711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30608" calcext:value-type="float">
            <text:p>30608</text:p>
          </table:table-cell>
          <table:table-cell/>
          <table:table-cell table:formula="of:=([.A929]/[.B929])*100" office:value-type="float" office:value="3.03515420805018" calcext:value-type="float">
            <text:p>3.0351542081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30621" calcext:value-type="float">
            <text:p>30621</text:p>
          </table:table-cell>
          <table:table-cell/>
          <table:table-cell table:formula="of:=([.A930]/[.B930])*100" office:value-type="float" office:value="3.0371313804252" calcext:value-type="float">
            <text:p>3.0371313804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30625" calcext:value-type="float">
            <text:p>30625</text:p>
          </table:table-cell>
          <table:table-cell/>
          <table:table-cell table:formula="of:=([.A931]/[.B931])*100" office:value-type="float" office:value="3.04" calcext:value-type="float">
            <text:p>3.04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30645" calcext:value-type="float">
            <text:p>30645</text:p>
          </table:table-cell>
          <table:table-cell/>
          <table:table-cell table:formula="of:=([.A932]/[.B932])*100" office:value-type="float" office:value="3.04127916462718" calcext:value-type="float">
            <text:p>3.0412791646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30653" calcext:value-type="float">
            <text:p>30653</text:p>
          </table:table-cell>
          <table:table-cell/>
          <table:table-cell table:formula="of:=([.A933]/[.B933])*100" office:value-type="float" office:value="3.04374775715264" calcext:value-type="float">
            <text:p>3.0437477572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30689" calcext:value-type="float">
            <text:p>30689</text:p>
          </table:table-cell>
          <table:table-cell/>
          <table:table-cell table:formula="of:=([.A934]/[.B934])*100" office:value-type="float" office:value="3.04343575874092" calcext:value-type="float">
            <text:p>3.0434357587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30696" calcext:value-type="float">
            <text:p>30696</text:p>
          </table:table-cell>
          <table:table-cell/>
          <table:table-cell table:formula="of:=([.A935]/[.B935])*100" office:value-type="float" office:value="3.04599947875945" calcext:value-type="float">
            <text:p>3.0459994788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30712" calcext:value-type="float">
            <text:p>30712</text:p>
          </table:table-cell>
          <table:table-cell/>
          <table:table-cell table:formula="of:=([.A936]/[.B936])*100" office:value-type="float" office:value="3.04766866371451" calcext:value-type="float">
            <text:p>3.0476686637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30732" calcext:value-type="float">
            <text:p>30732</text:p>
          </table:table-cell>
          <table:table-cell/>
          <table:table-cell table:formula="of:=([.A937]/[.B937])*100" office:value-type="float" office:value="3.04893921645191" calcext:value-type="float">
            <text:p>3.0489392165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30738" calcext:value-type="float">
            <text:p>30738</text:p>
          </table:table-cell>
          <table:table-cell/>
          <table:table-cell table:formula="of:=([.A938]/[.B938])*100" office:value-type="float" office:value="3.0515973713319" calcext:value-type="float">
            <text:p>3.0515973713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30784" calcext:value-type="float">
            <text:p>30784</text:p>
          </table:table-cell>
          <table:table-cell/>
          <table:table-cell table:formula="of:=([.A939]/[.B939])*100" office:value-type="float" office:value="3.05028586278586" calcext:value-type="float">
            <text:p>3.0502858628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30806" calcext:value-type="float">
            <text:p>30806</text:p>
          </table:table-cell>
          <table:table-cell/>
          <table:table-cell table:formula="of:=([.A940]/[.B940])*100" office:value-type="float" office:value="3.05135363240927" calcext:value-type="float">
            <text:p>3.0513536324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30837" calcext:value-type="float">
            <text:p>30837</text:p>
          </table:table-cell>
          <table:table-cell/>
          <table:table-cell table:formula="of:=([.A941]/[.B941])*100" office:value-type="float" office:value="3.05152900736129" calcext:value-type="float">
            <text:p>3.0515290074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30838" calcext:value-type="float">
            <text:p>30838</text:p>
          </table:table-cell>
          <table:table-cell/>
          <table:table-cell table:formula="of:=([.A942]/[.B942])*100" office:value-type="float" office:value="3.05467280627797" calcext:value-type="float">
            <text:p>3.0546728063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30843" calcext:value-type="float">
            <text:p>30843</text:p>
          </table:table-cell>
          <table:table-cell/>
          <table:table-cell table:formula="of:=([.A943]/[.B943])*100" office:value-type="float" office:value="3.05741983594333" calcext:value-type="float">
            <text:p>3.0574198359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30849" calcext:value-type="float">
            <text:p>30849</text:p>
          </table:table-cell>
          <table:table-cell/>
          <table:table-cell table:formula="of:=([.A944]/[.B944])*100" office:value-type="float" office:value="3.06006677688094" calcext:value-type="float">
            <text:p>3.0600667769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30850" calcext:value-type="float">
            <text:p>30850</text:p>
          </table:table-cell>
          <table:table-cell/>
          <table:table-cell table:formula="of:=([.A945]/[.B945])*100" office:value-type="float" office:value="3.06320907617504" calcext:value-type="float">
            <text:p>3.0632090762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30868" calcext:value-type="float">
            <text:p>30868</text:p>
          </table:table-cell>
          <table:table-cell/>
          <table:table-cell table:formula="of:=([.A946]/[.B946])*100" office:value-type="float" office:value="3.06466243358818" calcext:value-type="float">
            <text:p>3.0646624336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30926" calcext:value-type="float">
            <text:p>30926</text:p>
          </table:table-cell>
          <table:table-cell/>
          <table:table-cell table:formula="of:=([.A947]/[.B947])*100" office:value-type="float" office:value="3.06214835413568" calcext:value-type="float">
            <text:p>3.0621483541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30932" calcext:value-type="float">
            <text:p>30932</text:p>
          </table:table-cell>
          <table:table-cell/>
          <table:table-cell table:formula="of:=([.A948]/[.B948])*100" office:value-type="float" office:value="3.06478727531359" calcext:value-type="float">
            <text:p>3.0647872753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30937" calcext:value-type="float">
            <text:p>30937</text:p>
          </table:table-cell>
          <table:table-cell/>
          <table:table-cell table:formula="of:=([.A949]/[.B949])*100" office:value-type="float" office:value="3.06752432362543" calcext:value-type="float">
            <text:p>3.0675243236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30944" calcext:value-type="float">
            <text:p>30944</text:p>
          </table:table-cell>
          <table:table-cell/>
          <table:table-cell table:formula="of:=([.A950]/[.B950])*100" office:value-type="float" office:value="3.0700620475698" calcext:value-type="float">
            <text:p>3.0700620476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30958" calcext:value-type="float">
            <text:p>30958</text:p>
          </table:table-cell>
          <table:table-cell/>
          <table:table-cell table:formula="of:=([.A951]/[.B951])*100" office:value-type="float" office:value="3.07190386975903" calcext:value-type="float">
            <text:p>3.0719038698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30986" calcext:value-type="float">
            <text:p>30986</text:p>
          </table:table-cell>
          <table:table-cell/>
          <table:table-cell table:formula="of:=([.A952]/[.B952])*100" office:value-type="float" office:value="3.07235525721293" calcext:value-type="float">
            <text:p>3.0723552572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31003" calcext:value-type="float">
            <text:p>31003</text:p>
          </table:table-cell>
          <table:table-cell/>
          <table:table-cell table:formula="of:=([.A953]/[.B953])*100" office:value-type="float" office:value="3.07389607457343" calcext:value-type="float">
            <text:p>3.0738960746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31025" calcext:value-type="float">
            <text:p>31025</text:p>
          </table:table-cell>
          <table:table-cell/>
          <table:table-cell table:formula="of:=([.A954]/[.B954])*100" office:value-type="float" office:value="3.07493956486704" calcext:value-type="float">
            <text:p>3.0749395649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31026" calcext:value-type="float">
            <text:p>31026</text:p>
          </table:table-cell>
          <table:table-cell/>
          <table:table-cell table:formula="of:=([.A955]/[.B955])*100" office:value-type="float" office:value="3.07806355959518" calcext:value-type="float">
            <text:p>3.0780635596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31030" calcext:value-type="float">
            <text:p>31030</text:p>
          </table:table-cell>
          <table:table-cell/>
          <table:table-cell table:formula="of:=([.A956]/[.B956])*100" office:value-type="float" office:value="3.08088946181115" calcext:value-type="float">
            <text:p>3.0808894618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31075" calcext:value-type="float">
            <text:p>31075</text:p>
          </table:table-cell>
          <table:table-cell/>
          <table:table-cell table:formula="of:=([.A957]/[.B957])*100" office:value-type="float" office:value="3.07964601769912" calcext:value-type="float">
            <text:p>3.0796460177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31079" calcext:value-type="float">
            <text:p>31079</text:p>
          </table:table-cell>
          <table:table-cell/>
          <table:table-cell table:formula="of:=([.A958]/[.B958])*100" office:value-type="float" office:value="3.08246726085138" calcext:value-type="float">
            <text:p>3.0824672609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31090" calcext:value-type="float">
            <text:p>31090</text:p>
          </table:table-cell>
          <table:table-cell/>
          <table:table-cell table:formula="of:=([.A959]/[.B959])*100" office:value-type="float" office:value="3.0845931167578" calcext:value-type="float">
            <text:p>3.0845931168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31109" calcext:value-type="float">
            <text:p>31109</text:p>
          </table:table-cell>
          <table:table-cell/>
          <table:table-cell table:formula="of:=([.A960]/[.B960])*100" office:value-type="float" office:value="3.08592368767881" calcext:value-type="float">
            <text:p>3.0859236877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31116" calcext:value-type="float">
            <text:p>31116</text:p>
          </table:table-cell>
          <table:table-cell/>
          <table:table-cell table:formula="of:=([.A961]/[.B961])*100" office:value-type="float" office:value="3.08844324463299" calcext:value-type="float">
            <text:p>3.0884432446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31118" calcext:value-type="float">
            <text:p>31118</text:p>
          </table:table-cell>
          <table:table-cell/>
          <table:table-cell table:formula="of:=([.A962]/[.B962])*100" office:value-type="float" office:value="3.09145831994344" calcext:value-type="float">
            <text:p>3.0914583199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31124" calcext:value-type="float">
            <text:p>31124</text:p>
          </table:table-cell>
          <table:table-cell/>
          <table:table-cell table:formula="of:=([.A963]/[.B963])*100" office:value-type="float" office:value="3.0940753116566" calcext:value-type="float">
            <text:p>3.0940753117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31127" calcext:value-type="float">
            <text:p>31127</text:p>
          </table:table-cell>
          <table:table-cell/>
          <table:table-cell table:formula="of:=([.A964]/[.B964])*100" office:value-type="float" office:value="3.09698975166254" calcext:value-type="float">
            <text:p>3.0969897517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31167" calcext:value-type="float">
            <text:p>31167</text:p>
          </table:table-cell>
          <table:table-cell/>
          <table:table-cell table:formula="of:=([.A965]/[.B965])*100" office:value-type="float" office:value="3.09622356980139" calcext:value-type="float">
            <text:p>3.0962235698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31183" calcext:value-type="float">
            <text:p>31183</text:p>
          </table:table-cell>
          <table:table-cell/>
          <table:table-cell table:formula="of:=([.A966]/[.B966])*100" office:value-type="float" office:value="3.0978417727608" calcext:value-type="float">
            <text:p>3.0978417728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31254" calcext:value-type="float">
            <text:p>31254</text:p>
          </table:table-cell>
          <table:table-cell/>
          <table:table-cell table:formula="of:=([.A967]/[.B967])*100" office:value-type="float" office:value="3.09400396749216" calcext:value-type="float">
            <text:p>3.0940039675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31304" calcext:value-type="float">
            <text:p>31304</text:p>
          </table:table-cell>
          <table:table-cell/>
          <table:table-cell table:formula="of:=([.A968]/[.B968])*100" office:value-type="float" office:value="3.09225658062867" calcext:value-type="float">
            <text:p>3.0922565806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31337" calcext:value-type="float">
            <text:p>31337</text:p>
          </table:table-cell>
          <table:table-cell/>
          <table:table-cell table:formula="of:=([.A969]/[.B969])*100" office:value-type="float" office:value="3.09219133931136" calcext:value-type="float">
            <text:p>3.0921913393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31339" calcext:value-type="float">
            <text:p>31339</text:p>
          </table:table-cell>
          <table:table-cell/>
          <table:table-cell table:formula="of:=([.A970]/[.B970])*100" office:value-type="float" office:value="3.09518491336673" calcext:value-type="float">
            <text:p>3.0951849134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31356" calcext:value-type="float">
            <text:p>31356</text:p>
          </table:table-cell>
          <table:table-cell/>
          <table:table-cell table:formula="of:=([.A971]/[.B971])*100" office:value-type="float" office:value="3.09669600714377" calcext:value-type="float">
            <text:p>3.0966960071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31366" calcext:value-type="float">
            <text:p>31366</text:p>
          </table:table-cell>
          <table:table-cell/>
          <table:table-cell table:formula="of:=([.A972]/[.B972])*100" office:value-type="float" office:value="3.09889689472677" calcext:value-type="float">
            <text:p>3.0988968947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31409" calcext:value-type="float">
            <text:p>31409</text:p>
          </table:table-cell>
          <table:table-cell/>
          <table:table-cell table:formula="of:=([.A973]/[.B973])*100" office:value-type="float" office:value="3.09783819924226" calcext:value-type="float">
            <text:p>3.0978381992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31417" calcext:value-type="float">
            <text:p>31417</text:p>
          </table:table-cell>
          <table:table-cell/>
          <table:table-cell table:formula="of:=([.A974]/[.B974])*100" office:value-type="float" office:value="3.10023235827737" calcext:value-type="float">
            <text:p>3.1002323583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31495" calcext:value-type="float">
            <text:p>31495</text:p>
          </table:table-cell>
          <table:table-cell/>
          <table:table-cell table:formula="of:=([.A975]/[.B975])*100" office:value-type="float" office:value="3.09572948086998" calcext:value-type="float">
            <text:p>3.0957294809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31500" calcext:value-type="float">
            <text:p>31500</text:p>
          </table:table-cell>
          <table:table-cell/>
          <table:table-cell table:formula="of:=([.A976]/[.B976])*100" office:value-type="float" office:value="3.0984126984127" calcext:value-type="float">
            <text:p>3.0984126984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31505" calcext:value-type="float">
            <text:p>31505</text:p>
          </table:table-cell>
          <table:table-cell/>
          <table:table-cell table:formula="of:=([.A977]/[.B977])*100" office:value-type="float" office:value="3.10109506427551" calcext:value-type="float">
            <text:p>3.1010950643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31511" calcext:value-type="float">
            <text:p>31511</text:p>
          </table:table-cell>
          <table:table-cell/>
          <table:table-cell table:formula="of:=([.A978]/[.B978])*100" office:value-type="float" office:value="3.10367808067024" calcext:value-type="float">
            <text:p>3.1036780807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31516" calcext:value-type="float">
            <text:p>31516</text:p>
          </table:table-cell>
          <table:table-cell/>
          <table:table-cell table:formula="of:=([.A979]/[.B979])*100" office:value-type="float" office:value="3.10635867495875" calcext:value-type="float">
            <text:p>3.106358675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31546" calcext:value-type="float">
            <text:p>31546</text:p>
          </table:table-cell>
          <table:table-cell/>
          <table:table-cell table:formula="of:=([.A980]/[.B980])*100" office:value-type="float" office:value="3.10657452608889" calcext:value-type="float">
            <text:p>3.1065745261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31559" calcext:value-type="float">
            <text:p>31559</text:p>
          </table:table-cell>
          <table:table-cell/>
          <table:table-cell table:formula="of:=([.A981]/[.B981])*100" office:value-type="float" office:value="3.10846351278558" calcext:value-type="float">
            <text:p>3.1084635128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31602" calcext:value-type="float">
            <text:p>31602</text:p>
          </table:table-cell>
          <table:table-cell/>
          <table:table-cell table:formula="of:=([.A982]/[.B982])*100" office:value-type="float" office:value="3.10739826593254" calcext:value-type="float">
            <text:p>3.1073982659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31621" calcext:value-type="float">
            <text:p>31621</text:p>
          </table:table-cell>
          <table:table-cell/>
          <table:table-cell table:formula="of:=([.A983]/[.B983])*100" office:value-type="float" office:value="3.10869358970305" calcext:value-type="float">
            <text:p>3.1086935897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31630" calcext:value-type="float">
            <text:p>31630</text:p>
          </table:table-cell>
          <table:table-cell/>
          <table:table-cell table:formula="of:=([.A984]/[.B984])*100" office:value-type="float" office:value="3.11097059753399" calcext:value-type="float">
            <text:p>3.1109705975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31648" calcext:value-type="float">
            <text:p>31648</text:p>
          </table:table-cell>
          <table:table-cell/>
          <table:table-cell table:formula="of:=([.A985]/[.B985])*100" office:value-type="float" office:value="3.11236097067745" calcext:value-type="float">
            <text:p>3.1123609707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31652" calcext:value-type="float">
            <text:p>31652</text:p>
          </table:table-cell>
          <table:table-cell/>
          <table:table-cell table:formula="of:=([.A986]/[.B986])*100" office:value-type="float" office:value="3.11512700619234" calcext:value-type="float">
            <text:p>3.1151270062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31672" calcext:value-type="float">
            <text:p>31672</text:p>
          </table:table-cell>
          <table:table-cell/>
          <table:table-cell table:formula="of:=([.A987]/[.B987])*100" office:value-type="float" office:value="3.11631725183127" calcext:value-type="float">
            <text:p>3.1163172518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31720" calcext:value-type="float">
            <text:p>31720</text:p>
          </table:table-cell>
          <table:table-cell/>
          <table:table-cell table:formula="of:=([.A988]/[.B988])*100" office:value-type="float" office:value="3.11475409836066" calcext:value-type="float">
            <text:p>3.1147540984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31777" calcext:value-type="float">
            <text:p>31777</text:p>
          </table:table-cell>
          <table:table-cell/>
          <table:table-cell table:formula="of:=([.A989]/[.B989])*100" office:value-type="float" office:value="3.11231393775372" calcext:value-type="float">
            <text:p>3.1123139378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31778" calcext:value-type="float">
            <text:p>31778</text:p>
          </table:table-cell>
          <table:table-cell/>
          <table:table-cell table:formula="of:=([.A990]/[.B990])*100" office:value-type="float" office:value="3.11536282963056" calcext:value-type="float">
            <text:p>3.1153628296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31783" calcext:value-type="float">
            <text:p>31783</text:p>
          </table:table-cell>
          <table:table-cell/>
          <table:table-cell table:formula="of:=([.A991]/[.B991])*100" office:value-type="float" office:value="3.11801906679672" calcext:value-type="float">
            <text:p>3.1180190668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31793" calcext:value-type="float">
            <text:p>31793</text:p>
          </table:table-cell>
          <table:table-cell/>
          <table:table-cell table:formula="of:=([.A992]/[.B992])*100" office:value-type="float" office:value="3.12018368823326" calcext:value-type="float">
            <text:p>3.1201836882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31805" calcext:value-type="float">
            <text:p>31805</text:p>
          </table:table-cell>
          <table:table-cell/>
          <table:table-cell table:formula="of:=([.A993]/[.B993])*100" office:value-type="float" office:value="3.12215060525075" calcext:value-type="float">
            <text:p>3.1221506053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31814" calcext:value-type="float">
            <text:p>31814</text:p>
          </table:table-cell>
          <table:table-cell/>
          <table:table-cell table:formula="of:=([.A994]/[.B994])*100" office:value-type="float" office:value="3.12441063682655" calcext:value-type="float">
            <text:p>3.1244106368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31860" calcext:value-type="float">
            <text:p>31860</text:p>
          </table:table-cell>
          <table:table-cell/>
          <table:table-cell table:formula="of:=([.A995]/[.B995])*100" office:value-type="float" office:value="3.12303829252982" calcext:value-type="float">
            <text:p>3.1230382925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31945" calcext:value-type="float">
            <text:p>31945</text:p>
          </table:table-cell>
          <table:table-cell/>
          <table:table-cell table:formula="of:=([.A996]/[.B996])*100" office:value-type="float" office:value="3.11785881984661" calcext:value-type="float">
            <text:p>3.1178588198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31984" calcext:value-type="float">
            <text:p>31984</text:p>
          </table:table-cell>
          <table:table-cell/>
          <table:table-cell table:formula="of:=([.A997]/[.B997])*100" office:value-type="float" office:value="3.1171835917959" calcext:value-type="float">
            <text:p>3.1171835918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32072" calcext:value-type="float">
            <text:p>32072</text:p>
          </table:table-cell>
          <table:table-cell/>
          <table:table-cell table:formula="of:=([.A998]/[.B998])*100" office:value-type="float" office:value="3.11174856572711" calcext:value-type="float">
            <text:p>3.1117485657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32119" calcext:value-type="float">
            <text:p>32119</text:p>
          </table:table-cell>
          <table:table-cell/>
          <table:table-cell table:formula="of:=([.A999]/[.B999])*100" office:value-type="float" office:value="3.11030854011644" calcext:value-type="float">
            <text:p>3.110308540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2148" calcext:value-type="float">
            <text:p>32148</text:p>
          </table:table-cell>
          <table:table-cell/>
          <table:table-cell table:formula="of:=([.A1000]/[.B1000])*100" office:value-type="float" office:value="3.11061341296504" calcext:value-type="float">
            <text:p>3.110613413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32173" calcext:value-type="float">
            <text:p>32173</text:p>
          </table:table-cell>
          <table:table-cell/>
          <table:table-cell table:formula="of:=([.A1001]/[.B1001])*100" office:value-type="float" office:value="3.11130450999285" calcext:value-type="float">
            <text:p>3.11130451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32232" calcext:value-type="float">
            <text:p>32232</text:p>
          </table:table-cell>
          <table:table-cell/>
          <table:table-cell table:formula="of:=([.A1002]/[.B1002])*100" office:value-type="float" office:value="3.10871183916605" calcext:value-type="float">
            <text:p>3.1087118392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32234" calcext:value-type="float">
            <text:p>32234</text:p>
          </table:table-cell>
          <table:table-cell/>
          <table:table-cell table:formula="of:=([.A1003]/[.B1003])*100" office:value-type="float" office:value="3.11162126946702" calcext:value-type="float">
            <text:p>3.1116212695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32248" calcext:value-type="float">
            <text:p>32248</text:p>
          </table:table-cell>
          <table:table-cell/>
          <table:table-cell table:formula="of:=([.A1004]/[.B1004])*100" office:value-type="float" office:value="3.11337137186802" calcext:value-type="float">
            <text:p>3.1133713719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32297" calcext:value-type="float">
            <text:p>32297</text:p>
          </table:table-cell>
          <table:table-cell/>
          <table:table-cell table:formula="of:=([.A1005]/[.B1005])*100" office:value-type="float" office:value="3.11174412484132" calcext:value-type="float">
            <text:p>3.1117441248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32303" calcext:value-type="float">
            <text:p>32303</text:p>
          </table:table-cell>
          <table:table-cell/>
          <table:table-cell table:formula="of:=([.A1006]/[.B1006])*100" office:value-type="float" office:value="3.11426183326626" calcext:value-type="float">
            <text:p>3.1142618333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32312" calcext:value-type="float">
            <text:p>32312</text:p>
          </table:table-cell>
          <table:table-cell/>
          <table:table-cell table:formula="of:=([.A1007]/[.B1007])*100" office:value-type="float" office:value="3.11648923000743" calcext:value-type="float">
            <text:p>3.11648923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32337" calcext:value-type="float">
            <text:p>32337</text:p>
          </table:table-cell>
          <table:table-cell/>
          <table:table-cell table:formula="of:=([.A1008]/[.B1008])*100" office:value-type="float" office:value="3.11717227943223" calcext:value-type="float">
            <text:p>3.1171722794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32372" calcext:value-type="float">
            <text:p>32372</text:p>
          </table:table-cell>
          <table:table-cell/>
          <table:table-cell table:formula="of:=([.A1009]/[.B1009])*100" office:value-type="float" office:value="3.11689114049178" calcext:value-type="float">
            <text:p>3.1168911405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32373" calcext:value-type="float">
            <text:p>32373</text:p>
          </table:table-cell>
          <table:table-cell/>
          <table:table-cell table:formula="of:=([.A1010]/[.B1010])*100" office:value-type="float" office:value="3.11988385382881" calcext:value-type="float">
            <text:p>3.1198838538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32430" calcext:value-type="float">
            <text:p>32430</text:p>
          </table:table-cell>
          <table:table-cell/>
          <table:table-cell table:formula="of:=([.A1011]/[.B1011])*100" office:value-type="float" office:value="3.11748381128585" calcext:value-type="float">
            <text:p>3.1174838113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32454" calcext:value-type="float">
            <text:p>32454</text:p>
          </table:table-cell>
          <table:table-cell/>
          <table:table-cell table:formula="of:=([.A1012]/[.B1012])*100" office:value-type="float" office:value="3.11825969063906" calcext:value-type="float">
            <text:p>3.1182596906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32477" calcext:value-type="float">
            <text:p>32477</text:p>
          </table:table-cell>
          <table:table-cell/>
          <table:table-cell table:formula="of:=([.A1013]/[.B1013])*100" office:value-type="float" office:value="3.11913046155741" calcext:value-type="float">
            <text:p>3.1191304616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32481" calcext:value-type="float">
            <text:p>32481</text:p>
          </table:table-cell>
          <table:table-cell/>
          <table:table-cell table:formula="of:=([.A1014]/[.B1014])*100" office:value-type="float" office:value="3.12182506696222" calcext:value-type="float">
            <text:p>3.121825067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32610" calcext:value-type="float">
            <text:p>32610</text:p>
          </table:table-cell>
          <table:table-cell/>
          <table:table-cell table:formula="of:=([.A1015]/[.B1015])*100" office:value-type="float" office:value="3.11254216498007" calcext:value-type="float">
            <text:p>3.112542165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32663" calcext:value-type="float">
            <text:p>32663</text:p>
          </table:table-cell>
          <table:table-cell/>
          <table:table-cell table:formula="of:=([.A1016]/[.B1016])*100" office:value-type="float" office:value="3.11055322536203" calcext:value-type="float">
            <text:p>3.1105532254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32672" calcext:value-type="float">
            <text:p>32672</text:p>
          </table:table-cell>
          <table:table-cell/>
          <table:table-cell table:formula="of:=([.A1017]/[.B1017])*100" office:value-type="float" office:value="3.11275710088149" calcext:value-type="float">
            <text:p>3.1127571009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32682" calcext:value-type="float">
            <text:p>32682</text:p>
          </table:table-cell>
          <table:table-cell/>
          <table:table-cell table:formula="of:=([.A1018]/[.B1018])*100" office:value-type="float" office:value="3.11486445137996" calcext:value-type="float">
            <text:p>3.1148644514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32683" calcext:value-type="float">
            <text:p>32683</text:p>
          </table:table-cell>
          <table:table-cell/>
          <table:table-cell table:formula="of:=([.A1019]/[.B1019])*100" office:value-type="float" office:value="3.1178288406817" calcext:value-type="float">
            <text:p>3.1178288407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32693" calcext:value-type="float">
            <text:p>32693</text:p>
          </table:table-cell>
          <table:table-cell/>
          <table:table-cell table:formula="of:=([.A1020]/[.B1020])*100" office:value-type="float" office:value="3.11993393081088" calcext:value-type="float">
            <text:p>3.1199339308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32753" calcext:value-type="float">
            <text:p>32753</text:p>
          </table:table-cell>
          <table:table-cell/>
          <table:table-cell table:formula="of:=([.A1021]/[.B1021])*100" office:value-type="float" office:value="3.11727170030226" calcext:value-type="float">
            <text:p>3.1172717003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32787" calcext:value-type="float">
            <text:p>32787</text:p>
          </table:table-cell>
          <table:table-cell/>
          <table:table-cell table:formula="of:=([.A1022]/[.B1022])*100" office:value-type="float" office:value="3.11708909018818" calcext:value-type="float">
            <text:p>3.1170890902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32809" calcext:value-type="float">
            <text:p>32809</text:p>
          </table:table-cell>
          <table:table-cell/>
          <table:table-cell table:formula="of:=([.A1023]/[.B1023])*100" office:value-type="float" office:value="3.11804687738121" calcext:value-type="float">
            <text:p>3.118046877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812" calcext:value-type="float">
            <text:p>32812</text:p>
          </table:table-cell>
          <table:table-cell/>
          <table:table-cell table:formula="of:=([.A1024]/[.B1024])*100" office:value-type="float" office:value="3.12080945995368" calcext:value-type="float">
            <text:p>3.12080946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32855" calcext:value-type="float">
            <text:p>32855</text:p>
          </table:table-cell>
          <table:table-cell/>
          <table:table-cell table:formula="of:=([.A1025]/[.B1025])*100" office:value-type="float" office:value="3.11976868056612" calcext:value-type="float">
            <text:p>3.1197686806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32863" calcext:value-type="float">
            <text:p>32863</text:p>
          </table:table-cell>
          <table:table-cell/>
          <table:table-cell table:formula="of:=([.A1026]/[.B1026])*100" office:value-type="float" office:value="3.12205215592003" calcext:value-type="float">
            <text:p>3.1220521559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32920" calcext:value-type="float">
            <text:p>32920</text:p>
          </table:table-cell>
          <table:table-cell/>
          <table:table-cell table:formula="of:=([.A1027]/[.B1027])*100" office:value-type="float" office:value="3.11968408262454" calcext:value-type="float">
            <text:p>3.1196840826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32921" calcext:value-type="float">
            <text:p>32921</text:p>
          </table:table-cell>
          <table:table-cell/>
          <table:table-cell table:formula="of:=([.A1028]/[.B1028])*100" office:value-type="float" office:value="3.12262689468728" calcext:value-type="float">
            <text:p>3.1226268947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32935" calcext:value-type="float">
            <text:p>32935</text:p>
          </table:table-cell>
          <table:table-cell/>
          <table:table-cell table:formula="of:=([.A1029]/[.B1029])*100" office:value-type="float" office:value="3.12433581296493" calcext:value-type="float">
            <text:p>3.124335813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32945" calcext:value-type="float">
            <text:p>32945</text:p>
          </table:table-cell>
          <table:table-cell/>
          <table:table-cell table:formula="of:=([.A1030]/[.B1030])*100" office:value-type="float" office:value="3.12642282592199" calcext:value-type="float">
            <text:p>3.1264228259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33040" calcext:value-type="float">
            <text:p>33040</text:p>
          </table:table-cell>
          <table:table-cell/>
          <table:table-cell table:formula="of:=([.A1031]/[.B1031])*100" office:value-type="float" office:value="3.12046004842615" calcext:value-type="float">
            <text:p>3.1204600484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33047" calcext:value-type="float">
            <text:p>33047</text:p>
          </table:table-cell>
          <table:table-cell/>
          <table:table-cell table:formula="of:=([.A1032]/[.B1032])*100" office:value-type="float" office:value="3.12282506732835" calcext:value-type="float">
            <text:p>3.1228250673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33048" calcext:value-type="float">
            <text:p>33048</text:p>
          </table:table-cell>
          <table:table-cell/>
          <table:table-cell table:formula="of:=([.A1033]/[.B1033])*100" office:value-type="float" office:value="3.12575647542968" calcext:value-type="float">
            <text:p>3.1257564754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33141" calcext:value-type="float">
            <text:p>33141</text:p>
          </table:table-cell>
          <table:table-cell/>
          <table:table-cell table:formula="of:=([.A1034]/[.B1034])*100" office:value-type="float" office:value="3.12000241392837" calcext:value-type="float">
            <text:p>3.1200024139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33151" calcext:value-type="float">
            <text:p>33151</text:p>
          </table:table-cell>
          <table:table-cell/>
          <table:table-cell table:formula="of:=([.A1035]/[.B1035])*100" office:value-type="float" office:value="3.12207776537661" calcext:value-type="float">
            <text:p>3.1220777654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33169" calcext:value-type="float">
            <text:p>33169</text:p>
          </table:table-cell>
          <table:table-cell/>
          <table:table-cell table:formula="of:=([.A1036]/[.B1036])*100" office:value-type="float" office:value="3.12339835388465" calcext:value-type="float">
            <text:p>3.1233983539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33177" calcext:value-type="float">
            <text:p>33177</text:p>
          </table:table-cell>
          <table:table-cell/>
          <table:table-cell table:formula="of:=([.A1037]/[.B1037])*100" office:value-type="float" office:value="3.12565934231546" calcext:value-type="float">
            <text:p>3.1256593423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33191" calcext:value-type="float">
            <text:p>33191</text:p>
          </table:table-cell>
          <table:table-cell/>
          <table:table-cell table:formula="of:=([.A1038]/[.B1038])*100" office:value-type="float" office:value="3.12735380072911" calcext:value-type="float">
            <text:p>3.1273538007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33278" calcext:value-type="float">
            <text:p>33278</text:p>
          </table:table-cell>
          <table:table-cell/>
          <table:table-cell table:formula="of:=([.A1039]/[.B1039])*100" office:value-type="float" office:value="3.12218282348699" calcext:value-type="float">
            <text:p>3.1221828235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33294" calcext:value-type="float">
            <text:p>33294</text:p>
          </table:table-cell>
          <table:table-cell/>
          <table:table-cell table:formula="of:=([.A1040]/[.B1040])*100" office:value-type="float" office:value="3.12368594942032" calcext:value-type="float">
            <text:p>3.1236859494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33297" calcext:value-type="float">
            <text:p>33297</text:p>
          </table:table-cell>
          <table:table-cell/>
          <table:table-cell table:formula="of:=([.A1041]/[.B1041])*100" office:value-type="float" office:value="3.12640778448509" calcext:value-type="float">
            <text:p>3.1264077845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33309" calcext:value-type="float">
            <text:p>33309</text:p>
          </table:table-cell>
          <table:table-cell/>
          <table:table-cell table:formula="of:=([.A1042]/[.B1042])*100" office:value-type="float" office:value="3.12828364706236" calcext:value-type="float">
            <text:p>3.1282836471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33444" calcext:value-type="float">
            <text:p>33444</text:p>
          </table:table-cell>
          <table:table-cell/>
          <table:table-cell table:formula="of:=([.A1043]/[.B1043])*100" office:value-type="float" office:value="3.11864609496472" calcext:value-type="float">
            <text:p>3.118646095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33479" calcext:value-type="float">
            <text:p>33479</text:p>
          </table:table-cell>
          <table:table-cell/>
          <table:table-cell table:formula="of:=([.A1044]/[.B1044])*100" office:value-type="float" office:value="3.11837271125183" calcext:value-type="float">
            <text:p>3.1183727113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33508" calcext:value-type="float">
            <text:p>33508</text:p>
          </table:table-cell>
          <table:table-cell/>
          <table:table-cell table:formula="of:=([.A1045]/[.B1045])*100" office:value-type="float" office:value="3.11865823087024" calcext:value-type="float">
            <text:p>3.1186582309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33573" calcext:value-type="float">
            <text:p>33573</text:p>
          </table:table-cell>
          <table:table-cell/>
          <table:table-cell table:formula="of:=([.A1046]/[.B1046])*100" office:value-type="float" office:value="3.11559884430942" calcext:value-type="float">
            <text:p>3.1155988443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33594" calcext:value-type="float">
            <text:p>33594</text:p>
          </table:table-cell>
          <table:table-cell/>
          <table:table-cell table:formula="of:=([.A1047]/[.B1047])*100" office:value-type="float" office:value="3.11662796928023" calcext:value-type="float">
            <text:p>3.1166279693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33630" calcext:value-type="float">
            <text:p>33630</text:p>
          </table:table-cell>
          <table:table-cell/>
          <table:table-cell table:formula="of:=([.A1048]/[.B1048])*100" office:value-type="float" office:value="3.11626523936961" calcext:value-type="float">
            <text:p>3.1162652394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33679" calcext:value-type="float">
            <text:p>33679</text:p>
          </table:table-cell>
          <table:table-cell/>
          <table:table-cell table:formula="of:=([.A1049]/[.B1049])*100" office:value-type="float" office:value="3.11470055524214" calcext:value-type="float">
            <text:p>3.1147005552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33713" calcext:value-type="float">
            <text:p>33713</text:p>
          </table:table-cell>
          <table:table-cell/>
          <table:table-cell table:formula="of:=([.A1050]/[.B1050])*100" office:value-type="float" office:value="3.11452555394062" calcext:value-type="float">
            <text:p>3.1145255539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33737" calcext:value-type="float">
            <text:p>33737</text:p>
          </table:table-cell>
          <table:table-cell/>
          <table:table-cell table:formula="of:=([.A1051]/[.B1051])*100" office:value-type="float" office:value="3.11527403147879" calcext:value-type="float">
            <text:p>3.1152740315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33753" calcext:value-type="float">
            <text:p>33753</text:p>
          </table:table-cell>
          <table:table-cell/>
          <table:table-cell table:formula="of:=([.A1052]/[.B1052])*100" office:value-type="float" office:value="3.11675999170444" calcext:value-type="float">
            <text:p>3.1167599917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33756" calcext:value-type="float">
            <text:p>33756</text:p>
          </table:table-cell>
          <table:table-cell/>
          <table:table-cell table:formula="of:=([.A1053]/[.B1053])*100" office:value-type="float" office:value="3.11944543192321" calcext:value-type="float">
            <text:p>3.1194454319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33763" calcext:value-type="float">
            <text:p>33763</text:p>
          </table:table-cell>
          <table:table-cell/>
          <table:table-cell table:formula="of:=([.A1054]/[.B1054])*100" office:value-type="float" office:value="3.12176050706395" calcext:value-type="float">
            <text:p>3.1217605071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33770" calcext:value-type="float">
            <text:p>33770</text:p>
          </table:table-cell>
          <table:table-cell/>
          <table:table-cell table:formula="of:=([.A1055]/[.B1055])*100" office:value-type="float" office:value="3.12407462244596" calcext:value-type="float">
            <text:p>3.1240746224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33779" calcext:value-type="float">
            <text:p>33779</text:p>
          </table:table-cell>
          <table:table-cell/>
          <table:table-cell table:formula="of:=([.A1056]/[.B1056])*100" office:value-type="float" office:value="3.12620267029811" calcext:value-type="float">
            <text:p>3.1262026703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33794" calcext:value-type="float">
            <text:p>33794</text:p>
          </table:table-cell>
          <table:table-cell/>
          <table:table-cell table:formula="of:=([.A1057]/[.B1057])*100" office:value-type="float" office:value="3.12777416109369" calcext:value-type="float">
            <text:p>3.1277741611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33825" calcext:value-type="float">
            <text:p>33825</text:p>
          </table:table-cell>
          <table:table-cell/>
          <table:table-cell table:formula="of:=([.A1058]/[.B1058])*100" office:value-type="float" office:value="3.12786400591279" calcext:value-type="float">
            <text:p>3.1278640059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33853" calcext:value-type="float">
            <text:p>33853</text:p>
          </table:table-cell>
          <table:table-cell/>
          <table:table-cell table:formula="of:=([.A1059]/[.B1059])*100" office:value-type="float" office:value="3.12823088057188" calcext:value-type="float">
            <text:p>3.1282308806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33940" calcext:value-type="float">
            <text:p>33940</text:p>
          </table:table-cell>
          <table:table-cell/>
          <table:table-cell table:formula="of:=([.A1060]/[.B1060])*100" office:value-type="float" office:value="3.12315851502652" calcext:value-type="float">
            <text:p>3.123158515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33956" calcext:value-type="float">
            <text:p>33956</text:p>
          </table:table-cell>
          <table:table-cell/>
          <table:table-cell table:formula="of:=([.A1061]/[.B1061])*100" office:value-type="float" office:value="3.12463187654612" calcext:value-type="float">
            <text:p>3.1246318765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33959" calcext:value-type="float">
            <text:p>33959</text:p>
          </table:table-cell>
          <table:table-cell/>
          <table:table-cell table:formula="of:=([.A1062]/[.B1062])*100" office:value-type="float" office:value="3.1273005683324" calcext:value-type="float">
            <text:p>3.1273005683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33995" calcext:value-type="float">
            <text:p>33995</text:p>
          </table:table-cell>
          <table:table-cell/>
          <table:table-cell table:formula="of:=([.A1063]/[.B1063])*100" office:value-type="float" office:value="3.12693043094573" calcext:value-type="float">
            <text:p>3.1269304309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34067" calcext:value-type="float">
            <text:p>34067</text:p>
          </table:table-cell>
          <table:table-cell/>
          <table:table-cell table:formula="of:=([.A1064]/[.B1064])*100" office:value-type="float" office:value="3.12325711098717" calcext:value-type="float">
            <text:p>3.123257111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34096" calcext:value-type="float">
            <text:p>34096</text:p>
          </table:table-cell>
          <table:table-cell/>
          <table:table-cell table:formula="of:=([.A1065]/[.B1065])*100" office:value-type="float" office:value="3.12353355232285" calcext:value-type="float">
            <text:p>3.1235335523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34115" calcext:value-type="float">
            <text:p>34115</text:p>
          </table:table-cell>
          <table:table-cell/>
          <table:table-cell table:formula="of:=([.A1066]/[.B1066])*100" office:value-type="float" office:value="3.1247251941961" calcext:value-type="float">
            <text:p>3.1247251942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34126" calcext:value-type="float">
            <text:p>34126</text:p>
          </table:table-cell>
          <table:table-cell/>
          <table:table-cell table:formula="of:=([.A1067]/[.B1067])*100" office:value-type="float" office:value="3.12664830334642" calcext:value-type="float">
            <text:p>3.1266483033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34147" calcext:value-type="float">
            <text:p>34147</text:p>
          </table:table-cell>
          <table:table-cell/>
          <table:table-cell table:formula="of:=([.A1068]/[.B1068])*100" office:value-type="float" office:value="3.1276539666735" calcext:value-type="float">
            <text:p>3.1276539667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34160" calcext:value-type="float">
            <text:p>34160</text:p>
          </table:table-cell>
          <table:table-cell/>
          <table:table-cell table:formula="of:=([.A1069]/[.B1069])*100" office:value-type="float" office:value="3.12939110070258" calcext:value-type="float">
            <text:p>3.1293911007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34217" calcext:value-type="float">
            <text:p>34217</text:p>
          </table:table-cell>
          <table:table-cell/>
          <table:table-cell table:formula="of:=([.A1070]/[.B1070])*100" office:value-type="float" office:value="3.12710056404711" calcext:value-type="float">
            <text:p>3.127100564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34219" calcext:value-type="float">
            <text:p>34219</text:p>
          </table:table-cell>
          <table:table-cell/>
          <table:table-cell table:formula="of:=([.A1071]/[.B1071])*100" office:value-type="float" office:value="3.12984014728659" calcext:value-type="float">
            <text:p>3.1298401473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34241" calcext:value-type="float">
            <text:p>34241</text:p>
          </table:table-cell>
          <table:table-cell/>
          <table:table-cell table:formula="of:=([.A1072]/[.B1072])*100" office:value-type="float" office:value="3.13074968604889" calcext:value-type="float">
            <text:p>3.130749686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34245" calcext:value-type="float">
            <text:p>34245</text:p>
          </table:table-cell>
          <table:table-cell/>
          <table:table-cell table:formula="of:=([.A1073]/[.B1073])*100" office:value-type="float" office:value="3.13330413199007" calcext:value-type="float">
            <text:p>3.133304132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34265" calcext:value-type="float">
            <text:p>34265</text:p>
          </table:table-cell>
          <table:table-cell/>
          <table:table-cell table:formula="of:=([.A1074]/[.B1074])*100" office:value-type="float" office:value="3.13439369619145" calcext:value-type="float">
            <text:p>3.1343936962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34281" calcext:value-type="float">
            <text:p>34281</text:p>
          </table:table-cell>
          <table:table-cell/>
          <table:table-cell table:formula="of:=([.A1075]/[.B1075])*100" office:value-type="float" office:value="3.13584784574546" calcext:value-type="float">
            <text:p>3.1358478457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34358" calcext:value-type="float">
            <text:p>34358</text:p>
          </table:table-cell>
          <table:table-cell/>
          <table:table-cell table:formula="of:=([.A1076]/[.B1076])*100" office:value-type="float" office:value="3.13173060131556" calcext:value-type="float">
            <text:p>3.1317306013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34360" calcext:value-type="float">
            <text:p>34360</text:p>
          </table:table-cell>
          <table:table-cell/>
          <table:table-cell table:formula="of:=([.A1077]/[.B1077])*100" office:value-type="float" office:value="3.13445867287544" calcext:value-type="float">
            <text:p>3.1344586729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34371" calcext:value-type="float">
            <text:p>34371</text:p>
          </table:table-cell>
          <table:table-cell/>
          <table:table-cell table:formula="of:=([.A1078]/[.B1078])*100" office:value-type="float" office:value="3.13636495883157" calcext:value-type="float">
            <text:p>3.1363649588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34383" calcext:value-type="float">
            <text:p>34383</text:p>
          </table:table-cell>
          <table:table-cell/>
          <table:table-cell table:formula="of:=([.A1079]/[.B1079])*100" office:value-type="float" office:value="3.13817875112701" calcext:value-type="float">
            <text:p>3.1381787511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34398" calcext:value-type="float">
            <text:p>34398</text:p>
          </table:table-cell>
          <table:table-cell/>
          <table:table-cell table:formula="of:=([.A1080]/[.B1080])*100" office:value-type="float" office:value="3.13971742543171" calcext:value-type="float">
            <text:p>3.1397174254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34437" calcext:value-type="float">
            <text:p>34437</text:p>
          </table:table-cell>
          <table:table-cell/>
          <table:table-cell table:formula="of:=([.A1081]/[.B1081])*100" office:value-type="float" office:value="3.13906553997154" calcext:value-type="float">
            <text:p>3.13906554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34450" calcext:value-type="float">
            <text:p>34450</text:p>
          </table:table-cell>
          <table:table-cell/>
          <table:table-cell table:formula="of:=([.A1082]/[.B1082])*100" office:value-type="float" office:value="3.14078374455733" calcext:value-type="float">
            <text:p>3.1407837446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34483" calcext:value-type="float">
            <text:p>34483</text:p>
          </table:table-cell>
          <table:table-cell/>
          <table:table-cell table:formula="of:=([.A1083]/[.B1083])*100" office:value-type="float" office:value="3.14067801525389" calcext:value-type="float">
            <text:p>3.1406780153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34497" calcext:value-type="float">
            <text:p>34497</text:p>
          </table:table-cell>
          <table:table-cell/>
          <table:table-cell table:formula="of:=([.A1084]/[.B1084])*100" office:value-type="float" office:value="3.14230222917935" calcext:value-type="float">
            <text:p>3.1423022292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34499" calcext:value-type="float">
            <text:p>34499</text:p>
          </table:table-cell>
          <table:table-cell/>
          <table:table-cell table:formula="of:=([.A1085]/[.B1085])*100" office:value-type="float" office:value="3.14501869619409" calcext:value-type="float">
            <text:p>3.1450186962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34523" calcext:value-type="float">
            <text:p>34523</text:p>
          </table:table-cell>
          <table:table-cell/>
          <table:table-cell table:formula="of:=([.A1086]/[.B1086])*100" office:value-type="float" office:value="3.14572893433363" calcext:value-type="float">
            <text:p>3.1457289343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34532" calcext:value-type="float">
            <text:p>34532</text:p>
          </table:table-cell>
          <table:table-cell/>
          <table:table-cell table:formula="of:=([.A1087]/[.B1087])*100" office:value-type="float" office:value="3.14780493455346" calcext:value-type="float">
            <text:p>3.1478049346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34537" calcext:value-type="float">
            <text:p>34537</text:p>
          </table:table-cell>
          <table:table-cell/>
          <table:table-cell table:formula="of:=([.A1088]/[.B1088])*100" office:value-type="float" office:value="3.15024466514173" calcext:value-type="float">
            <text:p>3.1502446651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34597" calcext:value-type="float">
            <text:p>34597</text:p>
          </table:table-cell>
          <table:table-cell/>
          <table:table-cell table:formula="of:=([.A1089]/[.B1089])*100" office:value-type="float" office:value="3.1476717634477" calcext:value-type="float">
            <text:p>3.1476717634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34638" calcext:value-type="float">
            <text:p>34638</text:p>
          </table:table-cell>
          <table:table-cell/>
          <table:table-cell table:formula="of:=([.A1090]/[.B1090])*100" office:value-type="float" office:value="3.14683295802298" calcext:value-type="float">
            <text:p>3.146832958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34649" calcext:value-type="float">
            <text:p>34649</text:p>
          </table:table-cell>
          <table:table-cell/>
          <table:table-cell table:formula="of:=([.A1091]/[.B1091])*100" office:value-type="float" office:value="3.14872002077982" calcext:value-type="float">
            <text:p>3.1487200208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34661" calcext:value-type="float">
            <text:p>34661</text:p>
          </table:table-cell>
          <table:table-cell/>
          <table:table-cell table:formula="of:=([.A1092]/[.B1092])*100" office:value-type="float" office:value="3.15051498802689" calcext:value-type="float">
            <text:p>3.150514988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34693" calcext:value-type="float">
            <text:p>34693</text:p>
          </table:table-cell>
          <table:table-cell/>
          <table:table-cell table:formula="of:=([.A1093]/[.B1093])*100" office:value-type="float" office:value="3.15049145360736" calcext:value-type="float">
            <text:p>3.1504914536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34694" calcext:value-type="float">
            <text:p>34694</text:p>
          </table:table-cell>
          <table:table-cell/>
          <table:table-cell table:formula="of:=([.A1094]/[.B1094])*100" office:value-type="float" office:value="3.15328298841298" calcext:value-type="float">
            <text:p>3.1532829884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34715" calcext:value-type="float">
            <text:p>34715</text:p>
          </table:table-cell>
          <table:table-cell/>
          <table:table-cell table:formula="of:=([.A1095]/[.B1095])*100" office:value-type="float" office:value="3.15425608526573" calcext:value-type="float">
            <text:p>3.1542560853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34761" calcext:value-type="float">
            <text:p>34761</text:p>
          </table:table-cell>
          <table:table-cell/>
          <table:table-cell table:formula="of:=([.A1096]/[.B1096])*100" office:value-type="float" office:value="3.15295877563937" calcext:value-type="float">
            <text:p>3.1529587756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34764" calcext:value-type="float">
            <text:p>34764</text:p>
          </table:table-cell>
          <table:table-cell/>
          <table:table-cell table:formula="of:=([.A1097]/[.B1097])*100" office:value-type="float" office:value="3.15556322632608" calcext:value-type="float">
            <text:p>3.1555632263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34782" calcext:value-type="float">
            <text:p>34782</text:p>
          </table:table-cell>
          <table:table-cell/>
          <table:table-cell table:formula="of:=([.A1098]/[.B1098])*100" office:value-type="float" office:value="3.15680524409177" calcext:value-type="float">
            <text:p>3.1568052441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34789" calcext:value-type="float">
            <text:p>34789</text:p>
          </table:table-cell>
          <table:table-cell/>
          <table:table-cell table:formula="of:=([.A1099]/[.B1099])*100" office:value-type="float" office:value="3.15904452556843" calcext:value-type="float">
            <text:p>3.159044525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34812" calcext:value-type="float">
            <text:p>34812</text:p>
          </table:table-cell>
          <table:table-cell/>
          <table:table-cell table:formula="of:=([.A1100]/[.B1100])*100" office:value-type="float" office:value="3.15982994369758" calcext:value-type="float">
            <text:p>3.1598299437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34823" calcext:value-type="float">
            <text:p>34823</text:p>
          </table:table-cell>
          <table:table-cell/>
          <table:table-cell table:formula="of:=([.A1101]/[.B1101])*100" office:value-type="float" office:value="3.16170347184332" calcext:value-type="float">
            <text:p>3.1617034718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34827" calcext:value-type="float">
            <text:p>34827</text:p>
          </table:table-cell>
          <table:table-cell/>
          <table:table-cell table:formula="of:=([.A1102]/[.B1102])*100" office:value-type="float" office:value="3.16421167484997" calcext:value-type="float">
            <text:p>3.1642116748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34833" calcext:value-type="float">
            <text:p>34833</text:p>
          </table:table-cell>
          <table:table-cell/>
          <table:table-cell table:formula="of:=([.A1103]/[.B1103])*100" office:value-type="float" office:value="3.16653747882755" calcext:value-type="float">
            <text:p>3.1665374788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34860" calcext:value-type="float">
            <text:p>34860</text:p>
          </table:table-cell>
          <table:table-cell/>
          <table:table-cell table:formula="of:=([.A1104]/[.B1104])*100" office:value-type="float" office:value="3.16695352839931" calcext:value-type="float">
            <text:p>3.1669535284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34894" calcext:value-type="float">
            <text:p>34894</text:p>
          </table:table-cell>
          <table:table-cell/>
          <table:table-cell table:formula="of:=([.A1105]/[.B1105])*100" office:value-type="float" office:value="3.16673353585144" calcext:value-type="float">
            <text:p>3.1667335359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34952" calcext:value-type="float">
            <text:p>34952</text:p>
          </table:table-cell>
          <table:table-cell/>
          <table:table-cell table:formula="of:=([.A1106]/[.B1106])*100" office:value-type="float" office:value="3.16433966582742" calcext:value-type="float">
            <text:p>3.1643396658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34954" calcext:value-type="float">
            <text:p>34954</text:p>
          </table:table-cell>
          <table:table-cell/>
          <table:table-cell table:formula="of:=([.A1107]/[.B1107])*100" office:value-type="float" office:value="3.16701951135778" calcext:value-type="float">
            <text:p>3.1670195114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34985" calcext:value-type="float">
            <text:p>34985</text:p>
          </table:table-cell>
          <table:table-cell/>
          <table:table-cell table:formula="of:=([.A1108]/[.B1108])*100" office:value-type="float" office:value="3.16707160211519" calcext:value-type="float">
            <text:p>3.1670716021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35052" calcext:value-type="float">
            <text:p>35052</text:p>
          </table:table-cell>
          <table:table-cell/>
          <table:table-cell table:formula="of:=([.A1109]/[.B1109])*100" office:value-type="float" office:value="3.16387082049526" calcext:value-type="float">
            <text:p>3.1638708205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35089" calcext:value-type="float">
            <text:p>35089</text:p>
          </table:table-cell>
          <table:table-cell/>
          <table:table-cell table:formula="of:=([.A1110]/[.B1110])*100" office:value-type="float" office:value="3.16338453646442" calcext:value-type="float">
            <text:p>3.1633845365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35101" calcext:value-type="float">
            <text:p>35101</text:p>
          </table:table-cell>
          <table:table-cell/>
          <table:table-cell table:formula="of:=([.A1111]/[.B1111])*100" office:value-type="float" office:value="3.1651519899718" calcext:value-type="float">
            <text:p>3.16515199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35104" calcext:value-type="float">
            <text:p>35104</text:p>
          </table:table-cell>
          <table:table-cell/>
          <table:table-cell table:formula="of:=([.A1112]/[.B1112])*100" office:value-type="float" office:value="3.16773017319964" calcext:value-type="float">
            <text:p>3.1677301732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35117" calcext:value-type="float">
            <text:p>35117</text:p>
          </table:table-cell>
          <table:table-cell/>
          <table:table-cell table:formula="of:=([.A1113]/[.B1113])*100" office:value-type="float" office:value="3.16940513141783" calcext:value-type="float">
            <text:p>3.1694051314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35197" calcext:value-type="float">
            <text:p>35197</text:p>
          </table:table-cell>
          <table:table-cell/>
          <table:table-cell table:formula="of:=([.A1114]/[.B1114])*100" office:value-type="float" office:value="3.16504247521096" calcext:value-type="float">
            <text:p>3.1650424752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35228" calcext:value-type="float">
            <text:p>35228</text:p>
          </table:table-cell>
          <table:table-cell/>
          <table:table-cell table:formula="of:=([.A1115]/[.B1115])*100" office:value-type="float" office:value="3.16509594640627" calcext:value-type="float">
            <text:p>3.1650959464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35238" calcext:value-type="float">
            <text:p>35238</text:p>
          </table:table-cell>
          <table:table-cell/>
          <table:table-cell table:formula="of:=([.A1116]/[.B1116])*100" office:value-type="float" office:value="3.16703558658267" calcext:value-type="float">
            <text:p>3.1670355866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35268" calcext:value-type="float">
            <text:p>35268</text:p>
          </table:table-cell>
          <table:table-cell/>
          <table:table-cell table:formula="of:=([.A1117]/[.B1117])*100" office:value-type="float" office:value="3.16717704434615" calcext:value-type="float">
            <text:p>3.1671770443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35285" calcext:value-type="float">
            <text:p>35285</text:p>
          </table:table-cell>
          <table:table-cell/>
          <table:table-cell table:formula="of:=([.A1118]/[.B1118])*100" office:value-type="float" office:value="3.16848519200794" calcext:value-type="float">
            <text:p>3.168485192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35288" calcext:value-type="float">
            <text:p>35288</text:p>
          </table:table-cell>
          <table:table-cell/>
          <table:table-cell table:formula="of:=([.A1119]/[.B1119])*100" office:value-type="float" office:value="3.17104964860576" calcext:value-type="float">
            <text:p>3.1710496486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35311" calcext:value-type="float">
            <text:p>35311</text:p>
          </table:table-cell>
          <table:table-cell/>
          <table:table-cell table:formula="of:=([.A1120]/[.B1120])*100" office:value-type="float" office:value="3.17181614794257" calcext:value-type="float">
            <text:p>3.1718161479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35312" calcext:value-type="float">
            <text:p>35312</text:p>
          </table:table-cell>
          <table:table-cell/>
          <table:table-cell table:formula="of:=([.A1121]/[.B1121])*100" office:value-type="float" office:value="3.17455822383326" calcext:value-type="float">
            <text:p>3.1745582238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35363" calcext:value-type="float">
            <text:p>35363</text:p>
          </table:table-cell>
          <table:table-cell/>
          <table:table-cell table:formula="of:=([.A1122]/[.B1122])*100" office:value-type="float" office:value="3.17280773690015" calcext:value-type="float">
            <text:p>3.1728077369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35384" calcext:value-type="float">
            <text:p>35384</text:p>
          </table:table-cell>
          <table:table-cell/>
          <table:table-cell table:formula="of:=([.A1123]/[.B1123])*100" office:value-type="float" office:value="3.17375084784083" calcext:value-type="float">
            <text:p>3.1737508478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35391" calcext:value-type="float">
            <text:p>35391</text:p>
          </table:table-cell>
          <table:table-cell/>
          <table:table-cell table:formula="of:=([.A1124]/[.B1124])*100" office:value-type="float" office:value="3.17594868751943" calcext:value-type="float">
            <text:p>3.175948687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35404" calcext:value-type="float">
            <text:p>35404</text:p>
          </table:table-cell>
          <table:table-cell/>
          <table:table-cell table:formula="of:=([.A1125]/[.B1125])*100" office:value-type="float" office:value="3.17760705005084" calcext:value-type="float">
            <text:p>3.1776070501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35430" calcext:value-type="float">
            <text:p>35430</text:p>
          </table:table-cell>
          <table:table-cell/>
          <table:table-cell table:formula="of:=([.A1126]/[.B1126])*100" office:value-type="float" office:value="3.17809765735253" calcext:value-type="float">
            <text:p>3.1780976574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35445" calcext:value-type="float">
            <text:p>35445</text:p>
          </table:table-cell>
          <table:table-cell/>
          <table:table-cell table:formula="of:=([.A1127]/[.B1127])*100" office:value-type="float" office:value="3.17957398786853" calcext:value-type="float">
            <text:p>3.1795739879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35453" calcext:value-type="float">
            <text:p>35453</text:p>
          </table:table-cell>
          <table:table-cell/>
          <table:table-cell table:formula="of:=([.A1128]/[.B1128])*100" office:value-type="float" office:value="3.18167715002962" calcext:value-type="float">
            <text:p>3.18167715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35464" calcext:value-type="float">
            <text:p>35464</text:p>
          </table:table-cell>
          <table:table-cell/>
          <table:table-cell table:formula="of:=([.A1129]/[.B1129])*100" office:value-type="float" office:value="3.18351003834875" calcext:value-type="float">
            <text:p>3.1835100383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35479" calcext:value-type="float">
            <text:p>35479</text:p>
          </table:table-cell>
          <table:table-cell/>
          <table:table-cell table:formula="of:=([.A1130]/[.B1130])*100" office:value-type="float" office:value="3.18498266580231" calcext:value-type="float">
            <text:p>3.1849826658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35496" calcext:value-type="float">
            <text:p>35496</text:p>
          </table:table-cell>
          <table:table-cell/>
          <table:table-cell table:formula="of:=([.A1131]/[.B1131])*100" office:value-type="float" office:value="3.18627450980392" calcext:value-type="float">
            <text:p>3.1862745098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35521" calcext:value-type="float">
            <text:p>35521</text:p>
          </table:table-cell>
          <table:table-cell/>
          <table:table-cell table:formula="of:=([.A1132]/[.B1132])*100" office:value-type="float" office:value="3.18684721713916" calcext:value-type="float">
            <text:p>3.1868472171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35544" calcext:value-type="float">
            <text:p>35544</text:p>
          </table:table-cell>
          <table:table-cell/>
          <table:table-cell table:formula="of:=([.A1133]/[.B1133])*100" office:value-type="float" office:value="3.18759846950259" calcext:value-type="float">
            <text:p>3.1875984695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35553" calcext:value-type="float">
            <text:p>35553</text:p>
          </table:table-cell>
          <table:table-cell/>
          <table:table-cell table:formula="of:=([.A1134]/[.B1134])*100" office:value-type="float" office:value="3.18960425280567" calcext:value-type="float">
            <text:p>3.1896042528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35566" calcext:value-type="float">
            <text:p>35566</text:p>
          </table:table-cell>
          <table:table-cell/>
          <table:table-cell table:formula="of:=([.A1135]/[.B1135])*100" office:value-type="float" office:value="3.19125007029185" calcext:value-type="float">
            <text:p>3.1912500703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35596" calcext:value-type="float">
            <text:p>35596</text:p>
          </table:table-cell>
          <table:table-cell/>
          <table:table-cell table:formula="of:=([.A1136]/[.B1136])*100" office:value-type="float" office:value="3.19136981683335" calcext:value-type="float">
            <text:p>3.1913698168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35605" calcext:value-type="float">
            <text:p>35605</text:p>
          </table:table-cell>
          <table:table-cell/>
          <table:table-cell table:formula="of:=([.A1137]/[.B1137])*100" office:value-type="float" office:value="3.19337171745541" calcext:value-type="float">
            <text:p>3.1933717175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35617" calcext:value-type="float">
            <text:p>35617</text:p>
          </table:table-cell>
          <table:table-cell/>
          <table:table-cell table:formula="of:=([.A1138]/[.B1138])*100" office:value-type="float" office:value="3.19510346183002" calcext:value-type="float">
            <text:p>3.1951034618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35633" calcext:value-type="float">
            <text:p>35633</text:p>
          </table:table-cell>
          <table:table-cell/>
          <table:table-cell table:formula="of:=([.A1139]/[.B1139])*100" office:value-type="float" office:value="3.196475177504" calcext:value-type="float">
            <text:p>3.1964751775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35657" calcext:value-type="float">
            <text:p>35657</text:p>
          </table:table-cell>
          <table:table-cell/>
          <table:table-cell table:formula="of:=([.A1140]/[.B1140])*100" office:value-type="float" office:value="3.19712819362257" calcext:value-type="float">
            <text:p>3.1971281936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35660" calcext:value-type="float">
            <text:p>35660</text:p>
          </table:table-cell>
          <table:table-cell/>
          <table:table-cell table:formula="of:=([.A1141]/[.B1141])*100" office:value-type="float" office:value="3.19966348850252" calcext:value-type="float">
            <text:p>3.1996634885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35697" calcext:value-type="float">
            <text:p>35697</text:p>
          </table:table-cell>
          <table:table-cell/>
          <table:table-cell table:formula="of:=([.A1142]/[.B1142])*100" office:value-type="float" office:value="3.1991483878197" calcext:value-type="float">
            <text:p>3.1991483878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35699" calcext:value-type="float">
            <text:p>35699</text:p>
          </table:table-cell>
          <table:table-cell/>
          <table:table-cell table:formula="of:=([.A1143]/[.B1143])*100" office:value-type="float" office:value="3.2017703577131" calcext:value-type="float">
            <text:p>3.2017703577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35769" calcext:value-type="float">
            <text:p>35769</text:p>
          </table:table-cell>
          <table:table-cell/>
          <table:table-cell table:formula="of:=([.A1144]/[.B1144])*100" office:value-type="float" office:value="3.19830020408734" calcext:value-type="float">
            <text:p>3.1983002041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35774" calcext:value-type="float">
            <text:p>35774</text:p>
          </table:table-cell>
          <table:table-cell/>
          <table:table-cell table:formula="of:=([.A1145]/[.B1145])*100" office:value-type="float" office:value="3.20064851568178" calcext:value-type="float">
            <text:p>3.2006485157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35805" calcext:value-type="float">
            <text:p>35805</text:p>
          </table:table-cell>
          <table:table-cell/>
          <table:table-cell table:formula="of:=([.A1146]/[.B1146])*100" office:value-type="float" office:value="3.20067029744449" calcext:value-type="float">
            <text:p>3.2006702974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35809" calcext:value-type="float">
            <text:p>35809</text:p>
          </table:table-cell>
          <table:table-cell/>
          <table:table-cell table:formula="of:=([.A1147]/[.B1147])*100" office:value-type="float" office:value="3.20310536457315" calcext:value-type="float">
            <text:p>3.2031053646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35814" calcext:value-type="float">
            <text:p>35814</text:p>
          </table:table-cell>
          <table:table-cell/>
          <table:table-cell table:formula="of:=([.A1148]/[.B1148])*100" office:value-type="float" office:value="3.20545038253197" calcext:value-type="float">
            <text:p>3.2054503825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35835" calcext:value-type="float">
            <text:p>35835</text:p>
          </table:table-cell>
          <table:table-cell/>
          <table:table-cell table:formula="of:=([.A1149]/[.B1149])*100" office:value-type="float" office:value="3.20636249476769" calcext:value-type="float">
            <text:p>3.2063624948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35847" calcext:value-type="float">
            <text:p>35847</text:p>
          </table:table-cell>
          <table:table-cell/>
          <table:table-cell table:formula="of:=([.A1150]/[.B1150])*100" office:value-type="float" office:value="3.20807877925628" calcext:value-type="float">
            <text:p>3.2080787793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35859" calcext:value-type="float">
            <text:p>35859</text:p>
          </table:table-cell>
          <table:table-cell/>
          <table:table-cell table:formula="of:=([.A1151]/[.B1151])*100" office:value-type="float" office:value="3.20979391505619" calcext:value-type="float">
            <text:p>3.2097939151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35907" calcext:value-type="float">
            <text:p>35907</text:p>
          </table:table-cell>
          <table:table-cell/>
          <table:table-cell table:formula="of:=([.A1152]/[.B1152])*100" office:value-type="float" office:value="3.20828807753363" calcext:value-type="float">
            <text:p>3.2082880775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35916" calcext:value-type="float">
            <text:p>35916</text:p>
          </table:table-cell>
          <table:table-cell/>
          <table:table-cell table:formula="of:=([.A1153]/[.B1153])*100" office:value-type="float" office:value="3.2102684040539" calcext:value-type="float">
            <text:p>3.2102684041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35950" calcext:value-type="float">
            <text:p>35950</text:p>
          </table:table-cell>
          <table:table-cell/>
          <table:table-cell table:formula="of:=([.A1154]/[.B1154])*100" office:value-type="float" office:value="3.21001390820584" calcext:value-type="float">
            <text:p>3.2100139082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35957" calcext:value-type="float">
            <text:p>35957</text:p>
          </table:table-cell>
          <table:table-cell/>
          <table:table-cell table:formula="of:=([.A1155]/[.B1155])*100" office:value-type="float" office:value="3.2121700920544" calcext:value-type="float">
            <text:p>3.2121700921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35957" calcext:value-type="float">
            <text:p>35957</text:p>
          </table:table-cell>
          <table:table-cell/>
          <table:table-cell table:formula="of:=([.A1156]/[.B1156])*100" office:value-type="float" office:value="3.2149511917012" calcext:value-type="float">
            <text:p>3.2149511917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36006" calcext:value-type="float">
            <text:p>36006</text:p>
          </table:table-cell>
          <table:table-cell/>
          <table:table-cell table:formula="of:=([.A1157]/[.B1157])*100" office:value-type="float" office:value="3.21335333000056" calcext:value-type="float">
            <text:p>3.21335333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36014" calcext:value-type="float">
            <text:p>36014</text:p>
          </table:table-cell>
          <table:table-cell/>
          <table:table-cell table:formula="of:=([.A1158]/[.B1158])*100" office:value-type="float" office:value="3.21541622702282" calcext:value-type="float">
            <text:p>3.215416227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36042" calcext:value-type="float">
            <text:p>36042</text:p>
          </table:table-cell>
          <table:table-cell/>
          <table:table-cell table:formula="of:=([.A1159]/[.B1159])*100" office:value-type="float" office:value="3.21569280284113" calcext:value-type="float">
            <text:p>3.2156928028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36065" calcext:value-type="float">
            <text:p>36065</text:p>
          </table:table-cell>
          <table:table-cell/>
          <table:table-cell table:formula="of:=([.A1160]/[.B1160])*100" office:value-type="float" office:value="3.2164148065992" calcext:value-type="float">
            <text:p>3.2164148066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36080" calcext:value-type="float">
            <text:p>36080</text:p>
          </table:table-cell>
          <table:table-cell/>
          <table:table-cell table:formula="of:=([.A1161]/[.B1161])*100" office:value-type="float" office:value="3.21784922394679" calcext:value-type="float">
            <text:p>3.2178492239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36093" calcext:value-type="float">
            <text:p>36093</text:p>
          </table:table-cell>
          <table:table-cell/>
          <table:table-cell table:formula="of:=([.A1162]/[.B1162])*100" office:value-type="float" office:value="3.21946083728147" calcext:value-type="float">
            <text:p>3.2194608373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36181" calcext:value-type="float">
            <text:p>36181</text:p>
          </table:table-cell>
          <table:table-cell/>
          <table:table-cell table:formula="of:=([.A1163]/[.B1163])*100" office:value-type="float" office:value="3.21439429534839" calcext:value-type="float">
            <text:p>3.2143942953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36184" calcext:value-type="float">
            <text:p>36184</text:p>
          </table:table-cell>
          <table:table-cell/>
          <table:table-cell table:formula="of:=([.A1164]/[.B1164])*100" office:value-type="float" office:value="3.21689144373204" calcext:value-type="float">
            <text:p>3.2168914437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36192" calcext:value-type="float">
            <text:p>36192</text:p>
          </table:table-cell>
          <table:table-cell/>
          <table:table-cell table:formula="of:=([.A1165]/[.B1165])*100" office:value-type="float" office:value="3.21894341290893" calcext:value-type="float">
            <text:p>3.2189434129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36223" calcext:value-type="float">
            <text:p>36223</text:p>
          </table:table-cell>
          <table:table-cell/>
          <table:table-cell table:formula="of:=([.A1166]/[.B1166])*100" office:value-type="float" office:value="3.21894928636502" calcext:value-type="float">
            <text:p>3.2189492864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36233" calcext:value-type="float">
            <text:p>36233</text:p>
          </table:table-cell>
          <table:table-cell/>
          <table:table-cell table:formula="of:=([.A1167]/[.B1167])*100" office:value-type="float" office:value="3.2208207987194" calcext:value-type="float">
            <text:p>3.2208207987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36345" calcext:value-type="float">
            <text:p>36345</text:p>
          </table:table-cell>
          <table:table-cell/>
          <table:table-cell table:formula="of:=([.A1168]/[.B1168])*100" office:value-type="float" office:value="3.21364699408447" calcext:value-type="float">
            <text:p>3.2136469941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36370" calcext:value-type="float">
            <text:p>36370</text:p>
          </table:table-cell>
          <table:table-cell/>
          <table:table-cell table:formula="of:=([.A1169]/[.B1169])*100" office:value-type="float" office:value="3.21418751718449" calcext:value-type="float">
            <text:p>3.2141875172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36411" calcext:value-type="float">
            <text:p>36411</text:p>
          </table:table-cell>
          <table:table-cell/>
          <table:table-cell table:formula="of:=([.A1170]/[.B1170])*100" office:value-type="float" office:value="3.2133146576584" calcext:value-type="float">
            <text:p>3.2133146577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36477" calcext:value-type="float">
            <text:p>36477</text:p>
          </table:table-cell>
          <table:table-cell/>
          <table:table-cell table:formula="of:=([.A1171]/[.B1171])*100" office:value-type="float" office:value="3.2102420703457" calcext:value-type="float">
            <text:p>3.2102420703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36479" calcext:value-type="float">
            <text:p>36479</text:p>
          </table:table-cell>
          <table:table-cell/>
          <table:table-cell table:formula="of:=([.A1172]/[.B1172])*100" office:value-type="float" office:value="3.21280736862304" calcext:value-type="float">
            <text:p>3.2128073686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36515" calcext:value-type="float">
            <text:p>36515</text:p>
          </table:table-cell>
          <table:table-cell/>
          <table:table-cell table:formula="of:=([.A1173]/[.B1173])*100" office:value-type="float" office:value="3.21237847459948" calcext:value-type="float">
            <text:p>3.2123784746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36542" calcext:value-type="float">
            <text:p>36542</text:p>
          </table:table-cell>
          <table:table-cell/>
          <table:table-cell table:formula="of:=([.A1174]/[.B1174])*100" office:value-type="float" office:value="3.21274150292814" calcext:value-type="float">
            <text:p>3.2127415029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36567" calcext:value-type="float">
            <text:p>36567</text:p>
          </table:table-cell>
          <table:table-cell/>
          <table:table-cell table:formula="of:=([.A1175]/[.B1175])*100" office:value-type="float" office:value="3.21327973309268" calcext:value-type="float">
            <text:p>3.2132797331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36575" calcext:value-type="float">
            <text:p>36575</text:p>
          </table:table-cell>
          <table:table-cell/>
          <table:table-cell table:formula="of:=([.A1176]/[.B1176])*100" office:value-type="float" office:value="3.21531100478469" calcext:value-type="float">
            <text:p>3.2153110048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36588" calcext:value-type="float">
            <text:p>36588</text:p>
          </table:table-cell>
          <table:table-cell/>
          <table:table-cell table:formula="of:=([.A1177]/[.B1177])*100" office:value-type="float" office:value="3.21690171640975" calcext:value-type="float">
            <text:p>3.2169017164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36607" calcext:value-type="float">
            <text:p>36607</text:p>
          </table:table-cell>
          <table:table-cell/>
          <table:table-cell table:formula="of:=([.A1178]/[.B1178])*100" office:value-type="float" office:value="3.21796377741962" calcext:value-type="float">
            <text:p>3.2179637774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36635" calcext:value-type="float">
            <text:p>36635</text:p>
          </table:table-cell>
          <table:table-cell/>
          <table:table-cell table:formula="of:=([.A1179]/[.B1179])*100" office:value-type="float" office:value="3.21823392930258" calcext:value-type="float">
            <text:p>3.2182339293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36648" calcext:value-type="float">
            <text:p>36648</text:p>
          </table:table-cell>
          <table:table-cell/>
          <table:table-cell table:formula="of:=([.A1180]/[.B1180])*100" office:value-type="float" office:value="3.21982099978171" calcext:value-type="float">
            <text:p>3.2198209998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36657" calcext:value-type="float">
            <text:p>36657</text:p>
          </table:table-cell>
          <table:table-cell/>
          <table:table-cell table:formula="of:=([.A1181]/[.B1181])*100" office:value-type="float" office:value="3.22175846359495" calcext:value-type="float">
            <text:p>3.2217584636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36663" calcext:value-type="float">
            <text:p>36663</text:p>
          </table:table-cell>
          <table:table-cell/>
          <table:table-cell table:formula="of:=([.A1182]/[.B1182])*100" office:value-type="float" office:value="3.22395875951231" calcext:value-type="float">
            <text:p>3.2239587595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36676" calcext:value-type="float">
            <text:p>36676</text:p>
          </table:table-cell>
          <table:table-cell/>
          <table:table-cell table:formula="of:=([.A1183]/[.B1183])*100" office:value-type="float" office:value="3.22554258915912" calcext:value-type="float">
            <text:p>3.2255425892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36695" calcext:value-type="float">
            <text:p>36695</text:p>
          </table:table-cell>
          <table:table-cell/>
          <table:table-cell table:formula="of:=([.A1184]/[.B1184])*100" office:value-type="float" office:value="3.22659762910478" calcext:value-type="float">
            <text:p>3.2265976291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36733" calcext:value-type="float">
            <text:p>36733</text:p>
          </table:table-cell>
          <table:table-cell/>
          <table:table-cell table:formula="of:=([.A1185]/[.B1185])*100" office:value-type="float" office:value="3.22598208695179" calcext:value-type="float">
            <text:p>3.225982087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36759" calcext:value-type="float">
            <text:p>36759</text:p>
          </table:table-cell>
          <table:table-cell/>
          <table:table-cell table:formula="of:=([.A1186]/[.B1186])*100" office:value-type="float" office:value="3.22642074049893" calcext:value-type="float">
            <text:p>3.2264207405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36777" calcext:value-type="float">
            <text:p>36777</text:p>
          </table:table-cell>
          <table:table-cell/>
          <table:table-cell table:formula="of:=([.A1187]/[.B1187])*100" office:value-type="float" office:value="3.22756070370068" calcext:value-type="float">
            <text:p>3.2275607037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36825" calcext:value-type="float">
            <text:p>36825</text:p>
          </table:table-cell>
          <table:table-cell/>
          <table:table-cell table:formula="of:=([.A1188]/[.B1188])*100" office:value-type="float" office:value="3.22606924643585" calcext:value-type="float">
            <text:p>3.2260692464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36836" calcext:value-type="float">
            <text:p>36836</text:p>
          </table:table-cell>
          <table:table-cell/>
          <table:table-cell table:formula="of:=([.A1189]/[.B1189])*100" office:value-type="float" office:value="3.22782061027256" calcext:value-type="float">
            <text:p>3.2278206103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36838" calcext:value-type="float">
            <text:p>36838</text:p>
          </table:table-cell>
          <table:table-cell/>
          <table:table-cell table:formula="of:=([.A1190]/[.B1190])*100" office:value-type="float" office:value="3.23035995439492" calcext:value-type="float">
            <text:p>3.2303599544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36908" calcext:value-type="float">
            <text:p>36908</text:p>
          </table:table-cell>
          <table:table-cell/>
          <table:table-cell table:formula="of:=([.A1191]/[.B1191])*100" office:value-type="float" office:value="3.2269426682562" calcext:value-type="float">
            <text:p>3.2269426683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36927" calcext:value-type="float">
            <text:p>36927</text:p>
          </table:table-cell>
          <table:table-cell/>
          <table:table-cell table:formula="of:=([.A1192]/[.B1192])*100" office:value-type="float" office:value="3.22799035935765" calcext:value-type="float">
            <text:p>3.2279903594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36979" calcext:value-type="float">
            <text:p>36979</text:p>
          </table:table-cell>
          <table:table-cell/>
          <table:table-cell table:formula="of:=([.A1193]/[.B1193])*100" office:value-type="float" office:value="3.22615538548906" calcext:value-type="float">
            <text:p>3.2261553855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36987" calcext:value-type="float">
            <text:p>36987</text:p>
          </table:table-cell>
          <table:table-cell/>
          <table:table-cell table:formula="of:=([.A1194]/[.B1194])*100" office:value-type="float" office:value="3.22816124584313" calcext:value-type="float">
            <text:p>3.2281612458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36999" calcext:value-type="float">
            <text:p>36999</text:p>
          </table:table-cell>
          <table:table-cell/>
          <table:table-cell table:formula="of:=([.A1195]/[.B1195])*100" office:value-type="float" office:value="3.22981702208168" calcext:value-type="float">
            <text:p>3.2298170221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([.A1196]/[.B1196])*100" office:value-type="float" office:value="3.23243243243243" calcext:value-type="float">
            <text:p>3.2324324324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37009" calcext:value-type="float">
            <text:p>37009</text:p>
          </table:table-cell>
          <table:table-cell/>
          <table:table-cell table:formula="of:=([.A1197]/[.B1197])*100" office:value-type="float" office:value="3.23434840174012" calcext:value-type="float">
            <text:p>3.2343484017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37023" calcext:value-type="float">
            <text:p>37023</text:p>
          </table:table-cell>
          <table:table-cell/>
          <table:table-cell table:formula="of:=([.A1198]/[.B1198])*100" office:value-type="float" office:value="3.23582637819734" calcext:value-type="float">
            <text:p>3.2358263782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37047" calcext:value-type="float">
            <text:p>37047</text:p>
          </table:table-cell>
          <table:table-cell/>
          <table:table-cell table:formula="of:=([.A1199]/[.B1199])*100" office:value-type="float" office:value="3.23642940049127" calcext:value-type="float">
            <text:p>3.236429400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7075" calcext:value-type="float">
            <text:p>37075</text:p>
          </table:table-cell>
          <table:table-cell/>
          <table:table-cell table:formula="of:=([.A1200]/[.B1200])*100" office:value-type="float" office:value="3.23668240053945" calcext:value-type="float">
            <text:p>3.2366824005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37130" calcext:value-type="float">
            <text:p>37130</text:p>
          </table:table-cell>
          <table:table-cell/>
          <table:table-cell table:formula="of:=([.A1201]/[.B1201])*100" office:value-type="float" office:value="3.23458120118503" calcext:value-type="float">
            <text:p>3.2345812012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37136" calcext:value-type="float">
            <text:p>37136</text:p>
          </table:table-cell>
          <table:table-cell/>
          <table:table-cell table:formula="of:=([.A1202]/[.B1202])*100" office:value-type="float" office:value="3.23675140025851" calcext:value-type="float">
            <text:p>3.2367514003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37147" calcext:value-type="float">
            <text:p>37147</text:p>
          </table:table-cell>
          <table:table-cell/>
          <table:table-cell table:formula="of:=([.A1203]/[.B1203])*100" office:value-type="float" office:value="3.23848493821843" calcext:value-type="float">
            <text:p>3.2384849382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37156" calcext:value-type="float">
            <text:p>37156</text:p>
          </table:table-cell>
          <table:table-cell/>
          <table:table-cell table:formula="of:=([.A1204]/[.B1204])*100" office:value-type="float" office:value="3.24039186134137" calcext:value-type="float">
            <text:p>3.2403918613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37168" calcext:value-type="float">
            <text:p>37168</text:p>
          </table:table-cell>
          <table:table-cell/>
          <table:table-cell table:formula="of:=([.A1205]/[.B1205])*100" office:value-type="float" office:value="3.24203616013775" calcext:value-type="float">
            <text:p>3.2420361601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37196" calcext:value-type="float">
            <text:p>37196</text:p>
          </table:table-cell>
          <table:table-cell/>
          <table:table-cell table:formula="of:=([.A1206]/[.B1206])*100" office:value-type="float" office:value="3.24228411657167" calcext:value-type="float">
            <text:p>3.2422841166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37205" calcext:value-type="float">
            <text:p>37205</text:p>
          </table:table-cell>
          <table:table-cell/>
          <table:table-cell table:formula="of:=([.A1207]/[.B1207])*100" office:value-type="float" office:value="3.24418760919231" calcext:value-type="float">
            <text:p>3.2441876092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37210" calcext:value-type="float">
            <text:p>37210</text:p>
          </table:table-cell>
          <table:table-cell/>
          <table:table-cell table:formula="of:=([.A1208]/[.B1208])*100" office:value-type="float" office:value="3.24643912926633" calcext:value-type="float">
            <text:p>3.2464391293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37216" calcext:value-type="float">
            <text:p>37216</text:p>
          </table:table-cell>
          <table:table-cell/>
          <table:table-cell table:formula="of:=([.A1209]/[.B1209])*100" office:value-type="float" office:value="3.24860275150473" calcext:value-type="float">
            <text:p>3.2486027515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37250" calcext:value-type="float">
            <text:p>37250</text:p>
          </table:table-cell>
          <table:table-cell/>
          <table:table-cell table:formula="of:=([.A1210]/[.B1210])*100" office:value-type="float" office:value="3.24832214765101" calcext:value-type="float">
            <text:p>3.2483221477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37258" calcext:value-type="float">
            <text:p>37258</text:p>
          </table:table-cell>
          <table:table-cell/>
          <table:table-cell table:formula="of:=([.A1211]/[.B1211])*100" office:value-type="float" office:value="3.25030865854313" calcext:value-type="float">
            <text:p>3.2503086585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37268" calcext:value-type="float">
            <text:p>37268</text:p>
          </table:table-cell>
          <table:table-cell/>
          <table:table-cell table:formula="of:=([.A1212]/[.B1212])*100" office:value-type="float" office:value="3.2521197810454" calcext:value-type="float">
            <text:p>3.252119781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37284" calcext:value-type="float">
            <text:p>37284</text:p>
          </table:table-cell>
          <table:table-cell/>
          <table:table-cell table:formula="of:=([.A1213]/[.B1213])*100" office:value-type="float" office:value="3.25340628687909" calcext:value-type="float">
            <text:p>3.2534062869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37292" calcext:value-type="float">
            <text:p>37292</text:p>
          </table:table-cell>
          <table:table-cell/>
          <table:table-cell table:formula="of:=([.A1214]/[.B1214])*100" office:value-type="float" office:value="3.25538989595624" calcext:value-type="float">
            <text:p>3.255389896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37313" calcext:value-type="float">
            <text:p>37313</text:p>
          </table:table-cell>
          <table:table-cell/>
          <table:table-cell table:formula="of:=([.A1215]/[.B1215])*100" office:value-type="float" office:value="3.25623777235816" calcext:value-type="float">
            <text:p>3.2562377724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37329" calcext:value-type="float">
            <text:p>37329</text:p>
          </table:table-cell>
          <table:table-cell/>
          <table:table-cell table:formula="of:=([.A1216]/[.B1216])*100" office:value-type="float" office:value="3.25752096225455" calcext:value-type="float">
            <text:p>3.2575209623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37342" calcext:value-type="float">
            <text:p>37342</text:p>
          </table:table-cell>
          <table:table-cell/>
          <table:table-cell table:formula="of:=([.A1217]/[.B1217])*100" office:value-type="float" office:value="3.25906485994323" calcext:value-type="float">
            <text:p>3.2590648599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37362" calcext:value-type="float">
            <text:p>37362</text:p>
          </table:table-cell>
          <table:table-cell/>
          <table:table-cell table:formula="of:=([.A1218]/[.B1218])*100" office:value-type="float" office:value="3.2599967881805" calcext:value-type="float">
            <text:p>3.2599967882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37386" calcext:value-type="float">
            <text:p>37386</text:p>
          </table:table-cell>
          <table:table-cell/>
          <table:table-cell table:formula="of:=([.A1219]/[.B1219])*100" office:value-type="float" office:value="3.26057882629861" calcext:value-type="float">
            <text:p>3.2605788263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37438" calcext:value-type="float">
            <text:p>37438</text:p>
          </table:table-cell>
          <table:table-cell/>
          <table:table-cell table:formula="of:=([.A1220]/[.B1220])*100" office:value-type="float" office:value="3.25872108552807" calcext:value-type="float">
            <text:p>3.2587210855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37527" calcext:value-type="float">
            <text:p>37527</text:p>
          </table:table-cell>
          <table:table-cell/>
          <table:table-cell table:formula="of:=([.A1221]/[.B1221])*100" office:value-type="float" office:value="3.25365736669598" calcext:value-type="float">
            <text:p>3.2536573667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37535" calcext:value-type="float">
            <text:p>37535</text:p>
          </table:table-cell>
          <table:table-cell/>
          <table:table-cell table:formula="of:=([.A1222]/[.B1222])*100" office:value-type="float" office:value="3.25562808045824" calcext:value-type="float">
            <text:p>3.2556280805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37550" calcext:value-type="float">
            <text:p>37550</text:p>
          </table:table-cell>
          <table:table-cell/>
          <table:table-cell table:formula="of:=([.A1223]/[.B1223])*100" office:value-type="float" office:value="3.25699067909454" calcext:value-type="float">
            <text:p>3.2569906791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37612" calcext:value-type="float">
            <text:p>37612</text:p>
          </table:table-cell>
          <table:table-cell/>
          <table:table-cell table:formula="of:=([.A1224]/[.B1224])*100" office:value-type="float" office:value="3.25428054876103" calcext:value-type="float">
            <text:p>3.2542805488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37665" calcext:value-type="float">
            <text:p>37665</text:p>
          </table:table-cell>
          <table:table-cell/>
          <table:table-cell table:formula="of:=([.A1225]/[.B1225])*100" office:value-type="float" office:value="3.25235629895128" calcext:value-type="float">
            <text:p>3.252356299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37687" calcext:value-type="float">
            <text:p>37687</text:p>
          </table:table-cell>
          <table:table-cell/>
          <table:table-cell table:formula="of:=([.A1226]/[.B1226])*100" office:value-type="float" office:value="3.25311115238676" calcext:value-type="float">
            <text:p>3.2531111524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37709" calcext:value-type="float">
            <text:p>37709</text:p>
          </table:table-cell>
          <table:table-cell/>
          <table:table-cell table:formula="of:=([.A1227]/[.B1227])*100" office:value-type="float" office:value="3.25386512503646" calcext:value-type="float">
            <text:p>3.253865125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37728" calcext:value-type="float">
            <text:p>37728</text:p>
          </table:table-cell>
          <table:table-cell/>
          <table:table-cell table:formula="of:=([.A1228]/[.B1228])*100" office:value-type="float" office:value="3.254877014419" calcext:value-type="float">
            <text:p>3.2548770144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37820" calcext:value-type="float">
            <text:p>37820</text:p>
          </table:table-cell>
          <table:table-cell/>
          <table:table-cell table:formula="of:=([.A1229]/[.B1229])*100" office:value-type="float" office:value="3.24960338445267" calcext:value-type="float">
            <text:p>3.2496033845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37826" calcext:value-type="float">
            <text:p>37826</text:p>
          </table:table-cell>
          <table:table-cell/>
          <table:table-cell table:formula="of:=([.A1230]/[.B1230])*100" office:value-type="float" office:value="3.25173161317612" calcext:value-type="float">
            <text:p>3.2517316132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37853" calcext:value-type="float">
            <text:p>37853</text:p>
          </table:table-cell>
          <table:table-cell/>
          <table:table-cell table:formula="of:=([.A1231]/[.B1231])*100" office:value-type="float" office:value="3.25205399836208" calcext:value-type="float">
            <text:p>3.2520539984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37881" calcext:value-type="float">
            <text:p>37881</text:p>
          </table:table-cell>
          <table:table-cell/>
          <table:table-cell table:formula="of:=([.A1232]/[.B1232])*100" office:value-type="float" office:value="3.25229006626013" calcext:value-type="float">
            <text:p>3.2522900663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37926" calcext:value-type="float">
            <text:p>37926</text:p>
          </table:table-cell>
          <table:table-cell/>
          <table:table-cell table:formula="of:=([.A1233]/[.B1233])*100" office:value-type="float" office:value="3.25106786900807" calcext:value-type="float">
            <text:p>3.251067869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37927" calcext:value-type="float">
            <text:p>37927</text:p>
          </table:table-cell>
          <table:table-cell/>
          <table:table-cell table:formula="of:=([.A1234]/[.B1234])*100" office:value-type="float" office:value="3.253618793999" calcext:value-type="float">
            <text:p>3.253618794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37940" calcext:value-type="float">
            <text:p>37940</text:p>
          </table:table-cell>
          <table:table-cell/>
          <table:table-cell table:formula="of:=([.A1235]/[.B1235])*100" office:value-type="float" office:value="3.25513969425409" calcext:value-type="float">
            <text:p>3.2551396943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37944" calcext:value-type="float">
            <text:p>37944</text:p>
          </table:table-cell>
          <table:table-cell/>
          <table:table-cell table:formula="of:=([.A1236]/[.B1236])*100" office:value-type="float" office:value="3.25743200506009" calcext:value-type="float">
            <text:p>3.2574320051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37968" calcext:value-type="float">
            <text:p>37968</text:p>
          </table:table-cell>
          <table:table-cell/>
          <table:table-cell table:formula="of:=([.A1237]/[.B1237])*100" office:value-type="float" office:value="3.25800674252002" calcext:value-type="float">
            <text:p>3.2580067425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37978" calcext:value-type="float">
            <text:p>37978</text:p>
          </table:table-cell>
          <table:table-cell/>
          <table:table-cell table:formula="of:=([.A1238]/[.B1238])*100" office:value-type="float" office:value="3.2597819790405" calcext:value-type="float">
            <text:p>3.259781979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38031" calcext:value-type="float">
            <text:p>38031</text:p>
          </table:table-cell>
          <table:table-cell/>
          <table:table-cell table:formula="of:=([.A1239]/[.B1239])*100" office:value-type="float" office:value="3.25786858089453" calcext:value-type="float">
            <text:p>3.2578685809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38039" calcext:value-type="float">
            <text:p>38039</text:p>
          </table:table-cell>
          <table:table-cell/>
          <table:table-cell table:formula="of:=([.A1240]/[.B1240])*100" office:value-type="float" office:value="3.25981229790478" calcext:value-type="float">
            <text:p>3.2598122979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38040" calcext:value-type="float">
            <text:p>38040</text:p>
          </table:table-cell>
          <table:table-cell/>
          <table:table-cell table:formula="of:=([.A1241]/[.B1241])*100" office:value-type="float" office:value="3.26235541535226" calcext:value-type="float">
            <text:p>3.2623554154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38073" calcext:value-type="float">
            <text:p>38073</text:p>
          </table:table-cell>
          <table:table-cell/>
          <table:table-cell table:formula="of:=([.A1242]/[.B1242])*100" office:value-type="float" office:value="3.26215428256245" calcext:value-type="float">
            <text:p>3.2621542826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38151" calcext:value-type="float">
            <text:p>38151</text:p>
          </table:table-cell>
          <table:table-cell/>
          <table:table-cell table:formula="of:=([.A1243]/[.B1243])*100" office:value-type="float" office:value="3.25810594741946" calcext:value-type="float">
            <text:p>3.2581059474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38185" calcext:value-type="float">
            <text:p>38185</text:p>
          </table:table-cell>
          <table:table-cell/>
          <table:table-cell table:formula="of:=([.A1244]/[.B1244])*100" office:value-type="float" office:value="3.25782375278251" calcext:value-type="float">
            <text:p>3.2578237528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38252" calcext:value-type="float">
            <text:p>38252</text:p>
          </table:table-cell>
          <table:table-cell/>
          <table:table-cell table:formula="of:=([.A1245]/[.B1245])*100" office:value-type="float" office:value="3.25473177873052" calcext:value-type="float">
            <text:p>3.2547317787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38292" calcext:value-type="float">
            <text:p>38292</text:p>
          </table:table-cell>
          <table:table-cell/>
          <table:table-cell table:formula="of:=([.A1246]/[.B1246])*100" office:value-type="float" office:value="3.25394338242975" calcext:value-type="float">
            <text:p>3.2539433824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38304" calcext:value-type="float">
            <text:p>38304</text:p>
          </table:table-cell>
          <table:table-cell/>
          <table:table-cell table:formula="of:=([.A1247]/[.B1247])*100" office:value-type="float" office:value="3.25553467000835" calcext:value-type="float">
            <text:p>3.25553467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38326" calcext:value-type="float">
            <text:p>38326</text:p>
          </table:table-cell>
          <table:table-cell/>
          <table:table-cell table:formula="of:=([.A1248]/[.B1248])*100" office:value-type="float" office:value="3.25627511349997" calcext:value-type="float">
            <text:p>3.2562751135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38399" calcext:value-type="float">
            <text:p>38399</text:p>
          </table:table-cell>
          <table:table-cell/>
          <table:table-cell table:formula="of:=([.A1249]/[.B1249])*100" office:value-type="float" office:value="3.25268887210604" calcext:value-type="float">
            <text:p>3.2526888721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38447" calcext:value-type="float">
            <text:p>38447</text:p>
          </table:table-cell>
          <table:table-cell/>
          <table:table-cell table:formula="of:=([.A1250]/[.B1250])*100" office:value-type="float" office:value="3.2512289645486" calcext:value-type="float">
            <text:p>3.2512289645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38449" calcext:value-type="float">
            <text:p>38449</text:p>
          </table:table-cell>
          <table:table-cell/>
          <table:table-cell table:formula="of:=([.A1251]/[.B1251])*100" office:value-type="float" office:value="3.25366069338604" calcext:value-type="float">
            <text:p>3.2536606934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38495" calcext:value-type="float">
            <text:p>38495</text:p>
          </table:table-cell>
          <table:table-cell/>
          <table:table-cell table:formula="of:=([.A1252]/[.B1252])*100" office:value-type="float" office:value="3.25237043771918" calcext:value-type="float">
            <text:p>3.2523704377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38502" calcext:value-type="float">
            <text:p>38502</text:p>
          </table:table-cell>
          <table:table-cell/>
          <table:table-cell table:formula="of:=([.A1253]/[.B1253])*100" office:value-type="float" office:value="3.25437639603137" calcext:value-type="float">
            <text:p>3.254376396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38504" calcext:value-type="float">
            <text:p>38504</text:p>
          </table:table-cell>
          <table:table-cell/>
          <table:table-cell table:formula="of:=([.A1254]/[.B1254])*100" office:value-type="float" office:value="3.25680448784542" calcext:value-type="float">
            <text:p>3.2568044878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38534" calcext:value-type="float">
            <text:p>38534</text:p>
          </table:table-cell>
          <table:table-cell/>
          <table:table-cell table:formula="of:=([.A1255]/[.B1255])*100" office:value-type="float" office:value="3.25686406809571" calcext:value-type="float">
            <text:p>3.2568640681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38556" calcext:value-type="float">
            <text:p>38556</text:p>
          </table:table-cell>
          <table:table-cell/>
          <table:table-cell table:formula="of:=([.A1256]/[.B1256])*100" office:value-type="float" office:value="3.25759933603071" calcext:value-type="float">
            <text:p>3.257599336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38628" calcext:value-type="float">
            <text:p>38628</text:p>
          </table:table-cell>
          <table:table-cell/>
          <table:table-cell table:formula="of:=([.A1257]/[.B1257])*100" office:value-type="float" office:value="3.25411618515067" calcext:value-type="float">
            <text:p>3.2541161852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38638" calcext:value-type="float">
            <text:p>38638</text:p>
          </table:table-cell>
          <table:table-cell/>
          <table:table-cell table:formula="of:=([.A1258]/[.B1258])*100" office:value-type="float" office:value="3.2558621046638" calcext:value-type="float">
            <text:p>3.2558621047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38658" calcext:value-type="float">
            <text:p>38658</text:p>
          </table:table-cell>
          <table:table-cell/>
          <table:table-cell table:formula="of:=([.A1259]/[.B1259])*100" office:value-type="float" office:value="3.25676444720368" calcext:value-type="float">
            <text:p>3.2567644472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38737" calcext:value-type="float">
            <text:p>38737</text:p>
          </table:table-cell>
          <table:table-cell/>
          <table:table-cell table:formula="of:=([.A1260]/[.B1260])*100" office:value-type="float" office:value="3.25270413299946" calcext:value-type="float">
            <text:p>3.252704133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38865" calcext:value-type="float">
            <text:p>38865</text:p>
          </table:table-cell>
          <table:table-cell/>
          <table:table-cell table:formula="of:=([.A1261]/[.B1261])*100" office:value-type="float" office:value="3.24456451820404" calcext:value-type="float">
            <text:p>3.2445645182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38894" calcext:value-type="float">
            <text:p>38894</text:p>
          </table:table-cell>
          <table:table-cell/>
          <table:table-cell table:formula="of:=([.A1262]/[.B1262])*100" office:value-type="float" office:value="3.24471640870057" calcext:value-type="float">
            <text:p>3.2447164087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38927" calcext:value-type="float">
            <text:p>38927</text:p>
          </table:table-cell>
          <table:table-cell/>
          <table:table-cell table:formula="of:=([.A1263]/[.B1263])*100" office:value-type="float" office:value="3.24453464176536" calcext:value-type="float">
            <text:p>3.2445346418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38967" calcext:value-type="float">
            <text:p>38967</text:p>
          </table:table-cell>
          <table:table-cell/>
          <table:table-cell table:formula="of:=([.A1264]/[.B1264])*100" office:value-type="float" office:value="3.24377036980009" calcext:value-type="float">
            <text:p>3.2437703698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38970" calcext:value-type="float">
            <text:p>38970</text:p>
          </table:table-cell>
          <table:table-cell/>
          <table:table-cell table:formula="of:=([.A1265]/[.B1265])*100" office:value-type="float" office:value="3.24608673338466" calcext:value-type="float">
            <text:p>3.2460867334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38991" calcext:value-type="float">
            <text:p>38991</text:p>
          </table:table-cell>
          <table:table-cell/>
          <table:table-cell table:formula="of:=([.A1266]/[.B1266])*100" office:value-type="float" office:value="3.24690313149188" calcext:value-type="float">
            <text:p>3.2469031315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38995" calcext:value-type="float">
            <text:p>38995</text:p>
          </table:table-cell>
          <table:table-cell/>
          <table:table-cell table:formula="of:=([.A1267]/[.B1267])*100" office:value-type="float" office:value="3.24913450442364" calcext:value-type="float">
            <text:p>3.2491345044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39011" calcext:value-type="float">
            <text:p>39011</text:p>
          </table:table-cell>
          <table:table-cell/>
          <table:table-cell table:formula="of:=([.A1268]/[.B1268])*100" office:value-type="float" office:value="3.25036528158724" calcext:value-type="float">
            <text:p>3.2503652816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39013" calcext:value-type="float">
            <text:p>39013</text:p>
          </table:table-cell>
          <table:table-cell/>
          <table:table-cell table:formula="of:=([.A1269]/[.B1269])*100" office:value-type="float" office:value="3.25276189987953" calcext:value-type="float">
            <text:p>3.2527618999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39023" calcext:value-type="float">
            <text:p>39023</text:p>
          </table:table-cell>
          <table:table-cell/>
          <table:table-cell table:formula="of:=([.A1270]/[.B1270])*100" office:value-type="float" office:value="3.25449094123978" calcext:value-type="float">
            <text:p>3.2544909412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39024" calcext:value-type="float">
            <text:p>39024</text:p>
          </table:table-cell>
          <table:table-cell/>
          <table:table-cell table:formula="of:=([.A1271]/[.B1271])*100" office:value-type="float" office:value="3.2569700697007" calcext:value-type="float">
            <text:p>3.2569700697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39060" calcext:value-type="float">
            <text:p>39060</text:p>
          </table:table-cell>
          <table:table-cell/>
          <table:table-cell table:formula="of:=([.A1272]/[.B1272])*100" office:value-type="float" office:value="3.25652841781874" calcext:value-type="float">
            <text:p>3.2565284178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39171" calcext:value-type="float">
            <text:p>39171</text:p>
          </table:table-cell>
          <table:table-cell/>
          <table:table-cell table:formula="of:=([.A1273]/[.B1273])*100" office:value-type="float" office:value="3.24985320773021" calcext:value-type="float">
            <text:p>3.2498532077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39182" calcext:value-type="float">
            <text:p>39182</text:p>
          </table:table-cell>
          <table:table-cell/>
          <table:table-cell table:formula="of:=([.A1274]/[.B1274])*100" office:value-type="float" office:value="3.25149303251493" calcext:value-type="float">
            <text:p>3.2514930325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39229" calcext:value-type="float">
            <text:p>39229</text:p>
          </table:table-cell>
          <table:table-cell/>
          <table:table-cell table:formula="of:=([.A1275]/[.B1275])*100" office:value-type="float" office:value="3.25014657523771" calcext:value-type="float">
            <text:p>3.2501465752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39249" calcext:value-type="float">
            <text:p>39249</text:p>
          </table:table-cell>
          <table:table-cell/>
          <table:table-cell table:formula="of:=([.A1276]/[.B1276])*100" office:value-type="float" office:value="3.25103824301256" calcext:value-type="float">
            <text:p>3.251038243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39274" calcext:value-type="float">
            <text:p>39274</text:p>
          </table:table-cell>
          <table:table-cell/>
          <table:table-cell table:formula="of:=([.A1277]/[.B1277])*100" office:value-type="float" office:value="3.25151499719916" calcext:value-type="float">
            <text:p>3.251514997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39316" calcext:value-type="float">
            <text:p>39316</text:p>
          </table:table-cell>
          <table:table-cell/>
          <table:table-cell table:formula="of:=([.A1278]/[.B1278])*100" office:value-type="float" office:value="3.25058500356089" calcext:value-type="float">
            <text:p>3.2505850036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39337" calcext:value-type="float">
            <text:p>39337</text:p>
          </table:table-cell>
          <table:table-cell/>
          <table:table-cell table:formula="of:=([.A1279]/[.B1279])*100" office:value-type="float" office:value="3.25139181940667" calcext:value-type="float">
            <text:p>3.2513918194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39366" calcext:value-type="float">
            <text:p>39366</text:p>
          </table:table-cell>
          <table:table-cell/>
          <table:table-cell table:formula="of:=([.A1280]/[.B1280])*100" office:value-type="float" office:value="3.25153685921862" calcext:value-type="float">
            <text:p>3.2515368592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39378" calcext:value-type="float">
            <text:p>39378</text:p>
          </table:table-cell>
          <table:table-cell/>
          <table:table-cell table:formula="of:=([.A1281]/[.B1281])*100" office:value-type="float" office:value="3.25308547920158" calcext:value-type="float">
            <text:p>3.2530854792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39394" calcext:value-type="float">
            <text:p>39394</text:p>
          </table:table-cell>
          <table:table-cell/>
          <table:table-cell table:formula="of:=([.A1282]/[.B1282])*100" office:value-type="float" office:value="3.25430268568818" calcext:value-type="float">
            <text:p>3.2543026857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39406" calcext:value-type="float">
            <text:p>39406</text:p>
          </table:table-cell>
          <table:table-cell/>
          <table:table-cell table:formula="of:=([.A1283]/[.B1283])*100" office:value-type="float" office:value="3.25584936304116" calcext:value-type="float">
            <text:p>3.255849363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39411" calcext:value-type="float">
            <text:p>39411</text:p>
          </table:table-cell>
          <table:table-cell/>
          <table:table-cell table:formula="of:=([.A1284]/[.B1284])*100" office:value-type="float" office:value="3.25797366217553" calcext:value-type="float">
            <text:p>3.2579736622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39445" calcext:value-type="float">
            <text:p>39445</text:p>
          </table:table-cell>
          <table:table-cell/>
          <table:table-cell table:formula="of:=([.A1285]/[.B1285])*100" office:value-type="float" office:value="3.25770059576626" calcext:value-type="float">
            <text:p>3.2577005958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39456" calcext:value-type="float">
            <text:p>39456</text:p>
          </table:table-cell>
          <table:table-cell/>
          <table:table-cell table:formula="of:=([.A1286]/[.B1286])*100" office:value-type="float" office:value="3.25932684509327" calcext:value-type="float">
            <text:p>3.2593268451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39474" calcext:value-type="float">
            <text:p>39474</text:p>
          </table:table-cell>
          <table:table-cell/>
          <table:table-cell table:formula="of:=([.A1287]/[.B1287])*100" office:value-type="float" office:value="3.26037391700866" calcext:value-type="float">
            <text:p>3.260373917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39502" calcext:value-type="float">
            <text:p>39502</text:p>
          </table:table-cell>
          <table:table-cell/>
          <table:table-cell table:formula="of:=([.A1288]/[.B1288])*100" office:value-type="float" office:value="3.26059440028353" calcext:value-type="float">
            <text:p>3.2605944003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39570" calcext:value-type="float">
            <text:p>39570</text:p>
          </table:table-cell>
          <table:table-cell/>
          <table:table-cell table:formula="of:=([.A1289]/[.B1289])*100" office:value-type="float" office:value="3.25751832196108" calcext:value-type="float">
            <text:p>3.257518322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39577" calcext:value-type="float">
            <text:p>39577</text:p>
          </table:table-cell>
          <table:table-cell/>
          <table:table-cell table:formula="of:=([.A1290]/[.B1290])*100" office:value-type="float" office:value="3.2594688834424" calcext:value-type="float">
            <text:p>3.25946888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05T15:26:28.435000000</dc:date>
    <meta:editing-duration>PT25M47S</meta:editing-duration>
    <meta:editing-cycles>1</meta:editing-cycles>
    <meta:document-statistic meta:table-count="1" meta:cell-count="3870" meta:object-count="1"/>
    <meta:generator>LibreOffice/5.0.2.2$Windows_x86 LibreOffice_project/37b43f919e4de5eeaca9b9755ed688758a8251fe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100006A2000001A8000001A8B3B6DC61F342ADE9.svg"/>
      </style:chart-properties>
    </style:style>
    <style:style style:name="ch3" style:family="chart" style:data-style-name="N0">
      <style:chart-properties chart:display-label="true" chart:logarithmic="false" chart:maximum="4000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aximum="5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image" chart:symbol-width="0.1cm" chart:symbol-height="0.1cm" chart:link-data-style-to-source="true">
        <chart:symbol-image xlink:href="Pictures/100006A2000001A8000001A8B3B6DC61F342ADE9.svg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7cm" svg:height="9.005cm" xlink:href=".." xlink:type="simple" chart:class="chart:scatter" chart:style-name="ch1">
        <chart:plot-area chart:style-name="ch2" table:cell-range-address="Twin_index_list.B1:Twin_index_list.B1290 Twin_index_list.D1:Twin_index_list.D1290" svg:x="1.33cm" svg:y="0.18cm" svg:width="14.348cm" svg:height="7.664cm">
          <chartooo:coordinate-region svg:x="2.057cm" svg:y="0.38cm" svg:width="13.156cm" svg:height="6.817cm"/>
          <chart:axis chart:dimension="x" chart:name="primary-x" chart:style-name="ch3">
            <chart:title svg:x="6.965cm" svg:y="8.024cm" chart:style-name="ch4">
              <text:p>Number of solutions</text:p>
            </chart:title>
          </chart:axis>
          <chart:axis chart:dimension="y" chart:name="primary-y" chart:style-name="ch5">
            <chart:title svg:x="0.451cm" svg:y="5.498cm" chart:style-name="ch6">
              <text:p>Percentage of twins</text:p>
            </chart:title>
            <chart:grid chart:style-name="ch7" chart:class="major"/>
          </chart:axis>
          <chart:series chart:style-name="ch8" chart:values-cell-range-address="Twin_index_list.D1:Twin_index_list.D1290" chart:class="chart:scatter">
            <chart:domain table:cell-range-address="Twin_index_list.B1:Twin_index_list.B1290"/>
            <chart:data-point chart:repeated="129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Twin_index_list.B1:Twin_index_list.B1290</svg:desc>
                </draw:g>
              </table:table-cell>
              <table:table-cell office:value-type="float" office:value="33.3333333333333">
                <text:p>33.3333333333333</text:p>
                <draw:g>
                  <svg:desc>Twin_index_list.D1:Twin_index_list.D12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3.3333333333333">
                <text:p>13.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6">
                <text:p>76</text:p>
              </table:table-cell>
              <table:table-cell office:value-type="float" office:value="3.94736842105263">
                <text:p>3.947368421052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7">
                <text:p>87</text:p>
              </table:table-cell>
              <table:table-cell office:value-type="float" office:value="4.59770114942529">
                <text:p>4.597701149425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6">
                <text:p>126</text:p>
              </table:table-cell>
              <table:table-cell office:value-type="float" office:value="3.96825396825397">
                <text:p>3.968253968253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0">
                <text:p>210</text:p>
              </table:table-cell>
              <table:table-cell office:value-type="float" office:value="2.85714285714286">
                <text:p>2.857142857142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6">
                <text:p>286</text:p>
              </table:table-cell>
              <table:table-cell office:value-type="float" office:value="2.44755244755245">
                <text:p>2.447552447552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4">
                <text:p>304</text:p>
              </table:table-cell>
              <table:table-cell office:value-type="float" office:value="2.63157894736842">
                <text:p>2.631578947368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0">
                <text:p>310</text:p>
              </table:table-cell>
              <table:table-cell office:value-type="float" office:value="2.90322580645161">
                <text:p>2.903225806451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9">
                <text:p>359</text:p>
              </table:table-cell>
              <table:table-cell office:value-type="float" office:value="2.78551532033426">
                <text:p>2.785515320334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0">
                <text:p>370</text:p>
              </table:table-cell>
              <table:table-cell office:value-type="float" office:value="2.97297297297297">
                <text:p>2.972972972972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4">
                <text:p>434</text:p>
              </table:table-cell>
              <table:table-cell office:value-type="float" office:value="2.76497695852535">
                <text:p>2.764976958525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6">
                <text:p>436</text:p>
              </table:table-cell>
              <table:table-cell office:value-type="float" office:value="2.98165137614679">
                <text:p>2.981651376146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7">
                <text:p>447</text:p>
              </table:table-cell>
              <table:table-cell office:value-type="float" office:value="3.13199105145414">
                <text:p>3.131991051454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1">
                <text:p>451</text:p>
              </table:table-cell>
              <table:table-cell office:value-type="float" office:value="3.32594235033259">
                <text:p>3.325942350332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5">
                <text:p>605</text:p>
              </table:table-cell>
              <table:table-cell office:value-type="float" office:value="2.64462809917355">
                <text:p>2.644628099173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26">
                <text:p>726</text:p>
              </table:table-cell>
              <table:table-cell office:value-type="float" office:value="2.34159779614325">
                <text:p>2.341597796143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69">
                <text:p>869</text:p>
              </table:table-cell>
              <table:table-cell office:value-type="float" office:value="2.07134637514384">
                <text:p>2.071346375143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67">
                <text:p>967</text:p>
              </table:table-cell>
              <table:table-cell office:value-type="float" office:value="1.96483971044467">
                <text:p>1.964839710444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64">
                <text:p>1064</text:p>
              </table:table-cell>
              <table:table-cell office:value-type="float" office:value="1.8796992481203">
                <text:p>1.87969924812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32">
                <text:p>1132</text:p>
              </table:table-cell>
              <table:table-cell office:value-type="float" office:value="1.85512367491166">
                <text:p>1.855123674911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12">
                <text:p>1212</text:p>
              </table:table-cell>
              <table:table-cell office:value-type="float" office:value="1.81518151815182">
                <text:p>1.815181518151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66">
                <text:p>1266</text:p>
              </table:table-cell>
              <table:table-cell office:value-type="float" office:value="1.81674565560821">
                <text:p>1.816745655608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70">
                <text:p>1270</text:p>
              </table:table-cell>
              <table:table-cell office:value-type="float" office:value="1.88976377952756">
                <text:p>1.889763779527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00">
                <text:p>1300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39">
                <text:p>1339</text:p>
              </table:table-cell>
              <table:table-cell office:value-type="float" office:value="1.94174757281553">
                <text:p>1.941747572815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37">
                <text:p>1437</text:p>
              </table:table-cell>
              <table:table-cell office:value-type="float" office:value="1.87891440501044">
                <text:p>1.878914405010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47">
                <text:p>1447</text:p>
              </table:table-cell>
              <table:table-cell office:value-type="float" office:value="1.93503800967519">
                <text:p>1.935038009675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52">
                <text:p>1452</text:p>
              </table:table-cell>
              <table:table-cell office:value-type="float" office:value="1.99724517906336">
                <text:p>1.997245179063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63">
                <text:p>1463</text:p>
              </table:table-cell>
              <table:table-cell office:value-type="float" office:value="2.05058099794942">
                <text:p>2.050580997949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77">
                <text:p>1477</text:p>
              </table:table-cell>
              <table:table-cell office:value-type="float" office:value="2.0988490182803">
                <text:p>2.09884901828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02">
                <text:p>1502</text:p>
              </table:table-cell>
              <table:table-cell office:value-type="float" office:value="2.13049267643142">
                <text:p>2.130492676431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37">
                <text:p>1537</text:p>
              </table:table-cell>
              <table:table-cell office:value-type="float" office:value="2.14703968770332">
                <text:p>2.147039687703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48">
                <text:p>1548</text:p>
              </table:table-cell>
              <table:table-cell office:value-type="float" office:value="2.19638242894057">
                <text:p>2.196382428940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23">
                <text:p>1623</text:p>
              </table:table-cell>
              <table:table-cell office:value-type="float" office:value="2.15650030807147">
                <text:p>2.156500308071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01">
                <text:p>1701</text:p>
              </table:table-cell>
              <table:table-cell office:value-type="float" office:value="2.11640211640212">
                <text:p>2.116402116402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37">
                <text:p>1737</text:p>
              </table:table-cell>
              <table:table-cell office:value-type="float" office:value="2.13010938399539">
                <text:p>2.130109383995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84">
                <text:p>1784</text:p>
              </table:table-cell>
              <table:table-cell office:value-type="float" office:value="2.13004484304933">
                <text:p>2.130044843049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54">
                <text:p>1954</text:p>
              </table:table-cell>
              <table:table-cell office:value-type="float" office:value="1.99590583418628">
                <text:p>1.995905834186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92">
                <text:p>1992</text:p>
              </table:table-cell>
              <table:table-cell office:value-type="float" office:value="2.00803212851406">
                <text:p>2.008032128514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72">
                <text:p>2072</text:p>
              </table:table-cell>
              <table:table-cell office:value-type="float" office:value="1.97876447876448">
                <text:p>1.978764478764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97">
                <text:p>2097</text:p>
              </table:table-cell>
              <table:table-cell office:value-type="float" office:value="2.00286123032904">
                <text:p>2.002861230329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60">
                <text:p>2160</text:p>
              </table:table-cell>
              <table:table-cell office:value-type="float" office:value="1.99074074074074">
                <text:p>1.990740740740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86">
                <text:p>2186</text:p>
              </table:table-cell>
              <table:table-cell office:value-type="float" office:value="2.0128087831656">
                <text:p>2.01280878316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95">
                <text:p>2195</text:p>
              </table:table-cell>
              <table:table-cell office:value-type="float" office:value="2.0501138952164">
                <text:p>2.05011389521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09">
                <text:p>2209</text:p>
              </table:table-cell>
              <table:table-cell office:value-type="float" office:value="2.08239022181983">
                <text:p>2.082390221819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30">
                <text:p>2230</text:p>
              </table:table-cell>
              <table:table-cell office:value-type="float" office:value="2.10762331838565">
                <text:p>2.107623318385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237">
                <text:p>2237</text:p>
              </table:table-cell>
              <table:table-cell office:value-type="float" office:value="2.14573088958426">
                <text:p>2.145730889584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392">
                <text:p>2392</text:p>
              </table:table-cell>
              <table:table-cell office:value-type="float" office:value="2.04849498327759">
                <text:p>2.048494983277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18">
                <text:p>2418</text:p>
              </table:table-cell>
              <table:table-cell office:value-type="float" office:value="2.06782464846981">
                <text:p>2.067824648469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44">
                <text:p>2544</text:p>
              </table:table-cell>
              <table:table-cell office:value-type="float" office:value="2.00471698113208">
                <text:p>2.004716981132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74">
                <text:p>2574</text:p>
              </table:table-cell>
              <table:table-cell office:value-type="float" office:value="2.02020202020202">
                <text:p>2.020202020202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575">
                <text:p>2575</text:p>
              </table:table-cell>
              <table:table-cell office:value-type="float" office:value="2.05825242718447">
                <text:p>2.058252427184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75">
                <text:p>2575</text:p>
              </table:table-cell>
              <table:table-cell office:value-type="float" office:value="2.09708737864078">
                <text:p>2.097087378640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606">
                <text:p>2606</text:p>
              </table:table-cell>
              <table:table-cell office:value-type="float" office:value="2.1105141980046">
                <text:p>2.11051419800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37">
                <text:p>2737</text:p>
              </table:table-cell>
              <table:table-cell office:value-type="float" office:value="2.0460358056266">
                <text:p>2.04603580562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14">
                <text:p>2814</text:p>
              </table:table-cell>
              <table:table-cell office:value-type="float" office:value="2.02558635394456">
                <text:p>2.025586353944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40">
                <text:p>2840</text:p>
              </table:table-cell>
              <table:table-cell office:value-type="float" office:value="2.04225352112676">
                <text:p>2.042253521126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898">
                <text:p>2898</text:p>
              </table:table-cell>
              <table:table-cell office:value-type="float" office:value="2.03588681849551">
                <text:p>2.035886818495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01">
                <text:p>2901</text:p>
              </table:table-cell>
              <table:table-cell office:value-type="float" office:value="2.06825232678387">
                <text:p>2.0682523267838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23">
                <text:p>3123</text:p>
              </table:table-cell>
              <table:table-cell office:value-type="float" office:value="1.95325008005123">
                <text:p>1.953250080051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65">
                <text:p>3165</text:p>
              </table:table-cell>
              <table:table-cell office:value-type="float" office:value="1.95892575039494">
                <text:p>1.958925750394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02">
                <text:p>3202</text:p>
              </table:table-cell>
              <table:table-cell office:value-type="float" office:value="1.96752029981262">
                <text:p>1.967520299812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54">
                <text:p>3254</text:p>
              </table:table-cell>
              <table:table-cell office:value-type="float" office:value="1.96681007990166">
                <text:p>1.966810079901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64">
                <text:p>3264</text:p>
              </table:table-cell>
              <table:table-cell office:value-type="float" office:value="1.99142156862745">
                <text:p>1.991421568627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69">
                <text:p>3269</text:p>
              </table:table-cell>
              <table:table-cell office:value-type="float" office:value="2.01896604466198">
                <text:p>2.018966044661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298">
                <text:p>3298</text:p>
              </table:table-cell>
              <table:table-cell office:value-type="float" office:value="2.03153426318981">
                <text:p>2.031534263189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30">
                <text:p>3330</text:p>
              </table:table-cell>
              <table:table-cell office:value-type="float" office:value="2.04204204204204">
                <text:p>2.042042042042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363">
                <text:p>3363</text:p>
              </table:table-cell>
              <table:table-cell office:value-type="float" office:value="2.05173951828724">
                <text:p>2.051739518287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374">
                <text:p>3374</text:p>
              </table:table-cell>
              <table:table-cell office:value-type="float" office:value="2.0746887966805">
                <text:p>2.07468879668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460">
                <text:p>3460</text:p>
              </table:table-cell>
              <table:table-cell office:value-type="float" office:value="2.05202312138728">
                <text:p>2.052023121387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91">
                <text:p>3591</text:p>
              </table:table-cell>
              <table:table-cell office:value-type="float" office:value="2.00501253132832">
                <text:p>2.0050125313283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08">
                <text:p>3608</text:p>
              </table:table-cell>
              <table:table-cell office:value-type="float" office:value="2.02328159645233">
                <text:p>2.023281596452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13">
                <text:p>3613</text:p>
              </table:table-cell>
              <table:table-cell office:value-type="float" office:value="2.04815942430113">
                <text:p>2.048159424301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628">
                <text:p>3628</text:p>
              </table:table-cell>
              <table:table-cell office:value-type="float" office:value="2.06725468577729">
                <text:p>2.067254685777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684">
                <text:p>3684</text:p>
              </table:table-cell>
              <table:table-cell office:value-type="float" office:value="2.06297502714441">
                <text:p>2.062975027144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685">
                <text:p>3685</text:p>
              </table:table-cell>
              <table:table-cell office:value-type="float" office:value="2.08955223880597">
                <text:p>2.0895522388059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745">
                <text:p>3745</text:p>
              </table:table-cell>
              <table:table-cell office:value-type="float" office:value="2.08277703604806">
                <text:p>2.082777036048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766">
                <text:p>3766</text:p>
              </table:table-cell>
              <table:table-cell office:value-type="float" office:value="2.09771640998407">
                <text:p>2.0977164099840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880">
                <text:p>3880</text:p>
              </table:table-cell>
              <table:table-cell office:value-type="float" office:value="2.06185567010309">
                <text:p>2.061855670103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901">
                <text:p>3901</text:p>
              </table:table-cell>
              <table:table-cell office:value-type="float" office:value="2.07639066905922">
                <text:p>2.076390669059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953">
                <text:p>3953</text:p>
              </table:table-cell>
              <table:table-cell office:value-type="float" office:value="2.07437389324564">
                <text:p>2.074373893245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997">
                <text:p>3997</text:p>
              </table:table-cell>
              <table:table-cell office:value-type="float" office:value="2.07655741806355">
                <text:p>2.076557418063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051">
                <text:p>4051</text:p>
              </table:table-cell>
              <table:table-cell office:value-type="float" office:value="2.07356208343619">
                <text:p>2.073562083436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103">
                <text:p>4103</text:p>
              </table:table-cell>
              <table:table-cell office:value-type="float" office:value="2.07165488666829">
                <text:p>2.071654886668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176">
                <text:p>4176</text:p>
              </table:table-cell>
              <table:table-cell office:value-type="float" office:value="2.05938697318008">
                <text:p>2.059386973180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186">
                <text:p>4186</text:p>
              </table:table-cell>
              <table:table-cell office:value-type="float" office:value="2.07835642618251">
                <text:p>2.0783564261825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204">
                <text:p>4204</text:p>
              </table:table-cell>
              <table:table-cell office:value-type="float" office:value="2.09324452901998">
                <text:p>2.0932445290199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210">
                <text:p>4210</text:p>
              </table:table-cell>
              <table:table-cell office:value-type="float" office:value="2.11401425178147">
                <text:p>2.114014251781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282">
                <text:p>4282</text:p>
              </table:table-cell>
              <table:table-cell office:value-type="float" office:value="2.10182157870154">
                <text:p>2.101821578701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453">
                <text:p>4453</text:p>
              </table:table-cell>
              <table:table-cell office:value-type="float" office:value="2.04356613518976">
                <text:p>2.043566135189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21">
                <text:p>4521</text:p>
              </table:table-cell>
              <table:table-cell office:value-type="float" office:value="2.03494802034948">
                <text:p>2.034948020349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539">
                <text:p>4539</text:p>
              </table:table-cell>
              <table:table-cell office:value-type="float" office:value="2.04890945142102">
                <text:p>2.048909451421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580">
                <text:p>4580</text:p>
              </table:table-cell>
              <table:table-cell office:value-type="float" office:value="2.05240174672489">
                <text:p>2.052401746724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616">
                <text:p>4616</text:p>
              </table:table-cell>
              <table:table-cell office:value-type="float" office:value="2.0580589254766">
                <text:p>2.058058925476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644">
                <text:p>4644</text:p>
              </table:table-cell>
              <table:table-cell office:value-type="float" office:value="2.0671834625323">
                <text:p>2.06718346253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657">
                <text:p>4657</text:p>
              </table:table-cell>
              <table:table-cell office:value-type="float" office:value="2.08288597809749">
                <text:p>2.0828859780974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677">
                <text:p>4677</text:p>
              </table:table-cell>
              <table:table-cell office:value-type="float" office:value="2.09536027367971">
                <text:p>2.095360273679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697">
                <text:p>4697</text:p>
              </table:table-cell>
              <table:table-cell office:value-type="float" office:value="2.10772833723653">
                <text:p>2.1077283372365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698">
                <text:p>4698</text:p>
              </table:table-cell>
              <table:table-cell office:value-type="float" office:value="2.12856534695615">
                <text:p>2.128565346956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727">
                <text:p>4727</text:p>
              </table:table-cell>
              <table:table-cell office:value-type="float" office:value="2.13666173048445">
                <text:p>2.1366617304844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765">
                <text:p>4765</text:p>
              </table:table-cell>
              <table:table-cell office:value-type="float" office:value="2.14060860440714">
                <text:p>2.1406086044071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773">
                <text:p>4773</text:p>
              </table:table-cell>
              <table:table-cell office:value-type="float" office:value="2.15797192541379">
                <text:p>2.1579719254137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773">
                <text:p>4773</text:p>
              </table:table-cell>
              <table:table-cell office:value-type="float" office:value="2.17892310915567">
                <text:p>2.178923109155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836">
                <text:p>4836</text:p>
              </table:table-cell>
              <table:table-cell office:value-type="float" office:value="2.1712158808933">
                <text:p>2.17121588089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882">
                <text:p>4882</text:p>
              </table:table-cell>
              <table:table-cell office:value-type="float" office:value="2.17124129455141">
                <text:p>2.1712412945514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908">
                <text:p>4908</text:p>
              </table:table-cell>
              <table:table-cell office:value-type="float" office:value="2.1801140994295">
                <text:p>2.180114099429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963">
                <text:p>4963</text:p>
              </table:table-cell>
              <table:table-cell office:value-type="float" office:value="2.17610316340923">
                <text:p>2.1761031634092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068">
                <text:p>5068</text:p>
              </table:table-cell>
              <table:table-cell office:value-type="float" office:value="2.1507498026835">
                <text:p>2.150749802683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120">
                <text:p>5120</text:p>
              </table:table-cell>
              <table:table-cell office:value-type="float" office:value="2.1484375">
                <text:p>2.14843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191">
                <text:p>5191</text:p>
              </table:table-cell>
              <table:table-cell office:value-type="float" office:value="2.13831631670198">
                <text:p>2.1383163167019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206">
                <text:p>5206</text:p>
              </table:table-cell>
              <table:table-cell office:value-type="float" office:value="2.15136381098732">
                <text:p>2.1513638109873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209">
                <text:p>5209</text:p>
              </table:table-cell>
              <table:table-cell office:value-type="float" office:value="2.16932232674218">
                <text:p>2.1693223267421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231">
                <text:p>5231</text:p>
              </table:table-cell>
              <table:table-cell office:value-type="float" office:value="2.1793156184286">
                <text:p>2.179315618428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248">
                <text:p>5248</text:p>
              </table:table-cell>
              <table:table-cell office:value-type="float" office:value="2.19131097560976">
                <text:p>2.191310975609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277">
                <text:p>5277</text:p>
              </table:table-cell>
              <table:table-cell office:value-type="float" office:value="2.19821868485882">
                <text:p>2.1982186848588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280">
                <text:p>5280</text:p>
              </table:table-cell>
              <table:table-cell office:value-type="float" office:value="2.21590909090909">
                <text:p>2.2159090909090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286">
                <text:p>5286</text:p>
              </table:table-cell>
              <table:table-cell office:value-type="float" office:value="2.23231176693152">
                <text:p>2.2323117669315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303">
                <text:p>5303</text:p>
              </table:table-cell>
              <table:table-cell office:value-type="float" office:value="2.24401282293042">
                <text:p>2.2440128229304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448">
                <text:p>5448</text:p>
              </table:table-cell>
              <table:table-cell office:value-type="float" office:value="2.20264317180617">
                <text:p>2.2026431718061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462">
                <text:p>5462</text:p>
              </table:table-cell>
              <table:table-cell office:value-type="float" office:value="2.21530574880996">
                <text:p>2.2153057488099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465">
                <text:p>5465</text:p>
              </table:table-cell>
              <table:table-cell office:value-type="float" office:value="2.2323879231473">
                <text:p>2.232387923147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510">
                <text:p>5510</text:p>
              </table:table-cell>
              <table:table-cell office:value-type="float" office:value="2.23230490018149">
                <text:p>2.2323049001814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529">
                <text:p>5529</text:p>
              </table:table-cell>
              <table:table-cell office:value-type="float" office:value="2.24272020256828">
                <text:p>2.2427202025682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551">
                <text:p>5551</text:p>
              </table:table-cell>
              <table:table-cell office:value-type="float" office:value="2.2518465141416">
                <text:p>2.251846514141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564">
                <text:p>5564</text:p>
              </table:table-cell>
              <table:table-cell office:value-type="float" office:value="2.26455787203451">
                <text:p>2.2645578720345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567">
                <text:p>5567</text:p>
              </table:table-cell>
              <table:table-cell office:value-type="float" office:value="2.28130052092689">
                <text:p>2.2813005209268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601">
                <text:p>5601</text:p>
              </table:table-cell>
              <table:table-cell office:value-type="float" office:value="2.28530619532226">
                <text:p>2.2853061953222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667">
                <text:p>5667</text:p>
              </table:table-cell>
              <table:table-cell office:value-type="float" office:value="2.27633668607729">
                <text:p>2.2763366860772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710">
                <text:p>5710</text:p>
              </table:table-cell>
              <table:table-cell office:value-type="float" office:value="2.27670753064799">
                <text:p>2.2767075306479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712">
                <text:p>5712</text:p>
              </table:table-cell>
              <table:table-cell office:value-type="float" office:value="2.29341736694678">
                <text:p>2.2934173669467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765">
                <text:p>5765</text:p>
              </table:table-cell>
              <table:table-cell office:value-type="float" office:value="2.2896790980052">
                <text:p>2.289679098005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935">
                <text:p>5935</text:p>
              </table:table-cell>
              <table:table-cell office:value-type="float" office:value="2.24094355518113">
                <text:p>2.2409435551811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982">
                <text:p>5982</text:p>
              </table:table-cell>
              <table:table-cell office:value-type="float" office:value="2.24005349381478">
                <text:p>2.2400534938147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996">
                <text:p>5996</text:p>
              </table:table-cell>
              <table:table-cell office:value-type="float" office:value="2.25150100066711">
                <text:p>2.2515010006671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006">
                <text:p>6006</text:p>
              </table:table-cell>
              <table:table-cell office:value-type="float" office:value="2.26440226440226">
                <text:p>2.2644022644022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054">
                <text:p>6054</text:p>
              </table:table-cell>
              <table:table-cell office:value-type="float" office:value="2.26296663363066">
                <text:p>2.2629666336306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056">
                <text:p>6056</text:p>
              </table:table-cell>
              <table:table-cell office:value-type="float" office:value="2.27873183619551">
                <text:p>2.2787318361955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137">
                <text:p>6137</text:p>
              </table:table-cell>
              <table:table-cell office:value-type="float" office:value="2.26495030145022">
                <text:p>2.2649503014502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187">
                <text:p>6187</text:p>
              </table:table-cell>
              <table:table-cell office:value-type="float" office:value="2.26280911588815">
                <text:p>2.2628091158881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240">
                <text:p>6240</text:p>
              </table:table-cell>
              <table:table-cell office:value-type="float" office:value="2.25961538461538">
                <text:p>2.2596153846153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255">
                <text:p>6255</text:p>
              </table:table-cell>
              <table:table-cell office:value-type="float" office:value="2.27018385291767">
                <text:p>2.2701838529176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296">
                <text:p>6296</text:p>
              </table:table-cell>
              <table:table-cell office:value-type="float" office:value="2.2712833545108">
                <text:p>2.271283354510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324">
                <text:p>6324</text:p>
              </table:table-cell>
              <table:table-cell office:value-type="float" office:value="2.27703984819734">
                <text:p>2.2770398481973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345">
                <text:p>6345</text:p>
              </table:table-cell>
              <table:table-cell office:value-type="float" office:value="2.28526398739165">
                <text:p>2.2852639873916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401">
                <text:p>6401</text:p>
              </table:table-cell>
              <table:table-cell office:value-type="float" office:value="2.28089361037338">
                <text:p>2.2808936103733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430">
                <text:p>6430</text:p>
              </table:table-cell>
              <table:table-cell office:value-type="float" office:value="2.28615863141524">
                <text:p>2.2861586314152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522">
                <text:p>6522</text:p>
              </table:table-cell>
              <table:table-cell office:value-type="float" office:value="2.26924256363079">
                <text:p>2.2692425636307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530">
                <text:p>6530</text:p>
              </table:table-cell>
              <table:table-cell office:value-type="float" office:value="2.28177641653905">
                <text:p>2.2817764165390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533">
                <text:p>6533</text:p>
              </table:table-cell>
              <table:table-cell office:value-type="float" office:value="2.29603551201592">
                <text:p>2.2960355120159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596">
                <text:p>6596</text:p>
              </table:table-cell>
              <table:table-cell office:value-type="float" office:value="2.2892662219527">
                <text:p>2.289266221952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606">
                <text:p>6606</text:p>
              </table:table-cell>
              <table:table-cell office:value-type="float" office:value="2.30093854072056">
                <text:p>2.3009385407205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641">
                <text:p>6641</text:p>
              </table:table-cell>
              <table:table-cell office:value-type="float" office:value="2.30386989911158">
                <text:p>2.3038698991115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698">
                <text:p>6698</text:p>
              </table:table-cell>
              <table:table-cell office:value-type="float" office:value="2.2991937891908">
                <text:p>2.299193789190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715">
                <text:p>6715</text:p>
              </table:table-cell>
              <table:table-cell office:value-type="float" office:value="2.30826507818317">
                <text:p>2.3082650781831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776">
                <text:p>6776</text:p>
              </table:table-cell>
              <table:table-cell office:value-type="float" office:value="2.30224321133412">
                <text:p>2.3022432113341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801">
                <text:p>6801</text:p>
              </table:table-cell>
              <table:table-cell office:value-type="float" office:value="2.30848404646376">
                <text:p>2.3084840464637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816">
                <text:p>6816</text:p>
              </table:table-cell>
              <table:table-cell office:value-type="float" office:value="2.31807511737089">
                <text:p>2.3180751173708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887">
                <text:p>6887</text:p>
              </table:table-cell>
              <table:table-cell office:value-type="float" office:value="2.30869754610135">
                <text:p>2.3086975461013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890">
                <text:p>6890</text:p>
              </table:table-cell>
              <table:table-cell office:value-type="float" office:value="2.322206095791">
                <text:p>2.32220609579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926">
                <text:p>6926</text:p>
              </table:table-cell>
              <table:table-cell office:value-type="float" office:value="2.32457406872654">
                <text:p>2.3245740687265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927">
                <text:p>6927</text:p>
              </table:table-cell>
              <table:table-cell office:value-type="float" office:value="2.33867475097445">
                <text:p>2.3386747509744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984">
                <text:p>6984</text:p>
              </table:table-cell>
              <table:table-cell office:value-type="float" office:value="2.33390607101947">
                <text:p>2.3339060710194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986">
                <text:p>6986</text:p>
              </table:table-cell>
              <table:table-cell office:value-type="float" office:value="2.34755224735185">
                <text:p>2.3475522473518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987">
                <text:p>6987</text:p>
              </table:table-cell>
              <table:table-cell office:value-type="float" office:value="2.36152855302705">
                <text:p>2.3615285530270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037">
                <text:p>7037</text:p>
              </table:table-cell>
              <table:table-cell office:value-type="float" office:value="2.35895978399886">
                <text:p>2.3589597839988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106">
                <text:p>7106</text:p>
              </table:table-cell>
              <table:table-cell office:value-type="float" office:value="2.35012665353223">
                <text:p>2.3501266535322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164">
                <text:p>7164</text:p>
              </table:table-cell>
              <table:table-cell office:value-type="float" office:value="2.34505862646566">
                <text:p>2.3450586264656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177">
                <text:p>7177</text:p>
              </table:table-cell>
              <table:table-cell office:value-type="float" office:value="2.35474432214017">
                <text:p>2.3547443221401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183">
                <text:p>7183</text:p>
              </table:table-cell>
              <table:table-cell office:value-type="float" office:value="2.36669915077266">
                <text:p>2.3666991507726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214">
                <text:p>7214</text:p>
              </table:table-cell>
              <table:table-cell office:value-type="float" office:value="2.37039090657056">
                <text:p>2.3703909065705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245">
                <text:p>7245</text:p>
              </table:table-cell>
              <table:table-cell office:value-type="float" office:value="2.37405106970324">
                <text:p>2.3740510697032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62">
                <text:p>7262</text:p>
              </table:table-cell>
              <table:table-cell office:value-type="float" office:value="2.38226383916276">
                <text:p>2.3822638391627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65">
                <text:p>7365</text:p>
              </table:table-cell>
              <table:table-cell office:value-type="float" office:value="2.36252545824847">
                <text:p>2.3625254582484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398">
                <text:p>7398</text:p>
              </table:table-cell>
              <table:table-cell office:value-type="float" office:value="2.36550419032171">
                <text:p>2.3655041903217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400">
                <text:p>7400</text:p>
              </table:table-cell>
              <table:table-cell office:value-type="float" office:value="2.37837837837838">
                <text:p>2.3783783783783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468">
                <text:p>7468</text:p>
              </table:table-cell>
              <table:table-cell office:value-type="float" office:value="2.3701124799143">
                <text:p>2.370112479914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562">
                <text:p>7562</text:p>
              </table:table-cell>
              <table:table-cell office:value-type="float" office:value="2.35387463633959">
                <text:p>2.3538746363395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589">
                <text:p>7589</text:p>
              </table:table-cell>
              <table:table-cell office:value-type="float" office:value="2.35867703254711">
                <text:p>2.3586770325471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605">
                <text:p>7605</text:p>
              </table:table-cell>
              <table:table-cell office:value-type="float" office:value="2.36686390532544">
                <text:p>2.3668639053254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620">
                <text:p>7620</text:p>
              </table:table-cell>
              <table:table-cell office:value-type="float" office:value="2.3753280839895">
                <text:p>2.375328083989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693">
                <text:p>7693</text:p>
              </table:table-cell>
              <table:table-cell office:value-type="float" office:value="2.36578707916288">
                <text:p>2.3657870791628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725">
                <text:p>7725</text:p>
              </table:table-cell>
              <table:table-cell office:value-type="float" office:value="2.36893203883495">
                <text:p>2.3689320388349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810">
                <text:p>7810</text:p>
              </table:table-cell>
              <table:table-cell office:value-type="float" office:value="2.35595390524968">
                <text:p>2.3559539052496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821">
                <text:p>7821</text:p>
              </table:table-cell>
              <table:table-cell office:value-type="float" office:value="2.36542641605933">
                <text:p>2.3654264160593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842">
                <text:p>7842</text:p>
              </table:table-cell>
              <table:table-cell office:value-type="float" office:value="2.37184391736802">
                <text:p>2.3718439173680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881">
                <text:p>7881</text:p>
              </table:table-cell>
              <table:table-cell office:value-type="float" office:value="2.37279533054181">
                <text:p>2.3727953305418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930">
                <text:p>7930</text:p>
              </table:table-cell>
              <table:table-cell office:value-type="float" office:value="2.37074401008827">
                <text:p>2.3707440100882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943">
                <text:p>7943</text:p>
              </table:table-cell>
              <table:table-cell office:value-type="float" office:value="2.37945360694952">
                <text:p>2.3794536069495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969">
                <text:p>7969</text:p>
              </table:table-cell>
              <table:table-cell office:value-type="float" office:value="2.38423892583762">
                <text:p>2.3842389258376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969">
                <text:p>7969</text:p>
              </table:table-cell>
              <table:table-cell office:value-type="float" office:value="2.39678755176308">
                <text:p>2.3967875517630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977">
                <text:p>7977</text:p>
              </table:table-cell>
              <table:table-cell office:value-type="float" office:value="2.40691989469725">
                <text:p>2.406919894697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005">
                <text:p>8005</text:p>
              </table:table-cell>
              <table:table-cell office:value-type="float" office:value="2.41099312929419">
                <text:p>2.4109931292941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010">
                <text:p>8010</text:p>
              </table:table-cell>
              <table:table-cell office:value-type="float" office:value="2.42197253433208">
                <text:p>2.4219725343320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063">
                <text:p>8063</text:p>
              </table:table-cell>
              <table:table-cell office:value-type="float" office:value="2.41845466947786">
                <text:p>2.4184546694778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077">
                <text:p>8077</text:p>
              </table:table-cell>
              <table:table-cell office:value-type="float" office:value="2.42664355577566">
                <text:p>2.4266435557756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090">
                <text:p>8090</text:p>
              </table:table-cell>
              <table:table-cell office:value-type="float" office:value="2.43510506798517">
                <text:p>2.4351050679851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095">
                <text:p>8095</text:p>
              </table:table-cell>
              <table:table-cell office:value-type="float" office:value="2.44595429277332">
                <text:p>2.4459542927733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140">
                <text:p>8140</text:p>
              </table:table-cell>
              <table:table-cell office:value-type="float" office:value="2.44471744471744">
                <text:p>2.4447174447174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141">
                <text:p>8141</text:p>
              </table:table-cell>
              <table:table-cell office:value-type="float" office:value="2.45670065102567">
                <text:p>2.4567006510256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144">
                <text:p>8144</text:p>
              </table:table-cell>
              <table:table-cell office:value-type="float" office:value="2.46807465618861">
                <text:p>2.4680746561886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207">
                <text:p>8207</text:p>
              </table:table-cell>
              <table:table-cell office:value-type="float" office:value="2.46131351285488">
                <text:p>2.4613135128548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304">
                <text:p>8304</text:p>
              </table:table-cell>
              <table:table-cell office:value-type="float" office:value="2.44460500963391">
                <text:p>2.4446050096339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353">
                <text:p>8353</text:p>
              </table:table-cell>
              <table:table-cell office:value-type="float" office:value="2.44223632227942">
                <text:p>2.4422363222794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385">
                <text:p>8385</text:p>
              </table:table-cell>
              <table:table-cell office:value-type="float" office:value="2.4448419797257">
                <text:p>2.444841979725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478">
                <text:p>8478</text:p>
              </table:table-cell>
              <table:table-cell office:value-type="float" office:value="2.42981835338523">
                <text:p>2.4298183533852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532">
                <text:p>8532</text:p>
              </table:table-cell>
              <table:table-cell office:value-type="float" office:value="2.42616033755274">
                <text:p>2.4261603375527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533">
                <text:p>8533</text:p>
              </table:table-cell>
              <table:table-cell office:value-type="float" office:value="2.43759521856323">
                <text:p>2.4375952185632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538">
                <text:p>8538</text:p>
              </table:table-cell>
              <table:table-cell office:value-type="float" office:value="2.44788006558913">
                <text:p>2.4478800655891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540">
                <text:p>8540</text:p>
              </table:table-cell>
              <table:table-cell office:value-type="float" office:value="2.45901639344262">
                <text:p>2.4590163934426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566">
                <text:p>8566</text:p>
              </table:table-cell>
              <table:table-cell office:value-type="float" office:value="2.46322671024982">
                <text:p>2.4632267102498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593">
                <text:p>8593</text:p>
              </table:table-cell>
              <table:table-cell office:value-type="float" office:value="2.46712440358431">
                <text:p>2.4671244035843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633">
                <text:p>8633</text:p>
              </table:table-cell>
              <table:table-cell office:value-type="float" office:value="2.46727672883123">
                <text:p>2.4672767288312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640">
                <text:p>8640</text:p>
              </table:table-cell>
              <table:table-cell office:value-type="float" office:value="2.47685185185185">
                <text:p>2.4768518518518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642">
                <text:p>8642</text:p>
              </table:table-cell>
              <table:table-cell office:value-type="float" office:value="2.48785003471419">
                <text:p>2.4878500347141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652">
                <text:p>8652</text:p>
              </table:table-cell>
              <table:table-cell office:value-type="float" office:value="2.49653259361997">
                <text:p>2.4965325936199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864">
                <text:p>8864</text:p>
              </table:table-cell>
              <table:table-cell office:value-type="float" office:value="2.44810469314079">
                <text:p>2.4481046931407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873">
                <text:p>8873</text:p>
              </table:table-cell>
              <table:table-cell office:value-type="float" office:value="2.45689169390285">
                <text:p>2.4568916939028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884">
                <text:p>8884</text:p>
              </table:table-cell>
              <table:table-cell office:value-type="float" office:value="2.46510580819451">
                <text:p>2.4651058081945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886">
                <text:p>8886</text:p>
              </table:table-cell>
              <table:table-cell office:value-type="float" office:value="2.47580463650686">
                <text:p>2.4758046365068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901">
                <text:p>8901</text:p>
              </table:table-cell>
              <table:table-cell office:value-type="float" office:value="2.48286709358499">
                <text:p>2.4828670935849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902">
                <text:p>8902</text:p>
              </table:table-cell>
              <table:table-cell office:value-type="float" office:value="2.49382161312065">
                <text:p>2.4938216131206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902">
                <text:p>8902</text:p>
              </table:table-cell>
              <table:table-cell office:value-type="float" office:value="2.50505504381038">
                <text:p>2.5050550438103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996">
                <text:p>8996</text:p>
              </table:table-cell>
              <table:table-cell office:value-type="float" office:value="2.48999555357937">
                <text:p>2.4899955535793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004">
                <text:p>9004</text:p>
              </table:table-cell>
              <table:table-cell office:value-type="float" office:value="2.49888938249667">
                <text:p>2.4988893824966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017">
                <text:p>9017</text:p>
              </table:table-cell>
              <table:table-cell office:value-type="float" office:value="2.5063768437396">
                <text:p>2.506376843739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079">
                <text:p>9079</text:p>
              </table:table-cell>
              <table:table-cell office:value-type="float" office:value="2.50027536072255">
                <text:p>2.5002753607225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080">
                <text:p>9080</text:p>
              </table:table-cell>
              <table:table-cell office:value-type="float" office:value="2.51101321585903">
                <text:p>2.5110132158590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082">
                <text:p>9082</text:p>
              </table:table-cell>
              <table:table-cell office:value-type="float" office:value="2.52147104162079">
                <text:p>2.5214710416207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156">
                <text:p>9156</text:p>
              </table:table-cell>
              <table:table-cell office:value-type="float" office:value="2.51201397990389">
                <text:p>2.5120139799038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194">
                <text:p>9194</text:p>
              </table:table-cell>
              <table:table-cell office:value-type="float" office:value="2.51250815749402">
                <text:p>2.5125081574940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195">
                <text:p>9195</text:p>
              </table:table-cell>
              <table:table-cell office:value-type="float" office:value="2.52311038607939">
                <text:p>2.5231103860793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9245">
                <text:p>9245</text:p>
              </table:table-cell>
              <table:table-cell office:value-type="float" office:value="2.52028123309897">
                <text:p>2.5202812330989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279">
                <text:p>9279</text:p>
              </table:table-cell>
              <table:table-cell office:value-type="float" office:value="2.52182347235693">
                <text:p>2.5218234723569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320">
                <text:p>9320</text:p>
              </table:table-cell>
              <table:table-cell office:value-type="float" office:value="2.52145922746781">
                <text:p>2.5214592274678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332">
                <text:p>9332</text:p>
              </table:table-cell>
              <table:table-cell office:value-type="float" office:value="2.5289327046721">
                <text:p>2.528932704672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347">
                <text:p>9347</text:p>
              </table:table-cell>
              <table:table-cell office:value-type="float" office:value="2.53557291109447">
                <text:p>2.5355729110944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413">
                <text:p>9413</text:p>
              </table:table-cell>
              <table:table-cell office:value-type="float" office:value="2.52841814511845">
                <text:p>2.5284181451184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474">
                <text:p>9474</text:p>
              </table:table-cell>
              <table:table-cell office:value-type="float" office:value="2.52269368798818">
                <text:p>2.5226936879881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569">
                <text:p>9569</text:p>
              </table:table-cell>
              <table:table-cell office:value-type="float" office:value="2.50809906991326">
                <text:p>2.5080990699132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670">
                <text:p>9670</text:p>
              </table:table-cell>
              <table:table-cell office:value-type="float" office:value="2.49224405377456">
                <text:p>2.4922440537745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682">
                <text:p>9682</text:p>
              </table:table-cell>
              <table:table-cell office:value-type="float" office:value="2.49948357777319">
                <text:p>2.4994835777731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720">
                <text:p>972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0048">
                <text:p>10048</text:p>
              </table:table-cell>
              <table:table-cell office:value-type="float" office:value="2.42834394904459">
                <text:p>2.4283439490445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0071">
                <text:p>10071</text:p>
              </table:table-cell>
              <table:table-cell office:value-type="float" office:value="2.43272763380002">
                <text:p>2.4327276338000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080">
                <text:p>10080</text:p>
              </table:table-cell>
              <table:table-cell office:value-type="float" office:value="2.44047619047619">
                <text:p>2.4404761904761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0090">
                <text:p>10090</text:p>
              </table:table-cell>
              <table:table-cell office:value-type="float" office:value="2.44796828543112">
                <text:p>2.4479682854311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0137">
                <text:p>10137</text:p>
              </table:table-cell>
              <table:table-cell office:value-type="float" office:value="2.44648318042813">
                <text:p>2.4464831804281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142">
                <text:p>10142</text:p>
              </table:table-cell>
              <table:table-cell office:value-type="float" office:value="2.45513705383554">
                <text:p>2.4551370538355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156">
                <text:p>10156</text:p>
              </table:table-cell>
              <table:table-cell office:value-type="float" office:value="2.46159905474596">
                <text:p>2.4615990547459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168">
                <text:p>10168</text:p>
              </table:table-cell>
              <table:table-cell office:value-type="float" office:value="2.46852871754524">
                <text:p>2.4685287175452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186">
                <text:p>10186</text:p>
              </table:table-cell>
              <table:table-cell office:value-type="float" office:value="2.47398389946986">
                <text:p>2.4739838994698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200">
                <text:p>10200</text:p>
              </table:table-cell>
              <table:table-cell office:value-type="float" office:value="2.48039215686275">
                <text:p>2.4803921568627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278">
                <text:p>10278</text:p>
              </table:table-cell>
              <table:table-cell office:value-type="float" office:value="2.47129791788286">
                <text:p>2.4712979178828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306">
                <text:p>10306</text:p>
              </table:table-cell>
              <table:table-cell office:value-type="float" office:value="2.47428682320978">
                <text:p>2.4742868232097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384">
                <text:p>10384</text:p>
              </table:table-cell>
              <table:table-cell office:value-type="float" office:value="2.4653312788906">
                <text:p>2.465331278890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412">
                <text:p>10412</text:p>
              </table:table-cell>
              <table:table-cell office:value-type="float" office:value="2.46830580099885">
                <text:p>2.4683058009988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0437">
                <text:p>10437</text:p>
              </table:table-cell>
              <table:table-cell office:value-type="float" office:value="2.47197470537511">
                <text:p>2.4719747053751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439">
                <text:p>10439</text:p>
              </table:table-cell>
              <table:table-cell office:value-type="float" office:value="2.48108056327234">
                <text:p>2.4810805632723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448">
                <text:p>10448</text:p>
              </table:table-cell>
              <table:table-cell office:value-type="float" office:value="2.4885145482389">
                <text:p>2.488514548238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0502">
                <text:p>10502</text:p>
              </table:table-cell>
              <table:table-cell office:value-type="float" office:value="2.485240906494">
                <text:p>2.48524090649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0554">
                <text:p>10554</text:p>
              </table:table-cell>
              <table:table-cell office:value-type="float" office:value="2.48247110100436">
                <text:p>2.4824711010043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0569">
                <text:p>10569</text:p>
              </table:table-cell>
              <table:table-cell office:value-type="float" office:value="2.48840949947961">
                <text:p>2.4884094994796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594">
                <text:p>10594</text:p>
              </table:table-cell>
              <table:table-cell office:value-type="float" office:value="2.49197659052294">
                <text:p>2.4919765905229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604">
                <text:p>10604</text:p>
              </table:table-cell>
              <table:table-cell office:value-type="float" office:value="2.49905695963787">
                <text:p>2.4990569596378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649">
                <text:p>10649</text:p>
              </table:table-cell>
              <table:table-cell office:value-type="float" office:value="2.4978871255517">
                <text:p>2.497887125551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650">
                <text:p>10650</text:p>
              </table:table-cell>
              <table:table-cell office:value-type="float" office:value="2.50704225352113">
                <text:p>2.5070422535211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700">
                <text:p>10700</text:p>
              </table:table-cell>
              <table:table-cell office:value-type="float" office:value="2.50467289719626">
                <text:p>2.5046728971962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0740">
                <text:p>10740</text:p>
              </table:table-cell>
              <table:table-cell office:value-type="float" office:value="2.50465549348231">
                <text:p>2.5046554934823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770">
                <text:p>10770</text:p>
              </table:table-cell>
              <table:table-cell office:value-type="float" office:value="2.50696378830084">
                <text:p>2.5069637883008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778">
                <text:p>10778</text:p>
              </table:table-cell>
              <table:table-cell office:value-type="float" office:value="2.51438114678048">
                <text:p>2.5143811467804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0791">
                <text:p>10791</text:p>
              </table:table-cell>
              <table:table-cell office:value-type="float" office:value="2.5206190343805">
                <text:p>2.520619034380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0804">
                <text:p>10804</text:p>
              </table:table-cell>
              <table:table-cell office:value-type="float" office:value="2.52684191040355">
                <text:p>2.5268419104035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822">
                <text:p>10822</text:p>
              </table:table-cell>
              <table:table-cell office:value-type="float" office:value="2.53187950471262">
                <text:p>2.5318795047126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824">
                <text:p>10824</text:p>
              </table:table-cell>
              <table:table-cell office:value-type="float" office:value="2.54065040650406">
                <text:p>2.5406504065040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0895">
                <text:p>10895</text:p>
              </table:table-cell>
              <table:table-cell office:value-type="float" office:value="2.53327214318495">
                <text:p>2.5332721431849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0913">
                <text:p>10913</text:p>
              </table:table-cell>
              <table:table-cell office:value-type="float" office:value="2.53825712453038">
                <text:p>2.5382571245303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0926">
                <text:p>10926</text:p>
              </table:table-cell>
              <table:table-cell office:value-type="float" office:value="2.54438952956251">
                <text:p>2.5443895295625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942">
                <text:p>10942</text:p>
              </table:table-cell>
              <table:table-cell office:value-type="float" office:value="2.5498080789618">
                <text:p>2.549808078961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0997">
                <text:p>10997</text:p>
              </table:table-cell>
              <table:table-cell office:value-type="float" office:value="2.54614894971356">
                <text:p>2.5461489497135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1009">
                <text:p>11009</text:p>
              </table:table-cell>
              <table:table-cell office:value-type="float" office:value="2.55245708057044">
                <text:p>2.5524570805704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1036">
                <text:p>11036</text:p>
              </table:table-cell>
              <table:table-cell office:value-type="float" office:value="2.55527364987314">
                <text:p>2.5552736498731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1038">
                <text:p>11038</text:p>
              </table:table-cell>
              <table:table-cell office:value-type="float" office:value="2.5638702663526">
                <text:p>2.563870266352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1067">
                <text:p>11067</text:p>
              </table:table-cell>
              <table:table-cell office:value-type="float" office:value="2.56618776542875">
                <text:p>2.5661877654287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1113">
                <text:p>11113</text:p>
              </table:table-cell>
              <table:table-cell office:value-type="float" office:value="2.5645640241159">
                <text:p>2.564564024115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1148">
                <text:p>11148</text:p>
              </table:table-cell>
              <table:table-cell office:value-type="float" office:value="2.56548259777539">
                <text:p>2.5654825977753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1150">
                <text:p>11150</text:p>
              </table:table-cell>
              <table:table-cell office:value-type="float" office:value="2.57399103139013">
                <text:p>2.5739910313901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1176">
                <text:p>11176</text:p>
              </table:table-cell>
              <table:table-cell office:value-type="float" office:value="2.57695060844667">
                <text:p>2.5769506084466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1210">
                <text:p>11210</text:p>
              </table:table-cell>
              <table:table-cell office:value-type="float" office:value="2.57805530776093">
                <text:p>2.5780553077609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1229">
                <text:p>11229</text:p>
              </table:table-cell>
              <table:table-cell office:value-type="float" office:value="2.58259862855107">
                <text:p>2.5825986285510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1270">
                <text:p>11270</text:p>
              </table:table-cell>
              <table:table-cell office:value-type="float" office:value="2.58207630878438">
                <text:p>2.5820763087843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1436">
                <text:p>11436</text:p>
              </table:table-cell>
              <table:table-cell office:value-type="float" office:value="2.55334032878629">
                <text:p>2.5533403287862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1500">
                <text:p>11500</text:p>
              </table:table-cell>
              <table:table-cell office:value-type="float" office:value="2.54782608695652">
                <text:p>2.5478260869565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1505">
                <text:p>11505</text:p>
              </table:table-cell>
              <table:table-cell office:value-type="float" office:value="2.55541069100391">
                <text:p>2.5554106910039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1586">
                <text:p>11586</text:p>
              </table:table-cell>
              <table:table-cell office:value-type="float" office:value="2.54617641981702">
                <text:p>2.5461764198170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1647">
                <text:p>11647</text:p>
              </table:table-cell>
              <table:table-cell office:value-type="float" office:value="2.54142697690392">
                <text:p>2.5414269769039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1658">
                <text:p>11658</text:p>
              </table:table-cell>
              <table:table-cell office:value-type="float" office:value="2.54760679361812">
                <text:p>2.5476067936181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1704">
                <text:p>11704</text:p>
              </table:table-cell>
              <table:table-cell office:value-type="float" office:value="2.54613807245386">
                <text:p>2.5461380724538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1735">
                <text:p>11735</text:p>
              </table:table-cell>
              <table:table-cell office:value-type="float" office:value="2.54793353216873">
                <text:p>2.5479335321687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1736">
                <text:p>11736</text:p>
              </table:table-cell>
              <table:table-cell office:value-type="float" office:value="2.55623721881391">
                <text:p>2.5562372188139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1743">
                <text:p>11743</text:p>
              </table:table-cell>
              <table:table-cell office:value-type="float" office:value="2.56322915779613">
                <text:p>2.5632291577961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1750">
                <text:p>11750</text:p>
              </table:table-cell>
              <table:table-cell office:value-type="float" office:value="2.57021276595745">
                <text:p>2.5702127659574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1758">
                <text:p>11758</text:p>
              </table:table-cell>
              <table:table-cell office:value-type="float" office:value="2.57696887225719">
                <text:p>2.5769688722571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1766">
                <text:p>11766</text:p>
              </table:table-cell>
              <table:table-cell office:value-type="float" office:value="2.58371579126296">
                <text:p>2.5837157912629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1835">
                <text:p>11835</text:p>
              </table:table-cell>
              <table:table-cell office:value-type="float" office:value="2.57710181664554">
                <text:p>2.5771018166455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1837">
                <text:p>11837</text:p>
              </table:table-cell>
              <table:table-cell office:value-type="float" office:value="2.58511447157219">
                <text:p>2.5851144715721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1842">
                <text:p>11842</text:p>
              </table:table-cell>
              <table:table-cell office:value-type="float" office:value="2.5924674885999">
                <text:p>2.592467488599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1872">
                <text:p>11872</text:p>
              </table:table-cell>
              <table:table-cell office:value-type="float" office:value="2.59433962264151">
                <text:p>2.5943396226415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1879">
                <text:p>11879</text:p>
              </table:table-cell>
              <table:table-cell office:value-type="float" office:value="2.60122905968516">
                <text:p>2.6012290596851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1901">
                <text:p>11901</text:p>
              </table:table-cell>
              <table:table-cell office:value-type="float" office:value="2.60482312410722">
                <text:p>2.6048231241072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1941">
                <text:p>11941</text:p>
              </table:table-cell>
              <table:table-cell office:value-type="float" office:value="2.60447198727075">
                <text:p>2.6044719872707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1975">
                <text:p>11975</text:p>
              </table:table-cell>
              <table:table-cell office:value-type="float" office:value="2.60542797494781">
                <text:p>2.6054279749478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2118">
                <text:p>12118</text:p>
              </table:table-cell>
              <table:table-cell office:value-type="float" office:value="2.58293447763657">
                <text:p>2.5829344776365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2142">
                <text:p>12142</text:p>
              </table:table-cell>
              <table:table-cell office:value-type="float" office:value="2.58606489869873">
                <text:p>2.5860648986987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2168">
                <text:p>12168</text:p>
              </table:table-cell>
              <table:table-cell office:value-type="float" office:value="2.5887573964497">
                <text:p>2.588757396449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2232">
                <text:p>12232</text:p>
              </table:table-cell>
              <table:table-cell office:value-type="float" office:value="2.5833878351864">
                <text:p>2.583387835186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2237">
                <text:p>12237</text:p>
              </table:table-cell>
              <table:table-cell office:value-type="float" office:value="2.59050420854785">
                <text:p>2.5905042085478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2273">
                <text:p>12273</text:p>
              </table:table-cell>
              <table:table-cell office:value-type="float" office:value="2.59105353214373">
                <text:p>2.5910535321437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2303">
                <text:p>12303</text:p>
              </table:table-cell>
              <table:table-cell office:value-type="float" office:value="2.59286352922052">
                <text:p>2.5928635292205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2313">
                <text:p>12313</text:p>
              </table:table-cell>
              <table:table-cell office:value-type="float" office:value="2.59887923333063">
                <text:p>2.5988792333306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2324">
                <text:p>12324</text:p>
              </table:table-cell>
              <table:table-cell office:value-type="float" office:value="2.60467380720545">
                <text:p>2.6046738072054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2391">
                <text:p>12391</text:p>
              </table:table-cell>
              <table:table-cell office:value-type="float" office:value="2.59866031797272">
                <text:p>2.5986603179727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2422">
                <text:p>12422</text:p>
              </table:table-cell>
              <table:table-cell office:value-type="float" office:value="2.60022540653679">
                <text:p>2.6002254065367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2425">
                <text:p>12425</text:p>
              </table:table-cell>
              <table:table-cell office:value-type="float" office:value="2.60764587525151">
                <text:p>2.6076458752515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2450">
                <text:p>12450</text:p>
              </table:table-cell>
              <table:table-cell office:value-type="float" office:value="2.61044176706827">
                <text:p>2.6104417670682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2450">
                <text:p>12450</text:p>
              </table:table-cell>
              <table:table-cell office:value-type="float" office:value="2.61847389558233">
                <text:p>2.6184738955823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2482">
                <text:p>12482</text:p>
              </table:table-cell>
              <table:table-cell office:value-type="float" office:value="2.6197724723602">
                <text:p>2.619772472360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2488">
                <text:p>12488</text:p>
              </table:table-cell>
              <table:table-cell office:value-type="float" office:value="2.62652146060218">
                <text:p>2.6265214606021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2507">
                <text:p>12507</text:p>
              </table:table-cell>
              <table:table-cell office:value-type="float" office:value="2.63052690493324">
                <text:p>2.6305269049332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2560">
                <text:p>12560</text:p>
              </table:table-cell>
              <table:table-cell office:value-type="float" office:value="2.62738853503185">
                <text:p>2.6273885350318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2591">
                <text:p>12591</text:p>
              </table:table-cell>
              <table:table-cell office:value-type="float" office:value="2.62886188547375">
                <text:p>2.6288618854737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2617">
                <text:p>12617</text:p>
              </table:table-cell>
              <table:table-cell office:value-type="float" office:value="2.63137037330586">
                <text:p>2.6313703733058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2637">
                <text:p>12637</text:p>
              </table:table-cell>
              <table:table-cell office:value-type="float" office:value="2.63511909472185">
                <text:p>2.6351190947218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2651">
                <text:p>12651</text:p>
              </table:table-cell>
              <table:table-cell office:value-type="float" office:value="2.64010750138329">
                <text:p>2.6401075013832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2704">
                <text:p>12704</text:p>
              </table:table-cell>
              <table:table-cell office:value-type="float" office:value="2.63696473551637">
                <text:p>2.6369647355163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2724">
                <text:p>12724</text:p>
              </table:table-cell>
              <table:table-cell office:value-type="float" office:value="2.64067903175102">
                <text:p>2.6406790317510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2759">
                <text:p>12759</text:p>
              </table:table-cell>
              <table:table-cell office:value-type="float" office:value="2.64127282702406">
                <text:p>2.6412728270240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2778">
                <text:p>12778</text:p>
              </table:table-cell>
              <table:table-cell office:value-type="float" office:value="2.64517138832368">
                <text:p>2.6451713883236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2818">
                <text:p>12818</text:p>
              </table:table-cell>
              <table:table-cell office:value-type="float" office:value="2.6447183647995">
                <text:p>2.644718364799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2818">
                <text:p>12818</text:p>
              </table:table-cell>
              <table:table-cell office:value-type="float" office:value="2.6525198938992">
                <text:p>2.652519893899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2829">
                <text:p>12829</text:p>
              </table:table-cell>
              <table:table-cell office:value-type="float" office:value="2.65804037727025">
                <text:p>2.6580403772702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2851">
                <text:p>12851</text:p>
              </table:table-cell>
              <table:table-cell office:value-type="float" office:value="2.6612714963816">
                <text:p>2.661271496381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2932">
                <text:p>12932</text:p>
              </table:table-cell>
              <table:table-cell office:value-type="float" office:value="2.65233529229817">
                <text:p>2.6523352922981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2934">
                <text:p>12934</text:p>
              </table:table-cell>
              <table:table-cell office:value-type="float" office:value="2.65965671872584">
                <text:p>2.6596567187258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2987">
                <text:p>12987</text:p>
              </table:table-cell>
              <table:table-cell office:value-type="float" office:value="2.65650265650266">
                <text:p>2.6565026565026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3163">
                <text:p>13163</text:p>
              </table:table-cell>
              <table:table-cell office:value-type="float" office:value="2.62858011091696">
                <text:p>2.6285801109169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3241">
                <text:p>13241</text:p>
              </table:table-cell>
              <table:table-cell office:value-type="float" office:value="2.62064798731214">
                <text:p>2.6206479873121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3244">
                <text:p>13244</text:p>
              </table:table-cell>
              <table:table-cell office:value-type="float" office:value="2.62760495318635">
                <text:p>2.6276049531863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3303">
                <text:p>13303</text:p>
              </table:table-cell>
              <table:table-cell office:value-type="float" office:value="2.62346839058859">
                <text:p>2.6234683905885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3309">
                <text:p>13309</text:p>
              </table:table-cell>
              <table:table-cell office:value-type="float" office:value="2.62979938387557">
                <text:p>2.6297993838755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3321">
                <text:p>13321</text:p>
              </table:table-cell>
              <table:table-cell office:value-type="float" office:value="2.63493731701824">
                <text:p>2.6349373170182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3447">
                <text:p>13447</text:p>
              </table:table-cell>
              <table:table-cell office:value-type="float" office:value="2.61768424183833">
                <text:p>2.6176842418383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3489">
                <text:p>13489</text:p>
              </table:table-cell>
              <table:table-cell office:value-type="float" office:value="2.6169471421158">
                <text:p>2.616947142115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3512">
                <text:p>13512</text:p>
              </table:table-cell>
              <table:table-cell office:value-type="float" office:value="2.61989342806394">
                <text:p>2.6198934280639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3563">
                <text:p>13563</text:p>
              </table:table-cell>
              <table:table-cell office:value-type="float" office:value="2.61741502617415">
                <text:p>2.6174150261741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3625">
                <text:p>13625</text:p>
              </table:table-cell>
              <table:table-cell office:value-type="float" office:value="2.61284403669725">
                <text:p>2.6128440366972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3629">
                <text:p>13629</text:p>
              </table:table-cell>
              <table:table-cell office:value-type="float" office:value="2.61941448382126">
                <text:p>2.6194144838212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3646">
                <text:p>13646</text:p>
              </table:table-cell>
              <table:table-cell office:value-type="float" office:value="2.62347940788509">
                <text:p>2.6234794078850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3656">
                <text:p>13656</text:p>
              </table:table-cell>
              <table:table-cell office:value-type="float" office:value="2.62888107791447">
                <text:p>2.6288810779144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3657">
                <text:p>13657</text:p>
              </table:table-cell>
              <table:table-cell office:value-type="float" office:value="2.63601083693344">
                <text:p>2.6360108369334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3714">
                <text:p>13714</text:p>
              </table:table-cell>
              <table:table-cell office:value-type="float" office:value="2.6323465072189">
                <text:p>2.632346507218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3812">
                <text:p>13812</text:p>
              </table:table-cell>
              <table:table-cell office:value-type="float" office:value="2.62090935418477">
                <text:p>2.6209093541847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3819">
                <text:p>13819</text:p>
              </table:table-cell>
              <table:table-cell office:value-type="float" office:value="2.62681814892539">
                <text:p>2.6268181489253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3957">
                <text:p>13957</text:p>
              </table:table-cell>
              <table:table-cell office:value-type="float" office:value="2.60801031740345">
                <text:p>2.6080103174034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3961">
                <text:p>13961</text:p>
              </table:table-cell>
              <table:table-cell office:value-type="float" office:value="2.61442590072344">
                <text:p>2.6144259007234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4045">
                <text:p>14045</text:p>
              </table:table-cell>
              <table:table-cell office:value-type="float" office:value="2.60590957636169">
                <text:p>2.6059095763616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4079">
                <text:p>14079</text:p>
              </table:table-cell>
              <table:table-cell office:value-type="float" office:value="2.60671922721784">
                <text:p>2.6067192272178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4135">
                <text:p>14135</text:p>
              </table:table-cell>
              <table:table-cell office:value-type="float" office:value="2.60346657233817">
                <text:p>2.6034665723381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4137">
                <text:p>14137</text:p>
              </table:table-cell>
              <table:table-cell office:value-type="float" office:value="2.61017188936832">
                <text:p>2.6101718893683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4142">
                <text:p>14142</text:p>
              </table:table-cell>
              <table:table-cell office:value-type="float" office:value="2.61632018102107">
                <text:p>2.6163201810210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4168">
                <text:p>14168</text:p>
              </table:table-cell>
              <table:table-cell office:value-type="float" office:value="2.61857707509881">
                <text:p>2.6185770750988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4178">
                <text:p>14178</text:p>
              </table:table-cell>
              <table:table-cell office:value-type="float" office:value="2.62378332628015">
                <text:p>2.6237833262801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4202">
                <text:p>14202</text:p>
              </table:table-cell>
              <table:table-cell office:value-type="float" office:value="2.62639064920434">
                <text:p>2.6263906492043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4238">
                <text:p>14238</text:p>
              </table:table-cell>
              <table:table-cell office:value-type="float" office:value="2.6267734232336">
                <text:p>2.626773423233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4288">
                <text:p>14288</text:p>
              </table:table-cell>
              <table:table-cell office:value-type="float" office:value="2.62458006718925">
                <text:p>2.6245800671892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4306">
                <text:p>14306</text:p>
              </table:table-cell>
              <table:table-cell office:value-type="float" office:value="2.62826785963931">
                <text:p>2.6282678596393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4321">
                <text:p>14321</text:p>
              </table:table-cell>
              <table:table-cell office:value-type="float" office:value="2.6324977306054">
                <text:p>2.632497730605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4373">
                <text:p>14373</text:p>
              </table:table-cell>
              <table:table-cell office:value-type="float" office:value="2.6299311208516">
                <text:p>2.629931120851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4410">
                <text:p>14410</text:p>
              </table:table-cell>
              <table:table-cell office:value-type="float" office:value="2.63011797362942">
                <text:p>2.6301179736294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4484">
                <text:p>14484</text:p>
              </table:table-cell>
              <table:table-cell office:value-type="float" office:value="2.62358464512566">
                <text:p>2.6235846451256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4594">
                <text:p>14594</text:p>
              </table:table-cell>
              <table:table-cell office:value-type="float" office:value="2.61066191585583">
                <text:p>2.6106619158558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4608">
                <text:p>14608</text:p>
              </table:table-cell>
              <table:table-cell office:value-type="float" office:value="2.61500547645126">
                <text:p>2.6150054764512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4640">
                <text:p>14640</text:p>
              </table:table-cell>
              <table:table-cell office:value-type="float" office:value="2.61612021857923">
                <text:p>2.6161202185792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4660">
                <text:p>14660</text:p>
              </table:table-cell>
              <table:table-cell office:value-type="float" office:value="2.6193724420191">
                <text:p>2.619372442019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4706">
                <text:p>14706</text:p>
              </table:table-cell>
              <table:table-cell office:value-type="float" office:value="2.61797905616755">
                <text:p>2.6179790561675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4724">
                <text:p>14724</text:p>
              </table:table-cell>
              <table:table-cell office:value-type="float" office:value="2.62157022548221">
                <text:p>2.6215702254822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4727">
                <text:p>14727</text:p>
              </table:table-cell>
              <table:table-cell office:value-type="float" office:value="2.62782644123039">
                <text:p>2.6278264412303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4785">
                <text:p>14785</text:p>
              </table:table-cell>
              <table:table-cell office:value-type="float" office:value="2.62428136624958">
                <text:p>2.6242813662495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4787">
                <text:p>14787</text:p>
              </table:table-cell>
              <table:table-cell office:value-type="float" office:value="2.63068911882059">
                <text:p>2.6306891188205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4788">
                <text:p>14788</text:p>
              </table:table-cell>
              <table:table-cell office:value-type="float" office:value="2.6372734649716">
                <text:p>2.637273464971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4788">
                <text:p>14788</text:p>
              </table:table-cell>
              <table:table-cell office:value-type="float" office:value="2.64403570462537">
                <text:p>2.6440357046253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4813">
                <text:p>14813</text:p>
              </table:table-cell>
              <table:table-cell office:value-type="float" office:value="2.6463241747114">
                <text:p>2.646324174711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4869">
                <text:p>14869</text:p>
              </table:table-cell>
              <table:table-cell office:value-type="float" office:value="2.64308292420472">
                <text:p>2.6430829242047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4927">
                <text:p>14927</text:p>
              </table:table-cell>
              <table:table-cell office:value-type="float" office:value="2.63951229316005">
                <text:p>2.6395122931600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4959">
                <text:p>14959</text:p>
              </table:table-cell>
              <table:table-cell office:value-type="float" office:value="2.64055083895982">
                <text:p>2.6405508389598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4974">
                <text:p>14974</text:p>
              </table:table-cell>
              <table:table-cell office:value-type="float" office:value="2.64458394550554">
                <text:p>2.6445839455055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5017">
                <text:p>15017</text:p>
              </table:table-cell>
              <table:table-cell office:value-type="float" office:value="2.64367050675901">
                <text:p>2.6436705067590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5050">
                <text:p>15050</text:p>
              </table:table-cell>
              <table:table-cell office:value-type="float" office:value="2.64451827242525">
                <text:p>2.6445182724252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5050">
                <text:p>15050</text:p>
              </table:table-cell>
              <table:table-cell office:value-type="float" office:value="2.65116279069767">
                <text:p>2.6511627906976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5141">
                <text:p>15141</text:p>
              </table:table-cell>
              <table:table-cell office:value-type="float" office:value="2.64183343240209">
                <text:p>2.6418334324020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5143">
                <text:p>15143</text:p>
              </table:table-cell>
              <table:table-cell office:value-type="float" office:value="2.64808822558278">
                <text:p>2.6480882255827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5201">
                <text:p>15201</text:p>
              </table:table-cell>
              <table:table-cell office:value-type="float" office:value="2.64456285770673">
                <text:p>2.6445628577067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5232">
                <text:p>15232</text:p>
              </table:table-cell>
              <table:table-cell office:value-type="float" office:value="2.64574579831933">
                <text:p>2.6457457983193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5254">
                <text:p>15254</text:p>
              </table:table-cell>
              <table:table-cell office:value-type="float" office:value="2.64848564311">
                <text:p>2.6484856431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5295">
                <text:p>15295</text:p>
              </table:table-cell>
              <table:table-cell office:value-type="float" office:value="2.64792415822164">
                <text:p>2.6479241582216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5350">
                <text:p>15350</text:p>
              </table:table-cell>
              <table:table-cell office:value-type="float" office:value="2.64495114006515">
                <text:p>2.6449511400651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5374">
                <text:p>15374</text:p>
              </table:table-cell>
              <table:table-cell office:value-type="float" office:value="2.64732665539222">
                <text:p>2.6473266553922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5407">
                <text:p>15407</text:p>
              </table:table-cell>
              <table:table-cell office:value-type="float" office:value="2.64814694619329">
                <text:p>2.6481469461932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5435">
                <text:p>15435</text:p>
              </table:table-cell>
              <table:table-cell office:value-type="float" office:value="2.6498218334953">
                <text:p>2.649821833495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5437">
                <text:p>15437</text:p>
              </table:table-cell>
              <table:table-cell office:value-type="float" office:value="2.65595646822569">
                <text:p>2.6559564682256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5572">
                <text:p>15572</text:p>
              </table:table-cell>
              <table:table-cell office:value-type="float" office:value="2.63935268430516">
                <text:p>2.6393526843051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5575">
                <text:p>15575</text:p>
              </table:table-cell>
              <table:table-cell office:value-type="float" office:value="2.64526484751204">
                <text:p>2.6452648475120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5591">
                <text:p>15591</text:p>
              </table:table-cell>
              <table:table-cell office:value-type="float" office:value="2.64896414598166">
                <text:p>2.6489641459816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5594">
                <text:p>15594</text:p>
              </table:table-cell>
              <table:table-cell office:value-type="float" office:value="2.65486725663717">
                <text:p>2.6548672566371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5596">
                <text:p>15596</text:p>
              </table:table-cell>
              <table:table-cell office:value-type="float" office:value="2.66093870223134">
                <text:p>2.6609387022313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5598">
                <text:p>15598</text:p>
              </table:table-cell>
              <table:table-cell office:value-type="float" office:value="2.66700859084498">
                <text:p>2.6670085908449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5615">
                <text:p>15615</text:p>
              </table:table-cell>
              <table:table-cell office:value-type="float" office:value="2.67050912584054">
                <text:p>2.6705091258405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5673">
                <text:p>15673</text:p>
              </table:table-cell>
              <table:table-cell office:value-type="float" office:value="2.66700695463536">
                <text:p>2.6670069546353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5716">
                <text:p>15716</text:p>
              </table:table-cell>
              <table:table-cell office:value-type="float" office:value="2.66607279205905">
                <text:p>2.6660727920590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5719">
                <text:p>15719</text:p>
              </table:table-cell>
              <table:table-cell office:value-type="float" office:value="2.67192569501877">
                <text:p>2.6719256950187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5721">
                <text:p>15721</text:p>
              </table:table-cell>
              <table:table-cell office:value-type="float" office:value="2.67794669550283">
                <text:p>2.6779466955028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5728">
                <text:p>15728</text:p>
              </table:table-cell>
              <table:table-cell office:value-type="float" office:value="2.68311291963377">
                <text:p>2.6831129196337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5780">
                <text:p>15780</text:p>
              </table:table-cell>
              <table:table-cell office:value-type="float" office:value="2.68060836501901">
                <text:p>2.6806083650190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5781">
                <text:p>15781</text:p>
              </table:table-cell>
              <table:table-cell office:value-type="float" office:value="2.68677523604334">
                <text:p>2.6867752360433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5786">
                <text:p>15786</text:p>
              </table:table-cell>
              <table:table-cell office:value-type="float" office:value="2.69225896363867">
                <text:p>2.6922589636386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5792">
                <text:p>15792</text:p>
              </table:table-cell>
              <table:table-cell office:value-type="float" office:value="2.69756838905775">
                <text:p>2.6975683890577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5873">
                <text:p>15873</text:p>
              </table:table-cell>
              <table:table-cell office:value-type="float" office:value="2.69010269010269">
                <text:p>2.6901026901026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5874">
                <text:p>15874</text:p>
              </table:table-cell>
              <table:table-cell office:value-type="float" office:value="2.69623283356432">
                <text:p>2.6962328335643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5990">
                <text:p>15990</text:p>
              </table:table-cell>
              <table:table-cell office:value-type="float" office:value="2.68292682926829">
                <text:p>2.6829268292682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6107">
                <text:p>16107</text:p>
              </table:table-cell>
              <table:table-cell office:value-type="float" office:value="2.66964673744335">
                <text:p>2.6696467374433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6146">
                <text:p>16146</text:p>
              </table:table-cell>
              <table:table-cell office:value-type="float" office:value="2.66939179982658">
                <text:p>2.6693917998265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6199">
                <text:p>16199</text:p>
              </table:table-cell>
              <table:table-cell office:value-type="float" office:value="2.66683128588184">
                <text:p>2.6668312858818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6200">
                <text:p>16200</text:p>
              </table:table-cell>
              <table:table-cell office:value-type="float" office:value="2.67283950617284">
                <text:p>2.6728395061728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6263">
                <text:p>16263</text:p>
              </table:table-cell>
              <table:table-cell office:value-type="float" office:value="2.66863432331058">
                <text:p>2.6686343233105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6369">
                <text:p>16369</text:p>
              </table:table-cell>
              <table:table-cell office:value-type="float" office:value="2.65746227625389">
                <text:p>2.6574622762538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6388">
                <text:p>16388</text:p>
              </table:table-cell>
              <table:table-cell office:value-type="float" office:value="2.66048328044911">
                <text:p>2.6604832804491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6406">
                <text:p>16406</text:p>
              </table:table-cell>
              <table:table-cell office:value-type="float" office:value="2.66365963671827">
                <text:p>2.6636596367182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6484">
                <text:p>16484</text:p>
              </table:table-cell>
              <table:table-cell office:value-type="float" office:value="2.65712205775297">
                <text:p>2.6571220577529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6501">
                <text:p>16501</text:p>
              </table:table-cell>
              <table:table-cell office:value-type="float" office:value="2.66044482152597">
                <text:p>2.6604448215259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6519">
                <text:p>16519</text:p>
              </table:table-cell>
              <table:table-cell office:value-type="float" office:value="2.66359949149464">
                <text:p>2.6635994914946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6597">
                <text:p>16597</text:p>
              </table:table-cell>
              <table:table-cell office:value-type="float" office:value="2.65710670603121">
                <text:p>2.6571067060312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6602">
                <text:p>16602</text:p>
              </table:table-cell>
              <table:table-cell office:value-type="float" office:value="2.66232983977834">
                <text:p>2.6623298397783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6755">
                <text:p>16755</text:p>
              </table:table-cell>
              <table:table-cell office:value-type="float" office:value="2.64398686959117">
                <text:p>2.6439868695911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6768">
                <text:p>16768</text:p>
              </table:table-cell>
              <table:table-cell office:value-type="float" office:value="2.64790076335878">
                <text:p>2.6479007633587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6778">
                <text:p>16778</text:p>
              </table:table-cell>
              <table:table-cell office:value-type="float" office:value="2.65228275122184">
                <text:p>2.6522827512218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6784">
                <text:p>16784</text:p>
              </table:table-cell>
              <table:table-cell office:value-type="float" office:value="2.65729265967588">
                <text:p>2.6572926596758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6787">
                <text:p>16787</text:p>
              </table:table-cell>
              <table:table-cell office:value-type="float" office:value="2.66277476618812">
                <text:p>2.6627747661881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6806">
                <text:p>16806</text:p>
              </table:table-cell>
              <table:table-cell office:value-type="float" office:value="2.66571462572891">
                <text:p>2.6657146257289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6846">
                <text:p>16846</text:p>
              </table:table-cell>
              <table:table-cell office:value-type="float" office:value="2.66532114448534">
                <text:p>2.6653211444853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6885">
                <text:p>16885</text:p>
              </table:table-cell>
              <table:table-cell office:value-type="float" office:value="2.6650873556411">
                <text:p>2.665087355641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6924">
                <text:p>16924</text:p>
              </table:table-cell>
              <table:table-cell office:value-type="float" office:value="2.66485464429213">
                <text:p>2.6648546442921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6976">
                <text:p>16976</text:p>
              </table:table-cell>
              <table:table-cell office:value-type="float" office:value="2.66258246936852">
                <text:p>2.6625824693685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6977">
                <text:p>16977</text:p>
              </table:table-cell>
              <table:table-cell office:value-type="float" office:value="2.66831595688284">
                <text:p>2.6683159568828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6977">
                <text:p>16977</text:p>
              </table:table-cell>
              <table:table-cell office:value-type="float" office:value="2.67420627908347">
                <text:p>2.6742062790834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6995">
                <text:p>16995</text:p>
              </table:table-cell>
              <table:table-cell office:value-type="float" office:value="2.67725801706384">
                <text:p>2.6772580170638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7048">
                <text:p>17048</text:p>
              </table:table-cell>
              <table:table-cell office:value-type="float" office:value="2.67480056311591">
                <text:p>2.6748005631159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7057">
                <text:p>17057</text:p>
              </table:table-cell>
              <table:table-cell office:value-type="float" office:value="2.67925192003283">
                <text:p>2.6792519200328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7073">
                <text:p>17073</text:p>
              </table:table-cell>
              <table:table-cell office:value-type="float" office:value="2.68259825455397">
                <text:p>2.6825982545539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7094">
                <text:p>17094</text:p>
              </table:table-cell>
              <table:table-cell office:value-type="float" office:value="2.68515268515269">
                <text:p>2.6851526851526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7148">
                <text:p>17148</text:p>
              </table:table-cell>
              <table:table-cell office:value-type="float" office:value="2.68252857476091">
                <text:p>2.6825285747609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7148">
                <text:p>17148</text:p>
              </table:table-cell>
              <table:table-cell office:value-type="float" office:value="2.68836015861908">
                <text:p>2.6883601586190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7177">
                <text:p>17177</text:p>
              </table:table-cell>
              <table:table-cell office:value-type="float" office:value="2.68964312743785">
                <text:p>2.6896431274378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7192">
                <text:p>17192</text:p>
              </table:table-cell>
              <table:table-cell office:value-type="float" office:value="2.69311307584923">
                <text:p>2.6931130758492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7221">
                <text:p>17221</text:p>
              </table:table-cell>
              <table:table-cell office:value-type="float" office:value="2.69438476278962">
                <text:p>2.6943847627896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7235">
                <text:p>17235</text:p>
              </table:table-cell>
              <table:table-cell office:value-type="float" office:value="2.69799825935596">
                <text:p>2.6979982593559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7236">
                <text:p>17236</text:p>
              </table:table-cell>
              <table:table-cell office:value-type="float" office:value="2.70364353678348">
                <text:p>2.7036435367834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7237">
                <text:p>17237</text:p>
              </table:table-cell>
              <table:table-cell office:value-type="float" office:value="2.70928815919243">
                <text:p>2.7092881591924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7238">
                <text:p>17238</text:p>
              </table:table-cell>
              <table:table-cell office:value-type="float" office:value="2.71493212669683">
                <text:p>2.7149321266968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7239">
                <text:p>17239</text:p>
              </table:table-cell>
              <table:table-cell office:value-type="float" office:value="2.72057543941064">
                <text:p>2.7205754394106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7243">
                <text:p>17243</text:p>
              </table:table-cell>
              <table:table-cell office:value-type="float" office:value="2.72574378008467">
                <text:p>2.7257437800846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7269">
                <text:p>17269</text:p>
              </table:table-cell>
              <table:table-cell office:value-type="float" office:value="2.72743065608895">
                <text:p>2.7274306560889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7409">
                <text:p>17409</text:p>
              </table:table-cell>
              <table:table-cell office:value-type="float" office:value="2.71124131196508">
                <text:p>2.7112413119650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7419">
                <text:p>17419</text:p>
              </table:table-cell>
              <table:table-cell office:value-type="float" office:value="2.71542568459728">
                <text:p>2.7154256845972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7437">
                <text:p>17437</text:p>
              </table:table-cell>
              <table:table-cell office:value-type="float" office:value="2.71835751562769">
                <text:p>2.7183575156276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7438">
                <text:p>17438</text:p>
              </table:table-cell>
              <table:table-cell office:value-type="float" office:value="2.72393623121918">
                <text:p>2.7239362312191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7454">
                <text:p>17454</text:p>
              </table:table-cell>
              <table:table-cell office:value-type="float" office:value="2.72716855735075">
                <text:p>2.7271685573507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7458">
                <text:p>17458</text:p>
              </table:table-cell>
              <table:table-cell office:value-type="float" office:value="2.73227173788521">
                <text:p>2.7322717378852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7474">
                <text:p>17474</text:p>
              </table:table-cell>
              <table:table-cell office:value-type="float" office:value="2.73549273205906">
                <text:p>2.7354927320590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7508">
                <text:p>17508</text:p>
              </table:table-cell>
              <table:table-cell office:value-type="float" office:value="2.73589216358236">
                <text:p>2.7358921635823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7512">
                <text:p>17512</text:p>
              </table:table-cell>
              <table:table-cell office:value-type="float" office:value="2.74097761534947">
                <text:p>2.7409776153494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7542">
                <text:p>17542</text:p>
              </table:table-cell>
              <table:table-cell office:value-type="float" office:value="2.74199065100901">
                <text:p>2.7419906510090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7581">
                <text:p>17581</text:p>
              </table:table-cell>
              <table:table-cell office:value-type="float" office:value="2.74159604118082">
                <text:p>2.7415960411808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7599">
                <text:p>17599</text:p>
              </table:table-cell>
              <table:table-cell office:value-type="float" office:value="2.7444741178476">
                <text:p>2.744474117847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7639">
                <text:p>17639</text:p>
              </table:table-cell>
              <table:table-cell office:value-type="float" office:value="2.74391972334033">
                <text:p>2.7439197233403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7675">
                <text:p>17675</text:p>
              </table:table-cell>
              <table:table-cell office:value-type="float" office:value="2.74398868458274">
                <text:p>2.7439886845827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7683">
                <text:p>17683</text:p>
              </table:table-cell>
              <table:table-cell office:value-type="float" office:value="2.74840242040378">
                <text:p>2.7484024204037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7747">
                <text:p>17747</text:p>
              </table:table-cell>
              <table:table-cell office:value-type="float" office:value="2.74412576773539">
                <text:p>2.7441257677353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7785">
                <text:p>17785</text:p>
              </table:table-cell>
              <table:table-cell office:value-type="float" office:value="2.74388529659826">
                <text:p>2.7438852965982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7787">
                <text:p>17787</text:p>
              </table:table-cell>
              <table:table-cell office:value-type="float" office:value="2.74919885309496">
                <text:p>2.7491988530949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7793">
                <text:p>17793</text:p>
              </table:table-cell>
              <table:table-cell office:value-type="float" office:value="2.75389197999213">
                <text:p>2.7538919799921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7811">
                <text:p>17811</text:p>
              </table:table-cell>
              <table:table-cell office:value-type="float" office:value="2.75672337319634">
                <text:p>2.7567233731963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7819">
                <text:p>17819</text:p>
              </table:table-cell>
              <table:table-cell office:value-type="float" office:value="2.76109770469723">
                <text:p>2.7610977046972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7828">
                <text:p>17828</text:p>
              </table:table-cell>
              <table:table-cell office:value-type="float" office:value="2.76531299080099">
                <text:p>2.7653129908009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7847">
                <text:p>17847</text:p>
              </table:table-cell>
              <table:table-cell office:value-type="float" office:value="2.76797220821427">
                <text:p>2.7679722082142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7900">
                <text:p>17900</text:p>
              </table:table-cell>
              <table:table-cell office:value-type="float" office:value="2.76536312849162">
                <text:p>2.7653631284916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7902">
                <text:p>17902</text:p>
              </table:table-cell>
              <table:table-cell office:value-type="float" office:value="2.77064015193833">
                <text:p>2.7706401519383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7903">
                <text:p>17903</text:p>
              </table:table-cell>
              <table:table-cell office:value-type="float" office:value="2.77607104954477">
                <text:p>2.7760710495447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7912">
                <text:p>17912</text:p>
              </table:table-cell>
              <table:table-cell office:value-type="float" office:value="2.78025904421617">
                <text:p>2.7802590442161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7960">
                <text:p>17960</text:p>
              </table:table-cell>
              <table:table-cell office:value-type="float" office:value="2.77839643652561">
                <text:p>2.7783964365256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8024">
                <text:p>18024</text:p>
              </table:table-cell>
              <table:table-cell office:value-type="float" office:value="2.77407900577008">
                <text:p>2.7740790057700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8043">
                <text:p>18043</text:p>
              </table:table-cell>
              <table:table-cell office:value-type="float" office:value="2.776700105304">
                <text:p>2.77670010530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8070">
                <text:p>18070</text:p>
              </table:table-cell>
              <table:table-cell office:value-type="float" office:value="2.77808522412839">
                <text:p>2.7780852241283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8108">
                <text:p>18108</text:p>
              </table:table-cell>
              <table:table-cell office:value-type="float" office:value="2.77777777777778">
                <text:p>2.7777777777777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8121">
                <text:p>18121</text:p>
              </table:table-cell>
              <table:table-cell office:value-type="float" office:value="2.78130346007395">
                <text:p>2.7813034600739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8124">
                <text:p>18124</text:p>
              </table:table-cell>
              <table:table-cell office:value-type="float" office:value="2.7863606267932">
                <text:p>2.786360626793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8147">
                <text:p>18147</text:p>
              </table:table-cell>
              <table:table-cell office:value-type="float" office:value="2.78833967046895">
                <text:p>2.7883396704689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8215">
                <text:p>18215</text:p>
              </table:table-cell>
              <table:table-cell office:value-type="float" office:value="2.7834202580291">
                <text:p>2.783420258029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8247">
                <text:p>18247</text:p>
              </table:table-cell>
              <table:table-cell office:value-type="float" office:value="2.78401929084233">
                <text:p>2.7840192908423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8248">
                <text:p>18248</text:p>
              </table:table-cell>
              <table:table-cell office:value-type="float" office:value="2.78934677772907">
                <text:p>2.7893467777290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8261">
                <text:p>18261</text:p>
              </table:table-cell>
              <table:table-cell office:value-type="float" office:value="2.79283719402004">
                <text:p>2.7928371940200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8393">
                <text:p>18393</text:p>
              </table:table-cell>
              <table:table-cell office:value-type="float" office:value="2.77823084869244">
                <text:p>2.7782308486924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8427">
                <text:p>18427</text:p>
              </table:table-cell>
              <table:table-cell office:value-type="float" office:value="2.77853150268628">
                <text:p>2.7785315026862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8442">
                <text:p>18442</text:p>
              </table:table-cell>
              <table:table-cell office:value-type="float" office:value="2.78169395944041">
                <text:p>2.7816939594404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8517">
                <text:p>18517</text:p>
              </table:table-cell>
              <table:table-cell office:value-type="float" office:value="2.77582761786466">
                <text:p>2.7758276178646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8624">
                <text:p>18624</text:p>
              </table:table-cell>
              <table:table-cell office:value-type="float" office:value="2.76524914089347">
                <text:p>2.7652491408934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8711">
                <text:p>18711</text:p>
              </table:table-cell>
              <table:table-cell office:value-type="float" office:value="2.75773609106942">
                <text:p>2.7577360910694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8718">
                <text:p>18718</text:p>
              </table:table-cell>
              <table:table-cell office:value-type="float" office:value="2.76204722726787">
                <text:p>2.7620472272678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8734">
                <text:p>18734</text:p>
              </table:table-cell>
              <table:table-cell office:value-type="float" office:value="2.76502615565282">
                <text:p>2.7650261556528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8749">
                <text:p>18749</text:p>
              </table:table-cell>
              <table:table-cell office:value-type="float" office:value="2.76814763454051">
                <text:p>2.7681476345405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8822">
                <text:p>18822</text:p>
              </table:table-cell>
              <table:table-cell office:value-type="float" office:value="2.7627244713633">
                <text:p>2.762724471363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8833">
                <text:p>18833</text:p>
              </table:table-cell>
              <table:table-cell office:value-type="float" office:value="2.76642064461318">
                <text:p>2.7664206446131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8852">
                <text:p>18852</text:p>
              </table:table-cell>
              <table:table-cell office:value-type="float" office:value="2.76893698281349">
                <text:p>2.7689369828134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8859">
                <text:p>18859</text:p>
              </table:table-cell>
              <table:table-cell office:value-type="float" office:value="2.77321172914789">
                <text:p>2.7732117291478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8880">
                <text:p>18880</text:p>
              </table:table-cell>
              <table:table-cell office:value-type="float" office:value="2.77542372881356">
                <text:p>2.7754237288135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8979">
                <text:p>18979</text:p>
              </table:table-cell>
              <table:table-cell office:value-type="float" office:value="2.76621529058433">
                <text:p>2.7662152905843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8993">
                <text:p>18993</text:p>
              </table:table-cell>
              <table:table-cell office:value-type="float" office:value="2.76944137313747">
                <text:p>2.7694413731374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9046">
                <text:p>19046</text:p>
              </table:table-cell>
              <table:table-cell office:value-type="float" office:value="2.76698519374147">
                <text:p>2.7669851937414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9056">
                <text:p>19056</text:p>
              </table:table-cell>
              <table:table-cell office:value-type="float" office:value="2.77078085642317">
                <text:p>2.7707808564231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9057">
                <text:p>19057</text:p>
              </table:table-cell>
              <table:table-cell office:value-type="float" office:value="2.77588287768274">
                <text:p>2.7758828776827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9071">
                <text:p>19071</text:p>
              </table:table-cell>
              <table:table-cell office:value-type="float" office:value="2.77908866865922">
                <text:p>2.7790886686592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9094">
                <text:p>19094</text:p>
              </table:table-cell>
              <table:table-cell office:value-type="float" office:value="2.78097831779617">
                <text:p>2.7809783177961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9159">
                <text:p>19159</text:p>
              </table:table-cell>
              <table:table-cell office:value-type="float" office:value="2.77676287906467">
                <text:p>2.7767628790646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9177">
                <text:p>19177</text:p>
              </table:table-cell>
              <table:table-cell office:value-type="float" office:value="2.77937112165615">
                <text:p>2.7793711216561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9200">
                <text:p>19200</text:p>
              </table:table-cell>
              <table:table-cell office:value-type="float" office:value="2.78125">
                <text:p>2.7812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9236">
                <text:p>19236</text:p>
              </table:table-cell>
              <table:table-cell office:value-type="float" office:value="2.78124350176752">
                <text:p>2.7812435017675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9256">
                <text:p>19256</text:p>
              </table:table-cell>
              <table:table-cell office:value-type="float" office:value="2.78354798504362">
                <text:p>2.7835479850436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9301">
                <text:p>19301</text:p>
              </table:table-cell>
              <table:table-cell office:value-type="float" office:value="2.78223926221439">
                <text:p>2.7822392622143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9327">
                <text:p>19327</text:p>
              </table:table-cell>
              <table:table-cell office:value-type="float" office:value="2.78367051275418">
                <text:p>2.7836705127541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9341">
                <text:p>19341</text:p>
              </table:table-cell>
              <table:table-cell office:value-type="float" office:value="2.78682591386174">
                <text:p>2.7868259138617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9369">
                <text:p>19369</text:p>
              </table:table-cell>
              <table:table-cell office:value-type="float" office:value="2.78796014249574">
                <text:p>2.7879601424957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9394">
                <text:p>19394</text:p>
              </table:table-cell>
              <table:table-cell office:value-type="float" office:value="2.78952253274209">
                <text:p>2.7895225327420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9415">
                <text:p>19415</text:p>
              </table:table-cell>
              <table:table-cell office:value-type="float" office:value="2.79165593613186">
                <text:p>2.7916559361318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9426">
                <text:p>19426</text:p>
              </table:table-cell>
              <table:table-cell office:value-type="float" office:value="2.79522289714815">
                <text:p>2.7952228971481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9486">
                <text:p>19486</text:p>
              </table:table-cell>
              <table:table-cell office:value-type="float" office:value="2.79174792158473">
                <text:p>2.7917479215847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9491">
                <text:p>19491</text:p>
              </table:table-cell>
              <table:table-cell office:value-type="float" office:value="2.79616233133241">
                <text:p>2.7961623313324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9497">
                <text:p>19497</text:p>
              </table:table-cell>
              <table:table-cell office:value-type="float" office:value="2.80043083551316">
                <text:p>2.8004308355131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9537">
                <text:p>19537</text:p>
              </table:table-cell>
              <table:table-cell office:value-type="float" office:value="2.79981573424784">
                <text:p>2.7998157342478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9573">
                <text:p>19573</text:p>
              </table:table-cell>
              <table:table-cell office:value-type="float" office:value="2.79977520053134">
                <text:p>2.7997752005313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9607">
                <text:p>19607</text:p>
              </table:table-cell>
              <table:table-cell office:value-type="float" office:value="2.80002040087724">
                <text:p>2.8000204008772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9693">
                <text:p>19693</text:p>
              </table:table-cell>
              <table:table-cell office:value-type="float" office:value="2.79287056314426">
                <text:p>2.7928705631442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9698">
                <text:p>19698</text:p>
              </table:table-cell>
              <table:table-cell office:value-type="float" office:value="2.7972382983044">
                <text:p>2.797238298304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9702">
                <text:p>19702</text:p>
              </table:table-cell>
              <table:table-cell office:value-type="float" office:value="2.80174601563293">
                <text:p>2.8017460156329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9730">
                <text:p>19730</text:p>
              </table:table-cell>
              <table:table-cell office:value-type="float" office:value="2.80283831728332">
                <text:p>2.8028383172833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9762">
                <text:p>19762</text:p>
              </table:table-cell>
              <table:table-cell office:value-type="float" office:value="2.80335998380731">
                <text:p>2.8033599838073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9764">
                <text:p>19764</text:p>
              </table:table-cell>
              <table:table-cell office:value-type="float" office:value="2.80813600485732">
                <text:p>2.8081360048573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9791">
                <text:p>19791</text:p>
              </table:table-cell>
              <table:table-cell office:value-type="float" office:value="2.80935778889394">
                <text:p>2.8093577888939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9849">
                <text:p>19849</text:p>
              </table:table-cell>
              <table:table-cell office:value-type="float" office:value="2.80618670965792">
                <text:p>2.8061867096579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9850">
                <text:p>19850</text:p>
              </table:table-cell>
              <table:table-cell office:value-type="float" office:value="2.81108312342569">
                <text:p>2.8110831234256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9927">
                <text:p>19927</text:p>
              </table:table-cell>
              <table:table-cell office:value-type="float" office:value="2.80523912279821">
                <text:p>2.8052391227982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9943">
                <text:p>19943</text:p>
              </table:table-cell>
              <table:table-cell office:value-type="float" office:value="2.80800280800281">
                <text:p>2.8080028080028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9980">
                <text:p>19980</text:p>
              </table:table-cell>
              <table:table-cell office:value-type="float" office:value="2.80780780780781">
                <text:p>2.8078078078078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0051">
                <text:p>20051</text:p>
              </table:table-cell>
              <table:table-cell office:value-type="float" office:value="2.80285272554985">
                <text:p>2.8028527255498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0199">
                <text:p>20199</text:p>
              </table:table-cell>
              <table:table-cell office:value-type="float" office:value="2.78726669637111">
                <text:p>2.7872666963711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0228">
                <text:p>20228</text:p>
              </table:table-cell>
              <table:table-cell office:value-type="float" office:value="2.78821435633775">
                <text:p>2.7882143563377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0230">
                <text:p>20230</text:p>
              </table:table-cell>
              <table:table-cell office:value-type="float" office:value="2.7928818586258">
                <text:p>2.792881858625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0231">
                <text:p>20231</text:p>
              </table:table-cell>
              <table:table-cell office:value-type="float" office:value="2.79768671840245">
                <text:p>2.7976867184024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0249">
                <text:p>20249</text:p>
              </table:table-cell>
              <table:table-cell office:value-type="float" office:value="2.8001382784335">
                <text:p>2.800138278433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0254">
                <text:p>20254</text:p>
              </table:table-cell>
              <table:table-cell office:value-type="float" office:value="2.80438431914683">
                <text:p>2.8043843191468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0297">
                <text:p>20297</text:p>
              </table:table-cell>
              <table:table-cell office:value-type="float" office:value="2.80336995615116">
                <text:p>2.8033699561511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0304">
                <text:p>20304</text:p>
              </table:table-cell>
              <table:table-cell office:value-type="float" office:value="2.80732860520095">
                <text:p>2.8073286052009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0327">
                <text:p>20327</text:p>
              </table:table-cell>
              <table:table-cell office:value-type="float" office:value="2.80907167806366">
                <text:p>2.8090716780636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0340">
                <text:p>20340</text:p>
              </table:table-cell>
              <table:table-cell office:value-type="float" office:value="2.81219272369715">
                <text:p>2.8121927236971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0360">
                <text:p>20360</text:p>
              </table:table-cell>
              <table:table-cell office:value-type="float" office:value="2.81434184675835">
                <text:p>2.8143418467583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0365">
                <text:p>20365</text:p>
              </table:table-cell>
              <table:table-cell office:value-type="float" office:value="2.81856125705868">
                <text:p>2.8185612570586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0373">
                <text:p>20373</text:p>
              </table:table-cell>
              <table:table-cell office:value-type="float" office:value="2.82236293133068">
                <text:p>2.8223629313306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0488">
                <text:p>20488</text:p>
              </table:table-cell>
              <table:table-cell office:value-type="float" office:value="2.81140179617337">
                <text:p>2.8114017961733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0524">
                <text:p>20524</text:p>
              </table:table-cell>
              <table:table-cell office:value-type="float" office:value="2.8113428181641">
                <text:p>2.811342818164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0570">
                <text:p>20570</text:p>
              </table:table-cell>
              <table:table-cell office:value-type="float" office:value="2.8099173553719">
                <text:p>2.809917355371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0572">
                <text:p>20572</text:p>
              </table:table-cell>
              <table:table-cell office:value-type="float" office:value="2.81450515263465">
                <text:p>2.8145051526346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0578">
                <text:p>20578</text:p>
              </table:table-cell>
              <table:table-cell office:value-type="float" office:value="2.81854407619788">
                <text:p>2.8185440761978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0597">
                <text:p>20597</text:p>
              </table:table-cell>
              <table:table-cell office:value-type="float" office:value="2.82079914550663">
                <text:p>2.8207991455066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0598">
                <text:p>20598</text:p>
              </table:table-cell>
              <table:table-cell office:value-type="float" office:value="2.82551704048937">
                <text:p>2.8255170404893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0599">
                <text:p>20599</text:p>
              </table:table-cell>
              <table:table-cell office:value-type="float" office:value="2.83023447740182">
                <text:p>2.8302344774018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0609">
                <text:p>20609</text:p>
              </table:table-cell>
              <table:table-cell office:value-type="float" office:value="2.83371342617303">
                <text:p>2.8337134261730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0616">
                <text:p>20616</text:p>
              </table:table-cell>
              <table:table-cell office:value-type="float" office:value="2.83760186263097">
                <text:p>2.8376018626309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0634">
                <text:p>20634</text:p>
              </table:table-cell>
              <table:table-cell office:value-type="float" office:value="2.83997286032761">
                <text:p>2.8399728603276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0636">
                <text:p>20636</text:p>
              </table:table-cell>
              <table:table-cell office:value-type="float" office:value="2.84454351618531">
                <text:p>2.8445435161853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0673">
                <text:p>20673</text:p>
              </table:table-cell>
              <table:table-cell office:value-type="float" office:value="2.8442896531708">
                <text:p>2.844289653170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0744">
                <text:p>20744</text:p>
              </table:table-cell>
              <table:table-cell office:value-type="float" office:value="2.83937524103355">
                <text:p>2.8393752410335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0775">
                <text:p>20775</text:p>
              </table:table-cell>
              <table:table-cell office:value-type="float" office:value="2.83995186522262">
                <text:p>2.8399518652226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0777">
                <text:p>20777</text:p>
              </table:table-cell>
              <table:table-cell office:value-type="float" office:value="2.8444915050296">
                <text:p>2.844491505029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0835">
                <text:p>20835</text:p>
              </table:table-cell>
              <table:table-cell office:value-type="float" office:value="2.84137269018479">
                <text:p>2.8413726901847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0859">
                <text:p>20859</text:p>
              </table:table-cell>
              <table:table-cell office:value-type="float" office:value="2.84289755021813">
                <text:p>2.8428975502181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0890">
                <text:p>20890</text:p>
              </table:table-cell>
              <table:table-cell office:value-type="float" office:value="2.84346577309718">
                <text:p>2.8434657730971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0895">
                <text:p>20895</text:p>
              </table:table-cell>
              <table:table-cell office:value-type="float" office:value="2.84757118927973">
                <text:p>2.8475711892797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1067">
                <text:p>21067</text:p>
              </table:table-cell>
              <table:table-cell office:value-type="float" office:value="2.8290691602981">
                <text:p>2.829069160298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1128">
                <text:p>21128</text:p>
              </table:table-cell>
              <table:table-cell office:value-type="float" office:value="2.82563422945854">
                <text:p>2.8256342294585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1146">
                <text:p>21146</text:p>
              </table:table-cell>
              <table:table-cell office:value-type="float" office:value="2.82795800624232">
                <text:p>2.8279580062423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1164">
                <text:p>21164</text:p>
              </table:table-cell>
              <table:table-cell office:value-type="float" office:value="2.83027783027783">
                <text:p>2.8302778302778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1219">
                <text:p>21219</text:p>
              </table:table-cell>
              <table:table-cell office:value-type="float" office:value="2.82765446062491">
                <text:p>2.8276544606249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1221">
                <text:p>21221</text:p>
              </table:table-cell>
              <table:table-cell office:value-type="float" office:value="2.83210027802648">
                <text:p>2.8321002780264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1248">
                <text:p>21248</text:p>
              </table:table-cell>
              <table:table-cell office:value-type="float" office:value="2.8332078313253">
                <text:p>2.833207831325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1302">
                <text:p>21302</text:p>
              </table:table-cell>
              <table:table-cell office:value-type="float" office:value="2.83072012017651">
                <text:p>2.8307201201765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1313">
                <text:p>21313</text:p>
              </table:table-cell>
              <table:table-cell office:value-type="float" office:value="2.83395110965139">
                <text:p>2.8339511096513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1333">
                <text:p>21333</text:p>
              </table:table-cell>
              <table:table-cell office:value-type="float" office:value="2.83598181221582">
                <text:p>2.8359818122158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1334">
                <text:p>21334</text:p>
              </table:table-cell>
              <table:table-cell office:value-type="float" office:value="2.84053623324271">
                <text:p>2.8405362332427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1376">
                <text:p>21376</text:p>
              </table:table-cell>
              <table:table-cell office:value-type="float" office:value="2.83963323353293">
                <text:p>2.8396332335329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1391">
                <text:p>21391</text:p>
              </table:table-cell>
              <table:table-cell office:value-type="float" office:value="2.84231686223178">
                <text:p>2.8423168622317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1412">
                <text:p>21412</text:p>
              </table:table-cell>
              <table:table-cell office:value-type="float" office:value="2.84419951429105">
                <text:p>2.8441995142910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1534">
                <text:p>21534</text:p>
              </table:table-cell>
              <table:table-cell office:value-type="float" office:value="2.83272963685335">
                <text:p>2.8327296368533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1558">
                <text:p>21558</text:p>
              </table:table-cell>
              <table:table-cell office:value-type="float" office:value="2.83421467668615">
                <text:p>2.8342146766861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1585">
                <text:p>21585</text:p>
              </table:table-cell>
              <table:table-cell office:value-type="float" office:value="2.83530229325921">
                <text:p>2.8353022932592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1598">
                <text:p>21598</text:p>
              </table:table-cell>
              <table:table-cell office:value-type="float" office:value="2.8382257616446">
                <text:p>2.838225761644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1610">
                <text:p>21610</text:p>
              </table:table-cell>
              <table:table-cell office:value-type="float" office:value="2.84127718648774">
                <text:p>2.8412771864877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1630">
                <text:p>21630</text:p>
              </table:table-cell>
              <table:table-cell office:value-type="float" office:value="2.84327323162275">
                <text:p>2.8432732316227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1697">
                <text:p>21697</text:p>
              </table:table-cell>
              <table:table-cell office:value-type="float" office:value="2.83910218002489">
                <text:p>2.8391021800248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1700">
                <text:p>21700</text:p>
              </table:table-cell>
              <table:table-cell office:value-type="float" office:value="2.84331797235023">
                <text:p>2.8433179723502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1713">
                <text:p>21713</text:p>
              </table:table-cell>
              <table:table-cell office:value-type="float" office:value="2.84622115783171">
                <text:p>2.8462211578317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1717">
                <text:p>21717</text:p>
              </table:table-cell>
              <table:table-cell office:value-type="float" office:value="2.85030160703596">
                <text:p>2.8503016070359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1769">
                <text:p>21769</text:p>
              </table:table-cell>
              <table:table-cell office:value-type="float" office:value="2.84808672883458">
                <text:p>2.8480867288345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1782">
                <text:p>21782</text:p>
              </table:table-cell>
              <table:table-cell office:value-type="float" office:value="2.85097787163713">
                <text:p>2.8509778716371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1804">
                <text:p>21804</text:p>
              </table:table-cell>
              <table:table-cell office:value-type="float" office:value="2.8526875802605">
                <text:p>2.852687580260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1811">
                <text:p>21811</text:p>
              </table:table-cell>
              <table:table-cell office:value-type="float" office:value="2.85635688414103">
                <text:p>2.8563568841410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1815">
                <text:p>21815</text:p>
              </table:table-cell>
              <table:table-cell office:value-type="float" office:value="2.86041714416686">
                <text:p>2.8604171441668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1886">
                <text:p>21886</text:p>
              </table:table-cell>
              <table:table-cell office:value-type="float" office:value="2.85570684455816">
                <text:p>2.8557068445581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1901">
                <text:p>21901</text:p>
              </table:table-cell>
              <table:table-cell office:value-type="float" office:value="2.85831697182777">
                <text:p>2.8583169718277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1924">
                <text:p>21924</text:p>
              </table:table-cell>
              <table:table-cell office:value-type="float" office:value="2.85987958401751">
                <text:p>2.8598795840175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1938">
                <text:p>21938</text:p>
              </table:table-cell>
              <table:table-cell office:value-type="float" office:value="2.86261281794147">
                <text:p>2.8626128179414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1953">
                <text:p>21953</text:p>
              </table:table-cell>
              <table:table-cell office:value-type="float" office:value="2.86521204391199">
                <text:p>2.8652120439119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1993">
                <text:p>21993</text:p>
              </table:table-cell>
              <table:table-cell office:value-type="float" office:value="2.86454781066703">
                <text:p>2.8645478106670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2048">
                <text:p>22048</text:p>
              </table:table-cell>
              <table:table-cell office:value-type="float" office:value="2.86193759071118">
                <text:p>2.8619375907111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2127">
                <text:p>22127</text:p>
              </table:table-cell>
              <table:table-cell office:value-type="float" office:value="2.85623898404664">
                <text:p>2.8562389840466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2173">
                <text:p>22173</text:p>
              </table:table-cell>
              <table:table-cell office:value-type="float" office:value="2.8548234339061">
                <text:p>2.854823433906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2200">
                <text:p>22200</text:p>
              </table:table-cell>
              <table:table-cell office:value-type="float" office:value="2.85585585585586">
                <text:p>2.8558558558558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2212">
                <text:p>22212</text:p>
              </table:table-cell>
              <table:table-cell office:value-type="float" office:value="2.85881505492527">
                <text:p>2.8588150549252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2217">
                <text:p>22217</text:p>
              </table:table-cell>
              <table:table-cell office:value-type="float" office:value="2.8626727280911">
                <text:p>2.862672728091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2307">
                <text:p>22307</text:p>
              </table:table-cell>
              <table:table-cell office:value-type="float" office:value="2.85560586363025">
                <text:p>2.8556058636302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2325">
                <text:p>22325</text:p>
              </table:table-cell>
              <table:table-cell office:value-type="float" office:value="2.85778275475924">
                <text:p>2.8577827547592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2334">
                <text:p>22334</text:p>
              </table:table-cell>
              <table:table-cell office:value-type="float" office:value="2.86110862362318">
                <text:p>2.8611086236231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2347">
                <text:p>22347</text:p>
              </table:table-cell>
              <table:table-cell office:value-type="float" office:value="2.86391909428559">
                <text:p>2.8639190942855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2354">
                <text:p>22354</text:p>
              </table:table-cell>
              <table:table-cell office:value-type="float" office:value="2.86749575020131">
                <text:p>2.8674957502013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2387">
                <text:p>22387</text:p>
              </table:table-cell>
              <table:table-cell office:value-type="float" office:value="2.86773573949167">
                <text:p>2.8677357394916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2415">
                <text:p>22415</text:p>
              </table:table-cell>
              <table:table-cell office:value-type="float" office:value="2.86861476689717">
                <text:p>2.8686147668971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2455">
                <text:p>22455</text:p>
              </table:table-cell>
              <table:table-cell office:value-type="float" office:value="2.86795813849922">
                <text:p>2.8679581384992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2457">
                <text:p>22457</text:p>
              </table:table-cell>
              <table:table-cell office:value-type="float" office:value="2.87215567529056">
                <text:p>2.8721556752905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2502">
                <text:p>22502</text:p>
              </table:table-cell>
              <table:table-cell office:value-type="float" office:value="2.87085592391787">
                <text:p>2.8708559239178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2551">
                <text:p>22551</text:p>
              </table:table-cell>
              <table:table-cell office:value-type="float" office:value="2.86905237018314">
                <text:p>2.8690523701831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2562">
                <text:p>22562</text:p>
              </table:table-cell>
              <table:table-cell office:value-type="float" office:value="2.87208580799575">
                <text:p>2.8720858079957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2593">
                <text:p>22593</text:p>
              </table:table-cell>
              <table:table-cell office:value-type="float" office:value="2.8725711503563">
                <text:p>2.872571150356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2624">
                <text:p>22624</text:p>
              </table:table-cell>
              <table:table-cell office:value-type="float" office:value="2.87305516265912">
                <text:p>2.8730551626591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2625">
                <text:p>22625</text:p>
              </table:table-cell>
              <table:table-cell office:value-type="float" office:value="2.87734806629834">
                <text:p>2.8773480662983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2645">
                <text:p>22645</text:p>
              </table:table-cell>
              <table:table-cell office:value-type="float" office:value="2.87922278648708">
                <text:p>2.8792227864870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2661">
                <text:p>22661</text:p>
              </table:table-cell>
              <table:table-cell office:value-type="float" office:value="2.88160275362958">
                <text:p>2.8816027536295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2748">
                <text:p>22748</text:p>
              </table:table-cell>
              <table:table-cell office:value-type="float" office:value="2.87497802004572">
                <text:p>2.8749780200457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2748">
                <text:p>22748</text:p>
              </table:table-cell>
              <table:table-cell office:value-type="float" office:value="2.87937401090206">
                <text:p>2.8793740109020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2759">
                <text:p>22759</text:p>
              </table:table-cell>
              <table:table-cell office:value-type="float" office:value="2.88237620282086">
                <text:p>2.8823762028208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2760">
                <text:p>22760</text:p>
              </table:table-cell>
              <table:table-cell office:value-type="float" office:value="2.88664323374341">
                <text:p>2.8866432337434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2868">
                <text:p>22868</text:p>
              </table:table-cell>
              <table:table-cell office:value-type="float" office:value="2.87738324295959">
                <text:p>2.8773832429595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2888">
                <text:p>22888</text:p>
              </table:table-cell>
              <table:table-cell office:value-type="float" office:value="2.87923802866131">
                <text:p>2.8792380286613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2889">
                <text:p>22889</text:p>
              </table:table-cell>
              <table:table-cell office:value-type="float" office:value="2.88348114814977">
                <text:p>2.8834811481497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2898">
                <text:p>22898</text:p>
              </table:table-cell>
              <table:table-cell office:value-type="float" office:value="2.88671499694296">
                <text:p>2.8867149969429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2900">
                <text:p>22900</text:p>
              </table:table-cell>
              <table:table-cell office:value-type="float" office:value="2.89082969432314">
                <text:p>2.8908296943231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2901">
                <text:p>22901</text:p>
              </table:table-cell>
              <table:table-cell office:value-type="float" office:value="2.8950700842758">
                <text:p>2.895070084275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2928">
                <text:p>22928</text:p>
              </table:table-cell>
              <table:table-cell office:value-type="float" office:value="2.8960223307746">
                <text:p>2.896022330774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2956">
                <text:p>22956</text:p>
              </table:table-cell>
              <table:table-cell office:value-type="float" office:value="2.89684614044259">
                <text:p>2.8968461404425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2964">
                <text:p>22964</text:p>
              </table:table-cell>
              <table:table-cell office:value-type="float" office:value="2.90019160425013">
                <text:p>2.9001916042501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2965">
                <text:p>22965</text:p>
              </table:table-cell>
              <table:table-cell office:value-type="float" office:value="2.90441976921402">
                <text:p>2.9044197692140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2987">
                <text:p>22987</text:p>
              </table:table-cell>
              <table:table-cell office:value-type="float" office:value="2.90599034236742">
                <text:p>2.9059903423674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2995">
                <text:p>22995</text:p>
              </table:table-cell>
              <table:table-cell office:value-type="float" office:value="2.90932811480757">
                <text:p>2.9093281148075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2997">
                <text:p>22997</text:p>
              </table:table-cell>
              <table:table-cell office:value-type="float" office:value="2.91342349002044">
                <text:p>2.9134234900204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3011">
                <text:p>23011</text:p>
              </table:table-cell>
              <table:table-cell office:value-type="float" office:value="2.91599669723176">
                <text:p>2.9159966972317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3057">
                <text:p>23057</text:p>
              </table:table-cell>
              <table:table-cell office:value-type="float" office:value="2.91451619898512">
                <text:p>2.9145161989851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3078">
                <text:p>23078</text:p>
              </table:table-cell>
              <table:table-cell office:value-type="float" office:value="2.91619724412861">
                <text:p>2.9161972441286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3140">
                <text:p>23140</text:p>
              </table:table-cell>
              <table:table-cell office:value-type="float" office:value="2.91270527225583">
                <text:p>2.9127052722558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3158">
                <text:p>23158</text:p>
              </table:table-cell>
              <table:table-cell office:value-type="float" office:value="2.91475947836601">
                <text:p>2.9147594783660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3213">
                <text:p>23213</text:p>
              </table:table-cell>
              <table:table-cell office:value-type="float" office:value="2.91216128893293">
                <text:p>2.9121612889329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3216">
                <text:p>23216</text:p>
              </table:table-cell>
              <table:table-cell office:value-type="float" office:value="2.91609235010338">
                <text:p>2.9160923501033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3266">
                <text:p>23266</text:p>
              </table:table-cell>
              <table:table-cell office:value-type="float" office:value="2.91412361385713">
                <text:p>2.9141236138571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3272">
                <text:p>23272</text:p>
              </table:table-cell>
              <table:table-cell office:value-type="float" office:value="2.91766930216569">
                <text:p>2.9176693021656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3280">
                <text:p>23280</text:p>
              </table:table-cell>
              <table:table-cell office:value-type="float" office:value="2.92096219931271">
                <text:p>2.9209621993127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3345">
                <text:p>23345</text:p>
              </table:table-cell>
              <table:table-cell office:value-type="float" office:value="2.91711287213536">
                <text:p>2.9171128721353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3434">
                <text:p>23434</text:p>
              </table:table-cell>
              <table:table-cell office:value-type="float" office:value="2.91030127165657">
                <text:p>2.9103012716565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3470">
                <text:p>23470</text:p>
              </table:table-cell>
              <table:table-cell office:value-type="float" office:value="2.91009799744354">
                <text:p>2.9100979974435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3475">
                <text:p>23475</text:p>
              </table:table-cell>
              <table:table-cell office:value-type="float" office:value="2.91373801916933">
                <text:p>2.9137380191693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3590">
                <text:p>23590</text:p>
              </table:table-cell>
              <table:table-cell office:value-type="float" office:value="2.90377278507842">
                <text:p>2.9037727850784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3623">
                <text:p>23623</text:p>
              </table:table-cell>
              <table:table-cell office:value-type="float" office:value="2.90394954070186">
                <text:p>2.9039495407018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3628">
                <text:p>23628</text:p>
              </table:table-cell>
              <table:table-cell office:value-type="float" office:value="2.90756729304215">
                <text:p>2.9075672930421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3673">
                <text:p>23673</text:p>
              </table:table-cell>
              <table:table-cell office:value-type="float" office:value="2.90626452076205">
                <text:p>2.9062645207620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3731">
                <text:p>23731</text:p>
              </table:table-cell>
              <table:table-cell office:value-type="float" office:value="2.90337533184442">
                <text:p>2.9033753318444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3755">
                <text:p>23755</text:p>
              </table:table-cell>
              <table:table-cell office:value-type="float" office:value="2.90465165228373">
                <text:p>2.9046516522837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3756">
                <text:p>23756</text:p>
              </table:table-cell>
              <table:table-cell office:value-type="float" office:value="2.90873884492339">
                <text:p>2.9087388449233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3786">
                <text:p>23786</text:p>
              </table:table-cell>
              <table:table-cell office:value-type="float" office:value="2.90927436307071">
                <text:p>2.9092743630707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3831">
                <text:p>23831</text:p>
              </table:table-cell>
              <table:table-cell office:value-type="float" office:value="2.90797700474172">
                <text:p>2.9079770047417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3904">
                <text:p>23904</text:p>
              </table:table-cell>
              <table:table-cell office:value-type="float" office:value="2.90327978580991">
                <text:p>2.9032797858099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4018">
                <text:p>24018</text:p>
              </table:table-cell>
              <table:table-cell office:value-type="float" office:value="2.89366308601882">
                <text:p>2.8936630860188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4069">
                <text:p>24069</text:p>
              </table:table-cell>
              <table:table-cell office:value-type="float" office:value="2.89168640159541">
                <text:p>2.8916864015954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4081">
                <text:p>24081</text:p>
              </table:table-cell>
              <table:table-cell office:value-type="float" office:value="2.89439807316972">
                <text:p>2.8943980731697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4100">
                <text:p>24100</text:p>
              </table:table-cell>
              <table:table-cell office:value-type="float" office:value="2.89626556016597">
                <text:p>2.8962655601659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4149">
                <text:p>24149</text:p>
              </table:table-cell>
              <table:table-cell office:value-type="float" office:value="2.89452979419438">
                <text:p>2.8945297941943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4154">
                <text:p>24154</text:p>
              </table:table-cell>
              <table:table-cell office:value-type="float" office:value="2.8980707129254">
                <text:p>2.898070712925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4205">
                <text:p>24205</text:p>
              </table:table-cell>
              <table:table-cell office:value-type="float" office:value="2.8960958479653">
                <text:p>2.896095847965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4212">
                <text:p>24212</text:p>
              </table:table-cell>
              <table:table-cell office:value-type="float" office:value="2.89938873285974">
                <text:p>2.8993887328597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4224">
                <text:p>24224</text:p>
              </table:table-cell>
              <table:table-cell office:value-type="float" office:value="2.90208058124174">
                <text:p>2.9020805812417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4238">
                <text:p>24238</text:p>
              </table:table-cell>
              <table:table-cell office:value-type="float" office:value="2.90453007673901">
                <text:p>2.9045300767390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4282">
                <text:p>24282</text:p>
              </table:table-cell>
              <table:table-cell office:value-type="float" office:value="2.90338522362244">
                <text:p>2.9033852236224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4307">
                <text:p>24307</text:p>
              </table:table-cell>
              <table:table-cell office:value-type="float" office:value="2.90451310322129">
                <text:p>2.9045131032212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4338">
                <text:p>24338</text:p>
              </table:table-cell>
              <table:table-cell office:value-type="float" office:value="2.90492234366012">
                <text:p>2.9049223436601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4345">
                <text:p>24345</text:p>
              </table:table-cell>
              <table:table-cell office:value-type="float" office:value="2.90819470117067">
                <text:p>2.9081947011706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4408">
                <text:p>24408</text:p>
              </table:table-cell>
              <table:table-cell office:value-type="float" office:value="2.90478531628974">
                <text:p>2.9047853162897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4435">
                <text:p>24435</text:p>
              </table:table-cell>
              <table:table-cell office:value-type="float" office:value="2.90566809903826">
                <text:p>2.9056680990382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4505">
                <text:p>24505</text:p>
              </table:table-cell>
              <table:table-cell office:value-type="float" office:value="2.90144868394205">
                <text:p>2.9014486839420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4537">
                <text:p>24537</text:p>
              </table:table-cell>
              <table:table-cell office:value-type="float" office:value="2.90174022904185">
                <text:p>2.9017402290418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4553">
                <text:p>24553</text:p>
              </table:table-cell>
              <table:table-cell office:value-type="float" office:value="2.90392212764224">
                <text:p>2.9039221276422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4621">
                <text:p>24621</text:p>
              </table:table-cell>
              <table:table-cell office:value-type="float" office:value="2.89996344583892">
                <text:p>2.8999634458389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4659">
                <text:p>24659</text:p>
              </table:table-cell>
              <table:table-cell office:value-type="float" office:value="2.89954986009165">
                <text:p>2.8995498600916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4671">
                <text:p>24671</text:p>
              </table:table-cell>
              <table:table-cell office:value-type="float" office:value="2.90219285801143">
                <text:p>2.9021928580114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4711">
                <text:p>24711</text:p>
              </table:table-cell>
              <table:table-cell office:value-type="float" office:value="2.90154182347942">
                <text:p>2.9015418234794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4793">
                <text:p>24793</text:p>
              </table:table-cell>
              <table:table-cell office:value-type="float" office:value="2.89597870366636">
                <text:p>2.8959787036663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4811">
                <text:p>24811</text:p>
              </table:table-cell>
              <table:table-cell office:value-type="float" office:value="2.89790818588529">
                <text:p>2.8979081858852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4821">
                <text:p>24821</text:p>
              </table:table-cell>
              <table:table-cell office:value-type="float" office:value="2.90076950968938">
                <text:p>2.9007695096893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4831">
                <text:p>24831</text:p>
              </table:table-cell>
              <table:table-cell office:value-type="float" office:value="2.90362852885506">
                <text:p>2.9036285288550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4852">
                <text:p>24852</text:p>
              </table:table-cell>
              <table:table-cell office:value-type="float" office:value="2.90519877675841">
                <text:p>2.9051987767584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4858">
                <text:p>24858</text:p>
              </table:table-cell>
              <table:table-cell office:value-type="float" office:value="2.90852039584842">
                <text:p>2.9085203958484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4860">
                <text:p>24860</text:p>
              </table:table-cell>
              <table:table-cell office:value-type="float" office:value="2.91230893000805">
                <text:p>2.9123089300080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4866">
                <text:p>24866</text:p>
              </table:table-cell>
              <table:table-cell office:value-type="float" office:value="2.91562776481943">
                <text:p>2.9156277648194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4873">
                <text:p>24873</text:p>
              </table:table-cell>
              <table:table-cell office:value-type="float" office:value="2.91882764443372">
                <text:p>2.9188276444337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4876">
                <text:p>24876</text:p>
              </table:table-cell>
              <table:table-cell office:value-type="float" office:value="2.92249557806721">
                <text:p>2.9224955780672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4878">
                <text:p>24878</text:p>
              </table:table-cell>
              <table:table-cell office:value-type="float" office:value="2.92628024760833">
                <text:p>2.9262802476083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4921">
                <text:p>24921</text:p>
              </table:table-cell>
              <table:table-cell office:value-type="float" office:value="2.92524377031419">
                <text:p>2.9252437703141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4942">
                <text:p>24942</text:p>
              </table:table-cell>
              <table:table-cell office:value-type="float" office:value="2.92679015315532">
                <text:p>2.9267901531553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4998">
                <text:p>24998</text:p>
              </table:table-cell>
              <table:table-cell office:value-type="float" office:value="2.9242339387151">
                <text:p>2.924233938715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5002">
                <text:p>25002</text:p>
              </table:table-cell>
              <table:table-cell office:value-type="float" office:value="2.9277657787377">
                <text:p>2.927765778737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5018">
                <text:p>25018</text:p>
              </table:table-cell>
              <table:table-cell office:value-type="float" office:value="2.92989047885522">
                <text:p>2.9298904788552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5058">
                <text:p>25058</text:p>
              </table:table-cell>
              <table:table-cell office:value-type="float" office:value="2.92920424614893">
                <text:p>2.9292042461489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5130">
                <text:p>25130</text:p>
              </table:table-cell>
              <table:table-cell office:value-type="float" office:value="2.92479108635097">
                <text:p>2.9247910863509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5152">
                <text:p>25152</text:p>
              </table:table-cell>
              <table:table-cell office:value-type="float" office:value="2.92620865139949">
                <text:p>2.9262086513994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5166">
                <text:p>25166</text:p>
              </table:table-cell>
              <table:table-cell office:value-type="float" office:value="2.92855439879202">
                <text:p>2.9285543987920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5205">
                <text:p>25205</text:p>
              </table:table-cell>
              <table:table-cell office:value-type="float" office:value="2.92799047807975">
                <text:p>2.9279904780797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5237">
                <text:p>25237</text:p>
              </table:table-cell>
              <table:table-cell office:value-type="float" office:value="2.92824028212545">
                <text:p>2.9282402821254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5269">
                <text:p>25269</text:p>
              </table:table-cell>
              <table:table-cell office:value-type="float" office:value="2.92848945348055">
                <text:p>2.9284894534805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5308">
                <text:p>25308</text:p>
              </table:table-cell>
              <table:table-cell office:value-type="float" office:value="2.92792792792793">
                <text:p>2.9279279279279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5316">
                <text:p>25316</text:p>
              </table:table-cell>
              <table:table-cell office:value-type="float" office:value="2.93095275714963">
                <text:p>2.9309527571496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5340">
                <text:p>25340</text:p>
              </table:table-cell>
              <table:table-cell office:value-type="float" office:value="2.93212312549329">
                <text:p>2.9321231254932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5349">
                <text:p>25349</text:p>
              </table:table-cell>
              <table:table-cell office:value-type="float" office:value="2.93502702276224">
                <text:p>2.9350270227622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5442">
                <text:p>25442</text:p>
              </table:table-cell>
              <table:table-cell office:value-type="float" office:value="2.92822891282132">
                <text:p>2.9282289128213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5443">
                <text:p>25443</text:p>
              </table:table-cell>
              <table:table-cell office:value-type="float" office:value="2.93204417718036">
                <text:p>2.9320441771803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5461">
                <text:p>25461</text:p>
              </table:table-cell>
              <table:table-cell office:value-type="float" office:value="2.93389890420643">
                <text:p>2.9338989042064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5473">
                <text:p>25473</text:p>
              </table:table-cell>
              <table:table-cell office:value-type="float" office:value="2.93644250775331">
                <text:p>2.9364425077533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5476">
                <text:p>25476</text:p>
              </table:table-cell>
              <table:table-cell office:value-type="float" office:value="2.94002198147276">
                <text:p>2.9400219814727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5480">
                <text:p>25480</text:p>
              </table:table-cell>
              <table:table-cell office:value-type="float" office:value="2.94348508634223">
                <text:p>2.9434850863422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5489">
                <text:p>25489</text:p>
              </table:table-cell>
              <table:table-cell office:value-type="float" office:value="2.94636902193103">
                <text:p>2.9463690219310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5506">
                <text:p>25506</text:p>
              </table:table-cell>
              <table:table-cell office:value-type="float" office:value="2.9483258841057">
                <text:p>2.948325884105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5541">
                <text:p>25541</text:p>
              </table:table-cell>
              <table:table-cell office:value-type="float" office:value="2.94820093183509">
                <text:p>2.9482009318350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5587">
                <text:p>25587</text:p>
              </table:table-cell>
              <table:table-cell office:value-type="float" office:value="2.94680892640794">
                <text:p>2.9468089264079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5600">
                <text:p>25600</text:p>
              </table:table-cell>
              <table:table-cell office:value-type="float" office:value="2.94921875">
                <text:p>2.9492187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5606">
                <text:p>25606</text:p>
              </table:table-cell>
              <table:table-cell office:value-type="float" office:value="2.95243302351011">
                <text:p>2.9524330235101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5629">
                <text:p>25629</text:p>
              </table:table-cell>
              <table:table-cell office:value-type="float" office:value="2.95368527839557">
                <text:p>2.9536852783955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5634">
                <text:p>25634</text:p>
              </table:table-cell>
              <table:table-cell office:value-type="float" office:value="2.9570102208005">
                <text:p>2.957010220800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5652">
                <text:p>25652</text:p>
              </table:table-cell>
              <table:table-cell office:value-type="float" office:value="2.95883361921098">
                <text:p>2.9588336192109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5666">
                <text:p>25666</text:p>
              </table:table-cell>
              <table:table-cell office:value-type="float" office:value="2.96111587313956">
                <text:p>2.9611158731395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5682">
                <text:p>25682</text:p>
              </table:table-cell>
              <table:table-cell office:value-type="float" office:value="2.96316486254965">
                <text:p>2.9631648625496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5699">
                <text:p>25699</text:p>
              </table:table-cell>
              <table:table-cell office:value-type="float" office:value="2.96509591812911">
                <text:p>2.9650959181291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5722">
                <text:p>25722</text:p>
              </table:table-cell>
              <table:table-cell office:value-type="float" office:value="2.96633232252546">
                <text:p>2.9663323225254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5753">
                <text:p>25753</text:p>
              </table:table-cell>
              <table:table-cell office:value-type="float" office:value="2.96664466275774">
                <text:p>2.9666446627577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5767">
                <text:p>25767</text:p>
              </table:table-cell>
              <table:table-cell office:value-type="float" office:value="2.96891372685994">
                <text:p>2.9689137268599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5838">
                <text:p>25838</text:p>
              </table:table-cell>
              <table:table-cell office:value-type="float" office:value="2.9646257450267">
                <text:p>2.964625745026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5881">
                <text:p>25881</text:p>
              </table:table-cell>
              <table:table-cell office:value-type="float" office:value="2.96356400448205">
                <text:p>2.9635640044820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5884">
                <text:p>25884</text:p>
              </table:table-cell>
              <table:table-cell office:value-type="float" office:value="2.96708391284191">
                <text:p>2.9670839128419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5904">
                <text:p>25904</text:p>
              </table:table-cell>
              <table:table-cell office:value-type="float" office:value="2.96865348980852">
                <text:p>2.9686534898085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5944">
                <text:p>25944</text:p>
              </table:table-cell>
              <table:table-cell office:value-type="float" office:value="2.96793092815294">
                <text:p>2.9679309281529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5995">
                <text:p>25995</text:p>
              </table:table-cell>
              <table:table-cell office:value-type="float" office:value="2.96595499134449">
                <text:p>2.9659549913444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6054">
                <text:p>26054</text:p>
              </table:table-cell>
              <table:table-cell office:value-type="float" office:value="2.96307668688109">
                <text:p>2.9630766868810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6158">
                <text:p>26158</text:p>
              </table:table-cell>
              <table:table-cell office:value-type="float" office:value="2.95511889288172">
                <text:p>2.9551188928817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6178">
                <text:p>26178</text:p>
              </table:table-cell>
              <table:table-cell office:value-type="float" office:value="2.95668118267247">
                <text:p>2.9566811826724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6197">
                <text:p>26197</text:p>
              </table:table-cell>
              <table:table-cell office:value-type="float" office:value="2.95835401000115">
                <text:p>2.9583540100011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6220">
                <text:p>26220</text:p>
              </table:table-cell>
              <table:table-cell office:value-type="float" office:value="2.95957284515637">
                <text:p>2.9595728451563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6225">
                <text:p>26225</text:p>
              </table:table-cell>
              <table:table-cell office:value-type="float" office:value="2.9628217349857">
                <text:p>2.962821734985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6237">
                <text:p>26237</text:p>
              </table:table-cell>
              <table:table-cell office:value-type="float" office:value="2.96527804245912">
                <text:p>2.9652780424591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6253">
                <text:p>26253</text:p>
              </table:table-cell>
              <table:table-cell office:value-type="float" office:value="2.96727992991277">
                <text:p>2.9672799299127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6256">
                <text:p>26256</text:p>
              </table:table-cell>
              <table:table-cell office:value-type="float" office:value="2.97074954296161">
                <text:p>2.9707495429616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6282">
                <text:p>26282</text:p>
              </table:table-cell>
              <table:table-cell office:value-type="float" office:value="2.97161555437181">
                <text:p>2.9716155543718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6289">
                <text:p>26289</text:p>
              </table:table-cell>
              <table:table-cell office:value-type="float" office:value="2.97462817147857">
                <text:p>2.9746281714785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6295">
                <text:p>26295</text:p>
              </table:table-cell>
              <table:table-cell office:value-type="float" office:value="2.97775242441529">
                <text:p>2.9777524244152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6320">
                <text:p>26320</text:p>
              </table:table-cell>
              <table:table-cell office:value-type="float" office:value="2.97872340425532">
                <text:p>2.9787234042553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6368">
                <text:p>26368</text:p>
              </table:table-cell>
              <table:table-cell office:value-type="float" office:value="2.97709344660194">
                <text:p>2.9770934466019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6392">
                <text:p>26392</text:p>
              </table:table-cell>
              <table:table-cell office:value-type="float" office:value="2.97817520460746">
                <text:p>2.9781752046074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6404">
                <text:p>26404</text:p>
              </table:table-cell>
              <table:table-cell office:value-type="float" office:value="2.98060899863657">
                <text:p>2.9806089986365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6413">
                <text:p>26413</text:p>
              </table:table-cell>
              <table:table-cell office:value-type="float" office:value="2.98337939650929">
                <text:p>2.9833793965092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6435">
                <text:p>26435</text:p>
              </table:table-cell>
              <table:table-cell office:value-type="float" office:value="2.98467940230755">
                <text:p>2.9846794023075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6472">
                <text:p>26472</text:p>
              </table:table-cell>
              <table:table-cell office:value-type="float" office:value="2.98428528256271">
                <text:p>2.9842852825627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6510">
                <text:p>26510</text:p>
              </table:table-cell>
              <table:table-cell office:value-type="float" office:value="2.98377970577141">
                <text:p>2.9837797057714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6512">
                <text:p>26512</text:p>
              </table:table-cell>
              <table:table-cell office:value-type="float" office:value="2.98732649366325">
                <text:p>2.9873264936632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6530">
                <text:p>26530</text:p>
              </table:table-cell>
              <table:table-cell office:value-type="float" office:value="2.98906897851489">
                <text:p>2.98906897851489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6567">
                <text:p>26567</text:p>
              </table:table-cell>
              <table:table-cell office:value-type="float" office:value="2.9886701547032">
                <text:p>2.988670154703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6597">
                <text:p>26597</text:p>
              </table:table-cell>
              <table:table-cell office:value-type="float" office:value="2.98905891641914">
                <text:p>2.9890589164191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6631">
                <text:p>26631</text:p>
              </table:table-cell>
              <table:table-cell office:value-type="float" office:value="2.98899778453682">
                <text:p>2.9889977845368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6644">
                <text:p>26644</text:p>
              </table:table-cell>
              <table:table-cell office:value-type="float" office:value="2.9912925987089">
                <text:p>2.991292598708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6678">
                <text:p>26678</text:p>
              </table:table-cell>
              <table:table-cell office:value-type="float" office:value="2.99122872779069">
                <text:p>2.9912287277906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6680">
                <text:p>26680</text:p>
              </table:table-cell>
              <table:table-cell office:value-type="float" office:value="2.99475262368816">
                <text:p>2.9947526236881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6690">
                <text:p>26690</text:p>
              </table:table-cell>
              <table:table-cell office:value-type="float" office:value="2.99737729486699">
                <text:p>2.9973772948669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6837">
                <text:p>26837</text:p>
              </table:table-cell>
              <table:table-cell office:value-type="float" office:value="2.98468532250251">
                <text:p>2.9846853225025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6931">
                <text:p>26931</text:p>
              </table:table-cell>
              <table:table-cell office:value-type="float" office:value="2.97798076566039">
                <text:p>2.9779807656603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6956">
                <text:p>26956</text:p>
              </table:table-cell>
              <table:table-cell office:value-type="float" office:value="2.97892862442499">
                <text:p>2.9789286244249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6963">
                <text:p>26963</text:p>
              </table:table-cell>
              <table:table-cell office:value-type="float" office:value="2.98186403590105">
                <text:p>2.9818640359010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7005">
                <text:p>27005</text:p>
              </table:table-cell>
              <table:table-cell office:value-type="float" office:value="2.98092945750787">
                <text:p>2.9809294575078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7032">
                <text:p>27032</text:p>
              </table:table-cell>
              <table:table-cell office:value-type="float" office:value="2.98165137614679">
                <text:p>2.9816513761467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7062">
                <text:p>27062</text:p>
              </table:table-cell>
              <table:table-cell office:value-type="float" office:value="2.9820412386372">
                <text:p>2.982041238637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7067">
                <text:p>27067</text:p>
              </table:table-cell>
              <table:table-cell office:value-type="float" office:value="2.98518491151587">
                <text:p>2.9851849115158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7069">
                <text:p>27069</text:p>
              </table:table-cell>
              <table:table-cell office:value-type="float" office:value="2.98865861317374">
                <text:p>2.9886586131737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7101">
                <text:p>27101</text:p>
              </table:table-cell>
              <table:table-cell office:value-type="float" office:value="2.98881960075274">
                <text:p>2.9888196007527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7121">
                <text:p>27121</text:p>
              </table:table-cell>
              <table:table-cell office:value-type="float" office:value="2.99030271745142">
                <text:p>2.9903027174514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7186">
                <text:p>27186</text:p>
              </table:table-cell>
              <table:table-cell office:value-type="float" office:value="2.98683145736776">
                <text:p>2.9868314573677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7188">
                <text:p>27188</text:p>
              </table:table-cell>
              <table:table-cell office:value-type="float" office:value="2.99028983375018">
                <text:p>2.9902898337501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7191">
                <text:p>27191</text:p>
              </table:table-cell>
              <table:table-cell office:value-type="float" office:value="2.99363760067669">
                <text:p>2.9936376006766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7210">
                <text:p>27210</text:p>
              </table:table-cell>
              <table:table-cell office:value-type="float" office:value="2.9952223447262">
                <text:p>2.995222344726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7212">
                <text:p>27212</text:p>
              </table:table-cell>
              <table:table-cell office:value-type="float" office:value="2.99867705424078">
                <text:p>2.9986770542407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7282">
                <text:p>27282</text:p>
              </table:table-cell>
              <table:table-cell office:value-type="float" office:value="2.99464848618137">
                <text:p>2.99464848618137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7339">
                <text:p>27339</text:p>
              </table:table-cell>
              <table:table-cell office:value-type="float" office:value="2.9920626211639">
                <text:p>2.992062621163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7395">
                <text:p>27395</text:p>
              </table:table-cell>
              <table:table-cell office:value-type="float" office:value="2.98959664172294">
                <text:p>2.9895966417229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7399">
                <text:p>27399</text:p>
              </table:table-cell>
              <table:table-cell office:value-type="float" office:value="2.99280995656776">
                <text:p>2.9928099565677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7402">
                <text:p>27402</text:p>
              </table:table-cell>
              <table:table-cell office:value-type="float" office:value="2.99613166922122">
                <text:p>2.9961316692212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7421">
                <text:p>27421</text:p>
              </table:table-cell>
              <table:table-cell office:value-type="float" office:value="2.99770249079173">
                <text:p>2.9977024907917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7434">
                <text:p>27434</text:p>
              </table:table-cell>
              <table:table-cell office:value-type="float" office:value="2.9999270977619">
                <text:p>2.999927097761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7511">
                <text:p>27511</text:p>
              </table:table-cell>
              <table:table-cell office:value-type="float" office:value="2.99516557013558">
                <text:p>2.9951655701355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7524">
                <text:p>27524</text:p>
              </table:table-cell>
              <table:table-cell office:value-type="float" office:value="2.99738410114809">
                <text:p>2.9973841011480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7544">
                <text:p>27544</text:p>
              </table:table-cell>
              <table:table-cell office:value-type="float" office:value="2.99883822248039">
                <text:p>2.9988382224803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7749">
                <text:p>27749</text:p>
              </table:table-cell>
              <table:table-cell office:value-type="float" office:value="2.98028757793074">
                <text:p>2.9802875779307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7750">
                <text:p>27750</text:p>
              </table:table-cell>
              <table:table-cell office:value-type="float" office:value="2.98378378378378">
                <text:p>2.9837837837837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7757">
                <text:p>27757</text:p>
              </table:table-cell>
              <table:table-cell office:value-type="float" office:value="2.98663400223367">
                <text:p>2.98663400223367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7770">
                <text:p>27770</text:p>
              </table:table-cell>
              <table:table-cell office:value-type="float" office:value="2.98883687432481">
                <text:p>2.9888368743248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7773">
                <text:p>27773</text:p>
              </table:table-cell>
              <table:table-cell office:value-type="float" office:value="2.99211464371872">
                <text:p>2.9921146437187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7843">
                <text:p>27843</text:p>
              </table:table-cell>
              <table:table-cell office:value-type="float" office:value="2.98818374456775">
                <text:p>2.9881837445677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7871">
                <text:p>27871</text:p>
              </table:table-cell>
              <table:table-cell office:value-type="float" office:value="2.98876968892397">
                <text:p>2.9887696889239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7882">
                <text:p>27882</text:p>
              </table:table-cell>
              <table:table-cell office:value-type="float" office:value="2.99117710350764">
                <text:p>2.9911771035076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7887">
                <text:p>27887</text:p>
              </table:table-cell>
              <table:table-cell office:value-type="float" office:value="2.99422670061319">
                <text:p>2.9942267006131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7910">
                <text:p>27910</text:p>
              </table:table-cell>
              <table:table-cell office:value-type="float" office:value="2.99534217126478">
                <text:p>2.9953421712647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7936">
                <text:p>27936</text:p>
              </table:table-cell>
              <table:table-cell office:value-type="float" office:value="2.99613402061856">
                <text:p>2.9961340206185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7948">
                <text:p>27948</text:p>
              </table:table-cell>
              <table:table-cell office:value-type="float" office:value="2.99842564763132">
                <text:p>2.9984256476313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8019">
                <text:p>28019</text:p>
              </table:table-cell>
              <table:table-cell office:value-type="float" office:value="2.99439665940969">
                <text:p>2.9943966594096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8057">
                <text:p>28057</text:p>
              </table:table-cell>
              <table:table-cell office:value-type="float" office:value="2.99390526428342">
                <text:p>2.9939052642834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8117">
                <text:p>28117</text:p>
              </table:table-cell>
              <table:table-cell office:value-type="float" office:value="2.99107301632464">
                <text:p>2.9910730163246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8144">
                <text:p>28144</text:p>
              </table:table-cell>
              <table:table-cell office:value-type="float" office:value="2.99175667993178">
                <text:p>2.99175667993178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8183">
                <text:p>28183</text:p>
              </table:table-cell>
              <table:table-cell office:value-type="float" office:value="2.99116488663379">
                <text:p>2.9911648866337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8200">
                <text:p>28200</text:p>
              </table:table-cell>
              <table:table-cell office:value-type="float" office:value="2.99290780141844">
                <text:p>2.9929078014184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8223">
                <text:p>28223</text:p>
              </table:table-cell>
              <table:table-cell office:value-type="float" office:value="2.9940119760479">
                <text:p>2.994011976047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8262">
                <text:p>28262</text:p>
              </table:table-cell>
              <table:table-cell office:value-type="float" office:value="2.99341872478947">
                <text:p>2.9934187247894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8267">
                <text:p>28267</text:p>
              </table:table-cell>
              <table:table-cell office:value-type="float" office:value="2.99642692892772">
                <text:p>2.9964269289277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8283">
                <text:p>28283</text:p>
              </table:table-cell>
              <table:table-cell office:value-type="float" office:value="2.99826751051869">
                <text:p>2.9982675105186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8306">
                <text:p>28306</text:p>
              </table:table-cell>
              <table:table-cell office:value-type="float" office:value="2.99936409241857">
                <text:p>2.9993640924185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8311">
                <text:p>28311</text:p>
              </table:table-cell>
              <table:table-cell office:value-type="float" office:value="3.00236657129738">
                <text:p>3.0023665712973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8320">
                <text:p>28320</text:p>
              </table:table-cell>
              <table:table-cell office:value-type="float" office:value="3.00494350282486">
                <text:p>3.0049435028248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8335">
                <text:p>28335</text:p>
              </table:table-cell>
              <table:table-cell office:value-type="float" office:value="3.0068819481207">
                <text:p>3.006881948120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8385">
                <text:p>28385</text:p>
              </table:table-cell>
              <table:table-cell office:value-type="float" office:value="3.00510833186542">
                <text:p>3.0051083318654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8394">
                <text:p>28394</text:p>
              </table:table-cell>
              <table:table-cell office:value-type="float" office:value="3.00767767838276">
                <text:p>3.0076776783827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8435">
                <text:p>28435</text:p>
              </table:table-cell>
              <table:table-cell office:value-type="float" office:value="3.00685774573589">
                <text:p>3.0068577457358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8476">
                <text:p>28476</text:p>
              </table:table-cell>
              <table:table-cell office:value-type="float" office:value="3.00604017418177">
                <text:p>3.0060401741817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8489">
                <text:p>28489</text:p>
              </table:table-cell>
              <table:table-cell office:value-type="float" office:value="3.00817859524729">
                <text:p>3.0081785952472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8492">
                <text:p>28492</text:p>
              </table:table-cell>
              <table:table-cell office:value-type="float" office:value="3.01137161308437">
                <text:p>3.0113716130843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8503">
                <text:p>28503</text:p>
              </table:table-cell>
              <table:table-cell office:value-type="float" office:value="3.01371785426095">
                <text:p>3.0137178542609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8523">
                <text:p>28523</text:p>
              </table:table-cell>
              <table:table-cell office:value-type="float" office:value="3.01511061248817">
                <text:p>3.01511061248817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8532">
                <text:p>28532</text:p>
              </table:table-cell>
              <table:table-cell office:value-type="float" office:value="3.01766437684004">
                <text:p>3.0176643768400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8540">
                <text:p>28540</text:p>
              </table:table-cell>
              <table:table-cell office:value-type="float" office:value="3.02032235459005">
                <text:p>3.0203223545900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8612">
                <text:p>28612</text:p>
              </table:table-cell>
              <table:table-cell office:value-type="float" office:value="3.0162169718999">
                <text:p>3.016216971899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8642">
                <text:p>28642</text:p>
              </table:table-cell>
              <table:table-cell office:value-type="float" office:value="3.01654912366455">
                <text:p>3.0165491236645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8668">
                <text:p>28668</text:p>
              </table:table-cell>
              <table:table-cell office:value-type="float" office:value="3.01730152085949">
                <text:p>3.0173015208594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8669">
                <text:p>28669</text:p>
              </table:table-cell>
              <table:table-cell office:value-type="float" office:value="3.02068436290069">
                <text:p>3.0206843629006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8672">
                <text:p>28672</text:p>
              </table:table-cell>
              <table:table-cell office:value-type="float" office:value="3.02385602678571">
                <text:p>3.0238560267857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8709">
                <text:p>28709</text:p>
              </table:table-cell>
              <table:table-cell office:value-type="float" office:value="3.02344212616253">
                <text:p>3.0234421261625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8710">
                <text:p>28710</text:p>
              </table:table-cell>
              <table:table-cell office:value-type="float" office:value="3.02681992337165">
                <text:p>3.0268199233716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8836">
                <text:p>28836</text:p>
              </table:table-cell>
              <table:table-cell office:value-type="float" office:value="3.01706200582605">
                <text:p>3.0170620058260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8874">
                <text:p>28874</text:p>
              </table:table-cell>
              <table:table-cell office:value-type="float" office:value="3.01655468587657">
                <text:p>3.01655468587657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8905">
                <text:p>28905</text:p>
              </table:table-cell>
              <table:table-cell office:value-type="float" office:value="3.01677910396125">
                <text:p>3.0167791039612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8918">
                <text:p>28918</text:p>
              </table:table-cell>
              <table:table-cell office:value-type="float" office:value="3.01888097378795">
                <text:p>3.0188809737879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8927">
                <text:p>28927</text:p>
              </table:table-cell>
              <table:table-cell office:value-type="float" office:value="3.02139869326235">
                <text:p>3.0213986932623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8935">
                <text:p>28935</text:p>
              </table:table-cell>
              <table:table-cell office:value-type="float" office:value="3.02401935372386">
                <text:p>3.02401935372386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9048">
                <text:p>29048</text:p>
              </table:table-cell>
              <table:table-cell office:value-type="float" office:value="3.0156981547783">
                <text:p>3.015698154778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9096">
                <text:p>29096</text:p>
              </table:table-cell>
              <table:table-cell office:value-type="float" office:value="3.01416002199615">
                <text:p>3.0141600219961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9121">
                <text:p>29121</text:p>
              </table:table-cell>
              <table:table-cell office:value-type="float" office:value="3.01500635280382">
                <text:p>3.0150063528038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9128">
                <text:p>29128</text:p>
              </table:table-cell>
              <table:table-cell office:value-type="float" office:value="3.01771491348531">
                <text:p>3.0177149134853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9145">
                <text:p>29145</text:p>
              </table:table-cell>
              <table:table-cell office:value-type="float" office:value="3.01938582947332">
                <text:p>3.0193858294733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9167">
                <text:p>29167</text:p>
              </table:table-cell>
              <table:table-cell office:value-type="float" office:value="3.02053690814962">
                <text:p>3.0205369081496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9172">
                <text:p>29172</text:p>
              </table:table-cell>
              <table:table-cell office:value-type="float" office:value="3.0234471410942">
                <text:p>3.023447141094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9182">
                <text:p>29182</text:p>
              </table:table-cell>
              <table:table-cell office:value-type="float" office:value="3.02583784524707">
                <text:p>3.0258378452470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9187">
                <text:p>29187</text:p>
              </table:table-cell>
              <table:table-cell office:value-type="float" office:value="3.0287456744441">
                <text:p>3.028745674444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9205">
                <text:p>29205</text:p>
              </table:table-cell>
              <table:table-cell office:value-type="float" office:value="3.03030303030303">
                <text:p>3.0303030303030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9225">
                <text:p>29225</text:p>
              </table:table-cell>
              <table:table-cell office:value-type="float" office:value="3.03165098374679">
                <text:p>3.0316509837467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9246">
                <text:p>29246</text:p>
              </table:table-cell>
              <table:table-cell office:value-type="float" office:value="3.03289338712986">
                <text:p>3.0328933871298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9249">
                <text:p>29249</text:p>
              </table:table-cell>
              <table:table-cell office:value-type="float" office:value="3.03600123081131">
                <text:p>3.0360012308113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9292">
                <text:p>29292</text:p>
              </table:table-cell>
              <table:table-cell office:value-type="float" office:value="3.03495835040284">
                <text:p>3.0349583504028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9299">
                <text:p>29299</text:p>
              </table:table-cell>
              <table:table-cell office:value-type="float" office:value="3.03764633605242">
                <text:p>3.0376463360524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9305">
                <text:p>29305</text:p>
              </table:table-cell>
              <table:table-cell office:value-type="float" office:value="3.04043678553148">
                <text:p>3.0404367855314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9313">
                <text:p>29313</text:p>
              </table:table-cell>
              <table:table-cell office:value-type="float" office:value="3.04301845597516">
                <text:p>3.0430184559751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9328">
                <text:p>29328</text:p>
              </table:table-cell>
              <table:table-cell office:value-type="float" office:value="3.04487179487179">
                <text:p>3.0448717948717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9348">
                <text:p>29348</text:p>
              </table:table-cell>
              <table:table-cell office:value-type="float" office:value="3.04620417064195">
                <text:p>3.0462041706419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9355">
                <text:p>29355</text:p>
              </table:table-cell>
              <table:table-cell office:value-type="float" office:value="3.0488843467893">
                <text:p>3.048884346789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9368">
                <text:p>29368</text:p>
              </table:table-cell>
              <table:table-cell office:value-type="float" office:value="3.05093979842005">
                <text:p>3.0509397984200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9468">
                <text:p>29468</text:p>
              </table:table-cell>
              <table:table-cell office:value-type="float" office:value="3.04397991041129">
                <text:p>3.0439799104112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9472">
                <text:p>29472</text:p>
              </table:table-cell>
              <table:table-cell office:value-type="float" office:value="3.04695982627579">
                <text:p>3.0469598262757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9495">
                <text:p>29495</text:p>
              </table:table-cell>
              <table:table-cell office:value-type="float" office:value="3.04797423292083">
                <text:p>3.0479742329208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9510">
                <text:p>29510</text:p>
              </table:table-cell>
              <table:table-cell office:value-type="float" office:value="3.04981362250085">
                <text:p>3.0498136225008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9565">
                <text:p>29565</text:p>
              </table:table-cell>
              <table:table-cell office:value-type="float" office:value="3.047522408253">
                <text:p>3.04752240825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9607">
                <text:p>29607</text:p>
              </table:table-cell>
              <table:table-cell office:value-type="float" office:value="3.0465768230486">
                <text:p>3.046576823048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9708">
                <text:p>29708</text:p>
              </table:table-cell>
              <table:table-cell office:value-type="float" office:value="3.03958529688973">
                <text:p>3.0395852968897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9740">
                <text:p>29740</text:p>
              </table:table-cell>
              <table:table-cell office:value-type="float" office:value="3.03967720242098">
                <text:p>3.0396772024209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9755">
                <text:p>29755</text:p>
              </table:table-cell>
              <table:table-cell office:value-type="float" office:value="3.041505629306">
                <text:p>3.04150562930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9776">
                <text:p>29776</text:p>
              </table:table-cell>
              <table:table-cell office:value-type="float" office:value="3.04271896829661">
                <text:p>3.0427189682966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9791">
                <text:p>29791</text:p>
              </table:table-cell>
              <table:table-cell office:value-type="float" office:value="3.04454365412373">
                <text:p>3.0445436541237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9815">
                <text:p>29815</text:p>
              </table:table-cell>
              <table:table-cell office:value-type="float" office:value="3.04544692268992">
                <text:p>3.0454469226899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9816">
                <text:p>29816</text:p>
              </table:table-cell>
              <table:table-cell office:value-type="float" office:value="3.04869868526965">
                <text:p>3.0486986852696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9845">
                <text:p>29845</text:p>
              </table:table-cell>
              <table:table-cell office:value-type="float" office:value="3.04908694923773">
                <text:p>3.0490869492377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9855">
                <text:p>29855</text:p>
              </table:table-cell>
              <table:table-cell office:value-type="float" office:value="3.0514151733378">
                <text:p>3.051415173337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9936">
                <text:p>29936</text:p>
              </table:table-cell>
              <table:table-cell office:value-type="float" office:value="3.04649919828968">
                <text:p>3.0464991982896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9967">
                <text:p>29967</text:p>
              </table:table-cell>
              <table:table-cell office:value-type="float" office:value="3.04668468648847">
                <text:p>3.0466846864884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9996">
                <text:p>29996</text:p>
              </table:table-cell>
              <table:table-cell office:value-type="float" office:value="3.04707294305907">
                <text:p>3.0470729430590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30009">
                <text:p>30009</text:p>
              </table:table-cell>
              <table:table-cell office:value-type="float" office:value="3.04908527441767">
                <text:p>3.0490852744176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30014">
                <text:p>30014</text:p>
              </table:table-cell>
              <table:table-cell office:value-type="float" office:value="3.05190910908243">
                <text:p>3.0519091090824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30116">
                <text:p>30116</text:p>
              </table:table-cell>
              <table:table-cell office:value-type="float" office:value="3.04489308009032">
                <text:p>3.0448930800903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30175">
                <text:p>30175</text:p>
              </table:table-cell>
              <table:table-cell office:value-type="float" office:value="3.04225352112676">
                <text:p>3.0422535211267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30183">
                <text:p>30183</text:p>
              </table:table-cell>
              <table:table-cell office:value-type="float" office:value="3.0447602955306">
                <text:p>3.044760295530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30258">
                <text:p>30258</text:p>
              </table:table-cell>
              <table:table-cell office:value-type="float" office:value="3.04051821006015">
                <text:p>3.0405182100601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30259">
                <text:p>30259</text:p>
              </table:table-cell>
              <table:table-cell office:value-type="float" office:value="3.0437225288344">
                <text:p>3.043722528834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30308">
                <text:p>30308</text:p>
              </table:table-cell>
              <table:table-cell office:value-type="float" office:value="3.04210109542035">
                <text:p>3.0421010954203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30316">
                <text:p>30316</text:p>
              </table:table-cell>
              <table:table-cell office:value-type="float" office:value="3.04459691252144">
                <text:p>3.0445969125214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30431">
                <text:p>30431</text:p>
              </table:table-cell>
              <table:table-cell office:value-type="float" office:value="3.03637737833131">
                <text:p>3.0363773783313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30483">
                <text:p>30483</text:p>
              </table:table-cell>
              <table:table-cell office:value-type="float" office:value="3.03447823376964">
                <text:p>3.0344782337696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30508">
                <text:p>30508</text:p>
              </table:table-cell>
              <table:table-cell office:value-type="float" office:value="3.03526943752458">
                <text:p>3.0352694375245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30531">
                <text:p>30531</text:p>
              </table:table-cell>
              <table:table-cell office:value-type="float" office:value="3.03625822934067">
                <text:p>3.0362582293406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30542">
                <text:p>30542</text:p>
              </table:table-cell>
              <table:table-cell office:value-type="float" office:value="3.0384388710628">
                <text:p>3.038438871062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30608">
                <text:p>30608</text:p>
              </table:table-cell>
              <table:table-cell office:value-type="float" office:value="3.03515420805018">
                <text:p>3.0351542080501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30621">
                <text:p>30621</text:p>
              </table:table-cell>
              <table:table-cell office:value-type="float" office:value="3.0371313804252">
                <text:p>3.037131380425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30625">
                <text:p>30625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30645">
                <text:p>30645</text:p>
              </table:table-cell>
              <table:table-cell office:value-type="float" office:value="3.04127916462718">
                <text:p>3.0412791646271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30653">
                <text:p>30653</text:p>
              </table:table-cell>
              <table:table-cell office:value-type="float" office:value="3.04374775715264">
                <text:p>3.0437477571526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30689">
                <text:p>30689</text:p>
              </table:table-cell>
              <table:table-cell office:value-type="float" office:value="3.04343575874092">
                <text:p>3.0434357587409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30696">
                <text:p>30696</text:p>
              </table:table-cell>
              <table:table-cell office:value-type="float" office:value="3.04599947875945">
                <text:p>3.0459994787594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30712">
                <text:p>30712</text:p>
              </table:table-cell>
              <table:table-cell office:value-type="float" office:value="3.04766866371451">
                <text:p>3.0476686637145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30732">
                <text:p>30732</text:p>
              </table:table-cell>
              <table:table-cell office:value-type="float" office:value="3.04893921645191">
                <text:p>3.0489392164519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30738">
                <text:p>30738</text:p>
              </table:table-cell>
              <table:table-cell office:value-type="float" office:value="3.0515973713319">
                <text:p>3.051597371331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30784">
                <text:p>30784</text:p>
              </table:table-cell>
              <table:table-cell office:value-type="float" office:value="3.05028586278586">
                <text:p>3.0502858627858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30806">
                <text:p>30806</text:p>
              </table:table-cell>
              <table:table-cell office:value-type="float" office:value="3.05135363240927">
                <text:p>3.0513536324092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30837">
                <text:p>30837</text:p>
              </table:table-cell>
              <table:table-cell office:value-type="float" office:value="3.05152900736129">
                <text:p>3.0515290073612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30838">
                <text:p>30838</text:p>
              </table:table-cell>
              <table:table-cell office:value-type="float" office:value="3.05467280627797">
                <text:p>3.0546728062779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30843">
                <text:p>30843</text:p>
              </table:table-cell>
              <table:table-cell office:value-type="float" office:value="3.05741983594333">
                <text:p>3.0574198359433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30849">
                <text:p>30849</text:p>
              </table:table-cell>
              <table:table-cell office:value-type="float" office:value="3.06006677688094">
                <text:p>3.0600667768809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30850">
                <text:p>30850</text:p>
              </table:table-cell>
              <table:table-cell office:value-type="float" office:value="3.06320907617504">
                <text:p>3.0632090761750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30868">
                <text:p>30868</text:p>
              </table:table-cell>
              <table:table-cell office:value-type="float" office:value="3.06466243358818">
                <text:p>3.06466243358818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30926">
                <text:p>30926</text:p>
              </table:table-cell>
              <table:table-cell office:value-type="float" office:value="3.06214835413568">
                <text:p>3.0621483541356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30932">
                <text:p>30932</text:p>
              </table:table-cell>
              <table:table-cell office:value-type="float" office:value="3.06478727531359">
                <text:p>3.06478727531359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30937">
                <text:p>30937</text:p>
              </table:table-cell>
              <table:table-cell office:value-type="float" office:value="3.06752432362543">
                <text:p>3.0675243236254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30944">
                <text:p>30944</text:p>
              </table:table-cell>
              <table:table-cell office:value-type="float" office:value="3.0700620475698">
                <text:p>3.070062047569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30958">
                <text:p>30958</text:p>
              </table:table-cell>
              <table:table-cell office:value-type="float" office:value="3.07190386975903">
                <text:p>3.0719038697590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30986">
                <text:p>30986</text:p>
              </table:table-cell>
              <table:table-cell office:value-type="float" office:value="3.07235525721293">
                <text:p>3.0723552572129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31003">
                <text:p>31003</text:p>
              </table:table-cell>
              <table:table-cell office:value-type="float" office:value="3.07389607457343">
                <text:p>3.0738960745734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31025">
                <text:p>31025</text:p>
              </table:table-cell>
              <table:table-cell office:value-type="float" office:value="3.07493956486704">
                <text:p>3.0749395648670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31026">
                <text:p>31026</text:p>
              </table:table-cell>
              <table:table-cell office:value-type="float" office:value="3.07806355959518">
                <text:p>3.0780635595951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31030">
                <text:p>31030</text:p>
              </table:table-cell>
              <table:table-cell office:value-type="float" office:value="3.08088946181115">
                <text:p>3.0808894618111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31075">
                <text:p>31075</text:p>
              </table:table-cell>
              <table:table-cell office:value-type="float" office:value="3.07964601769912">
                <text:p>3.0796460176991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31079">
                <text:p>31079</text:p>
              </table:table-cell>
              <table:table-cell office:value-type="float" office:value="3.08246726085138">
                <text:p>3.0824672608513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31090">
                <text:p>31090</text:p>
              </table:table-cell>
              <table:table-cell office:value-type="float" office:value="3.0845931167578">
                <text:p>3.084593116757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31109">
                <text:p>31109</text:p>
              </table:table-cell>
              <table:table-cell office:value-type="float" office:value="3.08592368767881">
                <text:p>3.0859236876788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31116">
                <text:p>31116</text:p>
              </table:table-cell>
              <table:table-cell office:value-type="float" office:value="3.08844324463299">
                <text:p>3.0884432446329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31118">
                <text:p>31118</text:p>
              </table:table-cell>
              <table:table-cell office:value-type="float" office:value="3.09145831994344">
                <text:p>3.0914583199434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31124">
                <text:p>31124</text:p>
              </table:table-cell>
              <table:table-cell office:value-type="float" office:value="3.0940753116566">
                <text:p>3.094075311656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31127">
                <text:p>31127</text:p>
              </table:table-cell>
              <table:table-cell office:value-type="float" office:value="3.09698975166254">
                <text:p>3.0969897516625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31167">
                <text:p>31167</text:p>
              </table:table-cell>
              <table:table-cell office:value-type="float" office:value="3.09622356980139">
                <text:p>3.0962235698013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31183">
                <text:p>31183</text:p>
              </table:table-cell>
              <table:table-cell office:value-type="float" office:value="3.0978417727608">
                <text:p>3.097841772760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31254">
                <text:p>31254</text:p>
              </table:table-cell>
              <table:table-cell office:value-type="float" office:value="3.09400396749216">
                <text:p>3.0940039674921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31304">
                <text:p>31304</text:p>
              </table:table-cell>
              <table:table-cell office:value-type="float" office:value="3.09225658062867">
                <text:p>3.0922565806286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31337">
                <text:p>31337</text:p>
              </table:table-cell>
              <table:table-cell office:value-type="float" office:value="3.09219133931136">
                <text:p>3.0921913393113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31339">
                <text:p>31339</text:p>
              </table:table-cell>
              <table:table-cell office:value-type="float" office:value="3.09518491336673">
                <text:p>3.0951849133667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31356">
                <text:p>31356</text:p>
              </table:table-cell>
              <table:table-cell office:value-type="float" office:value="3.09669600714377">
                <text:p>3.09669600714377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31366">
                <text:p>31366</text:p>
              </table:table-cell>
              <table:table-cell office:value-type="float" office:value="3.09889689472677">
                <text:p>3.09889689472677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31409">
                <text:p>31409</text:p>
              </table:table-cell>
              <table:table-cell office:value-type="float" office:value="3.09783819924226">
                <text:p>3.0978381992422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31417">
                <text:p>31417</text:p>
              </table:table-cell>
              <table:table-cell office:value-type="float" office:value="3.10023235827737">
                <text:p>3.10023235827737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31495">
                <text:p>31495</text:p>
              </table:table-cell>
              <table:table-cell office:value-type="float" office:value="3.09572948086998">
                <text:p>3.0957294808699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31500">
                <text:p>31500</text:p>
              </table:table-cell>
              <table:table-cell office:value-type="float" office:value="3.0984126984127">
                <text:p>3.098412698412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31505">
                <text:p>31505</text:p>
              </table:table-cell>
              <table:table-cell office:value-type="float" office:value="3.10109506427551">
                <text:p>3.1010950642755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31511">
                <text:p>31511</text:p>
              </table:table-cell>
              <table:table-cell office:value-type="float" office:value="3.10367808067024">
                <text:p>3.1036780806702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31516">
                <text:p>31516</text:p>
              </table:table-cell>
              <table:table-cell office:value-type="float" office:value="3.10635867495875">
                <text:p>3.1063586749587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31546">
                <text:p>31546</text:p>
              </table:table-cell>
              <table:table-cell office:value-type="float" office:value="3.10657452608889">
                <text:p>3.1065745260888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31559">
                <text:p>31559</text:p>
              </table:table-cell>
              <table:table-cell office:value-type="float" office:value="3.10846351278558">
                <text:p>3.1084635127855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31602">
                <text:p>31602</text:p>
              </table:table-cell>
              <table:table-cell office:value-type="float" office:value="3.10739826593254">
                <text:p>3.1073982659325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31621">
                <text:p>31621</text:p>
              </table:table-cell>
              <table:table-cell office:value-type="float" office:value="3.10869358970305">
                <text:p>3.1086935897030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31630">
                <text:p>31630</text:p>
              </table:table-cell>
              <table:table-cell office:value-type="float" office:value="3.11097059753399">
                <text:p>3.1109705975339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31648">
                <text:p>31648</text:p>
              </table:table-cell>
              <table:table-cell office:value-type="float" office:value="3.11236097067745">
                <text:p>3.1123609706774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31652">
                <text:p>31652</text:p>
              </table:table-cell>
              <table:table-cell office:value-type="float" office:value="3.11512700619234">
                <text:p>3.1151270061923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31672">
                <text:p>31672</text:p>
              </table:table-cell>
              <table:table-cell office:value-type="float" office:value="3.11631725183127">
                <text:p>3.11631725183127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31720">
                <text:p>31720</text:p>
              </table:table-cell>
              <table:table-cell office:value-type="float" office:value="3.11475409836066">
                <text:p>3.1147540983606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31777">
                <text:p>31777</text:p>
              </table:table-cell>
              <table:table-cell office:value-type="float" office:value="3.11231393775372">
                <text:p>3.11231393775372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31778">
                <text:p>31778</text:p>
              </table:table-cell>
              <table:table-cell office:value-type="float" office:value="3.11536282963056">
                <text:p>3.11536282963056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31783">
                <text:p>31783</text:p>
              </table:table-cell>
              <table:table-cell office:value-type="float" office:value="3.11801906679672">
                <text:p>3.1180190667967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31793">
                <text:p>31793</text:p>
              </table:table-cell>
              <table:table-cell office:value-type="float" office:value="3.12018368823326">
                <text:p>3.1201836882332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31805">
                <text:p>31805</text:p>
              </table:table-cell>
              <table:table-cell office:value-type="float" office:value="3.12215060525075">
                <text:p>3.1221506052507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31814">
                <text:p>31814</text:p>
              </table:table-cell>
              <table:table-cell office:value-type="float" office:value="3.12441063682655">
                <text:p>3.1244106368265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31860">
                <text:p>31860</text:p>
              </table:table-cell>
              <table:table-cell office:value-type="float" office:value="3.12303829252982">
                <text:p>3.1230382925298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31945">
                <text:p>31945</text:p>
              </table:table-cell>
              <table:table-cell office:value-type="float" office:value="3.11785881984661">
                <text:p>3.1178588198466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31984">
                <text:p>31984</text:p>
              </table:table-cell>
              <table:table-cell office:value-type="float" office:value="3.1171835917959">
                <text:p>3.117183591795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32072">
                <text:p>32072</text:p>
              </table:table-cell>
              <table:table-cell office:value-type="float" office:value="3.11174856572711">
                <text:p>3.1117485657271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32119">
                <text:p>32119</text:p>
              </table:table-cell>
              <table:table-cell office:value-type="float" office:value="3.11030854011644">
                <text:p>3.1103085401164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32148">
                <text:p>32148</text:p>
              </table:table-cell>
              <table:table-cell office:value-type="float" office:value="3.11061341296504">
                <text:p>3.11061341296504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32173">
                <text:p>32173</text:p>
              </table:table-cell>
              <table:table-cell office:value-type="float" office:value="3.11130450999285">
                <text:p>3.11130450999285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32232">
                <text:p>32232</text:p>
              </table:table-cell>
              <table:table-cell office:value-type="float" office:value="3.10871183916605">
                <text:p>3.10871183916605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32234">
                <text:p>32234</text:p>
              </table:table-cell>
              <table:table-cell office:value-type="float" office:value="3.11162126946702">
                <text:p>3.11162126946702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32248">
                <text:p>32248</text:p>
              </table:table-cell>
              <table:table-cell office:value-type="float" office:value="3.11337137186802">
                <text:p>3.11337137186802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32297">
                <text:p>32297</text:p>
              </table:table-cell>
              <table:table-cell office:value-type="float" office:value="3.11174412484132">
                <text:p>3.11174412484132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32303">
                <text:p>32303</text:p>
              </table:table-cell>
              <table:table-cell office:value-type="float" office:value="3.11426183326626">
                <text:p>3.11426183326626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32312">
                <text:p>32312</text:p>
              </table:table-cell>
              <table:table-cell office:value-type="float" office:value="3.11648923000743">
                <text:p>3.11648923000743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32337">
                <text:p>32337</text:p>
              </table:table-cell>
              <table:table-cell office:value-type="float" office:value="3.11717227943223">
                <text:p>3.11717227943223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32372">
                <text:p>32372</text:p>
              </table:table-cell>
              <table:table-cell office:value-type="float" office:value="3.11689114049178">
                <text:p>3.11689114049178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32373">
                <text:p>32373</text:p>
              </table:table-cell>
              <table:table-cell office:value-type="float" office:value="3.11988385382881">
                <text:p>3.11988385382881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32430">
                <text:p>32430</text:p>
              </table:table-cell>
              <table:table-cell office:value-type="float" office:value="3.11748381128585">
                <text:p>3.11748381128585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32454">
                <text:p>32454</text:p>
              </table:table-cell>
              <table:table-cell office:value-type="float" office:value="3.11825969063906">
                <text:p>3.11825969063906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32477">
                <text:p>32477</text:p>
              </table:table-cell>
              <table:table-cell office:value-type="float" office:value="3.11913046155741">
                <text:p>3.11913046155741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32481">
                <text:p>32481</text:p>
              </table:table-cell>
              <table:table-cell office:value-type="float" office:value="3.12182506696222">
                <text:p>3.12182506696222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32610">
                <text:p>32610</text:p>
              </table:table-cell>
              <table:table-cell office:value-type="float" office:value="3.11254216498007">
                <text:p>3.11254216498007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32663">
                <text:p>32663</text:p>
              </table:table-cell>
              <table:table-cell office:value-type="float" office:value="3.11055322536203">
                <text:p>3.11055322536203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32672">
                <text:p>32672</text:p>
              </table:table-cell>
              <table:table-cell office:value-type="float" office:value="3.11275710088149">
                <text:p>3.11275710088149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32682">
                <text:p>32682</text:p>
              </table:table-cell>
              <table:table-cell office:value-type="float" office:value="3.11486445137996">
                <text:p>3.11486445137996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32683">
                <text:p>32683</text:p>
              </table:table-cell>
              <table:table-cell office:value-type="float" office:value="3.1178288406817">
                <text:p>3.1178288406817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32693">
                <text:p>32693</text:p>
              </table:table-cell>
              <table:table-cell office:value-type="float" office:value="3.11993393081088">
                <text:p>3.11993393081088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32753">
                <text:p>32753</text:p>
              </table:table-cell>
              <table:table-cell office:value-type="float" office:value="3.11727170030226">
                <text:p>3.11727170030226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32787">
                <text:p>32787</text:p>
              </table:table-cell>
              <table:table-cell office:value-type="float" office:value="3.11708909018818">
                <text:p>3.11708909018818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32809">
                <text:p>32809</text:p>
              </table:table-cell>
              <table:table-cell office:value-type="float" office:value="3.11804687738121">
                <text:p>3.11804687738121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32812">
                <text:p>32812</text:p>
              </table:table-cell>
              <table:table-cell office:value-type="float" office:value="3.12080945995368">
                <text:p>3.12080945995368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32855">
                <text:p>32855</text:p>
              </table:table-cell>
              <table:table-cell office:value-type="float" office:value="3.11976868056612">
                <text:p>3.11976868056612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32863">
                <text:p>32863</text:p>
              </table:table-cell>
              <table:table-cell office:value-type="float" office:value="3.12205215592003">
                <text:p>3.12205215592003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32920">
                <text:p>32920</text:p>
              </table:table-cell>
              <table:table-cell office:value-type="float" office:value="3.11968408262454">
                <text:p>3.11968408262454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32921">
                <text:p>32921</text:p>
              </table:table-cell>
              <table:table-cell office:value-type="float" office:value="3.12262689468728">
                <text:p>3.12262689468728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32935">
                <text:p>32935</text:p>
              </table:table-cell>
              <table:table-cell office:value-type="float" office:value="3.12433581296493">
                <text:p>3.12433581296493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32945">
                <text:p>32945</text:p>
              </table:table-cell>
              <table:table-cell office:value-type="float" office:value="3.12642282592199">
                <text:p>3.12642282592199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33040">
                <text:p>33040</text:p>
              </table:table-cell>
              <table:table-cell office:value-type="float" office:value="3.12046004842615">
                <text:p>3.12046004842615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33047">
                <text:p>33047</text:p>
              </table:table-cell>
              <table:table-cell office:value-type="float" office:value="3.12282506732835">
                <text:p>3.12282506732835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33048">
                <text:p>33048</text:p>
              </table:table-cell>
              <table:table-cell office:value-type="float" office:value="3.12575647542968">
                <text:p>3.12575647542968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33141">
                <text:p>33141</text:p>
              </table:table-cell>
              <table:table-cell office:value-type="float" office:value="3.12000241392837">
                <text:p>3.12000241392837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33151">
                <text:p>33151</text:p>
              </table:table-cell>
              <table:table-cell office:value-type="float" office:value="3.12207776537661">
                <text:p>3.12207776537661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33169">
                <text:p>33169</text:p>
              </table:table-cell>
              <table:table-cell office:value-type="float" office:value="3.12339835388465">
                <text:p>3.12339835388465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33177">
                <text:p>33177</text:p>
              </table:table-cell>
              <table:table-cell office:value-type="float" office:value="3.12565934231546">
                <text:p>3.12565934231546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33191">
                <text:p>33191</text:p>
              </table:table-cell>
              <table:table-cell office:value-type="float" office:value="3.12735380072911">
                <text:p>3.12735380072911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33278">
                <text:p>33278</text:p>
              </table:table-cell>
              <table:table-cell office:value-type="float" office:value="3.12218282348699">
                <text:p>3.12218282348699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33294">
                <text:p>33294</text:p>
              </table:table-cell>
              <table:table-cell office:value-type="float" office:value="3.12368594942032">
                <text:p>3.12368594942032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33297">
                <text:p>33297</text:p>
              </table:table-cell>
              <table:table-cell office:value-type="float" office:value="3.12640778448509">
                <text:p>3.12640778448509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33309">
                <text:p>33309</text:p>
              </table:table-cell>
              <table:table-cell office:value-type="float" office:value="3.12828364706236">
                <text:p>3.12828364706236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33444">
                <text:p>33444</text:p>
              </table:table-cell>
              <table:table-cell office:value-type="float" office:value="3.11864609496472">
                <text:p>3.11864609496472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33479">
                <text:p>33479</text:p>
              </table:table-cell>
              <table:table-cell office:value-type="float" office:value="3.11837271125183">
                <text:p>3.11837271125183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33508">
                <text:p>33508</text:p>
              </table:table-cell>
              <table:table-cell office:value-type="float" office:value="3.11865823087024">
                <text:p>3.11865823087024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33573">
                <text:p>33573</text:p>
              </table:table-cell>
              <table:table-cell office:value-type="float" office:value="3.11559884430942">
                <text:p>3.11559884430942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33594">
                <text:p>33594</text:p>
              </table:table-cell>
              <table:table-cell office:value-type="float" office:value="3.11662796928023">
                <text:p>3.11662796928023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33630">
                <text:p>33630</text:p>
              </table:table-cell>
              <table:table-cell office:value-type="float" office:value="3.11626523936961">
                <text:p>3.11626523936961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33679">
                <text:p>33679</text:p>
              </table:table-cell>
              <table:table-cell office:value-type="float" office:value="3.11470055524214">
                <text:p>3.11470055524214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33713">
                <text:p>33713</text:p>
              </table:table-cell>
              <table:table-cell office:value-type="float" office:value="3.11452555394062">
                <text:p>3.11452555394062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33737">
                <text:p>33737</text:p>
              </table:table-cell>
              <table:table-cell office:value-type="float" office:value="3.11527403147879">
                <text:p>3.11527403147879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33753">
                <text:p>33753</text:p>
              </table:table-cell>
              <table:table-cell office:value-type="float" office:value="3.11675999170444">
                <text:p>3.11675999170444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33756">
                <text:p>33756</text:p>
              </table:table-cell>
              <table:table-cell office:value-type="float" office:value="3.11944543192321">
                <text:p>3.11944543192321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33763">
                <text:p>33763</text:p>
              </table:table-cell>
              <table:table-cell office:value-type="float" office:value="3.12176050706395">
                <text:p>3.12176050706395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33770">
                <text:p>33770</text:p>
              </table:table-cell>
              <table:table-cell office:value-type="float" office:value="3.12407462244596">
                <text:p>3.12407462244596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33779">
                <text:p>33779</text:p>
              </table:table-cell>
              <table:table-cell office:value-type="float" office:value="3.12620267029811">
                <text:p>3.12620267029811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33794">
                <text:p>33794</text:p>
              </table:table-cell>
              <table:table-cell office:value-type="float" office:value="3.12777416109369">
                <text:p>3.12777416109369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33825">
                <text:p>33825</text:p>
              </table:table-cell>
              <table:table-cell office:value-type="float" office:value="3.12786400591279">
                <text:p>3.12786400591279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33853">
                <text:p>33853</text:p>
              </table:table-cell>
              <table:table-cell office:value-type="float" office:value="3.12823088057188">
                <text:p>3.12823088057188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33940">
                <text:p>33940</text:p>
              </table:table-cell>
              <table:table-cell office:value-type="float" office:value="3.12315851502652">
                <text:p>3.12315851502652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33956">
                <text:p>33956</text:p>
              </table:table-cell>
              <table:table-cell office:value-type="float" office:value="3.12463187654612">
                <text:p>3.12463187654612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33959">
                <text:p>33959</text:p>
              </table:table-cell>
              <table:table-cell office:value-type="float" office:value="3.1273005683324">
                <text:p>3.1273005683324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33995">
                <text:p>33995</text:p>
              </table:table-cell>
              <table:table-cell office:value-type="float" office:value="3.12693043094573">
                <text:p>3.12693043094573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34067">
                <text:p>34067</text:p>
              </table:table-cell>
              <table:table-cell office:value-type="float" office:value="3.12325711098717">
                <text:p>3.12325711098717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34096">
                <text:p>34096</text:p>
              </table:table-cell>
              <table:table-cell office:value-type="float" office:value="3.12353355232285">
                <text:p>3.12353355232285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34115">
                <text:p>34115</text:p>
              </table:table-cell>
              <table:table-cell office:value-type="float" office:value="3.1247251941961">
                <text:p>3.1247251941961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34126">
                <text:p>34126</text:p>
              </table:table-cell>
              <table:table-cell office:value-type="float" office:value="3.12664830334642">
                <text:p>3.12664830334642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34147">
                <text:p>34147</text:p>
              </table:table-cell>
              <table:table-cell office:value-type="float" office:value="3.1276539666735">
                <text:p>3.1276539666735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34160">
                <text:p>34160</text:p>
              </table:table-cell>
              <table:table-cell office:value-type="float" office:value="3.12939110070258">
                <text:p>3.12939110070258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34217">
                <text:p>34217</text:p>
              </table:table-cell>
              <table:table-cell office:value-type="float" office:value="3.12710056404711">
                <text:p>3.12710056404711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34219">
                <text:p>34219</text:p>
              </table:table-cell>
              <table:table-cell office:value-type="float" office:value="3.12984014728659">
                <text:p>3.12984014728659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34241">
                <text:p>34241</text:p>
              </table:table-cell>
              <table:table-cell office:value-type="float" office:value="3.13074968604889">
                <text:p>3.13074968604889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34245">
                <text:p>34245</text:p>
              </table:table-cell>
              <table:table-cell office:value-type="float" office:value="3.13330413199007">
                <text:p>3.13330413199007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34265">
                <text:p>34265</text:p>
              </table:table-cell>
              <table:table-cell office:value-type="float" office:value="3.13439369619145">
                <text:p>3.13439369619145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34281">
                <text:p>34281</text:p>
              </table:table-cell>
              <table:table-cell office:value-type="float" office:value="3.13584784574546">
                <text:p>3.13584784574546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34358">
                <text:p>34358</text:p>
              </table:table-cell>
              <table:table-cell office:value-type="float" office:value="3.13173060131556">
                <text:p>3.13173060131556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34360">
                <text:p>34360</text:p>
              </table:table-cell>
              <table:table-cell office:value-type="float" office:value="3.13445867287544">
                <text:p>3.13445867287544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34371">
                <text:p>34371</text:p>
              </table:table-cell>
              <table:table-cell office:value-type="float" office:value="3.13636495883157">
                <text:p>3.13636495883157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34383">
                <text:p>34383</text:p>
              </table:table-cell>
              <table:table-cell office:value-type="float" office:value="3.13817875112701">
                <text:p>3.13817875112701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34398">
                <text:p>34398</text:p>
              </table:table-cell>
              <table:table-cell office:value-type="float" office:value="3.13971742543171">
                <text:p>3.13971742543171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34437">
                <text:p>34437</text:p>
              </table:table-cell>
              <table:table-cell office:value-type="float" office:value="3.13906553997154">
                <text:p>3.13906553997154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34450">
                <text:p>34450</text:p>
              </table:table-cell>
              <table:table-cell office:value-type="float" office:value="3.14078374455733">
                <text:p>3.14078374455733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34483">
                <text:p>34483</text:p>
              </table:table-cell>
              <table:table-cell office:value-type="float" office:value="3.14067801525389">
                <text:p>3.14067801525389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34497">
                <text:p>34497</text:p>
              </table:table-cell>
              <table:table-cell office:value-type="float" office:value="3.14230222917935">
                <text:p>3.14230222917935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34499">
                <text:p>34499</text:p>
              </table:table-cell>
              <table:table-cell office:value-type="float" office:value="3.14501869619409">
                <text:p>3.14501869619409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34523">
                <text:p>34523</text:p>
              </table:table-cell>
              <table:table-cell office:value-type="float" office:value="3.14572893433363">
                <text:p>3.14572893433363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34532">
                <text:p>34532</text:p>
              </table:table-cell>
              <table:table-cell office:value-type="float" office:value="3.14780493455346">
                <text:p>3.14780493455346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34537">
                <text:p>34537</text:p>
              </table:table-cell>
              <table:table-cell office:value-type="float" office:value="3.15024466514173">
                <text:p>3.15024466514173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34597">
                <text:p>34597</text:p>
              </table:table-cell>
              <table:table-cell office:value-type="float" office:value="3.1476717634477">
                <text:p>3.1476717634477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34638">
                <text:p>34638</text:p>
              </table:table-cell>
              <table:table-cell office:value-type="float" office:value="3.14683295802298">
                <text:p>3.14683295802298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34649">
                <text:p>34649</text:p>
              </table:table-cell>
              <table:table-cell office:value-type="float" office:value="3.14872002077982">
                <text:p>3.14872002077982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34661">
                <text:p>34661</text:p>
              </table:table-cell>
              <table:table-cell office:value-type="float" office:value="3.15051498802689">
                <text:p>3.15051498802689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34693">
                <text:p>34693</text:p>
              </table:table-cell>
              <table:table-cell office:value-type="float" office:value="3.15049145360736">
                <text:p>3.15049145360736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34694">
                <text:p>34694</text:p>
              </table:table-cell>
              <table:table-cell office:value-type="float" office:value="3.15328298841298">
                <text:p>3.15328298841298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34715">
                <text:p>34715</text:p>
              </table:table-cell>
              <table:table-cell office:value-type="float" office:value="3.15425608526573">
                <text:p>3.15425608526573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34761">
                <text:p>34761</text:p>
              </table:table-cell>
              <table:table-cell office:value-type="float" office:value="3.15295877563937">
                <text:p>3.15295877563937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34764">
                <text:p>34764</text:p>
              </table:table-cell>
              <table:table-cell office:value-type="float" office:value="3.15556322632608">
                <text:p>3.15556322632608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34782">
                <text:p>34782</text:p>
              </table:table-cell>
              <table:table-cell office:value-type="float" office:value="3.15680524409177">
                <text:p>3.15680524409177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34789">
                <text:p>34789</text:p>
              </table:table-cell>
              <table:table-cell office:value-type="float" office:value="3.15904452556843">
                <text:p>3.15904452556843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34812">
                <text:p>34812</text:p>
              </table:table-cell>
              <table:table-cell office:value-type="float" office:value="3.15982994369758">
                <text:p>3.15982994369758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34823">
                <text:p>34823</text:p>
              </table:table-cell>
              <table:table-cell office:value-type="float" office:value="3.16170347184332">
                <text:p>3.16170347184332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34827">
                <text:p>34827</text:p>
              </table:table-cell>
              <table:table-cell office:value-type="float" office:value="3.16421167484997">
                <text:p>3.16421167484997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34833">
                <text:p>34833</text:p>
              </table:table-cell>
              <table:table-cell office:value-type="float" office:value="3.16653747882755">
                <text:p>3.16653747882755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34860">
                <text:p>34860</text:p>
              </table:table-cell>
              <table:table-cell office:value-type="float" office:value="3.16695352839931">
                <text:p>3.16695352839931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34894">
                <text:p>34894</text:p>
              </table:table-cell>
              <table:table-cell office:value-type="float" office:value="3.16673353585144">
                <text:p>3.16673353585144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34952">
                <text:p>34952</text:p>
              </table:table-cell>
              <table:table-cell office:value-type="float" office:value="3.16433966582742">
                <text:p>3.16433966582742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34954">
                <text:p>34954</text:p>
              </table:table-cell>
              <table:table-cell office:value-type="float" office:value="3.16701951135778">
                <text:p>3.16701951135778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34985">
                <text:p>34985</text:p>
              </table:table-cell>
              <table:table-cell office:value-type="float" office:value="3.16707160211519">
                <text:p>3.16707160211519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35052">
                <text:p>35052</text:p>
              </table:table-cell>
              <table:table-cell office:value-type="float" office:value="3.16387082049526">
                <text:p>3.16387082049526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35089">
                <text:p>35089</text:p>
              </table:table-cell>
              <table:table-cell office:value-type="float" office:value="3.16338453646442">
                <text:p>3.16338453646442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35101">
                <text:p>35101</text:p>
              </table:table-cell>
              <table:table-cell office:value-type="float" office:value="3.1651519899718">
                <text:p>3.1651519899718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35104">
                <text:p>35104</text:p>
              </table:table-cell>
              <table:table-cell office:value-type="float" office:value="3.16773017319964">
                <text:p>3.16773017319964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35117">
                <text:p>35117</text:p>
              </table:table-cell>
              <table:table-cell office:value-type="float" office:value="3.16940513141783">
                <text:p>3.16940513141783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35197">
                <text:p>35197</text:p>
              </table:table-cell>
              <table:table-cell office:value-type="float" office:value="3.16504247521096">
                <text:p>3.16504247521096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35228">
                <text:p>35228</text:p>
              </table:table-cell>
              <table:table-cell office:value-type="float" office:value="3.16509594640627">
                <text:p>3.16509594640627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35238">
                <text:p>35238</text:p>
              </table:table-cell>
              <table:table-cell office:value-type="float" office:value="3.16703558658267">
                <text:p>3.16703558658267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35268">
                <text:p>35268</text:p>
              </table:table-cell>
              <table:table-cell office:value-type="float" office:value="3.16717704434615">
                <text:p>3.16717704434615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35285">
                <text:p>35285</text:p>
              </table:table-cell>
              <table:table-cell office:value-type="float" office:value="3.16848519200794">
                <text:p>3.16848519200794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35288">
                <text:p>35288</text:p>
              </table:table-cell>
              <table:table-cell office:value-type="float" office:value="3.17104964860576">
                <text:p>3.17104964860576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35311">
                <text:p>35311</text:p>
              </table:table-cell>
              <table:table-cell office:value-type="float" office:value="3.17181614794257">
                <text:p>3.17181614794257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35312">
                <text:p>35312</text:p>
              </table:table-cell>
              <table:table-cell office:value-type="float" office:value="3.17455822383326">
                <text:p>3.17455822383326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35363">
                <text:p>35363</text:p>
              </table:table-cell>
              <table:table-cell office:value-type="float" office:value="3.17280773690015">
                <text:p>3.17280773690015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35384">
                <text:p>35384</text:p>
              </table:table-cell>
              <table:table-cell office:value-type="float" office:value="3.17375084784083">
                <text:p>3.17375084784083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35391">
                <text:p>35391</text:p>
              </table:table-cell>
              <table:table-cell office:value-type="float" office:value="3.17594868751943">
                <text:p>3.17594868751943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35404">
                <text:p>35404</text:p>
              </table:table-cell>
              <table:table-cell office:value-type="float" office:value="3.17760705005084">
                <text:p>3.17760705005084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35430">
                <text:p>35430</text:p>
              </table:table-cell>
              <table:table-cell office:value-type="float" office:value="3.17809765735253">
                <text:p>3.17809765735253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35445">
                <text:p>35445</text:p>
              </table:table-cell>
              <table:table-cell office:value-type="float" office:value="3.17957398786853">
                <text:p>3.17957398786853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35453">
                <text:p>35453</text:p>
              </table:table-cell>
              <table:table-cell office:value-type="float" office:value="3.18167715002962">
                <text:p>3.18167715002962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35464">
                <text:p>35464</text:p>
              </table:table-cell>
              <table:table-cell office:value-type="float" office:value="3.18351003834875">
                <text:p>3.18351003834875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35479">
                <text:p>35479</text:p>
              </table:table-cell>
              <table:table-cell office:value-type="float" office:value="3.18498266580231">
                <text:p>3.18498266580231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35496">
                <text:p>35496</text:p>
              </table:table-cell>
              <table:table-cell office:value-type="float" office:value="3.18627450980392">
                <text:p>3.18627450980392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35521">
                <text:p>35521</text:p>
              </table:table-cell>
              <table:table-cell office:value-type="float" office:value="3.18684721713916">
                <text:p>3.18684721713916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35544">
                <text:p>35544</text:p>
              </table:table-cell>
              <table:table-cell office:value-type="float" office:value="3.18759846950259">
                <text:p>3.18759846950259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35553">
                <text:p>35553</text:p>
              </table:table-cell>
              <table:table-cell office:value-type="float" office:value="3.18960425280567">
                <text:p>3.18960425280567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35566">
                <text:p>35566</text:p>
              </table:table-cell>
              <table:table-cell office:value-type="float" office:value="3.19125007029185">
                <text:p>3.19125007029185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35596">
                <text:p>35596</text:p>
              </table:table-cell>
              <table:table-cell office:value-type="float" office:value="3.19136981683335">
                <text:p>3.19136981683335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35605">
                <text:p>35605</text:p>
              </table:table-cell>
              <table:table-cell office:value-type="float" office:value="3.19337171745541">
                <text:p>3.19337171745541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35617">
                <text:p>35617</text:p>
              </table:table-cell>
              <table:table-cell office:value-type="float" office:value="3.19510346183002">
                <text:p>3.19510346183002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35633">
                <text:p>35633</text:p>
              </table:table-cell>
              <table:table-cell office:value-type="float" office:value="3.196475177504">
                <text:p>3.196475177504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35657">
                <text:p>35657</text:p>
              </table:table-cell>
              <table:table-cell office:value-type="float" office:value="3.19712819362257">
                <text:p>3.19712819362257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35660">
                <text:p>35660</text:p>
              </table:table-cell>
              <table:table-cell office:value-type="float" office:value="3.19966348850252">
                <text:p>3.19966348850252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35697">
                <text:p>35697</text:p>
              </table:table-cell>
              <table:table-cell office:value-type="float" office:value="3.1991483878197">
                <text:p>3.1991483878197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35699">
                <text:p>35699</text:p>
              </table:table-cell>
              <table:table-cell office:value-type="float" office:value="3.2017703577131">
                <text:p>3.2017703577131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35769">
                <text:p>35769</text:p>
              </table:table-cell>
              <table:table-cell office:value-type="float" office:value="3.19830020408734">
                <text:p>3.19830020408734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35774">
                <text:p>35774</text:p>
              </table:table-cell>
              <table:table-cell office:value-type="float" office:value="3.20064851568178">
                <text:p>3.20064851568178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35805">
                <text:p>35805</text:p>
              </table:table-cell>
              <table:table-cell office:value-type="float" office:value="3.20067029744449">
                <text:p>3.20067029744449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35809">
                <text:p>35809</text:p>
              </table:table-cell>
              <table:table-cell office:value-type="float" office:value="3.20310536457315">
                <text:p>3.20310536457315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35814">
                <text:p>35814</text:p>
              </table:table-cell>
              <table:table-cell office:value-type="float" office:value="3.20545038253197">
                <text:p>3.20545038253197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35835">
                <text:p>35835</text:p>
              </table:table-cell>
              <table:table-cell office:value-type="float" office:value="3.20636249476769">
                <text:p>3.20636249476769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35847">
                <text:p>35847</text:p>
              </table:table-cell>
              <table:table-cell office:value-type="float" office:value="3.20807877925628">
                <text:p>3.20807877925628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35859">
                <text:p>35859</text:p>
              </table:table-cell>
              <table:table-cell office:value-type="float" office:value="3.20979391505619">
                <text:p>3.20979391505619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35907">
                <text:p>35907</text:p>
              </table:table-cell>
              <table:table-cell office:value-type="float" office:value="3.20828807753363">
                <text:p>3.20828807753363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35916">
                <text:p>35916</text:p>
              </table:table-cell>
              <table:table-cell office:value-type="float" office:value="3.2102684040539">
                <text:p>3.2102684040539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35950">
                <text:p>35950</text:p>
              </table:table-cell>
              <table:table-cell office:value-type="float" office:value="3.21001390820584">
                <text:p>3.21001390820584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35957">
                <text:p>35957</text:p>
              </table:table-cell>
              <table:table-cell office:value-type="float" office:value="3.2121700920544">
                <text:p>3.2121700920544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35957">
                <text:p>35957</text:p>
              </table:table-cell>
              <table:table-cell office:value-type="float" office:value="3.2149511917012">
                <text:p>3.2149511917012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36006">
                <text:p>36006</text:p>
              </table:table-cell>
              <table:table-cell office:value-type="float" office:value="3.21335333000056">
                <text:p>3.21335333000056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36014">
                <text:p>36014</text:p>
              </table:table-cell>
              <table:table-cell office:value-type="float" office:value="3.21541622702282">
                <text:p>3.21541622702282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36042">
                <text:p>36042</text:p>
              </table:table-cell>
              <table:table-cell office:value-type="float" office:value="3.21569280284113">
                <text:p>3.21569280284113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36065">
                <text:p>36065</text:p>
              </table:table-cell>
              <table:table-cell office:value-type="float" office:value="3.2164148065992">
                <text:p>3.2164148065992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36080">
                <text:p>36080</text:p>
              </table:table-cell>
              <table:table-cell office:value-type="float" office:value="3.21784922394679">
                <text:p>3.21784922394679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36093">
                <text:p>36093</text:p>
              </table:table-cell>
              <table:table-cell office:value-type="float" office:value="3.21946083728147">
                <text:p>3.21946083728147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36181">
                <text:p>36181</text:p>
              </table:table-cell>
              <table:table-cell office:value-type="float" office:value="3.21439429534839">
                <text:p>3.21439429534839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36184">
                <text:p>36184</text:p>
              </table:table-cell>
              <table:table-cell office:value-type="float" office:value="3.21689144373204">
                <text:p>3.21689144373204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36192">
                <text:p>36192</text:p>
              </table:table-cell>
              <table:table-cell office:value-type="float" office:value="3.21894341290893">
                <text:p>3.21894341290893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36223">
                <text:p>36223</text:p>
              </table:table-cell>
              <table:table-cell office:value-type="float" office:value="3.21894928636502">
                <text:p>3.21894928636502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36233">
                <text:p>36233</text:p>
              </table:table-cell>
              <table:table-cell office:value-type="float" office:value="3.2208207987194">
                <text:p>3.2208207987194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36345">
                <text:p>36345</text:p>
              </table:table-cell>
              <table:table-cell office:value-type="float" office:value="3.21364699408447">
                <text:p>3.21364699408447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36370">
                <text:p>36370</text:p>
              </table:table-cell>
              <table:table-cell office:value-type="float" office:value="3.21418751718449">
                <text:p>3.21418751718449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36411">
                <text:p>36411</text:p>
              </table:table-cell>
              <table:table-cell office:value-type="float" office:value="3.2133146576584">
                <text:p>3.2133146576584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36477">
                <text:p>36477</text:p>
              </table:table-cell>
              <table:table-cell office:value-type="float" office:value="3.2102420703457">
                <text:p>3.2102420703457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36479">
                <text:p>36479</text:p>
              </table:table-cell>
              <table:table-cell office:value-type="float" office:value="3.21280736862304">
                <text:p>3.21280736862304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36515">
                <text:p>36515</text:p>
              </table:table-cell>
              <table:table-cell office:value-type="float" office:value="3.21237847459948">
                <text:p>3.21237847459948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36542">
                <text:p>36542</text:p>
              </table:table-cell>
              <table:table-cell office:value-type="float" office:value="3.21274150292814">
                <text:p>3.21274150292814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36567">
                <text:p>36567</text:p>
              </table:table-cell>
              <table:table-cell office:value-type="float" office:value="3.21327973309268">
                <text:p>3.21327973309268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36575">
                <text:p>36575</text:p>
              </table:table-cell>
              <table:table-cell office:value-type="float" office:value="3.21531100478469">
                <text:p>3.21531100478469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36588">
                <text:p>36588</text:p>
              </table:table-cell>
              <table:table-cell office:value-type="float" office:value="3.21690171640975">
                <text:p>3.21690171640975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36607">
                <text:p>36607</text:p>
              </table:table-cell>
              <table:table-cell office:value-type="float" office:value="3.21796377741962">
                <text:p>3.21796377741962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36635">
                <text:p>36635</text:p>
              </table:table-cell>
              <table:table-cell office:value-type="float" office:value="3.21823392930258">
                <text:p>3.21823392930258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36648">
                <text:p>36648</text:p>
              </table:table-cell>
              <table:table-cell office:value-type="float" office:value="3.21982099978171">
                <text:p>3.21982099978171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36657">
                <text:p>36657</text:p>
              </table:table-cell>
              <table:table-cell office:value-type="float" office:value="3.22175846359495">
                <text:p>3.22175846359495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36663">
                <text:p>36663</text:p>
              </table:table-cell>
              <table:table-cell office:value-type="float" office:value="3.22395875951231">
                <text:p>3.22395875951231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36676">
                <text:p>36676</text:p>
              </table:table-cell>
              <table:table-cell office:value-type="float" office:value="3.22554258915912">
                <text:p>3.22554258915912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36695">
                <text:p>36695</text:p>
              </table:table-cell>
              <table:table-cell office:value-type="float" office:value="3.22659762910478">
                <text:p>3.22659762910478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36733">
                <text:p>36733</text:p>
              </table:table-cell>
              <table:table-cell office:value-type="float" office:value="3.22598208695179">
                <text:p>3.22598208695179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36759">
                <text:p>36759</text:p>
              </table:table-cell>
              <table:table-cell office:value-type="float" office:value="3.22642074049893">
                <text:p>3.22642074049893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36777">
                <text:p>36777</text:p>
              </table:table-cell>
              <table:table-cell office:value-type="float" office:value="3.22756070370068">
                <text:p>3.22756070370068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36825">
                <text:p>36825</text:p>
              </table:table-cell>
              <table:table-cell office:value-type="float" office:value="3.22606924643585">
                <text:p>3.22606924643585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36836">
                <text:p>36836</text:p>
              </table:table-cell>
              <table:table-cell office:value-type="float" office:value="3.22782061027256">
                <text:p>3.22782061027256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36838">
                <text:p>36838</text:p>
              </table:table-cell>
              <table:table-cell office:value-type="float" office:value="3.23035995439492">
                <text:p>3.23035995439492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36908">
                <text:p>36908</text:p>
              </table:table-cell>
              <table:table-cell office:value-type="float" office:value="3.2269426682562">
                <text:p>3.2269426682562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36927">
                <text:p>36927</text:p>
              </table:table-cell>
              <table:table-cell office:value-type="float" office:value="3.22799035935765">
                <text:p>3.22799035935765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36979">
                <text:p>36979</text:p>
              </table:table-cell>
              <table:table-cell office:value-type="float" office:value="3.22615538548906">
                <text:p>3.22615538548906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36987">
                <text:p>36987</text:p>
              </table:table-cell>
              <table:table-cell office:value-type="float" office:value="3.22816124584313">
                <text:p>3.22816124584313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36999">
                <text:p>36999</text:p>
              </table:table-cell>
              <table:table-cell office:value-type="float" office:value="3.22981702208168">
                <text:p>3.22981702208168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37000">
                <text:p>37000</text:p>
              </table:table-cell>
              <table:table-cell office:value-type="float" office:value="3.23243243243243">
                <text:p>3.23243243243243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37009">
                <text:p>37009</text:p>
              </table:table-cell>
              <table:table-cell office:value-type="float" office:value="3.23434840174012">
                <text:p>3.23434840174012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37023">
                <text:p>37023</text:p>
              </table:table-cell>
              <table:table-cell office:value-type="float" office:value="3.23582637819734">
                <text:p>3.23582637819734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37047">
                <text:p>37047</text:p>
              </table:table-cell>
              <table:table-cell office:value-type="float" office:value="3.23642940049127">
                <text:p>3.23642940049127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37075">
                <text:p>37075</text:p>
              </table:table-cell>
              <table:table-cell office:value-type="float" office:value="3.23668240053945">
                <text:p>3.23668240053945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37130">
                <text:p>37130</text:p>
              </table:table-cell>
              <table:table-cell office:value-type="float" office:value="3.23458120118503">
                <text:p>3.23458120118503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37136">
                <text:p>37136</text:p>
              </table:table-cell>
              <table:table-cell office:value-type="float" office:value="3.23675140025851">
                <text:p>3.23675140025851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37147">
                <text:p>37147</text:p>
              </table:table-cell>
              <table:table-cell office:value-type="float" office:value="3.23848493821843">
                <text:p>3.23848493821843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37156">
                <text:p>37156</text:p>
              </table:table-cell>
              <table:table-cell office:value-type="float" office:value="3.24039186134137">
                <text:p>3.24039186134137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37168">
                <text:p>37168</text:p>
              </table:table-cell>
              <table:table-cell office:value-type="float" office:value="3.24203616013775">
                <text:p>3.24203616013775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37196">
                <text:p>37196</text:p>
              </table:table-cell>
              <table:table-cell office:value-type="float" office:value="3.24228411657167">
                <text:p>3.24228411657167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37205">
                <text:p>37205</text:p>
              </table:table-cell>
              <table:table-cell office:value-type="float" office:value="3.24418760919231">
                <text:p>3.24418760919231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37210">
                <text:p>37210</text:p>
              </table:table-cell>
              <table:table-cell office:value-type="float" office:value="3.24643912926633">
                <text:p>3.24643912926633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37216">
                <text:p>37216</text:p>
              </table:table-cell>
              <table:table-cell office:value-type="float" office:value="3.24860275150473">
                <text:p>3.24860275150473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37250">
                <text:p>37250</text:p>
              </table:table-cell>
              <table:table-cell office:value-type="float" office:value="3.24832214765101">
                <text:p>3.24832214765101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37258">
                <text:p>37258</text:p>
              </table:table-cell>
              <table:table-cell office:value-type="float" office:value="3.25030865854313">
                <text:p>3.25030865854313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37268">
                <text:p>37268</text:p>
              </table:table-cell>
              <table:table-cell office:value-type="float" office:value="3.2521197810454">
                <text:p>3.2521197810454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37284">
                <text:p>37284</text:p>
              </table:table-cell>
              <table:table-cell office:value-type="float" office:value="3.25340628687909">
                <text:p>3.25340628687909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37292">
                <text:p>37292</text:p>
              </table:table-cell>
              <table:table-cell office:value-type="float" office:value="3.25538989595624">
                <text:p>3.25538989595624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37313">
                <text:p>37313</text:p>
              </table:table-cell>
              <table:table-cell office:value-type="float" office:value="3.25623777235816">
                <text:p>3.25623777235816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37329">
                <text:p>37329</text:p>
              </table:table-cell>
              <table:table-cell office:value-type="float" office:value="3.25752096225455">
                <text:p>3.25752096225455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37342">
                <text:p>37342</text:p>
              </table:table-cell>
              <table:table-cell office:value-type="float" office:value="3.25906485994323">
                <text:p>3.25906485994323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37362">
                <text:p>37362</text:p>
              </table:table-cell>
              <table:table-cell office:value-type="float" office:value="3.2599967881805">
                <text:p>3.2599967881805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37386">
                <text:p>37386</text:p>
              </table:table-cell>
              <table:table-cell office:value-type="float" office:value="3.26057882629861">
                <text:p>3.26057882629861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37438">
                <text:p>37438</text:p>
              </table:table-cell>
              <table:table-cell office:value-type="float" office:value="3.25872108552807">
                <text:p>3.25872108552807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37527">
                <text:p>37527</text:p>
              </table:table-cell>
              <table:table-cell office:value-type="float" office:value="3.25365736669598">
                <text:p>3.25365736669598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37535">
                <text:p>37535</text:p>
              </table:table-cell>
              <table:table-cell office:value-type="float" office:value="3.25562808045824">
                <text:p>3.25562808045824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37550">
                <text:p>37550</text:p>
              </table:table-cell>
              <table:table-cell office:value-type="float" office:value="3.25699067909454">
                <text:p>3.25699067909454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37612">
                <text:p>37612</text:p>
              </table:table-cell>
              <table:table-cell office:value-type="float" office:value="3.25428054876103">
                <text:p>3.25428054876103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37665">
                <text:p>37665</text:p>
              </table:table-cell>
              <table:table-cell office:value-type="float" office:value="3.25235629895128">
                <text:p>3.25235629895128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37687">
                <text:p>37687</text:p>
              </table:table-cell>
              <table:table-cell office:value-type="float" office:value="3.25311115238676">
                <text:p>3.25311115238676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37709">
                <text:p>37709</text:p>
              </table:table-cell>
              <table:table-cell office:value-type="float" office:value="3.25386512503646">
                <text:p>3.25386512503646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37728">
                <text:p>37728</text:p>
              </table:table-cell>
              <table:table-cell office:value-type="float" office:value="3.254877014419">
                <text:p>3.254877014419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37820">
                <text:p>37820</text:p>
              </table:table-cell>
              <table:table-cell office:value-type="float" office:value="3.24960338445267">
                <text:p>3.24960338445267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37826">
                <text:p>37826</text:p>
              </table:table-cell>
              <table:table-cell office:value-type="float" office:value="3.25173161317612">
                <text:p>3.25173161317612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37853">
                <text:p>37853</text:p>
              </table:table-cell>
              <table:table-cell office:value-type="float" office:value="3.25205399836208">
                <text:p>3.25205399836208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37881">
                <text:p>37881</text:p>
              </table:table-cell>
              <table:table-cell office:value-type="float" office:value="3.25229006626013">
                <text:p>3.25229006626013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37926">
                <text:p>37926</text:p>
              </table:table-cell>
              <table:table-cell office:value-type="float" office:value="3.25106786900807">
                <text:p>3.25106786900807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37927">
                <text:p>37927</text:p>
              </table:table-cell>
              <table:table-cell office:value-type="float" office:value="3.253618793999">
                <text:p>3.253618793999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37940">
                <text:p>37940</text:p>
              </table:table-cell>
              <table:table-cell office:value-type="float" office:value="3.25513969425409">
                <text:p>3.25513969425409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37944">
                <text:p>37944</text:p>
              </table:table-cell>
              <table:table-cell office:value-type="float" office:value="3.25743200506009">
                <text:p>3.25743200506009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37968">
                <text:p>37968</text:p>
              </table:table-cell>
              <table:table-cell office:value-type="float" office:value="3.25800674252002">
                <text:p>3.25800674252002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37978">
                <text:p>37978</text:p>
              </table:table-cell>
              <table:table-cell office:value-type="float" office:value="3.2597819790405">
                <text:p>3.2597819790405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38031">
                <text:p>38031</text:p>
              </table:table-cell>
              <table:table-cell office:value-type="float" office:value="3.25786858089453">
                <text:p>3.25786858089453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38039">
                <text:p>38039</text:p>
              </table:table-cell>
              <table:table-cell office:value-type="float" office:value="3.25981229790478">
                <text:p>3.25981229790478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38040">
                <text:p>38040</text:p>
              </table:table-cell>
              <table:table-cell office:value-type="float" office:value="3.26235541535226">
                <text:p>3.26235541535226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38073">
                <text:p>38073</text:p>
              </table:table-cell>
              <table:table-cell office:value-type="float" office:value="3.26215428256245">
                <text:p>3.26215428256245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38151">
                <text:p>38151</text:p>
              </table:table-cell>
              <table:table-cell office:value-type="float" office:value="3.25810594741946">
                <text:p>3.25810594741946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38185">
                <text:p>38185</text:p>
              </table:table-cell>
              <table:table-cell office:value-type="float" office:value="3.25782375278251">
                <text:p>3.25782375278251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38252">
                <text:p>38252</text:p>
              </table:table-cell>
              <table:table-cell office:value-type="float" office:value="3.25473177873052">
                <text:p>3.25473177873052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38292">
                <text:p>38292</text:p>
              </table:table-cell>
              <table:table-cell office:value-type="float" office:value="3.25394338242975">
                <text:p>3.25394338242975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38304">
                <text:p>38304</text:p>
              </table:table-cell>
              <table:table-cell office:value-type="float" office:value="3.25553467000835">
                <text:p>3.25553467000835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38326">
                <text:p>38326</text:p>
              </table:table-cell>
              <table:table-cell office:value-type="float" office:value="3.25627511349997">
                <text:p>3.25627511349997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38399">
                <text:p>38399</text:p>
              </table:table-cell>
              <table:table-cell office:value-type="float" office:value="3.25268887210604">
                <text:p>3.25268887210604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38447">
                <text:p>38447</text:p>
              </table:table-cell>
              <table:table-cell office:value-type="float" office:value="3.2512289645486">
                <text:p>3.2512289645486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38449">
                <text:p>38449</text:p>
              </table:table-cell>
              <table:table-cell office:value-type="float" office:value="3.25366069338604">
                <text:p>3.25366069338604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38495">
                <text:p>38495</text:p>
              </table:table-cell>
              <table:table-cell office:value-type="float" office:value="3.25237043771918">
                <text:p>3.25237043771918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38502">
                <text:p>38502</text:p>
              </table:table-cell>
              <table:table-cell office:value-type="float" office:value="3.25437639603137">
                <text:p>3.25437639603137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38504">
                <text:p>38504</text:p>
              </table:table-cell>
              <table:table-cell office:value-type="float" office:value="3.25680448784542">
                <text:p>3.25680448784542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38534">
                <text:p>38534</text:p>
              </table:table-cell>
              <table:table-cell office:value-type="float" office:value="3.25686406809571">
                <text:p>3.25686406809571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38556">
                <text:p>38556</text:p>
              </table:table-cell>
              <table:table-cell office:value-type="float" office:value="3.25759933603071">
                <text:p>3.25759933603071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38628">
                <text:p>38628</text:p>
              </table:table-cell>
              <table:table-cell office:value-type="float" office:value="3.25411618515067">
                <text:p>3.25411618515067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38638">
                <text:p>38638</text:p>
              </table:table-cell>
              <table:table-cell office:value-type="float" office:value="3.2558621046638">
                <text:p>3.2558621046638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38658">
                <text:p>38658</text:p>
              </table:table-cell>
              <table:table-cell office:value-type="float" office:value="3.25676444720368">
                <text:p>3.25676444720368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38737">
                <text:p>38737</text:p>
              </table:table-cell>
              <table:table-cell office:value-type="float" office:value="3.25270413299946">
                <text:p>3.25270413299946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38865">
                <text:p>38865</text:p>
              </table:table-cell>
              <table:table-cell office:value-type="float" office:value="3.24456451820404">
                <text:p>3.24456451820404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38894">
                <text:p>38894</text:p>
              </table:table-cell>
              <table:table-cell office:value-type="float" office:value="3.24471640870057">
                <text:p>3.24471640870057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38927">
                <text:p>38927</text:p>
              </table:table-cell>
              <table:table-cell office:value-type="float" office:value="3.24453464176536">
                <text:p>3.24453464176536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38967">
                <text:p>38967</text:p>
              </table:table-cell>
              <table:table-cell office:value-type="float" office:value="3.24377036980009">
                <text:p>3.24377036980009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38970">
                <text:p>38970</text:p>
              </table:table-cell>
              <table:table-cell office:value-type="float" office:value="3.24608673338466">
                <text:p>3.24608673338466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38991">
                <text:p>38991</text:p>
              </table:table-cell>
              <table:table-cell office:value-type="float" office:value="3.24690313149188">
                <text:p>3.24690313149188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38995">
                <text:p>38995</text:p>
              </table:table-cell>
              <table:table-cell office:value-type="float" office:value="3.24913450442364">
                <text:p>3.24913450442364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39011">
                <text:p>39011</text:p>
              </table:table-cell>
              <table:table-cell office:value-type="float" office:value="3.25036528158724">
                <text:p>3.25036528158724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39013">
                <text:p>39013</text:p>
              </table:table-cell>
              <table:table-cell office:value-type="float" office:value="3.25276189987953">
                <text:p>3.25276189987953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39023">
                <text:p>39023</text:p>
              </table:table-cell>
              <table:table-cell office:value-type="float" office:value="3.25449094123978">
                <text:p>3.25449094123978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39024">
                <text:p>39024</text:p>
              </table:table-cell>
              <table:table-cell office:value-type="float" office:value="3.2569700697007">
                <text:p>3.2569700697007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39060">
                <text:p>39060</text:p>
              </table:table-cell>
              <table:table-cell office:value-type="float" office:value="3.25652841781874">
                <text:p>3.25652841781874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39171">
                <text:p>39171</text:p>
              </table:table-cell>
              <table:table-cell office:value-type="float" office:value="3.24985320773021">
                <text:p>3.24985320773021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39182">
                <text:p>39182</text:p>
              </table:table-cell>
              <table:table-cell office:value-type="float" office:value="3.25149303251493">
                <text:p>3.25149303251493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39229">
                <text:p>39229</text:p>
              </table:table-cell>
              <table:table-cell office:value-type="float" office:value="3.25014657523771">
                <text:p>3.25014657523771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39249">
                <text:p>39249</text:p>
              </table:table-cell>
              <table:table-cell office:value-type="float" office:value="3.25103824301256">
                <text:p>3.25103824301256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39274">
                <text:p>39274</text:p>
              </table:table-cell>
              <table:table-cell office:value-type="float" office:value="3.25151499719916">
                <text:p>3.25151499719916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39316">
                <text:p>39316</text:p>
              </table:table-cell>
              <table:table-cell office:value-type="float" office:value="3.25058500356089">
                <text:p>3.25058500356089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39337">
                <text:p>39337</text:p>
              </table:table-cell>
              <table:table-cell office:value-type="float" office:value="3.25139181940667">
                <text:p>3.25139181940667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39366">
                <text:p>39366</text:p>
              </table:table-cell>
              <table:table-cell office:value-type="float" office:value="3.25153685921862">
                <text:p>3.25153685921862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39378">
                <text:p>39378</text:p>
              </table:table-cell>
              <table:table-cell office:value-type="float" office:value="3.25308547920158">
                <text:p>3.25308547920158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39394">
                <text:p>39394</text:p>
              </table:table-cell>
              <table:table-cell office:value-type="float" office:value="3.25430268568818">
                <text:p>3.25430268568818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39406">
                <text:p>39406</text:p>
              </table:table-cell>
              <table:table-cell office:value-type="float" office:value="3.25584936304116">
                <text:p>3.25584936304116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39411">
                <text:p>39411</text:p>
              </table:table-cell>
              <table:table-cell office:value-type="float" office:value="3.25797366217553">
                <text:p>3.25797366217553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39445">
                <text:p>39445</text:p>
              </table:table-cell>
              <table:table-cell office:value-type="float" office:value="3.25770059576626">
                <text:p>3.25770059576626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39456">
                <text:p>39456</text:p>
              </table:table-cell>
              <table:table-cell office:value-type="float" office:value="3.25932684509327">
                <text:p>3.25932684509327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39474">
                <text:p>39474</text:p>
              </table:table-cell>
              <table:table-cell office:value-type="float" office:value="3.26037391700866">
                <text:p>3.26037391700866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39502">
                <text:p>39502</text:p>
              </table:table-cell>
              <table:table-cell office:value-type="float" office:value="3.26059440028353">
                <text:p>3.26059440028353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39570">
                <text:p>39570</text:p>
              </table:table-cell>
              <table:table-cell office:value-type="float" office:value="3.25751832196108">
                <text:p>3.25751832196108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39577">
                <text:p>39577</text:p>
              </table:table-cell>
              <table:table-cell office:value-type="float" office:value="3.2594688834424">
                <text:p>3.25946888344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